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3.95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arch_by_username_fake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busquedas</text:p>
          </table:table-cell>
          <table:table-cell office:value-type="string" calcext:value-type="string">
            <text:p><text:s/>Tiempo(m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00999" calcext:value-type="float">
            <text:p>2,00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8767" calcext:value-type="float">
            <text:p>0,8087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2825" calcext:value-type="float">
            <text:p>0,942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2858" calcext:value-type="float">
            <text:p>0,012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7488" calcext:value-type="float">
            <text:p>2,37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88605" calcext:value-type="float">
            <text:p>0,788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50253" calcext:value-type="float">
            <text:p>0,950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2181" calcext:value-type="float">
            <text:p>0,0121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0896" calcext:value-type="float">
            <text:p>2,50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91225" calcext:value-type="float">
            <text:p>0,791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3798" calcext:value-type="float">
            <text:p>0,863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46" calcext:value-type="float">
            <text:p>0,01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8473" calcext:value-type="float">
            <text:p>2,384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6192" calcext:value-type="float">
            <text:p>0,8061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352" calcext:value-type="float">
            <text:p>0,83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803" calcext:value-type="float">
            <text:p>0,0108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9305" calcext:value-type="float">
            <text:p>2,49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6412" calcext:value-type="float">
            <text:p>0,906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3015" calcext:value-type="float">
            <text:p>0,8430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466" calcext:value-type="float">
            <text:p>0,010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9626" calcext:value-type="float">
            <text:p>2,49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617" calcext:value-type="float">
            <text:p>0,90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323" calcext:value-type="float">
            <text:p>0,93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13" calcext:value-type="float">
            <text:p>0,009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6578" calcext:value-type="float">
            <text:p>2,365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79241" calcext:value-type="float">
            <text:p>0,779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1862" calcext:value-type="float">
            <text:p>0,841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8" calcext:value-type="float">
            <text:p>0,00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1941" calcext:value-type="float">
            <text:p>2,41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4661" calcext:value-type="float">
            <text:p>0,804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16716" calcext:value-type="float">
            <text:p>0,816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62" calcext:value-type="float">
            <text:p>0,0096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6549" calcext:value-type="float">
            <text:p>2,365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11394" calcext:value-type="float">
            <text:p>0,8113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9911" calcext:value-type="float">
            <text:p>0,949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65" calcext:value-type="float">
            <text:p>0,0100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5009" calcext:value-type="float">
            <text:p>2,45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98379" calcext:value-type="float">
            <text:p>0,798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202" calcext:value-type="float">
            <text:p>0,84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33" calcext:value-type="float">
            <text:p>0,009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7692" calcext:value-type="float">
            <text:p>2,37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4306" calcext:value-type="float">
            <text:p>0,804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3489" calcext:value-type="float">
            <text:p>0,843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33" calcext:value-type="float">
            <text:p>0,0098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8285" calcext:value-type="float">
            <text:p>2,482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1021" calcext:value-type="float">
            <text:p>0,81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5747" calcext:value-type="float">
            <text:p>0,835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37" calcext:value-type="float">
            <text:p>0,010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3066" calcext:value-type="float">
            <text:p>2,53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3362" calcext:value-type="float">
            <text:p>0,9033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4332" calcext:value-type="float">
            <text:p>0,844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" calcext:value-type="float">
            <text:p>0,00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8714" calcext:value-type="float">
            <text:p>2,38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95403" calcext:value-type="float">
            <text:p>0,7954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0832" calcext:value-type="float">
            <text:p>0,840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86" calcext:value-type="float">
            <text:p>0,009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9833" calcext:value-type="float">
            <text:p>2,9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54429" calcext:value-type="float">
            <text:p>0,9544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81604" calcext:value-type="float">
            <text:p>0,9816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68" calcext:value-type="float">
            <text:p>0,009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1281" calcext:value-type="float">
            <text:p>2,41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91981" calcext:value-type="float">
            <text:p>0,891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3801" calcext:value-type="float">
            <text:p>0,943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72" calcext:value-type="float">
            <text:p>0,0100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2447" calcext:value-type="float">
            <text:p>2,42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5237" calcext:value-type="float">
            <text:p>0,805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1702" calcext:value-type="float">
            <text:p>0,841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52" calcext:value-type="float">
            <text:p>0,010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7566" calcext:value-type="float">
            <text:p>2,37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1575" calcext:value-type="float">
            <text:p>0,831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1855" calcext:value-type="float">
            <text:p>0,941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92" calcext:value-type="float">
            <text:p>0,009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8444" calcext:value-type="float">
            <text:p>2,48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24964" calcext:value-type="float">
            <text:p>0,8249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8731" calcext:value-type="float">
            <text:p>0,887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21" calcext:value-type="float">
            <text:p>0,009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1345" calcext:value-type="float">
            <text:p>2,51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3635" calcext:value-type="float">
            <text:p>0,8036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5389" calcext:value-type="float">
            <text:p>0,835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69" calcext:value-type="float">
            <text:p>0,0095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2022" calcext:value-type="float">
            <text:p>2,520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1565" calcext:value-type="float">
            <text:p>0,8315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9395" calcext:value-type="float">
            <text:p>0,839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134" calcext:value-type="float">
            <text:p>0,0101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1228" calcext:value-type="float">
            <text:p>2,51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10866" calcext:value-type="float">
            <text:p>0,910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7884" calcext:value-type="float">
            <text:p>0,837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91" calcext:value-type="float">
            <text:p>0,009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1153" calcext:value-type="float">
            <text:p>2,51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5516" calcext:value-type="float">
            <text:p>0,905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1827" calcext:value-type="float">
            <text:p>0,941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97" calcext:value-type="float">
            <text:p>0,0092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807" calcext:value-type="float">
            <text:p>2,4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0881" calcext:value-type="float">
            <text:p>0,900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9682" calcext:value-type="float">
            <text:p>0,949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54" calcext:value-type="float">
            <text:p>0,009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686" calcext:value-type="float">
            <text:p>2,3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89916" calcext:value-type="float">
            <text:p>0,889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6091" calcext:value-type="float">
            <text:p>0,9460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43" calcext:value-type="float">
            <text:p>0,0094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0363" calcext:value-type="float">
            <text:p>2,40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53793" calcext:value-type="float">
            <text:p>0,853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7681" calcext:value-type="float">
            <text:p>0,9476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88" calcext:value-type="float">
            <text:p>0,009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0519" calcext:value-type="float">
            <text:p>2,40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99516" calcext:value-type="float">
            <text:p>0,7995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95514" calcext:value-type="float">
            <text:p>0,895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45" calcext:value-type="float">
            <text:p>0,0098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7788" calcext:value-type="float">
            <text:p>2,37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96002" calcext:value-type="float">
            <text:p>0,796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3697" calcext:value-type="float">
            <text:p>0,873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52" calcext:value-type="float">
            <text:p>0,010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1625" calcext:value-type="float">
            <text:p>2,51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1538" calcext:value-type="float">
            <text:p>0,801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3272" calcext:value-type="float">
            <text:p>0,843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51" calcext:value-type="float">
            <text:p>0,009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835" calcext:value-type="float">
            <text:p>2,38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8254" calcext:value-type="float">
            <text:p>0,808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1185" calcext:value-type="float">
            <text:p>0,871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01" calcext:value-type="float">
            <text:p>0,009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86591" calcext:value-type="float">
            <text:p>2,86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546" calcext:value-type="float">
            <text:p>0,97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1.0235" calcext:value-type="float">
            <text:p>1,0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44" calcext:value-type="float">
            <text:p>0,009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60768" calcext:value-type="float">
            <text:p>2,60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724" calcext:value-type="float">
            <text:p>0,92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8292" calcext:value-type="float">
            <text:p>0,878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97" calcext:value-type="float">
            <text:p>0,009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4377" calcext:value-type="float">
            <text:p>2,44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2969" calcext:value-type="float">
            <text:p>0,832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7335" calcext:value-type="float">
            <text:p>0,877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87" calcext:value-type="float">
            <text:p>0,009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3248" calcext:value-type="float">
            <text:p>2,53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6974" calcext:value-type="float">
            <text:p>0,926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6762" calcext:value-type="float">
            <text:p>0,976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8" calcext:value-type="float">
            <text:p>0,009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5558" calcext:value-type="float">
            <text:p>2,45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30195" calcext:value-type="float">
            <text:p>0,930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56859" calcext:value-type="float">
            <text:p>0,956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7" calcext:value-type="float">
            <text:p>0,00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3131" calcext:value-type="float">
            <text:p>2,43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16096" calcext:value-type="float">
            <text:p>0,8160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3835" calcext:value-type="float">
            <text:p>0,863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308" calcext:value-type="float">
            <text:p>0,0093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3513" calcext:value-type="float">
            <text:p>2,43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59725" calcext:value-type="float">
            <text:p>0,859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8351" calcext:value-type="float">
            <text:p>0,978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03" calcext:value-type="float">
            <text:p>0,009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0329" calcext:value-type="float">
            <text:p>2,503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0578" calcext:value-type="float">
            <text:p>0,8005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69977" calcext:value-type="float">
            <text:p>0,969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8" calcext:value-type="float">
            <text:p>0,00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7102" calcext:value-type="float">
            <text:p>2,7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0241" calcext:value-type="float">
            <text:p>0,830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3772" calcext:value-type="float">
            <text:p>0,923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1" calcext:value-type="float">
            <text:p>0,009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9434" calcext:value-type="float">
            <text:p>2,59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22484" calcext:value-type="float">
            <text:p>0,822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0241" calcext:value-type="float">
            <text:p>0,870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107" calcext:value-type="float">
            <text:p>0,010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6193" calcext:value-type="float">
            <text:p>2,561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5938" calcext:value-type="float">
            <text:p>0,865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4478" calcext:value-type="float">
            <text:p>0,864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431" calcext:value-type="float">
            <text:p>0,01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8307" calcext:value-type="float">
            <text:p>2,583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4538" calcext:value-type="float">
            <text:p>0,924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7125" calcext:value-type="float">
            <text:p>0,8471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4342" calcext:value-type="float">
            <text:p>0,014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6287" calcext:value-type="float">
            <text:p>2,56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4073" calcext:value-type="float">
            <text:p>0,924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1237" calcext:value-type="float">
            <text:p>0,871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173" calcext:value-type="float">
            <text:p>0,009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7182" calcext:value-type="float">
            <text:p>2,57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9111" calcext:value-type="float">
            <text:p>0,9491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93533" calcext:value-type="float">
            <text:p>0,993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77" calcext:value-type="float">
            <text:p>0,009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8041" calcext:value-type="float">
            <text:p>2,58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19045" calcext:value-type="float">
            <text:p>0,919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8593" calcext:value-type="float">
            <text:p>0,978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47" calcext:value-type="float">
            <text:p>0,009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8795" calcext:value-type="float">
            <text:p>2,58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5581" calcext:value-type="float">
            <text:p>0,925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2399" calcext:value-type="float">
            <text:p>0,972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374" calcext:value-type="float">
            <text:p>0,010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8593" calcext:value-type="float">
            <text:p>2,48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31219" calcext:value-type="float">
            <text:p>0,931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81303" calcext:value-type="float">
            <text:p>0,981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463" calcext:value-type="float">
            <text:p>0,009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2749" calcext:value-type="float">
            <text:p>2,42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592" calcext:value-type="float">
            <text:p>0,905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57111" calcext:value-type="float">
            <text:p>0,957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28" calcext:value-type="float">
            <text:p>0,010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7947" calcext:value-type="float">
            <text:p>2,47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523" calcext:value-type="float">
            <text:p>0,92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0899" calcext:value-type="float">
            <text:p>0,970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9" calcext:value-type="float">
            <text:p>0,009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5678" calcext:value-type="float">
            <text:p>2,556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29488" calcext:value-type="float">
            <text:p>0,829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6886" calcext:value-type="float">
            <text:p>0,946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21" calcext:value-type="float">
            <text:p>0,009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7988" calcext:value-type="float">
            <text:p>2,47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3477" calcext:value-type="float">
            <text:p>0,8034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90976" calcext:value-type="float">
            <text:p>0,8909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98" calcext:value-type="float">
            <text:p>0,009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2597" calcext:value-type="float">
            <text:p>2,52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5537" calcext:value-type="float">
            <text:p>0,805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9504" calcext:value-type="float">
            <text:p>0,9495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57" calcext:value-type="float">
            <text:p>0,01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76667" calcext:value-type="float">
            <text:p>2,76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7538" calcext:value-type="float">
            <text:p>0,8475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1.08835" calcext:value-type="float">
            <text:p>1,08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2329" calcext:value-type="float">
            <text:p>0,012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7026" calcext:value-type="float">
            <text:p>2,70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2455" calcext:value-type="float">
            <text:p>0,862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0852" calcext:value-type="float">
            <text:p>0,900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37" calcext:value-type="float">
            <text:p>0,0096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6806" calcext:value-type="float">
            <text:p>2,46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0668" calcext:value-type="float">
            <text:p>0,830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52888" calcext:value-type="float">
            <text:p>0,8528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71" calcext:value-type="float">
            <text:p>0,009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9431" calcext:value-type="float">
            <text:p>2,594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8938" calcext:value-type="float">
            <text:p>0,928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2329" calcext:value-type="float">
            <text:p>0,862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64" calcext:value-type="float">
            <text:p>0,009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8232" calcext:value-type="float">
            <text:p>2,58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5924" calcext:value-type="float">
            <text:p>0,905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99472" calcext:value-type="float">
            <text:p>0,899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1556" calcext:value-type="float">
            <text:p>0,011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5751" calcext:value-type="float">
            <text:p>2,55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07" calcext:value-type="float">
            <text:p>0,9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8093" calcext:value-type="float">
            <text:p>0,98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33" calcext:value-type="float">
            <text:p>0,0097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4718" calcext:value-type="float">
            <text:p>2,54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35401" calcext:value-type="float">
            <text:p>0,935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3054" calcext:value-type="float">
            <text:p>0,973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2" calcext:value-type="float">
            <text:p>0,00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7775" calcext:value-type="float">
            <text:p>2,47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36024" calcext:value-type="float">
            <text:p>0,936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4916" calcext:value-type="float">
            <text:p>0,974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588" calcext:value-type="float">
            <text:p>0,0095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5141" calcext:value-type="float">
            <text:p>2,451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3772" calcext:value-type="float">
            <text:p>0,833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7374" calcext:value-type="float">
            <text:p>0,867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14" calcext:value-type="float">
            <text:p>0,010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6267" calcext:value-type="float">
            <text:p>2,46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5909" calcext:value-type="float">
            <text:p>0,875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1496" calcext:value-type="float">
            <text:p>0,971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38" calcext:value-type="float">
            <text:p>0,009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0066" calcext:value-type="float">
            <text:p>2,500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28436" calcext:value-type="float">
            <text:p>0,8284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64322" calcext:value-type="float">
            <text:p>0,9643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667" calcext:value-type="float">
            <text:p>0,010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3836" calcext:value-type="float">
            <text:p>2,53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22339" calcext:value-type="float">
            <text:p>0,8223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313" calcext:value-type="float">
            <text:p>0,94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48" calcext:value-type="float">
            <text:p>0,009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4112" calcext:value-type="float">
            <text:p>2,54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14302" calcext:value-type="float">
            <text:p>0,814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2801" calcext:value-type="float">
            <text:p>0,862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408" calcext:value-type="float">
            <text:p>0,010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661" calcext:value-type="float">
            <text:p>2,56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535" calcext:value-type="float">
            <text:p>0,83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207" calcext:value-type="float">
            <text:p>0,84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63" calcext:value-type="float">
            <text:p>0,00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5092" calcext:value-type="float">
            <text:p>2,55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0056" calcext:value-type="float">
            <text:p>0,9200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3969" calcext:value-type="float">
            <text:p>0,863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49" calcext:value-type="float">
            <text:p>0,0100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7607" calcext:value-type="float">
            <text:p>2,57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9214" calcext:value-type="float">
            <text:p>0,9292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6044" calcext:value-type="float">
            <text:p>0,876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88" calcext:value-type="float">
            <text:p>0,010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7976" calcext:value-type="float">
            <text:p>2,57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30029" calcext:value-type="float">
            <text:p>0,9300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4019" calcext:value-type="float">
            <text:p>0,974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9" calcext:value-type="float">
            <text:p>0,000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73" calcext:value-type="float">
            <text:p>0,0100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869" calcext:value-type="float">
            <text:p>2,5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33385" calcext:value-type="float">
            <text:p>0,933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6872" calcext:value-type="float">
            <text:p>0,96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51" calcext:value-type="float">
            <text:p>0,0097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5504" calcext:value-type="float">
            <text:p>2,45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10523" calcext:value-type="float">
            <text:p>0,810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6619" calcext:value-type="float">
            <text:p>0,866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175" calcext:value-type="float">
            <text:p>0,0101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4909" calcext:value-type="float">
            <text:p>2,44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379" calcext:value-type="float">
            <text:p>0,92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67364" calcext:value-type="float">
            <text:p>0,967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53" calcext:value-type="float">
            <text:p>0,0098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4005" calcext:value-type="float">
            <text:p>2,44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5325" calcext:value-type="float">
            <text:p>0,845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1536" calcext:value-type="float">
            <text:p>0,871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78" calcext:value-type="float">
            <text:p>0,0098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9531" calcext:value-type="float">
            <text:p>2,49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95619" calcext:value-type="float">
            <text:p>0,895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0886" calcext:value-type="float">
            <text:p>0,970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787" calcext:value-type="float">
            <text:p>0,010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6541" calcext:value-type="float">
            <text:p>2,56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7991" calcext:value-type="float">
            <text:p>0,837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98114" calcext:value-type="float">
            <text:p>0,898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05" calcext:value-type="float">
            <text:p>0,009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5131" calcext:value-type="float">
            <text:p>2,55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11465" calcext:value-type="float">
            <text:p>0,811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55781" calcext:value-type="float">
            <text:p>0,855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37" calcext:value-type="float">
            <text:p>0,009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4133" calcext:value-type="float">
            <text:p>2,44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14291" calcext:value-type="float">
            <text:p>0,814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8797" calcext:value-type="float">
            <text:p>0,848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36" calcext:value-type="float">
            <text:p>0,0100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6233" calcext:value-type="float">
            <text:p>2,56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30495" calcext:value-type="float">
            <text:p>0,930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93279" calcext:value-type="float">
            <text:p>0,893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25" calcext:value-type="float">
            <text:p>0,010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8712" calcext:value-type="float">
            <text:p>2,58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7768" calcext:value-type="float">
            <text:p>0,927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9546" calcext:value-type="float">
            <text:p>0,89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2" calcext:value-type="float">
            <text:p>0,00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5437" calcext:value-type="float">
            <text:p>2,45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35922" calcext:value-type="float">
            <text:p>0,835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68444" calcext:value-type="float">
            <text:p>0,868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166" calcext:value-type="float">
            <text:p>0,0101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5102" calcext:value-type="float">
            <text:p>2,55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9327" calcext:value-type="float">
            <text:p>0,929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3045" calcext:value-type="float">
            <text:p>0,973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253" calcext:value-type="float">
            <text:p>0,009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7762" calcext:value-type="float">
            <text:p>2,47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245" calcext:value-type="float">
            <text:p>0,92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70876" calcext:value-type="float">
            <text:p>0,970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2235" calcext:value-type="float">
            <text:p>0,012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65039" calcext:value-type="float">
            <text:p>2,65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19043" calcext:value-type="float">
            <text:p>0,919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60438" calcext:value-type="float">
            <text:p>0,9604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2807" calcext:value-type="float">
            <text:p>0,0128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4154" calcext:value-type="float">
            <text:p>2,44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14866" calcext:value-type="float">
            <text:p>0,914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5134" calcext:value-type="float">
            <text:p>0,95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1572" calcext:value-type="float">
            <text:p>0,011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7751" calcext:value-type="float">
            <text:p>2,37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1539" calcext:value-type="float">
            <text:p>0,91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60332" calcext:value-type="float">
            <text:p>0,960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2622" calcext:value-type="float">
            <text:p>0,012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0354" calcext:value-type="float">
            <text:p>2,40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7609" calcext:value-type="float">
            <text:p>0,907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54711" calcext:value-type="float">
            <text:p>0,954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2398" calcext:value-type="float">
            <text:p>0,0123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7916" calcext:value-type="float">
            <text:p>2,37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9833" calcext:value-type="float">
            <text:p>0,79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50927" calcext:value-type="float">
            <text:p>0,950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1396" calcext:value-type="float">
            <text:p>0,011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4031" calcext:value-type="float">
            <text:p>2,54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96092" calcext:value-type="float">
            <text:p>0,7960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1736" calcext:value-type="float">
            <text:p>0,871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1095" calcext:value-type="float">
            <text:p>0,0110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4399" calcext:value-type="float">
            <text:p>2,54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04365" calcext:value-type="float">
            <text:p>0,804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80959" calcext:value-type="float">
            <text:p>0,880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61" calcext:value-type="float">
            <text:p>0,000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668" calcext:value-type="float">
            <text:p>0,010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5251" calcext:value-type="float">
            <text:p>2,55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1723" calcext:value-type="float">
            <text:p>0,871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0456" calcext:value-type="float">
            <text:p>0,840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31" calcext:value-type="float">
            <text:p>0,010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2998" calcext:value-type="float">
            <text:p>2,52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166" calcext:value-type="float">
            <text:p>0,90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96871" calcext:value-type="float">
            <text:p>0,996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74" calcext:value-type="float">
            <text:p>0,010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7817" calcext:value-type="float">
            <text:p>2,57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19743" calcext:value-type="float">
            <text:p>0,919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37797" calcext:value-type="float">
            <text:p>0,9377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2" calcext:value-type="float">
            <text:p>0,00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12" calcext:value-type="float">
            <text:p>0,009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7005" calcext:value-type="float">
            <text:p>2,57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15655" calcext:value-type="float">
            <text:p>0,915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63493" calcext:value-type="float">
            <text:p>0,9634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757" calcext:value-type="float">
            <text:p>0,009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6745" calcext:value-type="float">
            <text:p>2,46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8443" calcext:value-type="float">
            <text:p>0,9084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1823" calcext:value-type="float">
            <text:p>0,941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74" calcext:value-type="float">
            <text:p>0,010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36609" calcext:value-type="float">
            <text:p>2,36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25397" calcext:value-type="float">
            <text:p>0,925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6983" calcext:value-type="float">
            <text:p>0,946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41" calcext:value-type="float">
            <text:p>0,01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1583" calcext:value-type="float">
            <text:p>2,415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57529" calcext:value-type="float">
            <text:p>0,8575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49284" calcext:value-type="float">
            <text:p>0,949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068" calcext:value-type="float">
            <text:p>0,010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0135" calcext:value-type="float">
            <text:p>2,401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5564" calcext:value-type="float">
            <text:p>0,8455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58299" calcext:value-type="float">
            <text:p>0,958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56" calcext:value-type="float">
            <text:p>0,009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4252" calcext:value-type="float">
            <text:p>2,542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98487" calcext:value-type="float">
            <text:p>0,7984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77679" calcext:value-type="float">
            <text:p>0,877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932" calcext:value-type="float">
            <text:p>0,009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42232" calcext:value-type="float">
            <text:p>2,42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78771" calcext:value-type="float">
            <text:p>0,78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41084" calcext:value-type="float">
            <text:p>0,841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10209" calcext:value-type="float">
            <text:p>0,010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2.53167" calcext:value-type="float">
            <text:p>2,53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907452" calcext:value-type="float">
            <text:p>0,9074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823044" calcext:value-type="float">
            <text:p>0,8230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9813" calcext:value-type="float">
            <text:p>0,009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50314" calcext:value-type="float">
            <text:p>5,50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6649" calcext:value-type="float">
            <text:p>1,76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892" calcext:value-type="float">
            <text:p>1,738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791" calcext:value-type="float">
            <text:p>0,028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8175" calcext:value-type="float">
            <text:p>5,281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6899" calcext:value-type="float">
            <text:p>1,66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01" calcext:value-type="float">
            <text:p>1,90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73" calcext:value-type="float">
            <text:p>0,028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953" calcext:value-type="float">
            <text:p>5,42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4439" calcext:value-type="float">
            <text:p>1,74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361" calcext:value-type="float">
            <text:p>1,9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616" calcext:value-type="float">
            <text:p>0,029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7757" calcext:value-type="float">
            <text:p>5,7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397" calcext:value-type="float">
            <text:p>1,90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5476" calcext:value-type="float">
            <text:p>1,95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326" calcext:value-type="float">
            <text:p>0,028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902" calcext:value-type="float">
            <text:p>5,429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376" calcext:value-type="float">
            <text:p>1,90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1964" calcext:value-type="float">
            <text:p>1,71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188" calcext:value-type="float">
            <text:p>0,0281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3011" calcext:value-type="float">
            <text:p>5,43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826" calcext:value-type="float">
            <text:p>1,73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4314" calcext:value-type="float">
            <text:p>1,84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551" calcext:value-type="float">
            <text:p>0,029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1327" calcext:value-type="float">
            <text:p>5,31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9392" calcext:value-type="float">
            <text:p>1,69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338" calcext:value-type="float">
            <text:p>1,92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849" calcext:value-type="float">
            <text:p>0,028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9608" calcext:value-type="float">
            <text:p>5,396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2262" calcext:value-type="float">
            <text:p>1,82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377" calcext:value-type="float">
            <text:p>1,91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595" calcext:value-type="float">
            <text:p>0,029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0604" calcext:value-type="float">
            <text:p>5,30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623" calcext:value-type="float">
            <text:p>1,86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4552" calcext:value-type="float">
            <text:p>1,94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229" calcext:value-type="float">
            <text:p>0,028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1193" calcext:value-type="float">
            <text:p>5,411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941" calcext:value-type="float">
            <text:p>1,86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1214" calcext:value-type="float">
            <text:p>1,71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936" calcext:value-type="float">
            <text:p>0,027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1446" calcext:value-type="float">
            <text:p>5,41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9495" calcext:value-type="float">
            <text:p>1,79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0964" calcext:value-type="float">
            <text:p>1,70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115" calcext:value-type="float">
            <text:p>0,0281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1981" calcext:value-type="float">
            <text:p>5,41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6502" calcext:value-type="float">
            <text:p>1,66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639" calcext:value-type="float">
            <text:p>1,85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30304" calcext:value-type="float">
            <text:p>0,030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3341" calcext:value-type="float">
            <text:p>5,43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2639" calcext:value-type="float">
            <text:p>1,72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831" calcext:value-type="float">
            <text:p>1,73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867" calcext:value-type="float">
            <text:p>0,028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68839" calcext:value-type="float">
            <text:p>5,68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8571" calcext:value-type="float">
            <text:p>1,88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3.024" calcext:value-type="float">
            <text:p>3,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33516" calcext:value-type="float">
            <text:p>0,033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6.97965" calcext:value-type="float">
            <text:p>6,97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402" calcext:value-type="float">
            <text:p>1,85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4776" calcext:value-type="float">
            <text:p>1,84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856" calcext:value-type="float">
            <text:p>0,028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566" calcext:value-type="float">
            <text:p>5,2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861" calcext:value-type="float">
            <text:p>1,85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901" calcext:value-type="float">
            <text:p>1,929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425" calcext:value-type="float">
            <text:p>0,0284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0572" calcext:value-type="float">
            <text:p>5,30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6319" calcext:value-type="float">
            <text:p>1,66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9859" calcext:value-type="float">
            <text:p>1,79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439" calcext:value-type="float">
            <text:p>0,0284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6823" calcext:value-type="float">
            <text:p>5,268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4351" calcext:value-type="float">
            <text:p>1,64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9937" calcext:value-type="float">
            <text:p>1,699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87" calcext:value-type="float">
            <text:p>0,028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0979" calcext:value-type="float">
            <text:p>5,40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9543" calcext:value-type="float">
            <text:p>1,79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487" calcext:value-type="float">
            <text:p>1,73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271" calcext:value-type="float">
            <text:p>0,028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445" calcext:value-type="float">
            <text:p>5,42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7465" calcext:value-type="float">
            <text:p>1,67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599" calcext:value-type="float">
            <text:p>1,90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341" calcext:value-type="float">
            <text:p>0,028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3974" calcext:value-type="float">
            <text:p>5,33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279" calcext:value-type="float">
            <text:p>1,73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3966" calcext:value-type="float">
            <text:p>1,939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215" calcext:value-type="float">
            <text:p>0,028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8819" calcext:value-type="float">
            <text:p>5,38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9695" calcext:value-type="float">
            <text:p>1,89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4297" calcext:value-type="float">
            <text:p>1,94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9" calcext:value-type="float">
            <text:p>0,02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8873" calcext:value-type="float">
            <text:p>5,288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5646" calcext:value-type="float">
            <text:p>1,65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1709" calcext:value-type="float">
            <text:p>1,717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295" calcext:value-type="float">
            <text:p>0,0282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50008" calcext:value-type="float">
            <text:p>5,500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3615" calcext:value-type="float">
            <text:p>1,83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0572" calcext:value-type="float">
            <text:p>1,70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245" calcext:value-type="float">
            <text:p>0,028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8318" calcext:value-type="float">
            <text:p>5,38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1995" calcext:value-type="float">
            <text:p>1,71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037" calcext:value-type="float">
            <text:p>1,86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013" calcext:value-type="float">
            <text:p>0,029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6045" calcext:value-type="float">
            <text:p>5,460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9233" calcext:value-type="float">
            <text:p>1,692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504" calcext:value-type="float">
            <text:p>1,905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865" calcext:value-type="float">
            <text:p>0,0278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4894" calcext:value-type="float">
            <text:p>5,248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91" calcext:value-type="float">
            <text:p>1,8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202" calcext:value-type="float">
            <text:p>1,90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33" calcext:value-type="float">
            <text:p>0,028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981" calcext:value-type="float">
            <text:p>5,29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8201" calcext:value-type="float">
            <text:p>1,682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9359" calcext:value-type="float">
            <text:p>1,79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664" calcext:value-type="float">
            <text:p>0,028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8396" calcext:value-type="float">
            <text:p>5,38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7197" calcext:value-type="float">
            <text:p>1,871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605" calcext:value-type="float">
            <text:p>1,73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621" calcext:value-type="float">
            <text:p>0,028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7853" calcext:value-type="float">
            <text:p>5,47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6736" calcext:value-type="float">
            <text:p>1,66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7384" calcext:value-type="float">
            <text:p>1,77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985" calcext:value-type="float">
            <text:p>0,0289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0396" calcext:value-type="float">
            <text:p>5,40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5679" calcext:value-type="float">
            <text:p>1,65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173" calcext:value-type="float">
            <text:p>1,92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693" calcext:value-type="float">
            <text:p>0,029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2334" calcext:value-type="float">
            <text:p>5,32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4079" calcext:value-type="float">
            <text:p>1,84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98" calcext:value-type="float">
            <text:p>1,9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117" calcext:value-type="float">
            <text:p>0,027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0425" calcext:value-type="float">
            <text:p>5,20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6509" calcext:value-type="float">
            <text:p>1,66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2401" calcext:value-type="float">
            <text:p>1,72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83" calcext:value-type="float">
            <text:p>0,028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4813" calcext:value-type="float">
            <text:p>5,34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668" calcext:value-type="float">
            <text:p>1,86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2449" calcext:value-type="float">
            <text:p>1,72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765" calcext:value-type="float">
            <text:p>0,0287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2207" calcext:value-type="float">
            <text:p>5,222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9554" calcext:value-type="float">
            <text:p>1,69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2032" calcext:value-type="float">
            <text:p>1,72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8" calcext:value-type="float">
            <text:p>0,0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923" calcext:value-type="float">
            <text:p>5,42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6819" calcext:value-type="float">
            <text:p>1,66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1124" calcext:value-type="float">
            <text:p>1,81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356" calcext:value-type="float">
            <text:p>0,0293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7301" calcext:value-type="float">
            <text:p>5,37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9878" calcext:value-type="float">
            <text:p>1,69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1573" calcext:value-type="float">
            <text:p>1,71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057" calcext:value-type="float">
            <text:p>0,029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5535" calcext:value-type="float">
            <text:p>5,25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3083" calcext:value-type="float">
            <text:p>1,930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819" calcext:value-type="float">
            <text:p>1,9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34" calcext:value-type="float">
            <text:p>0,028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611" calcext:value-type="float">
            <text:p>5,42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078" calcext:value-type="float">
            <text:p>1,86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172" calcext:value-type="float">
            <text:p>1,92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96" calcext:value-type="float">
            <text:p>0,028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4633" calcext:value-type="float">
            <text:p>5,24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4795" calcext:value-type="float">
            <text:p>1,64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154" calcext:value-type="float">
            <text:p>1,731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867" calcext:value-type="float">
            <text:p>0,0278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6946" calcext:value-type="float">
            <text:p>5,469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5662" calcext:value-type="float">
            <text:p>1,656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5243" calcext:value-type="float">
            <text:p>1,752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643" calcext:value-type="float">
            <text:p>0,0286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4187" calcext:value-type="float">
            <text:p>5,441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9211" calcext:value-type="float">
            <text:p>1,692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993" calcext:value-type="float">
            <text:p>1,919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975" calcext:value-type="float">
            <text:p>0,028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0738" calcext:value-type="float">
            <text:p>5,30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762" calcext:value-type="float">
            <text:p>1,86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3964" calcext:value-type="float">
            <text:p>1,93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019" calcext:value-type="float">
            <text:p>0,0280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7268" calcext:value-type="float">
            <text:p>5,27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2" calcext:value-type="float">
            <text:p>1,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078" calcext:value-type="float">
            <text:p>1,91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114" calcext:value-type="float">
            <text:p>0,028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99" calcext:value-type="float">
            <text:p>5,4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9931" calcext:value-type="float">
            <text:p>1,99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9443" calcext:value-type="float">
            <text:p>1,99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343" calcext:value-type="float">
            <text:p>0,028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195" calcext:value-type="float">
            <text:p>5,4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5837" calcext:value-type="float">
            <text:p>1,65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8635" calcext:value-type="float">
            <text:p>1,786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771" calcext:value-type="float">
            <text:p>0,028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5526" calcext:value-type="float">
            <text:p>5,45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5552" calcext:value-type="float">
            <text:p>1,75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086" calcext:value-type="float">
            <text:p>1,90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49" calcext:value-type="float">
            <text:p>0,02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6108" calcext:value-type="float">
            <text:p>5,26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345" calcext:value-type="float">
            <text:p>1,86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496" calcext:value-type="float">
            <text:p>1,924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979" calcext:value-type="float">
            <text:p>0,027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5523" calcext:value-type="float">
            <text:p>5,25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044" calcext:value-type="float">
            <text:p>1,86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027" calcext:value-type="float">
            <text:p>1,850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402" calcext:value-type="float">
            <text:p>0,028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158" calcext:value-type="float">
            <text:p>5,41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7904" calcext:value-type="float">
            <text:p>1,879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1981" calcext:value-type="float">
            <text:p>1,719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72" calcext:value-type="float">
            <text:p>0,028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3328" calcext:value-type="float">
            <text:p>5,43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5265" calcext:value-type="float">
            <text:p>1,65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5874" calcext:value-type="float">
            <text:p>1,75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054" calcext:value-type="float">
            <text:p>0,028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1589" calcext:value-type="float">
            <text:p>5,41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0144" calcext:value-type="float">
            <text:p>1,701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3678" calcext:value-type="float">
            <text:p>1,93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066" calcext:value-type="float">
            <text:p>0,029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83" calcext:value-type="float">
            <text:p>5,2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982" calcext:value-type="float">
            <text:p>1,85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3134" calcext:value-type="float">
            <text:p>1,93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16" calcext:value-type="float">
            <text:p>0,028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4294" calcext:value-type="float">
            <text:p>5,24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5504" calcext:value-type="float">
            <text:p>1,655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479" calcext:value-type="float">
            <text:p>1,73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855" calcext:value-type="float">
            <text:p>0,028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7552" calcext:value-type="float">
            <text:p>5,47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5433" calcext:value-type="float">
            <text:p>1,95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7873" calcext:value-type="float">
            <text:p>1,97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825" calcext:value-type="float">
            <text:p>0,027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6186" calcext:value-type="float">
            <text:p>5,46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5183" calcext:value-type="float">
            <text:p>1,65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8868" calcext:value-type="float">
            <text:p>1,78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242" calcext:value-type="float">
            <text:p>0,028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8351" calcext:value-type="float">
            <text:p>5,28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0388" calcext:value-type="float">
            <text:p>1,70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4874" calcext:value-type="float">
            <text:p>1,948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84" calcext:value-type="float">
            <text:p>0,0000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255" calcext:value-type="float">
            <text:p>0,028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6854" calcext:value-type="float">
            <text:p>5,36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3464" calcext:value-type="float">
            <text:p>1,83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855" calcext:value-type="float">
            <text:p>1,91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479" calcext:value-type="float">
            <text:p>0,028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8669" calcext:value-type="float">
            <text:p>5,28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6708" calcext:value-type="float">
            <text:p>1,66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734" calcext:value-type="float">
            <text:p>1,73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354" calcext:value-type="float">
            <text:p>0,0283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5387" calcext:value-type="float">
            <text:p>5,45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896" calcext:value-type="float">
            <text:p>1,85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1553" calcext:value-type="float">
            <text:p>1,715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614" calcext:value-type="float">
            <text:p>0,028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909" calcext:value-type="float">
            <text:p>5,4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9435" calcext:value-type="float">
            <text:p>1,69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267" calcext:value-type="float">
            <text:p>1,73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157" calcext:value-type="float">
            <text:p>0,0291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6504" calcext:value-type="float">
            <text:p>5,465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563" calcext:value-type="float">
            <text:p>1,6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146" calcext:value-type="float">
            <text:p>1,92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657" calcext:value-type="float">
            <text:p>0,029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6763" calcext:value-type="float">
            <text:p>5,36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7397" calcext:value-type="float">
            <text:p>1,77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591" calcext:value-type="float">
            <text:p>1,90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27" calcext:value-type="float">
            <text:p>0,029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2163" calcext:value-type="float">
            <text:p>5,32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254" calcext:value-type="float">
            <text:p>1,862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619" calcext:value-type="float">
            <text:p>1,9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404" calcext:value-type="float">
            <text:p>0,027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8.56756" calcext:value-type="float">
            <text:p>8,567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2.97789" calcext:value-type="float">
            <text:p>2,97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2.52906" calcext:value-type="float">
            <text:p>2,529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9" calcext:value-type="float">
            <text:p>0,0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62682" calcext:value-type="float">
            <text:p>5,626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5763" calcext:value-type="float">
            <text:p>1,75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9177" calcext:value-type="float">
            <text:p>1,89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33026" calcext:value-type="float">
            <text:p>0,033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9092" calcext:value-type="float">
            <text:p>5,39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2994" calcext:value-type="float">
            <text:p>1,82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9478" calcext:value-type="float">
            <text:p>1,79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931" calcext:value-type="float">
            <text:p>0,029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0016" calcext:value-type="float">
            <text:p>5,40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781" calcext:value-type="float">
            <text:p>1,857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843" calcext:value-type="float">
            <text:p>1,92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952" calcext:value-type="float">
            <text:p>0,0289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9866" calcext:value-type="float">
            <text:p>5,39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4605" calcext:value-type="float">
            <text:p>1,84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587" calcext:value-type="float">
            <text:p>1,90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081" calcext:value-type="float">
            <text:p>0,0280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675" calcext:value-type="float">
            <text:p>5,3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9721" calcext:value-type="float">
            <text:p>1,89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002" calcext:value-type="float">
            <text:p>1,92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876" calcext:value-type="float">
            <text:p>0,029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714" calcext:value-type="float">
            <text:p>5,42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8014" calcext:value-type="float">
            <text:p>1,880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552" calcext:value-type="float">
            <text:p>1,915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212" calcext:value-type="float">
            <text:p>0,029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859" calcext:value-type="float">
            <text:p>5,2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5864" calcext:value-type="float">
            <text:p>1,65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881" calcext:value-type="float">
            <text:p>1,90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743" calcext:value-type="float">
            <text:p>0,0287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4028" calcext:value-type="float">
            <text:p>5,44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922" calcext:value-type="float">
            <text:p>1,86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502" calcext:value-type="float">
            <text:p>1,92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19" calcext:value-type="float">
            <text:p>0,029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562" calcext:value-type="float">
            <text:p>5,42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3678" calcext:value-type="float">
            <text:p>1,83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611" calcext:value-type="float">
            <text:p>1,91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79" calcext:value-type="float">
            <text:p>0,028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8302" calcext:value-type="float">
            <text:p>5,383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385" calcext:value-type="float">
            <text:p>1,8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338" calcext:value-type="float">
            <text:p>1,91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227" calcext:value-type="float">
            <text:p>0,028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0488" calcext:value-type="float">
            <text:p>5,404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7376" calcext:value-type="float">
            <text:p>1,673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2434" calcext:value-type="float">
            <text:p>1,72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39951" calcext:value-type="float">
            <text:p>0,039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3221" calcext:value-type="float">
            <text:p>5,23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8145" calcext:value-type="float">
            <text:p>1,68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405" calcext:value-type="float">
            <text:p>1,7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158" calcext:value-type="float">
            <text:p>0,029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9425" calcext:value-type="float">
            <text:p>5,39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633" calcext:value-type="float">
            <text:p>1,86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645" calcext:value-type="float">
            <text:p>1,92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355" calcext:value-type="float">
            <text:p>0,0293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0464" calcext:value-type="float">
            <text:p>5,40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085" calcext:value-type="float">
            <text:p>1,86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6124" calcext:value-type="float">
            <text:p>1,76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017" calcext:value-type="float">
            <text:p>0,028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1715" calcext:value-type="float">
            <text:p>5,31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915" calcext:value-type="float">
            <text:p>1,859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251" calcext:value-type="float">
            <text:p>1,90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37" calcext:value-type="float">
            <text:p>0,028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974" calcext:value-type="float">
            <text:p>5,42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207" calcext:value-type="float">
            <text:p>1,86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3316" calcext:value-type="float">
            <text:p>1,93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114" calcext:value-type="float">
            <text:p>0,0281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5097" calcext:value-type="float">
            <text:p>5,25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6061" calcext:value-type="float">
            <text:p>1,66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2594" calcext:value-type="float">
            <text:p>1,72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084" calcext:value-type="float">
            <text:p>0,028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0223" calcext:value-type="float">
            <text:p>5,20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658" calcext:value-type="float">
            <text:p>1,85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41" calcext:value-type="float">
            <text:p>1,9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158" calcext:value-type="float">
            <text:p>0,029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4112" calcext:value-type="float">
            <text:p>5,441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9482" calcext:value-type="float">
            <text:p>1,89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4359" calcext:value-type="float">
            <text:p>1,74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994" calcext:value-type="float">
            <text:p>0,0279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362" calcext:value-type="float">
            <text:p>5,4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665" calcext:value-type="float">
            <text:p>1,86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425" calcext:value-type="float">
            <text:p>1,914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796" calcext:value-type="float">
            <text:p>0,0287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7445" calcext:value-type="float">
            <text:p>5,37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4805" calcext:value-type="float">
            <text:p>1,84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376" calcext:value-type="float">
            <text:p>1,913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13" calcext:value-type="float">
            <text:p>0,0285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5589" calcext:value-type="float">
            <text:p>5,355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4969" calcext:value-type="float">
            <text:p>1,64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3271" calcext:value-type="float">
            <text:p>1,83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71" calcext:value-type="float">
            <text:p>0,02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8392" calcext:value-type="float">
            <text:p>5,28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4704" calcext:value-type="float">
            <text:p>1,84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8748" calcext:value-type="float">
            <text:p>1,88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184" calcext:value-type="float">
            <text:p>0,028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2238" calcext:value-type="float">
            <text:p>5,422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7425" calcext:value-type="float">
            <text:p>1,67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612" calcext:value-type="float">
            <text:p>1,73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693" calcext:value-type="float">
            <text:p>0,0276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9007" calcext:value-type="float">
            <text:p>5,39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384" calcext:value-type="float">
            <text:p>1,863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3437" calcext:value-type="float">
            <text:p>1,73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783" calcext:value-type="float">
            <text:p>0,027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3383" calcext:value-type="float">
            <text:p>5,43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46" calcext:value-type="float">
            <text:p>1,8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505" calcext:value-type="float">
            <text:p>1,91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604" calcext:value-type="float">
            <text:p>0,0286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6582" calcext:value-type="float">
            <text:p>5,36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0139" calcext:value-type="float">
            <text:p>1,70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72026" calcext:value-type="float">
            <text:p>1,72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234" calcext:value-type="float">
            <text:p>0,0292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4048" calcext:value-type="float">
            <text:p>5,240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2281" calcext:value-type="float">
            <text:p>1,82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03" calcext:value-type="float">
            <text:p>1,9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342" calcext:value-type="float">
            <text:p>0,029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3849" calcext:value-type="float">
            <text:p>5,438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5628" calcext:value-type="float">
            <text:p>1,85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118" calcext:value-type="float">
            <text:p>1,91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262" calcext:value-type="float">
            <text:p>0,028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885" calcext:value-type="float">
            <text:p>5,3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9298" calcext:value-type="float">
            <text:p>1,89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5156" calcext:value-type="float">
            <text:p>1,951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165" calcext:value-type="float">
            <text:p>0,028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9322" calcext:value-type="float">
            <text:p>5,293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7999" calcext:value-type="float">
            <text:p>1,87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736" calcext:value-type="float">
            <text:p>1,90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9008" calcext:value-type="float">
            <text:p>0,0290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41308" calcext:value-type="float">
            <text:p>5,413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093" calcext:value-type="float">
            <text:p>1,86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2791" calcext:value-type="float">
            <text:p>1,927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595" calcext:value-type="float">
            <text:p>0,028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7909" calcext:value-type="float">
            <text:p>5,37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6641" calcext:value-type="float">
            <text:p>1,6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636" calcext:value-type="float">
            <text:p>1,916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009" calcext:value-type="float">
            <text:p>0,0280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26191" calcext:value-type="float">
            <text:p>5,26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295" calcext:value-type="float">
            <text:p>1,86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1769" calcext:value-type="float">
            <text:p>1,91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771" calcext:value-type="float">
            <text:p>0,028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5.36875" calcext:value-type="float">
            <text:p>5,36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1.86719" calcext:value-type="float">
            <text:p>1,86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1.90369" calcext:value-type="float">
            <text:p>1,903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28958" calcext:value-type="float">
            <text:p>0,0289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19" calcext:value-type="float">
            <text:p>10,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8171" calcext:value-type="float">
            <text:p>2,881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6847" calcext:value-type="float">
            <text:p>3,06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6419" calcext:value-type="float">
            <text:p>0,0664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3034" calcext:value-type="float">
            <text:p>10,3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9182" calcext:value-type="float">
            <text:p>3,091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4232" calcext:value-type="float">
            <text:p>3,042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696" calcext:value-type="float">
            <text:p>0,0596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297" calcext:value-type="float">
            <text:p>10,0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6283" calcext:value-type="float">
            <text:p>2,862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478" calcext:value-type="float">
            <text:p>2,91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49" calcext:value-type="float">
            <text:p>0,0000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226" calcext:value-type="float">
            <text:p>0,0602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423" calcext:value-type="float">
            <text:p>10,04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5963" calcext:value-type="float">
            <text:p>2,85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7251" calcext:value-type="float">
            <text:p>2,67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162" calcext:value-type="float">
            <text:p>0,0601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785" calcext:value-type="float">
            <text:p>9,9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6575" calcext:value-type="float">
            <text:p>2,765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9804" calcext:value-type="float">
            <text:p>2,69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208" calcext:value-type="float">
            <text:p>0,059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0483" calcext:value-type="float">
            <text:p>9,90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5402" calcext:value-type="float">
            <text:p>2,75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0708" calcext:value-type="float">
            <text:p>2,70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83" calcext:value-type="float">
            <text:p>0,0000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308" calcext:value-type="float">
            <text:p>0,0603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475" calcext:value-type="float">
            <text:p>10,04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7949" calcext:value-type="float">
            <text:p>2,87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2628" calcext:value-type="float">
            <text:p>2,92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886" calcext:value-type="float">
            <text:p>0,0598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241" calcext:value-type="float">
            <text:p>10,02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859" calcext:value-type="float">
            <text:p>2,8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2433" calcext:value-type="float">
            <text:p>2,92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756" calcext:value-type="float">
            <text:p>0,0587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1895" calcext:value-type="float">
            <text:p>9,81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6699" calcext:value-type="float">
            <text:p>2,866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9317" calcext:value-type="float">
            <text:p>2,89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75" calcext:value-type="float">
            <text:p>0,060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72" calcext:value-type="float">
            <text:p>10,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0697" calcext:value-type="float">
            <text:p>2,606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6419" calcext:value-type="float">
            <text:p>2,76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1" calcext:value-type="float">
            <text:p>0,00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477" calcext:value-type="float">
            <text:p>0,059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3097" calcext:value-type="float">
            <text:p>10,3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3826" calcext:value-type="float">
            <text:p>2,83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4.34587" calcext:value-type="float">
            <text:p>4,345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166079" calcext:value-type="float">
            <text:p>0,166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1.0914" calcext:value-type="float">
            <text:p>11,0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0427" calcext:value-type="float">
            <text:p>3,004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1891" calcext:value-type="float">
            <text:p>3,018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872" calcext:value-type="float">
            <text:p>0,059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0463" calcext:value-type="float">
            <text:p>9,90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1897" calcext:value-type="float">
            <text:p>2,61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7631" calcext:value-type="float">
            <text:p>2,676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949" calcext:value-type="float">
            <text:p>0,0609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9444" calcext:value-type="float">
            <text:p>9,99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5237" calcext:value-type="float">
            <text:p>2,65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9215" calcext:value-type="float">
            <text:p>2,69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876" calcext:value-type="float">
            <text:p>0,059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342" calcext:value-type="float">
            <text:p>10,0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0746" calcext:value-type="float">
            <text:p>2,60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3244" calcext:value-type="float">
            <text:p>2,93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238" calcext:value-type="float">
            <text:p>0,059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9204" calcext:value-type="float">
            <text:p>9,99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4264" calcext:value-type="float">
            <text:p>2,84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9377" calcext:value-type="float">
            <text:p>2,69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351" calcext:value-type="float">
            <text:p>0,059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3915" calcext:value-type="float">
            <text:p>9,83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4721" calcext:value-type="float">
            <text:p>2,64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6999" calcext:value-type="float">
            <text:p>2,66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132" calcext:value-type="float">
            <text:p>0,060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9183" calcext:value-type="float">
            <text:p>9,89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4356" calcext:value-type="float">
            <text:p>2,94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8318" calcext:value-type="float">
            <text:p>2,68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987" calcext:value-type="float">
            <text:p>0,059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8717" calcext:value-type="float">
            <text:p>9,88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8876" calcext:value-type="float">
            <text:p>2,88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33137" calcext:value-type="float">
            <text:p>3,331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723" calcext:value-type="float">
            <text:p>0,060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486" calcext:value-type="float">
            <text:p>10,14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4793" calcext:value-type="float">
            <text:p>2,647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3356" calcext:value-type="float">
            <text:p>2,93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65" calcext:value-type="float">
            <text:p>0,00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988" calcext:value-type="float">
            <text:p>0,060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7626" calcext:value-type="float">
            <text:p>9,876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01" calcext:value-type="float">
            <text:p>2,9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0841" calcext:value-type="float">
            <text:p>2,70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238" calcext:value-type="float">
            <text:p>0,0602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793" calcext:value-type="float">
            <text:p>10,0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7178" calcext:value-type="float">
            <text:p>2,871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0839" calcext:value-type="float">
            <text:p>2,90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706" calcext:value-type="float">
            <text:p>0,0597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4098" calcext:value-type="float">
            <text:p>9,94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8718" calcext:value-type="float">
            <text:p>2,68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594" calcext:value-type="float">
            <text:p>2,7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553" calcext:value-type="float">
            <text:p>0,060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2321" calcext:value-type="float">
            <text:p>9,92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395" calcext:value-type="float">
            <text:p>2,6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3755" calcext:value-type="float">
            <text:p>2,63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348" calcext:value-type="float">
            <text:p>0,0593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696" calcext:value-type="float">
            <text:p>10,0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4368" calcext:value-type="float">
            <text:p>2,64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3037" calcext:value-type="float">
            <text:p>2,93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327" calcext:value-type="float">
            <text:p>0,060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9566" calcext:value-type="float">
            <text:p>9,895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1491" calcext:value-type="float">
            <text:p>2,61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25335" calcext:value-type="float">
            <text:p>3,25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541" calcext:value-type="float">
            <text:p>0,0595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074" calcext:value-type="float">
            <text:p>10,10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546" calcext:value-type="float">
            <text:p>2,91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2074" calcext:value-type="float">
            <text:p>2,92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493" calcext:value-type="float">
            <text:p>0,059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6087" calcext:value-type="float">
            <text:p>9,96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631" calcext:value-type="float">
            <text:p>2,6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6667" calcext:value-type="float">
            <text:p>2,76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66" calcext:value-type="float">
            <text:p>0,05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8386" calcext:value-type="float">
            <text:p>9,98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1581" calcext:value-type="float">
            <text:p>2,61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8263" calcext:value-type="float">
            <text:p>2,68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123" calcext:value-type="float">
            <text:p>0,059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5212" calcext:value-type="float">
            <text:p>10,5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7399" calcext:value-type="float">
            <text:p>2,67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5059" calcext:value-type="float">
            <text:p>2,950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766" calcext:value-type="float">
            <text:p>0,0597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2077" calcext:value-type="float">
            <text:p>9,820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4942" calcext:value-type="float">
            <text:p>2,64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4928" calcext:value-type="float">
            <text:p>2,64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3938" calcext:value-type="float">
            <text:p>0,063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7351" calcext:value-type="float">
            <text:p>9,97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5037" calcext:value-type="float">
            <text:p>2,850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0158" calcext:value-type="float">
            <text:p>2,90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029" calcext:value-type="float">
            <text:p>0,060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5537" calcext:value-type="float">
            <text:p>9,85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2993" calcext:value-type="float">
            <text:p>2,62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3236" calcext:value-type="float">
            <text:p>2,83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77" calcext:value-type="float">
            <text:p>0,05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5456" calcext:value-type="float">
            <text:p>9,854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59553" calcext:value-type="float">
            <text:p>2,59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6511" calcext:value-type="float">
            <text:p>2,66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1149" calcext:value-type="float">
            <text:p>0,0611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691" calcext:value-type="float">
            <text:p>10,0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1475" calcext:value-type="float">
            <text:p>2,71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3987" calcext:value-type="float">
            <text:p>3,039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247" calcext:value-type="float">
            <text:p>0,060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79011" calcext:value-type="float">
            <text:p>9,79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7794" calcext:value-type="float">
            <text:p>2,87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8053" calcext:value-type="float">
            <text:p>2,68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528" calcext:value-type="float">
            <text:p>0,060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7837" calcext:value-type="float">
            <text:p>9,978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8558" calcext:value-type="float">
            <text:p>2,885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224" calcext:value-type="float">
            <text:p>2,9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658" calcext:value-type="float">
            <text:p>0,0586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4422" calcext:value-type="float">
            <text:p>9,944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5884" calcext:value-type="float">
            <text:p>2,5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2663" calcext:value-type="float">
            <text:p>2,926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468" calcext:value-type="float">
            <text:p>0,0604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2988" calcext:value-type="float">
            <text:p>9,82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225" calcext:value-type="float">
            <text:p>2,6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6907" calcext:value-type="float">
            <text:p>2,66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902" calcext:value-type="float">
            <text:p>0,0599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8944" calcext:value-type="float">
            <text:p>9,98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0992" calcext:value-type="float">
            <text:p>2,60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8659" calcext:value-type="float">
            <text:p>2,686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433" calcext:value-type="float">
            <text:p>0,0594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0934" calcext:value-type="float">
            <text:p>9,80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3969" calcext:value-type="float">
            <text:p>2,63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4122" calcext:value-type="float">
            <text:p>2,64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73" calcext:value-type="float">
            <text:p>0,000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1072" calcext:value-type="float">
            <text:p>0,0610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4413" calcext:value-type="float">
            <text:p>10,4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8324" calcext:value-type="float">
            <text:p>2,883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9952" calcext:value-type="float">
            <text:p>2,89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512" calcext:value-type="float">
            <text:p>0,0595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269" calcext:value-type="float">
            <text:p>9,8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3857" calcext:value-type="float">
            <text:p>2,63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502" calcext:value-type="float">
            <text:p>2,7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735" calcext:value-type="float">
            <text:p>0,0597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1744" calcext:value-type="float">
            <text:p>9,91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3687" calcext:value-type="float">
            <text:p>2,636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747" calcext:value-type="float">
            <text:p>2,6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122" calcext:value-type="float">
            <text:p>0,059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971" calcext:value-type="float">
            <text:p>10,0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2799" calcext:value-type="float">
            <text:p>2,62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909" calcext:value-type="float">
            <text:p>2,91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664" calcext:value-type="float">
            <text:p>0,0596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5374" calcext:value-type="float">
            <text:p>9,85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2608" calcext:value-type="float">
            <text:p>2,926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0652" calcext:value-type="float">
            <text:p>2,706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572" calcext:value-type="float">
            <text:p>0,059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7526" calcext:value-type="float">
            <text:p>9,97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245" calcext:value-type="float">
            <text:p>2,91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6221" calcext:value-type="float">
            <text:p>2,96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729" calcext:value-type="float">
            <text:p>0,0607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0997" calcext:value-type="float">
            <text:p>9,80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0926" calcext:value-type="float">
            <text:p>2,60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2809" calcext:value-type="float">
            <text:p>2,72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552" calcext:value-type="float">
            <text:p>0,060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3.1862" calcext:value-type="float">
            <text:p>13,18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3.10688" calcext:value-type="float">
            <text:p>3,10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8776" calcext:value-type="float">
            <text:p>3,08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3" calcext:value-type="float">
            <text:p>0,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74521" calcext:value-type="float">
            <text:p>0,0745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1.0386" calcext:value-type="float">
            <text:p>11,0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3794" calcext:value-type="float">
            <text:p>2,93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0222" calcext:value-type="float">
            <text:p>2,70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6997" calcext:value-type="float">
            <text:p>0,0669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513" calcext:value-type="float">
            <text:p>10,05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7668" calcext:value-type="float">
            <text:p>2,876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053" calcext:value-type="float">
            <text:p>2,91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5752" calcext:value-type="float">
            <text:p>0,0657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1774" calcext:value-type="float">
            <text:p>9,91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205" calcext:value-type="float">
            <text:p>2,6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732" calcext:value-type="float">
            <text:p>2,91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3" calcext:value-type="float">
            <text:p>0,00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6826" calcext:value-type="float">
            <text:p>0,066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3641" calcext:value-type="float">
            <text:p>9,83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7175" calcext:value-type="float">
            <text:p>2,671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4805" calcext:value-type="float">
            <text:p>2,648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7604" calcext:value-type="float">
            <text:p>0,0676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7236" calcext:value-type="float">
            <text:p>9,972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8071" calcext:value-type="float">
            <text:p>2,88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4915" calcext:value-type="float">
            <text:p>2,94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6726" calcext:value-type="float">
            <text:p>0,0667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5413" calcext:value-type="float">
            <text:p>9,95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4774" calcext:value-type="float">
            <text:p>2,647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216" calcext:value-type="float">
            <text:p>2,8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72836" calcext:value-type="float">
            <text:p>0,072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94932" calcext:value-type="float">
            <text:p>9,94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7733" calcext:value-type="float">
            <text:p>2,87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7087" calcext:value-type="float">
            <text:p>2,670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8102" calcext:value-type="float">
            <text:p>0,068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094" calcext:value-type="float">
            <text:p>10,1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3.14272" calcext:value-type="float">
            <text:p>3,142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3736" calcext:value-type="float">
            <text:p>3,03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5642" calcext:value-type="float">
            <text:p>0,065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4309" calcext:value-type="float">
            <text:p>10,4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0421" calcext:value-type="float">
            <text:p>2,70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4299" calcext:value-type="float">
            <text:p>2,94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6418" calcext:value-type="float">
            <text:p>0,066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689" calcext:value-type="float">
            <text:p>10,0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2241" calcext:value-type="float">
            <text:p>2,72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0431" calcext:value-type="float">
            <text:p>2,80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6624" calcext:value-type="float">
            <text:p>0,0666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3943" calcext:value-type="float">
            <text:p>10,3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065" calcext:value-type="float">
            <text:p>2,91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5969" calcext:value-type="float">
            <text:p>2,75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71477" calcext:value-type="float">
            <text:p>0,071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9.80392" calcext:value-type="float">
            <text:p>9,80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123" calcext:value-type="float">
            <text:p>2,8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6673" calcext:value-type="float">
            <text:p>3,06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87413" calcext:value-type="float">
            <text:p>0,087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949" calcext:value-type="float">
            <text:p>10,0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7998" calcext:value-type="float">
            <text:p>2,77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6231" calcext:value-type="float">
            <text:p>2,96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7595" calcext:value-type="float">
            <text:p>0,0675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157" calcext:value-type="float">
            <text:p>10,1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6889" calcext:value-type="float">
            <text:p>2,968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2713" calcext:value-type="float">
            <text:p>2,72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6598" calcext:value-type="float">
            <text:p>0,0665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4645" calcext:value-type="float">
            <text:p>10,4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0679" calcext:value-type="float">
            <text:p>3,00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7688" calcext:value-type="float">
            <text:p>2,97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72257" calcext:value-type="float">
            <text:p>0,072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3605" calcext:value-type="float">
            <text:p>10,36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3005" calcext:value-type="float">
            <text:p>2,73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1129" calcext:value-type="float">
            <text:p>3,011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7938" calcext:value-type="float">
            <text:p>0,067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731" calcext:value-type="float">
            <text:p>10,07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1388" calcext:value-type="float">
            <text:p>2,71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5673" calcext:value-type="float">
            <text:p>2,75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7094" calcext:value-type="float">
            <text:p>0,070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2613" calcext:value-type="float">
            <text:p>10,2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8118" calcext:value-type="float">
            <text:p>2,681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3206" calcext:value-type="float">
            <text:p>2,73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73984" calcext:value-type="float">
            <text:p>0,073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592" calcext:value-type="float">
            <text:p>10,1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1034" calcext:value-type="float">
            <text:p>2,71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9656" calcext:value-type="float">
            <text:p>2,996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808" calcext:value-type="float">
            <text:p>0,0608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56" calcext:value-type="float">
            <text:p>10,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8683" calcext:value-type="float">
            <text:p>2,68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4291" calcext:value-type="float">
            <text:p>2,74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215" calcext:value-type="float">
            <text:p>0,0602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2038" calcext:value-type="float">
            <text:p>10,2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2453" calcext:value-type="float">
            <text:p>2,92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8387" calcext:value-type="float">
            <text:p>2,983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797" calcext:value-type="float">
            <text:p>0,058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258" calcext:value-type="float">
            <text:p>10,0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9546" calcext:value-type="float">
            <text:p>2,695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7136" calcext:value-type="float">
            <text:p>2,97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813" calcext:value-type="float">
            <text:p>0,059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515" calcext:value-type="float">
            <text:p>10,0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2967" calcext:value-type="float">
            <text:p>2,92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5366" calcext:value-type="float">
            <text:p>2,75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226" calcext:value-type="float">
            <text:p>0,0592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2437" calcext:value-type="float">
            <text:p>10,2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894" calcext:value-type="float">
            <text:p>2,91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5887" calcext:value-type="float">
            <text:p>2,95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8117" calcext:value-type="float">
            <text:p>0,0681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853" calcext:value-type="float">
            <text:p>10,0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0605" calcext:value-type="float">
            <text:p>2,70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5404" calcext:value-type="float">
            <text:p>3,05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444" calcext:value-type="float">
            <text:p>0,0604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671" calcext:value-type="float">
            <text:p>10,0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006" calcext:value-type="float">
            <text:p>2,7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4.18257" calcext:value-type="float">
            <text:p>4,18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642" calcext:value-type="float">
            <text:p>0,060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4799" calcext:value-type="float">
            <text:p>10,4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0816" calcext:value-type="float">
            <text:p>2,70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7961" calcext:value-type="float">
            <text:p>2,77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91" calcext:value-type="float">
            <text:p>0,059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745" calcext:value-type="float">
            <text:p>10,1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9142" calcext:value-type="float">
            <text:p>2,69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6594" calcext:value-type="float">
            <text:p>2,96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352" calcext:value-type="float">
            <text:p>0,0603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367" calcext:value-type="float">
            <text:p>10,1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4764" calcext:value-type="float">
            <text:p>2,947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1359" calcext:value-type="float">
            <text:p>2,81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54" calcext:value-type="float">
            <text:p>0,00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121" calcext:value-type="float">
            <text:p>0,0591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256" calcext:value-type="float">
            <text:p>10,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1681" calcext:value-type="float">
            <text:p>2,91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9382" calcext:value-type="float">
            <text:p>2,99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376" calcext:value-type="float">
            <text:p>0,058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686" calcext:value-type="float">
            <text:p>10,16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2847" calcext:value-type="float">
            <text:p>2,72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2614" calcext:value-type="float">
            <text:p>2,92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5399" calcext:value-type="float">
            <text:p>0,065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2019" calcext:value-type="float">
            <text:p>10,2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8812" calcext:value-type="float">
            <text:p>2,68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9122" calcext:value-type="float">
            <text:p>2,79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99" calcext:value-type="float">
            <text:p>0,059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897" calcext:value-type="float">
            <text:p>10,1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1413" calcext:value-type="float">
            <text:p>2,81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8347" calcext:value-type="float">
            <text:p>2,98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147" calcext:value-type="float">
            <text:p>0,0591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453" calcext:value-type="float">
            <text:p>10,0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6762" calcext:value-type="float">
            <text:p>2,66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9904" calcext:value-type="float">
            <text:p>2,79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1169" calcext:value-type="float">
            <text:p>0,0611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235" calcext:value-type="float">
            <text:p>10,1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6973" calcext:value-type="float">
            <text:p>2,66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2789" calcext:value-type="float">
            <text:p>2,72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972" calcext:value-type="float">
            <text:p>0,058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2265" calcext:value-type="float">
            <text:p>10,2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0786" calcext:value-type="float">
            <text:p>2,80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12319" calcext:value-type="float">
            <text:p>3,123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5464" calcext:value-type="float">
            <text:p>0,065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1.2188" calcext:value-type="float">
            <text:p>11,2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1246" calcext:value-type="float">
            <text:p>2,812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50813" calcext:value-type="float">
            <text:p>3,508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329" calcext:value-type="float">
            <text:p>0,059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3463" calcext:value-type="float">
            <text:p>10,3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7749" calcext:value-type="float">
            <text:p>2,97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713" calcext:value-type="float">
            <text:p>2,7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4627" calcext:value-type="float">
            <text:p>0,064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537" calcext:value-type="float">
            <text:p>10,1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7566" calcext:value-type="float">
            <text:p>2,87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7809" calcext:value-type="float">
            <text:p>2,97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913" calcext:value-type="float">
            <text:p>0,0589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346" calcext:value-type="float">
            <text:p>10,1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7901" calcext:value-type="float">
            <text:p>2,67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9669" calcext:value-type="float">
            <text:p>2,89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874" calcext:value-type="float">
            <text:p>0,0598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514" calcext:value-type="float">
            <text:p>10,1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3" calcext:value-type="float">
            <text:p>2,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449" calcext:value-type="float">
            <text:p>2,7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903" calcext:value-type="float">
            <text:p>0,0589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612" calcext:value-type="float">
            <text:p>10,1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1965" calcext:value-type="float">
            <text:p>2,81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7377" calcext:value-type="float">
            <text:p>2,97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395" calcext:value-type="float">
            <text:p>0,0593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858" calcext:value-type="float">
            <text:p>10,0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9153" calcext:value-type="float">
            <text:p>2,69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88146" calcext:value-type="float">
            <text:p>2,88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767" calcext:value-type="float">
            <text:p>0,059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496" calcext:value-type="float">
            <text:p>10,1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1177" calcext:value-type="float">
            <text:p>2,711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3484" calcext:value-type="float">
            <text:p>2,734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312" calcext:value-type="float">
            <text:p>0,0593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5305" calcext:value-type="float">
            <text:p>10,5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9515" calcext:value-type="float">
            <text:p>2,99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1036" calcext:value-type="float">
            <text:p>3,010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629" calcext:value-type="float">
            <text:p>0,058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215" calcext:value-type="float">
            <text:p>10,0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3325" calcext:value-type="float">
            <text:p>2,633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9544" calcext:value-type="float">
            <text:p>2,79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442" calcext:value-type="float">
            <text:p>0,0594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684" calcext:value-type="float">
            <text:p>10,1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549" calcext:value-type="float">
            <text:p>2,6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2868" calcext:value-type="float">
            <text:p>2,72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0307" calcext:value-type="float">
            <text:p>0,0603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2433" calcext:value-type="float">
            <text:p>10,2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67758" calcext:value-type="float">
            <text:p>2,67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9795" calcext:value-type="float">
            <text:p>2,99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75" calcext:value-type="float">
            <text:p>0,06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303" calcext:value-type="float">
            <text:p>10,0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3.02149" calcext:value-type="float">
            <text:p>3,02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8298" calcext:value-type="float">
            <text:p>2,782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8536" calcext:value-type="float">
            <text:p>0,0585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0166" calcext:value-type="float">
            <text:p>10,0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2187" calcext:value-type="float">
            <text:p>2,721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6801" calcext:value-type="float">
            <text:p>2,76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6458" calcext:value-type="float">
            <text:p>0,064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10.1665" calcext:value-type="float">
            <text:p>10,1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2.70018" calcext:value-type="float">
            <text:p>2,70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2.96638" calcext:value-type="float">
            <text:p>2,966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59891" calcext:value-type="float">
            <text:p>0,059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0991" calcext:value-type="float">
            <text:p>20,0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3685" calcext:value-type="float">
            <text:p>4,83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91932" calcext:value-type="float">
            <text:p>4,91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846" calcext:value-type="float">
            <text:p>0,1218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0911" calcext:value-type="float">
            <text:p>20,09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5581" calcext:value-type="float">
            <text:p>4,255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963" calcext:value-type="float">
            <text:p>4,5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338" calcext:value-type="float">
            <text:p>0,1183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1028" calcext:value-type="float">
            <text:p>20,10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2135" calcext:value-type="float">
            <text:p>4,52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9058" calcext:value-type="float">
            <text:p>4,69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943" calcext:value-type="float">
            <text:p>0,1199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0027" calcext:value-type="float">
            <text:p>20,0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1597" calcext:value-type="float">
            <text:p>4,31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9912" calcext:value-type="float">
            <text:p>4,49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3" calcext:value-type="float">
            <text:p>0,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615" calcext:value-type="float">
            <text:p>0,1196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567" calcext:value-type="float">
            <text:p>19,8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4454" calcext:value-type="float">
            <text:p>4,34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9386" calcext:value-type="float">
            <text:p>4,79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451" calcext:value-type="float">
            <text:p>0,117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581" calcext:value-type="float">
            <text:p>19,9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912" calcext:value-type="float">
            <text:p>4,2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6823" calcext:value-type="float">
            <text:p>4,46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5333" calcext:value-type="float">
            <text:p>0,145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268" calcext:value-type="float">
            <text:p>19,92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7705" calcext:value-type="float">
            <text:p>4,277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5039" calcext:value-type="float">
            <text:p>4,45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737" calcext:value-type="float">
            <text:p>0,118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976" calcext:value-type="float">
            <text:p>19,7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9702" calcext:value-type="float">
            <text:p>4,29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2697" calcext:value-type="float">
            <text:p>4,42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034" calcext:value-type="float">
            <text:p>0,1210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623" calcext:value-type="float">
            <text:p>19,86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8524" calcext:value-type="float">
            <text:p>4,28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0006" calcext:value-type="float">
            <text:p>4,70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877" calcext:value-type="float">
            <text:p>0,1218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976" calcext:value-type="float">
            <text:p>19,69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5468" calcext:value-type="float">
            <text:p>4,55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257" calcext:value-type="float">
            <text:p>4,6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8" calcext:value-type="float">
            <text:p>0,1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587" calcext:value-type="float">
            <text:p>19,8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9004" calcext:value-type="float">
            <text:p>4,29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272" calcext:value-type="float">
            <text:p>4,6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413" calcext:value-type="float">
            <text:p>0,120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582" calcext:value-type="float">
            <text:p>19,65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4639" calcext:value-type="float">
            <text:p>4,74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1801" calcext:value-type="float">
            <text:p>4,81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982" calcext:value-type="float">
            <text:p>0,1209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879" calcext:value-type="float">
            <text:p>19,88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3975" calcext:value-type="float">
            <text:p>4,33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9272" calcext:value-type="float">
            <text:p>4,692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553" calcext:value-type="float">
            <text:p>0,137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969" calcext:value-type="float">
            <text:p>19,6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0363" calcext:value-type="float">
            <text:p>4,40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1291" calcext:value-type="float">
            <text:p>4,71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02" calcext:value-type="float">
            <text:p>0,12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1.0068" calcext:value-type="float">
            <text:p>21,0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95815" calcext:value-type="float">
            <text:p>4,95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5.03992" calcext:value-type="float">
            <text:p>5,039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729" calcext:value-type="float">
            <text:p>0,1207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019" calcext:value-type="float">
            <text:p>19,7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6723" calcext:value-type="float">
            <text:p>4,567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8569" calcext:value-type="float">
            <text:p>4,68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979" calcext:value-type="float">
            <text:p>0,117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1087" calcext:value-type="float">
            <text:p>20,1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8835" calcext:value-type="float">
            <text:p>4,48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1517" calcext:value-type="float">
            <text:p>4,61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4708" calcext:value-type="float">
            <text:p>0,1447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544" calcext:value-type="float">
            <text:p>19,65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8886" calcext:value-type="float">
            <text:p>4,48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1469" calcext:value-type="float">
            <text:p>4,71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488" calcext:value-type="float">
            <text:p>0,118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433" calcext:value-type="float">
            <text:p>19,8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8698" calcext:value-type="float">
            <text:p>4,28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8181" calcext:value-type="float">
            <text:p>4,48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2351" calcext:value-type="float">
            <text:p>0,122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369" calcext:value-type="float">
            <text:p>19,83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7881" calcext:value-type="float">
            <text:p>4,37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2345" calcext:value-type="float">
            <text:p>4,72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7945" calcext:value-type="float">
            <text:p>0,137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437" calcext:value-type="float">
            <text:p>19,9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8743" calcext:value-type="float">
            <text:p>4,28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249" calcext:value-type="float">
            <text:p>4,42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571" calcext:value-type="float">
            <text:p>0,120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085" calcext:value-type="float">
            <text:p>19,9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4515" calcext:value-type="float">
            <text:p>4,24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1957" calcext:value-type="float">
            <text:p>4,51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3946" calcext:value-type="float">
            <text:p>0,1239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311" calcext:value-type="float">
            <text:p>19,9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6984" calcext:value-type="float">
            <text:p>4,26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4527" calcext:value-type="float">
            <text:p>4,44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176" calcext:value-type="float">
            <text:p>0,121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889" calcext:value-type="float">
            <text:p>19,8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4008" calcext:value-type="float">
            <text:p>4,340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2096" calcext:value-type="float">
            <text:p>4,720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562" calcext:value-type="float">
            <text:p>0,1205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922" calcext:value-type="float">
            <text:p>19,6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2243" calcext:value-type="float">
            <text:p>4,522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1075" calcext:value-type="float">
            <text:p>4,81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2257" calcext:value-type="float">
            <text:p>0,122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2676" calcext:value-type="float">
            <text:p>20,2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5032" calcext:value-type="float">
            <text:p>4,65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1941" calcext:value-type="float">
            <text:p>4,71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581" calcext:value-type="float">
            <text:p>0,1205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247" calcext:value-type="float">
            <text:p>19,7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502" calcext:value-type="float">
            <text:p>4,5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825" calcext:value-type="float">
            <text:p>4,6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452" calcext:value-type="float">
            <text:p>0,120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1.0477" calcext:value-type="float">
            <text:p>21,0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6813" calcext:value-type="float">
            <text:p>4,46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2963" calcext:value-type="float">
            <text:p>4,82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311" calcext:value-type="float">
            <text:p>0,119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489" calcext:value-type="float">
            <text:p>19,8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7314" calcext:value-type="float">
            <text:p>4,57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274" calcext:value-type="float">
            <text:p>4,6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0818" calcext:value-type="float">
            <text:p>0,1408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917" calcext:value-type="float">
            <text:p>19,8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0925" calcext:value-type="float">
            <text:p>4,30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5716" calcext:value-type="float">
            <text:p>4,55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592" calcext:value-type="float">
            <text:p>0,121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195" calcext:value-type="float">
            <text:p>19,71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4832" calcext:value-type="float">
            <text:p>4,54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2426" calcext:value-type="float">
            <text:p>4,72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639" calcext:value-type="float">
            <text:p>0,1186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702" calcext:value-type="float">
            <text:p>19,8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3839" calcext:value-type="float">
            <text:p>4,338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5778" calcext:value-type="float">
            <text:p>4,557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084" calcext:value-type="float">
            <text:p>0,121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917" calcext:value-type="float">
            <text:p>19,8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0423" calcext:value-type="float">
            <text:p>4,50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3315" calcext:value-type="float">
            <text:p>4,73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333" calcext:value-type="float">
            <text:p>0,1203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0137" calcext:value-type="float">
            <text:p>20,0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2137" calcext:value-type="float">
            <text:p>4,321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7093" calcext:value-type="float">
            <text:p>4,47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5577" calcext:value-type="float">
            <text:p>0,125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769" calcext:value-type="float">
            <text:p>19,8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1883" calcext:value-type="float">
            <text:p>4,318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5242" calcext:value-type="float">
            <text:p>4,752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745" calcext:value-type="float">
            <text:p>0,134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505" calcext:value-type="float">
            <text:p>19,8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5547" calcext:value-type="float">
            <text:p>4,25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3184" calcext:value-type="float">
            <text:p>4,43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569" calcext:value-type="float">
            <text:p>0,1195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811" calcext:value-type="float">
            <text:p>19,7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3501" calcext:value-type="float">
            <text:p>4,33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8672" calcext:value-type="float">
            <text:p>4,68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4848" calcext:value-type="float">
            <text:p>0,1448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6443" calcext:value-type="float">
            <text:p>20,6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6166" calcext:value-type="float">
            <text:p>4,56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0841" calcext:value-type="float">
            <text:p>4,80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821" calcext:value-type="float">
            <text:p>0,118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533" calcext:value-type="float">
            <text:p>19,7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922" calcext:value-type="float">
            <text:p>4,2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5.15867" calcext:value-type="float">
            <text:p>5,15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4175" calcext:value-type="float">
            <text:p>0,1441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2.1965" calcext:value-type="float">
            <text:p>22,1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1021" calcext:value-type="float">
            <text:p>4,31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3105" calcext:value-type="float">
            <text:p>4,331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156" calcext:value-type="float">
            <text:p>0,1191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2638" calcext:value-type="float">
            <text:p>19,2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4412" calcext:value-type="float">
            <text:p>4,24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42" calcext:value-type="float">
            <text:p>4,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721" calcext:value-type="float">
            <text:p>0,117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406" calcext:value-type="float">
            <text:p>19,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9206" calcext:value-type="float">
            <text:p>4,19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1006" calcext:value-type="float">
            <text:p>4,31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315" calcext:value-type="float">
            <text:p>0,120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017" calcext:value-type="float">
            <text:p>19,3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5124" calcext:value-type="float">
            <text:p>4,15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1347" calcext:value-type="float">
            <text:p>4,61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672" calcext:value-type="float">
            <text:p>0,120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153" calcext:value-type="float">
            <text:p>19,3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3226" calcext:value-type="float">
            <text:p>4,33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1983" calcext:value-type="float">
            <text:p>4,61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176" calcext:value-type="float">
            <text:p>0,1171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788" calcext:value-type="float">
            <text:p>19,37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8207" calcext:value-type="float">
            <text:p>4,18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093" calcext:value-type="float">
            <text:p>4,30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551" calcext:value-type="float">
            <text:p>0,121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19" calcext:value-type="float">
            <text:p>19,3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4787" calcext:value-type="float">
            <text:p>4,147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6144" calcext:value-type="float">
            <text:p>4,361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043" calcext:value-type="float">
            <text:p>0,118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031" calcext:value-type="float">
            <text:p>19,3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3117" calcext:value-type="float">
            <text:p>4,13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1626" calcext:value-type="float">
            <text:p>4,316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237" calcext:value-type="float">
            <text:p>0,120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129" calcext:value-type="float">
            <text:p>19,91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1948" calcext:value-type="float">
            <text:p>4,319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5397" calcext:value-type="float">
            <text:p>4,55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197" calcext:value-type="float">
            <text:p>0,1211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83" calcext:value-type="float">
            <text:p>19,8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6694" calcext:value-type="float">
            <text:p>4,46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1419" calcext:value-type="float">
            <text:p>4,81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9315" calcext:value-type="float">
            <text:p>0,1493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186" calcext:value-type="float">
            <text:p>19,91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212" calcext:value-type="float">
            <text:p>4,32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4225" calcext:value-type="float">
            <text:p>4,442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756" calcext:value-type="float">
            <text:p>0,1187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676" calcext:value-type="float">
            <text:p>19,7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8916" calcext:value-type="float">
            <text:p>4,889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3747" calcext:value-type="float">
            <text:p>4,83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4486" calcext:value-type="float">
            <text:p>0,124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506" calcext:value-type="float">
            <text:p>19,9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6833" calcext:value-type="float">
            <text:p>4,26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919" calcext:value-type="float">
            <text:p>4,4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061" calcext:value-type="float">
            <text:p>0,121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9346" calcext:value-type="float">
            <text:p>20,9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6984" calcext:value-type="float">
            <text:p>4,669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7338" calcext:value-type="float">
            <text:p>4,673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822" calcext:value-type="float">
            <text:p>0,1188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4758" calcext:value-type="float">
            <text:p>19,4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8944" calcext:value-type="float">
            <text:p>4,189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2785" calcext:value-type="float">
            <text:p>4,32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192" calcext:value-type="float">
            <text:p>0,118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262" calcext:value-type="float">
            <text:p>19,2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7771" calcext:value-type="float">
            <text:p>4,177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8182" calcext:value-type="float">
            <text:p>4,58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725" calcext:value-type="float">
            <text:p>0,119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128" calcext:value-type="float">
            <text:p>19,3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322" calcext:value-type="float">
            <text:p>4,23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0648" calcext:value-type="float">
            <text:p>4,306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547" calcext:value-type="float">
            <text:p>0,120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634" calcext:value-type="float">
            <text:p>19,3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5435" calcext:value-type="float">
            <text:p>4,15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4954" calcext:value-type="float">
            <text:p>4,34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772" calcext:value-type="float">
            <text:p>0,118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1467" calcext:value-type="float">
            <text:p>19,1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5598" calcext:value-type="float">
            <text:p>4,255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2964" calcext:value-type="float">
            <text:p>4,62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137" calcext:value-type="float">
            <text:p>0,120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5312" calcext:value-type="float">
            <text:p>19,5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4878" calcext:value-type="float">
            <text:p>4,34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6945" calcext:value-type="float">
            <text:p>4,469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5569" calcext:value-type="float">
            <text:p>0,1455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181" calcext:value-type="float">
            <text:p>19,9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9013" calcext:value-type="float">
            <text:p>4,29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6428" calcext:value-type="float">
            <text:p>4,46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967" calcext:value-type="float">
            <text:p>0,119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774" calcext:value-type="float">
            <text:p>19,7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3631" calcext:value-type="float">
            <text:p>4,33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0831" calcext:value-type="float">
            <text:p>4,40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491" calcext:value-type="float">
            <text:p>0,1204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531" calcext:value-type="float">
            <text:p>19,75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4604" calcext:value-type="float">
            <text:p>4,24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9177" calcext:value-type="float">
            <text:p>4,891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775" calcext:value-type="float">
            <text:p>0,1207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634" calcext:value-type="float">
            <text:p>19,76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0863" calcext:value-type="float">
            <text:p>4,50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3221" calcext:value-type="float">
            <text:p>4,732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7" calcext:value-type="float">
            <text:p>0,0000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18" calcext:value-type="float">
            <text:p>0,121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505" calcext:value-type="float">
            <text:p>19,8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8285" calcext:value-type="float">
            <text:p>4,28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0544" calcext:value-type="float">
            <text:p>4,60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32" calcext:value-type="float">
            <text:p>0,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5316" calcext:value-type="float">
            <text:p>0,1353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2.5176" calcext:value-type="float">
            <text:p>22,5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227" calcext:value-type="float">
            <text:p>4,52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9612" calcext:value-type="float">
            <text:p>4,396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033" calcext:value-type="float">
            <text:p>0,1200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4779" calcext:value-type="float">
            <text:p>19,47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3913" calcext:value-type="float">
            <text:p>4,13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0534" calcext:value-type="float">
            <text:p>4,50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094" calcext:value-type="float">
            <text:p>0,1200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2247" calcext:value-type="float">
            <text:p>19,22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1998" calcext:value-type="float">
            <text:p>4,41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7259" calcext:value-type="float">
            <text:p>4,572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329" calcext:value-type="float">
            <text:p>0,1183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393" calcext:value-type="float">
            <text:p>19,3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4946" calcext:value-type="float">
            <text:p>4,14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6679" calcext:value-type="float">
            <text:p>4,36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5429" calcext:value-type="float">
            <text:p>0,1254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506" calcext:value-type="float">
            <text:p>19,3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8252" calcext:value-type="float">
            <text:p>4,18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0042" calcext:value-type="float">
            <text:p>4,30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819" calcext:value-type="float">
            <text:p>0,1198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1729" calcext:value-type="float">
            <text:p>19,1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0219" calcext:value-type="float">
            <text:p>4,502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3277" calcext:value-type="float">
            <text:p>4,53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597" calcext:value-type="float">
            <text:p>0,118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1403" calcext:value-type="float">
            <text:p>19,14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8366" calcext:value-type="float">
            <text:p>4,18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5.1466" calcext:value-type="float">
            <text:p>5,1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8914" calcext:value-type="float">
            <text:p>0,148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0638" calcext:value-type="float">
            <text:p>20,0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3909" calcext:value-type="float">
            <text:p>4,53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133" calcext:value-type="float">
            <text:p>4,7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1227" calcext:value-type="float">
            <text:p>0,131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613" calcext:value-type="float">
            <text:p>19,8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6613" calcext:value-type="float">
            <text:p>4,266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1982" calcext:value-type="float">
            <text:p>4,619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909" calcext:value-type="float">
            <text:p>0,119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0.0986" calcext:value-type="float">
            <text:p>20,09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6605" calcext:value-type="float">
            <text:p>4,36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9625" calcext:value-type="float">
            <text:p>4,89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597" calcext:value-type="float">
            <text:p>0,119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893" calcext:value-type="float">
            <text:p>19,7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4112" calcext:value-type="float">
            <text:p>4,34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6725" calcext:value-type="float">
            <text:p>4,46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122" calcext:value-type="float">
            <text:p>0,118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814" calcext:value-type="float">
            <text:p>19,6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9683" calcext:value-type="float">
            <text:p>4,39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1684" calcext:value-type="float">
            <text:p>4,61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021" calcext:value-type="float">
            <text:p>0,119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499" calcext:value-type="float">
            <text:p>19,7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1017" calcext:value-type="float">
            <text:p>4,31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0548" calcext:value-type="float">
            <text:p>4,40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227" calcext:value-type="float">
            <text:p>0,119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882" calcext:value-type="float">
            <text:p>19,68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8994" calcext:value-type="float">
            <text:p>4,28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0003" calcext:value-type="float">
            <text:p>4,800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886" calcext:value-type="float">
            <text:p>0,1188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796" calcext:value-type="float">
            <text:p>19,6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1217" calcext:value-type="float">
            <text:p>4,312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5327" calcext:value-type="float">
            <text:p>4,45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1043" calcext:value-type="float">
            <text:p>0,121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943" calcext:value-type="float">
            <text:p>19,8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3401" calcext:value-type="float">
            <text:p>4,33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263" calcext:value-type="float">
            <text:p>4,6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842" calcext:value-type="float">
            <text:p>0,119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927" calcext:value-type="float">
            <text:p>19,79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3801" calcext:value-type="float">
            <text:p>4,53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1212" calcext:value-type="float">
            <text:p>4,712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257" calcext:value-type="float">
            <text:p>0,119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194" calcext:value-type="float">
            <text:p>19,91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2473" calcext:value-type="float">
            <text:p>4,32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5769" calcext:value-type="float">
            <text:p>4,557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279" calcext:value-type="float">
            <text:p>0,119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02" calcext:value-type="float">
            <text:p>19,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1685" calcext:value-type="float">
            <text:p>4,31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6116" calcext:value-type="float">
            <text:p>4,46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9467" calcext:value-type="float">
            <text:p>0,1394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505" calcext:value-type="float">
            <text:p>19,9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7918" calcext:value-type="float">
            <text:p>4,27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4611" calcext:value-type="float">
            <text:p>4,446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556" calcext:value-type="float">
            <text:p>0,118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666" calcext:value-type="float">
            <text:p>19,66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0849" calcext:value-type="float">
            <text:p>4,30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418" calcext:value-type="float">
            <text:p>4,7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42264" calcext:value-type="float">
            <text:p>0,142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652" calcext:value-type="float">
            <text:p>19,9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9562" calcext:value-type="float">
            <text:p>4,39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1749" calcext:value-type="float">
            <text:p>4,41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937" calcext:value-type="float">
            <text:p>0,119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9789" calcext:value-type="float">
            <text:p>19,97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5416" calcext:value-type="float">
            <text:p>4,254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9706" calcext:value-type="float">
            <text:p>4,69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136" calcext:value-type="float">
            <text:p>0,1191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6665" calcext:value-type="float">
            <text:p>19,6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7733" calcext:value-type="float">
            <text:p>4,37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86099" calcext:value-type="float">
            <text:p>4,860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50544" calcext:value-type="float">
            <text:p>0,1505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817" calcext:value-type="float">
            <text:p>19,8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9451" calcext:value-type="float">
            <text:p>4,29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5.01748" calcext:value-type="float">
            <text:p>5,01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34555" calcext:value-type="float">
            <text:p>0,134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21.6792" calcext:value-type="float">
            <text:p>21,6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6724" calcext:value-type="float">
            <text:p>4,16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2458" calcext:value-type="float">
            <text:p>4,32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38" calcext:value-type="float">
            <text:p>0,119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4535" calcext:value-type="float">
            <text:p>19,4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2738" calcext:value-type="float">
            <text:p>4,22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118" calcext:value-type="float">
            <text:p>4,7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766" calcext:value-type="float">
            <text:p>0,1197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844" calcext:value-type="float">
            <text:p>19,8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5159" calcext:value-type="float">
            <text:p>4,55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4436" calcext:value-type="float">
            <text:p>4,644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7898" calcext:value-type="float">
            <text:p>0,1178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1336" calcext:value-type="float">
            <text:p>19,13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2718" calcext:value-type="float">
            <text:p>4,227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0641" calcext:value-type="float">
            <text:p>4,506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2138" calcext:value-type="float">
            <text:p>0,122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865" calcext:value-type="float">
            <text:p>19,7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6902" calcext:value-type="float">
            <text:p>4,36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6377" calcext:value-type="float">
            <text:p>4,6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879" calcext:value-type="float">
            <text:p>0,119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7391" calcext:value-type="float">
            <text:p>19,7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2784" calcext:value-type="float">
            <text:p>4,127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1476" calcext:value-type="float">
            <text:p>4,41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447" calcext:value-type="float">
            <text:p>0,1204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4938" calcext:value-type="float">
            <text:p>19,49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9609" calcext:value-type="float">
            <text:p>4,19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301" calcext:value-type="float">
            <text:p>4,3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856" calcext:value-type="float">
            <text:p>0,11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482" calcext:value-type="float">
            <text:p>19,3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40066" calcext:value-type="float">
            <text:p>4,40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56239" calcext:value-type="float">
            <text:p>4,56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20626" calcext:value-type="float">
            <text:p>0,1206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364" calcext:value-type="float">
            <text:p>19,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18962" calcext:value-type="float">
            <text:p>4,189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9382" calcext:value-type="float">
            <text:p>4,39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937" calcext:value-type="float">
            <text:p>0,119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5444" calcext:value-type="float">
            <text:p>19,5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36561" calcext:value-type="float">
            <text:p>4,365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7736" calcext:value-type="float">
            <text:p>4,7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533" calcext:value-type="float">
            <text:p>0,119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19.8012" calcext:value-type="float">
            <text:p>19,8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4514" calcext:value-type="float">
            <text:p>4,245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4.28782" calcext:value-type="float">
            <text:p>4,28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1199" calcext:value-type="float">
            <text:p>0,11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6577" calcext:value-type="float">
            <text:p>23,65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8995" calcext:value-type="float">
            <text:p>5,18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946" calcext:value-type="float">
            <text:p>5,4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616" calcext:value-type="float">
            <text:p>0,149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7937" calcext:value-type="float">
            <text:p>23,7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4031" calcext:value-type="float">
            <text:p>4,94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7318" calcext:value-type="float">
            <text:p>5,37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683" calcext:value-type="float">
            <text:p>0,148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7314" calcext:value-type="float">
            <text:p>23,7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4102" calcext:value-type="float">
            <text:p>4,941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0472" calcext:value-type="float">
            <text:p>5,30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2064" calcext:value-type="float">
            <text:p>0,1520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5333" calcext:value-type="float">
            <text:p>23,5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2374" calcext:value-type="float">
            <text:p>4,923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9619" calcext:value-type="float">
            <text:p>5,09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088" calcext:value-type="float">
            <text:p>0,149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8988" calcext:value-type="float">
            <text:p>23,8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2421" calcext:value-type="float">
            <text:p>5,22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9265" calcext:value-type="float">
            <text:p>5,39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6112" calcext:value-type="float">
            <text:p>0,156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6467" calcext:value-type="float">
            <text:p>24,6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4031" calcext:value-type="float">
            <text:p>5,14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8538" calcext:value-type="float">
            <text:p>5,28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454" calcext:value-type="float">
            <text:p>0,148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854" calcext:value-type="float">
            <text:p>24,5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7815" calcext:value-type="float">
            <text:p>5,07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2" calcext:value-type="float">
            <text:p>5,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203" calcext:value-type="float">
            <text:p>0,1482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339" calcext:value-type="float">
            <text:p>24,5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1814" calcext:value-type="float">
            <text:p>5,11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6852" calcext:value-type="float">
            <text:p>5,46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613" calcext:value-type="float">
            <text:p>0,150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1957" calcext:value-type="float">
            <text:p>24,1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1468" calcext:value-type="float">
            <text:p>5,11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481" calcext:value-type="float">
            <text:p>5,3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916" calcext:value-type="float">
            <text:p>0,1499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32" calcext:value-type="float">
            <text:p>24,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9335" calcext:value-type="float">
            <text:p>5,29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8316" calcext:value-type="float">
            <text:p>5,683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74853" calcext:value-type="float">
            <text:p>0,1748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698" calcext:value-type="float">
            <text:p>24,3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5206" calcext:value-type="float">
            <text:p>5,45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2086" calcext:value-type="float">
            <text:p>5,420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873" calcext:value-type="float">
            <text:p>0,1508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728" calcext:value-type="float">
            <text:p>24,27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0976" calcext:value-type="float">
            <text:p>5,20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196" calcext:value-type="float">
            <text:p>5,3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67204" calcext:value-type="float">
            <text:p>0,1672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6.7375" calcext:value-type="float">
            <text:p>26,7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1349" calcext:value-type="float">
            <text:p>5,21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4619" calcext:value-type="float">
            <text:p>5,54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6247" calcext:value-type="float">
            <text:p>0,146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0444" calcext:value-type="float">
            <text:p>24,0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3165" calcext:value-type="float">
            <text:p>4,93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1261" calcext:value-type="float">
            <text:p>5,112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45" calcext:value-type="float">
            <text:p>0,148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1533" calcext:value-type="float">
            <text:p>24,15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0044" calcext:value-type="float">
            <text:p>5,10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1711" calcext:value-type="float">
            <text:p>5,317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522" calcext:value-type="float">
            <text:p>0,1495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8555" calcext:value-type="float">
            <text:p>23,8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8252" calcext:value-type="float">
            <text:p>5,08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7392" calcext:value-type="float">
            <text:p>5,273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168" calcext:value-type="float">
            <text:p>0,150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7269" calcext:value-type="float">
            <text:p>23,7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3901" calcext:value-type="float">
            <text:p>5,23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2397" calcext:value-type="float">
            <text:p>5,52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5912" calcext:value-type="float">
            <text:p>0,1559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352" calcext:value-type="float">
            <text:p>24,23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0124" calcext:value-type="float">
            <text:p>5,001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0009" calcext:value-type="float">
            <text:p>5,300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616" calcext:value-type="float">
            <text:p>0,148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943" calcext:value-type="float">
            <text:p>24,49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1691" calcext:value-type="float">
            <text:p>5,11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958" calcext:value-type="float">
            <text:p>5,29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67971" calcext:value-type="float">
            <text:p>0,167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0546" calcext:value-type="float">
            <text:p>24,0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8736" calcext:value-type="float">
            <text:p>4,98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1215" calcext:value-type="float">
            <text:p>5,21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579" calcext:value-type="float">
            <text:p>0,1515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0387" calcext:value-type="float">
            <text:p>24,03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6169" calcext:value-type="float">
            <text:p>5,66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6527" calcext:value-type="float">
            <text:p>5,56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696" calcext:value-type="float">
            <text:p>0,1516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7126" calcext:value-type="float">
            <text:p>24,7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6683" calcext:value-type="float">
            <text:p>5,06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446" calcext:value-type="float">
            <text:p>5,3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6969" calcext:value-type="float">
            <text:p>0,16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291" calcext:value-type="float">
            <text:p>24,52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3039" calcext:value-type="float">
            <text:p>5,330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6166" calcext:value-type="float">
            <text:p>5,56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208" calcext:value-type="float">
            <text:p>0,150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968" calcext:value-type="float">
            <text:p>24,3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485" calcext:value-type="float">
            <text:p>4,9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353" calcext:value-type="float">
            <text:p>5,1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182" calcext:value-type="float">
            <text:p>0,148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157" calcext:value-type="float">
            <text:p>24,51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5412" calcext:value-type="float">
            <text:p>4,95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2845" calcext:value-type="float">
            <text:p>5,42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086" calcext:value-type="float">
            <text:p>0,1480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7517" calcext:value-type="float">
            <text:p>23,75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9457" calcext:value-type="float">
            <text:p>4,99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3326" calcext:value-type="float">
            <text:p>5,13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741" calcext:value-type="float">
            <text:p>0,148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7984" calcext:value-type="float">
            <text:p>23,7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365" calcext:value-type="float">
            <text:p>5,23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4485" calcext:value-type="float">
            <text:p>5,34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457" calcext:value-type="float">
            <text:p>0,1514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9151" calcext:value-type="float">
            <text:p>23,9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3109" calcext:value-type="float">
            <text:p>5,03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4373" calcext:value-type="float">
            <text:p>5,443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2755" calcext:value-type="float">
            <text:p>0,1527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9421" calcext:value-type="float">
            <text:p>23,9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76" calcext:value-type="float">
            <text:p>4,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3394" calcext:value-type="float">
            <text:p>5,13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754" calcext:value-type="float">
            <text:p>0,1487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9367" calcext:value-type="float">
            <text:p>24,9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7827" calcext:value-type="float">
            <text:p>5,478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3569" calcext:value-type="float">
            <text:p>5,63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153" calcext:value-type="float">
            <text:p>0,1491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49" calcext:value-type="float">
            <text:p>24,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062" calcext:value-type="float">
            <text:p>5,10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5006" calcext:value-type="float">
            <text:p>5,450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619" calcext:value-type="float">
            <text:p>0,151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6863" calcext:value-type="float">
            <text:p>24,6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4482" calcext:value-type="float">
            <text:p>5,14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8852" calcext:value-type="float">
            <text:p>5,288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3" calcext:value-type="float">
            <text:p>0,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764" calcext:value-type="float">
            <text:p>0,151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858" calcext:value-type="float">
            <text:p>24,4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2242" calcext:value-type="float">
            <text:p>5,32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6385" calcext:value-type="float">
            <text:p>5,463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5632" calcext:value-type="float">
            <text:p>0,155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5.0419" calcext:value-type="float">
            <text:p>25,04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0865" calcext:value-type="float">
            <text:p>5,50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6.21889" calcext:value-type="float">
            <text:p>6,218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65542" calcext:value-type="float">
            <text:p>0,165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279" calcext:value-type="float">
            <text:p>24,5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3091" calcext:value-type="float">
            <text:p>5,23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4279" calcext:value-type="float">
            <text:p>5,542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3773" calcext:value-type="float">
            <text:p>0,1537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311" calcext:value-type="float">
            <text:p>24,3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1821" calcext:value-type="float">
            <text:p>4,91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3233" calcext:value-type="float">
            <text:p>5,43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217" calcext:value-type="float">
            <text:p>0,1482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5318" calcext:value-type="float">
            <text:p>23,5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5571" calcext:value-type="float">
            <text:p>4,95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1202" calcext:value-type="float">
            <text:p>5,212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983" calcext:value-type="float">
            <text:p>0,1509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7068" calcext:value-type="float">
            <text:p>23,70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4745" calcext:value-type="float">
            <text:p>4,947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2297" calcext:value-type="float">
            <text:p>5,122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545" calcext:value-type="float">
            <text:p>0,1495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9998" calcext:value-type="float">
            <text:p>23,9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0458" calcext:value-type="float">
            <text:p>5,104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4232" calcext:value-type="float">
            <text:p>5,442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499" calcext:value-type="float">
            <text:p>0,148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8243" calcext:value-type="float">
            <text:p>23,8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8176" calcext:value-type="float">
            <text:p>4,98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5198" calcext:value-type="float">
            <text:p>5,451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696" calcext:value-type="float">
            <text:p>0,146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153" calcext:value-type="float">
            <text:p>24,4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6248" calcext:value-type="float">
            <text:p>5,262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7931" calcext:value-type="float">
            <text:p>5,47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337" calcext:value-type="float">
            <text:p>0,1503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331" calcext:value-type="float">
            <text:p>24,23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6228" calcext:value-type="float">
            <text:p>5,16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0749" calcext:value-type="float">
            <text:p>5,307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797" calcext:value-type="float">
            <text:p>0,1487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635" calcext:value-type="float">
            <text:p>24,36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3644" calcext:value-type="float">
            <text:p>5,136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564" calcext:value-type="float">
            <text:p>5,2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939" calcext:value-type="float">
            <text:p>0,150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508" calcext:value-type="float">
            <text:p>24,5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35" calcext:value-type="float">
            <text:p>5,3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4723" calcext:value-type="float">
            <text:p>5,547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382" calcext:value-type="float">
            <text:p>0,151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546" calcext:value-type="float">
            <text:p>24,3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717" calcext:value-type="float">
            <text:p>5,1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3462" calcext:value-type="float">
            <text:p>5,63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478" calcext:value-type="float">
            <text:p>0,1494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614" calcext:value-type="float">
            <text:p>24,3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09" calcext:value-type="float">
            <text:p>5,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6812" calcext:value-type="float">
            <text:p>5,56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646" calcext:value-type="float">
            <text:p>0,148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872" calcext:value-type="float">
            <text:p>24,2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1463" calcext:value-type="float">
            <text:p>5,11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5851" calcext:value-type="float">
            <text:p>5,458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235" calcext:value-type="float">
            <text:p>0,15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181" calcext:value-type="float">
            <text:p>24,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1396" calcext:value-type="float">
            <text:p>5,11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3623" calcext:value-type="float">
            <text:p>5,336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344" calcext:value-type="float">
            <text:p>0,151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705" calcext:value-type="float">
            <text:p>24,27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247" calcext:value-type="float">
            <text:p>5,12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4736" calcext:value-type="float">
            <text:p>5,34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7084" calcext:value-type="float">
            <text:p>0,157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656" calcext:value-type="float">
            <text:p>24,36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1897" calcext:value-type="float">
            <text:p>5,318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4859" calcext:value-type="float">
            <text:p>5,54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3091" calcext:value-type="float">
            <text:p>0,1530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71" calcext:value-type="float">
            <text:p>24,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9448" calcext:value-type="float">
            <text:p>5,194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8606" calcext:value-type="float">
            <text:p>5,58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455" calcext:value-type="float">
            <text:p>0,149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9808" calcext:value-type="float">
            <text:p>24,9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0664" calcext:value-type="float">
            <text:p>5,40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1692" calcext:value-type="float">
            <text:p>5,61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102" calcext:value-type="float">
            <text:p>0,150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937" calcext:value-type="float">
            <text:p>24,9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8026" calcext:value-type="float">
            <text:p>5,08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4563" calcext:value-type="float">
            <text:p>5,54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72526" calcext:value-type="float">
            <text:p>0,172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196" calcext:value-type="float">
            <text:p>24,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0811" calcext:value-type="float">
            <text:p>5,10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3089" calcext:value-type="float">
            <text:p>5,33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2909" calcext:value-type="float">
            <text:p>0,152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221" calcext:value-type="float">
            <text:p>24,3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8823" calcext:value-type="float">
            <text:p>5,18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3881" calcext:value-type="float">
            <text:p>5,23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3" calcext:value-type="float">
            <text:p>0,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89635" calcext:value-type="float">
            <text:p>0,189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7.602" calcext:value-type="float">
            <text:p>27,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6498" calcext:value-type="float">
            <text:p>5,16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0509" calcext:value-type="float">
            <text:p>5,20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4443" calcext:value-type="float">
            <text:p>0,1544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7384" calcext:value-type="float">
            <text:p>23,7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0421" calcext:value-type="float">
            <text:p>5,204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3164" calcext:value-type="float">
            <text:p>5,33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3533" calcext:value-type="float">
            <text:p>0,153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7538" calcext:value-type="float">
            <text:p>23,7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2918" calcext:value-type="float">
            <text:p>5,02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8117" calcext:value-type="float">
            <text:p>5,481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876" calcext:value-type="float">
            <text:p>0,148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8092" calcext:value-type="float">
            <text:p>23,8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4199" calcext:value-type="float">
            <text:p>4,94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391" calcext:value-type="float">
            <text:p>5,4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4823" calcext:value-type="float">
            <text:p>0,154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6373" calcext:value-type="float">
            <text:p>23,6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6066" calcext:value-type="float">
            <text:p>5,060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7826" calcext:value-type="float">
            <text:p>5,17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767" calcext:value-type="float">
            <text:p>0,149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4966" calcext:value-type="float">
            <text:p>23,4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2859" calcext:value-type="float">
            <text:p>5,228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8371" calcext:value-type="float">
            <text:p>5,383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247" calcext:value-type="float">
            <text:p>0,152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984" calcext:value-type="float">
            <text:p>24,39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4789" calcext:value-type="float">
            <text:p>5,247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6514" calcext:value-type="float">
            <text:p>5,66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80112" calcext:value-type="float">
            <text:p>0,180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602" calcext:value-type="float">
            <text:p>24,4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5395" calcext:value-type="float">
            <text:p>5,15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9294" calcext:value-type="float">
            <text:p>5,59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12" calcext:value-type="float">
            <text:p>0,15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179" calcext:value-type="float">
            <text:p>24,3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7626" calcext:value-type="float">
            <text:p>5,076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191" calcext:value-type="float">
            <text:p>5,61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198" calcext:value-type="float">
            <text:p>0,148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9441" calcext:value-type="float">
            <text:p>24,9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9271" calcext:value-type="float">
            <text:p>5,19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4812" calcext:value-type="float">
            <text:p>5,44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33" calcext:value-type="float">
            <text:p>0,000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426" calcext:value-type="float">
            <text:p>0,1504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119" calcext:value-type="float">
            <text:p>24,2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0584" calcext:value-type="float">
            <text:p>5,105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4643" calcext:value-type="float">
            <text:p>5,346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542" calcext:value-type="float">
            <text:p>0,149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748" calcext:value-type="float">
            <text:p>24,57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991" calcext:value-type="float">
            <text:p>5,0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6881" calcext:value-type="float">
            <text:p>5,268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413" calcext:value-type="float">
            <text:p>0,151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408" calcext:value-type="float">
            <text:p>24,44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6071" calcext:value-type="float">
            <text:p>5,36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8081" calcext:value-type="float">
            <text:p>5,580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7507" calcext:value-type="float">
            <text:p>0,1575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556" calcext:value-type="float">
            <text:p>24,3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3544" calcext:value-type="float">
            <text:p>5,135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5467" calcext:value-type="float">
            <text:p>5,654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438" calcext:value-type="float">
            <text:p>0,1484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035" calcext:value-type="float">
            <text:p>24,5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3811" calcext:value-type="float">
            <text:p>5,138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1739" calcext:value-type="float">
            <text:p>5,51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106" calcext:value-type="float">
            <text:p>0,149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723" calcext:value-type="float">
            <text:p>24,47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1563" calcext:value-type="float">
            <text:p>5,11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9084" calcext:value-type="float">
            <text:p>5,49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804" calcext:value-type="float">
            <text:p>0,1508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864" calcext:value-type="float">
            <text:p>24,28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2757" calcext:value-type="float">
            <text:p>5,12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6878" calcext:value-type="float">
            <text:p>5,368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2555" calcext:value-type="float">
            <text:p>0,1525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332" calcext:value-type="float">
            <text:p>24,4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7812" calcext:value-type="float">
            <text:p>5,07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0768" calcext:value-type="float">
            <text:p>5,30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001" calcext:value-type="float">
            <text:p>0,151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199" calcext:value-type="float">
            <text:p>24,41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2009" calcext:value-type="float">
            <text:p>5,42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085" calcext:value-type="float">
            <text:p>5,6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822" calcext:value-type="float">
            <text:p>0,1508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603" calcext:value-type="float">
            <text:p>24,5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1457" calcext:value-type="float">
            <text:p>5,21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4372" calcext:value-type="float">
            <text:p>5,54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983" calcext:value-type="float">
            <text:p>0,1489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3715" calcext:value-type="float">
            <text:p>24,3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8717" calcext:value-type="float">
            <text:p>5,08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7838" calcext:value-type="float">
            <text:p>5,278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7712" calcext:value-type="float">
            <text:p>0,147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9762" calcext:value-type="float">
            <text:p>24,9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70531" calcext:value-type="float">
            <text:p>5,70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6.23546" calcext:value-type="float">
            <text:p>6,23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63892" calcext:value-type="float">
            <text:p>0,1638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6818" calcext:value-type="float">
            <text:p>24,6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5289" calcext:value-type="float">
            <text:p>4,95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9327" calcext:value-type="float">
            <text:p>5,39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836" calcext:value-type="float">
            <text:p>0,150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6548" calcext:value-type="float">
            <text:p>23,6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0386" calcext:value-type="float">
            <text:p>5,00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3905" calcext:value-type="float">
            <text:p>5,13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759" calcext:value-type="float">
            <text:p>0,151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6588" calcext:value-type="float">
            <text:p>23,6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8293" calcext:value-type="float">
            <text:p>5,18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4912" calcext:value-type="float">
            <text:p>5,349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4627" calcext:value-type="float">
            <text:p>0,154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7479" calcext:value-type="float">
            <text:p>23,7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588" calcext:value-type="float">
            <text:p>4,9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7817" calcext:value-type="float">
            <text:p>5,178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648" calcext:value-type="float">
            <text:p>0,149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8944" calcext:value-type="float">
            <text:p>23,89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0931" calcext:value-type="float">
            <text:p>5,30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5566" calcext:value-type="float">
            <text:p>5,65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151" calcext:value-type="float">
            <text:p>0,1481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098" calcext:value-type="float">
            <text:p>24,2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3456" calcext:value-type="float">
            <text:p>5,13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7232" calcext:value-type="float">
            <text:p>5,272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538" calcext:value-type="float">
            <text:p>0,1495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869" calcext:value-type="float">
            <text:p>24,2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9423" calcext:value-type="float">
            <text:p>5,09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2255" calcext:value-type="float">
            <text:p>5,322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77296" calcext:value-type="float">
            <text:p>0,177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411" calcext:value-type="float">
            <text:p>24,4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2894" calcext:value-type="float">
            <text:p>5,22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4448" calcext:value-type="float">
            <text:p>5,544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347" calcext:value-type="float">
            <text:p>0,149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092" calcext:value-type="float">
            <text:p>24,4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7803" calcext:value-type="float">
            <text:p>5,078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1227" calcext:value-type="float">
            <text:p>5,31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63496" calcext:value-type="float">
            <text:p>0,163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265" calcext:value-type="float">
            <text:p>24,4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9821" calcext:value-type="float">
            <text:p>5,09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1248" calcext:value-type="float">
            <text:p>5,312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884" calcext:value-type="float">
            <text:p>0,1498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542" calcext:value-type="float">
            <text:p>24,45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9047" calcext:value-type="float">
            <text:p>5,09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7955" calcext:value-type="float">
            <text:p>5,27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738" calcext:value-type="float">
            <text:p>0,148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8514" calcext:value-type="float">
            <text:p>24,85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7225" calcext:value-type="float">
            <text:p>5,37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7917" calcext:value-type="float">
            <text:p>5,67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0216" calcext:value-type="float">
            <text:p>0,1502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872" calcext:value-type="float">
            <text:p>24,2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08945" calcext:value-type="float">
            <text:p>5,08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922" calcext:value-type="float">
            <text:p>5,29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383" calcext:value-type="float">
            <text:p>0,149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949" calcext:value-type="float">
            <text:p>24,2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6317" calcext:value-type="float">
            <text:p>5,26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1915" calcext:value-type="float">
            <text:p>5,51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51335" calcext:value-type="float">
            <text:p>0,151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341" calcext:value-type="float">
            <text:p>24,5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62" calcext:value-type="float">
            <text:p>5,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1963" calcext:value-type="float">
            <text:p>5,51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224" calcext:value-type="float">
            <text:p>0,149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046" calcext:value-type="float">
            <text:p>24,5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3013" calcext:value-type="float">
            <text:p>5,13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7629" calcext:value-type="float">
            <text:p>5,27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015" calcext:value-type="float">
            <text:p>0,149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792" calcext:value-type="float">
            <text:p>24,2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6045" calcext:value-type="float">
            <text:p>5,16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0844" calcext:value-type="float">
            <text:p>5,30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8416" calcext:value-type="float">
            <text:p>0,148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366" calcext:value-type="float">
            <text:p>24,2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5334" calcext:value-type="float">
            <text:p>5,253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1847" calcext:value-type="float">
            <text:p>5,31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60535" calcext:value-type="float">
            <text:p>0,1605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2039" calcext:value-type="float">
            <text:p>24,20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38832" calcext:value-type="float">
            <text:p>5,38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3796" calcext:value-type="float">
            <text:p>5,437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606" calcext:value-type="float">
            <text:p>0,1496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5826" calcext:value-type="float">
            <text:p>24,58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24937" calcext:value-type="float">
            <text:p>5,24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6559" calcext:value-type="float">
            <text:p>5,65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71932" calcext:value-type="float">
            <text:p>0,171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4.447" calcext:value-type="float">
            <text:p>24,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2206" calcext:value-type="float">
            <text:p>5,12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59207" calcext:value-type="float">
            <text:p>5,59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94137" calcext:value-type="float">
            <text:p>0,194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7.603" calcext:value-type="float">
            <text:p>27,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6047" calcext:value-type="float">
            <text:p>5,16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15675" calcext:value-type="float">
            <text:p>5,15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7566" calcext:value-type="float">
            <text:p>0,1475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23.8095" calcext:value-type="float">
            <text:p>23,8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4.91688" calcext:value-type="float">
            <text:p>4,91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5.48657" calcext:value-type="float">
            <text:p>5,48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149031" calcext:value-type="float">
            <text:p>0,149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7485" calcext:value-type="float">
            <text:p>28,74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775" calcext:value-type="float">
            <text:p>5,73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6094" calcext:value-type="float">
            <text:p>5,86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657" calcext:value-type="float">
            <text:p>0,177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765" calcext:value-type="float">
            <text:p>28,5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9865" calcext:value-type="float">
            <text:p>5,69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0146" calcext:value-type="float">
            <text:p>5,90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409" calcext:value-type="float">
            <text:p>0,178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161" calcext:value-type="float">
            <text:p>28,51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5856" calcext:value-type="float">
            <text:p>5,75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3819" calcext:value-type="float">
            <text:p>6,03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6152" calcext:value-type="float">
            <text:p>0,196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007" calcext:value-type="float">
            <text:p>29,2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2582" calcext:value-type="float">
            <text:p>5,92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3468" calcext:value-type="float">
            <text:p>6,03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203088" calcext:value-type="float">
            <text:p>0,203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507" calcext:value-type="float">
            <text:p>29,2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6279" calcext:value-type="float">
            <text:p>6,06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7434" calcext:value-type="float">
            <text:p>6,17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1954" calcext:value-type="float">
            <text:p>0,1819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0536" calcext:value-type="float">
            <text:p>29,0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0165" calcext:value-type="float">
            <text:p>5,90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3214" calcext:value-type="float">
            <text:p>6,33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293" calcext:value-type="float">
            <text:p>0,1782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0225" calcext:value-type="float">
            <text:p>29,02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0865" calcext:value-type="float">
            <text:p>6,00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6183" calcext:value-type="float">
            <text:p>6,361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1654" calcext:value-type="float">
            <text:p>0,1816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711" calcext:value-type="float">
            <text:p>29,27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9486" calcext:value-type="float">
            <text:p>6,194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1429" calcext:value-type="float">
            <text:p>6,21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376" calcext:value-type="float">
            <text:p>0,178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351" calcext:value-type="float">
            <text:p>29,1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47548" calcext:value-type="float">
            <text:p>6,47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6722" calcext:value-type="float">
            <text:p>6,16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3894" calcext:value-type="float">
            <text:p>0,1838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558" calcext:value-type="float">
            <text:p>29,1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7828" calcext:value-type="float">
            <text:p>5,87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8752" calcext:value-type="float">
            <text:p>6,287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836" calcext:value-type="float">
            <text:p>0,1778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7374" calcext:value-type="float">
            <text:p>29,7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2571" calcext:value-type="float">
            <text:p>5,92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4472" calcext:value-type="float">
            <text:p>6,4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201582" calcext:value-type="float">
            <text:p>0,201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997" calcext:value-type="float">
            <text:p>29,1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3946" calcext:value-type="float">
            <text:p>6,23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71" calcext:value-type="float">
            <text:p>6,2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200817" calcext:value-type="float">
            <text:p>0,2008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11" calcext:value-type="float">
            <text:p>29,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2013" calcext:value-type="float">
            <text:p>5,920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8707" calcext:value-type="float">
            <text:p>6,08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0358" calcext:value-type="float">
            <text:p>0,180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744" calcext:value-type="float">
            <text:p>29,27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0607" calcext:value-type="float">
            <text:p>5,90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8829" calcext:value-type="float">
            <text:p>6,28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8786" calcext:value-type="float">
            <text:p>0,198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0379" calcext:value-type="float">
            <text:p>29,0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415" calcext:value-type="float">
            <text:p>5,9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9923" calcext:value-type="float">
            <text:p>6,29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215287" calcext:value-type="float">
            <text:p>0,2152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0338" calcext:value-type="float">
            <text:p>29,0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9722" calcext:value-type="float">
            <text:p>5,99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8836" calcext:value-type="float">
            <text:p>6,288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0876" calcext:value-type="float">
            <text:p>0,180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412" calcext:value-type="float">
            <text:p>29,1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9585" calcext:value-type="float">
            <text:p>6,19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7597" calcext:value-type="float">
            <text:p>6,07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2525" calcext:value-type="float">
            <text:p>0,182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32.6435" calcext:value-type="float">
            <text:p>32,6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9637" calcext:value-type="float">
            <text:p>6,09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9639" calcext:value-type="float">
            <text:p>6,19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4377" calcext:value-type="float">
            <text:p>0,1843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7338" calcext:value-type="float">
            <text:p>28,73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1273" calcext:value-type="float">
            <text:p>5,81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6356" calcext:value-type="float">
            <text:p>5,863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799" calcext:value-type="float">
            <text:p>0,1787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721" calcext:value-type="float">
            <text:p>28,47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482" calcext:value-type="float">
            <text:p>5,73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7022" calcext:value-type="float">
            <text:p>6,17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0366" calcext:value-type="float">
            <text:p>0,1903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775" calcext:value-type="float">
            <text:p>28,5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1816" calcext:value-type="float">
            <text:p>6,118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2584" calcext:value-type="float">
            <text:p>6,02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677" calcext:value-type="float">
            <text:p>0,179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619" calcext:value-type="float">
            <text:p>28,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8761" calcext:value-type="float">
            <text:p>5,68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0148" calcext:value-type="float">
            <text:p>5,901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210777" calcext:value-type="float">
            <text:p>0,210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30.7381" calcext:value-type="float">
            <text:p>30,7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8533" calcext:value-type="float">
            <text:p>5,68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5919" calcext:value-type="float">
            <text:p>6,15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062" calcext:value-type="float">
            <text:p>0,1770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2802" calcext:value-type="float">
            <text:p>28,2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4657" calcext:value-type="float">
            <text:p>5,74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254" calcext:value-type="float">
            <text:p>6,12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6048" calcext:value-type="float">
            <text:p>0,176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809" calcext:value-type="float">
            <text:p>28,4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4808" calcext:value-type="float">
            <text:p>5,748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7467" calcext:value-type="float">
            <text:p>6,274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542" calcext:value-type="float">
            <text:p>0,177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6016" calcext:value-type="float">
            <text:p>28,6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4346" calcext:value-type="float">
            <text:p>5,84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5932" calcext:value-type="float">
            <text:p>6,15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557" calcext:value-type="float">
            <text:p>0,1785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706" calcext:value-type="float">
            <text:p>28,57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959" calcext:value-type="float">
            <text:p>5,739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6377" calcext:value-type="float">
            <text:p>5,863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628" calcext:value-type="float">
            <text:p>0,1796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353" calcext:value-type="float">
            <text:p>28,53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231" calcext:value-type="float">
            <text:p>5,73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6967" calcext:value-type="float">
            <text:p>5,86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5583" calcext:value-type="float">
            <text:p>0,185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586" calcext:value-type="float">
            <text:p>28,4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1126" calcext:value-type="float">
            <text:p>5,71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5729" calcext:value-type="float">
            <text:p>5,957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939" calcext:value-type="float">
            <text:p>0,1789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8613" calcext:value-type="float">
            <text:p>28,86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872" calcext:value-type="float">
            <text:p>5,73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8" calcext:value-type="float">
            <text:p>6,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2079" calcext:value-type="float">
            <text:p>0,182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71" calcext:value-type="float">
            <text:p>28,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912" calcext:value-type="float">
            <text:p>5,73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7708" calcext:value-type="float">
            <text:p>6,17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399" calcext:value-type="float">
            <text:p>0,1793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968" calcext:value-type="float">
            <text:p>28,3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2426" calcext:value-type="float">
            <text:p>5,72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1104" calcext:value-type="float">
            <text:p>6,21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53" calcext:value-type="float">
            <text:p>0,178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292" calcext:value-type="float">
            <text:p>28,52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7747" calcext:value-type="float">
            <text:p>5,77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42916" calcext:value-type="float">
            <text:p>6,429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599" calcext:value-type="float">
            <text:p>0,179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3282" calcext:value-type="float">
            <text:p>29,3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901" calcext:value-type="float">
            <text:p>6,1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362" calcext:value-type="float">
            <text:p>6,23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495" calcext:value-type="float">
            <text:p>0,1774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132" calcext:value-type="float">
            <text:p>29,1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8255" calcext:value-type="float">
            <text:p>5,88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2887" calcext:value-type="float">
            <text:p>6,02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12" calcext:value-type="float">
            <text:p>0,17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9952" calcext:value-type="float">
            <text:p>28,9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5006" calcext:value-type="float">
            <text:p>6,05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5542" calcext:value-type="float">
            <text:p>6,35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119" calcext:value-type="float">
            <text:p>0,1771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30.8078" calcext:value-type="float">
            <text:p>30,8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45652" calcext:value-type="float">
            <text:p>6,45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4834" calcext:value-type="float">
            <text:p>6,34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0073" calcext:value-type="float">
            <text:p>0,1900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7433" calcext:value-type="float">
            <text:p>28,74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9488" calcext:value-type="float">
            <text:p>5,99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1181" calcext:value-type="float">
            <text:p>6,011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5574" calcext:value-type="float">
            <text:p>0,1855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9122" calcext:value-type="float">
            <text:p>28,9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256" calcext:value-type="float">
            <text:p>5,73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4592" calcext:value-type="float">
            <text:p>6,045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0076" calcext:value-type="float">
            <text:p>0,1800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732" calcext:value-type="float">
            <text:p>28,4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0566" calcext:value-type="float">
            <text:p>5,70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158" calcext:value-type="float">
            <text:p>5,9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0228" calcext:value-type="float">
            <text:p>0,1802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705" calcext:value-type="float">
            <text:p>28,37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488" calcext:value-type="float">
            <text:p>5,73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7051" calcext:value-type="float">
            <text:p>6,07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45" calcext:value-type="float">
            <text:p>0,17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2934" calcext:value-type="float">
            <text:p>28,29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1009" calcext:value-type="float">
            <text:p>5,71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6694" calcext:value-type="float">
            <text:p>6,16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301" calcext:value-type="float">
            <text:p>0,177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631" calcext:value-type="float">
            <text:p>28,3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8208" calcext:value-type="float">
            <text:p>5,68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3654" calcext:value-type="float">
            <text:p>6,236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844" calcext:value-type="float">
            <text:p>0,1778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7137" calcext:value-type="float">
            <text:p>29,7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0713" calcext:value-type="float">
            <text:p>6,10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50347" calcext:value-type="float">
            <text:p>6,50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0371" calcext:value-type="float">
            <text:p>0,180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7346" calcext:value-type="float">
            <text:p>29,73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0446" calcext:value-type="float">
            <text:p>5,70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7605" calcext:value-type="float">
            <text:p>5,97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102" calcext:value-type="float">
            <text:p>0,179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893" calcext:value-type="float">
            <text:p>28,48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1595" calcext:value-type="float">
            <text:p>5,71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5863" calcext:value-type="float">
            <text:p>5,958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745" calcext:value-type="float">
            <text:p>0,178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741" calcext:value-type="float">
            <text:p>28,37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0607" calcext:value-type="float">
            <text:p>5,706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7041" calcext:value-type="float">
            <text:p>5,970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622" calcext:value-type="float">
            <text:p>0,179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132" calcext:value-type="float">
            <text:p>28,3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9995" calcext:value-type="float">
            <text:p>5,699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411" calcext:value-type="float">
            <text:p>6,2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1" calcext:value-type="float">
            <text:p>0,17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562" calcext:value-type="float">
            <text:p>28,4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9273" calcext:value-type="float">
            <text:p>5,692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0955" calcext:value-type="float">
            <text:p>5,90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5897" calcext:value-type="float">
            <text:p>0,1758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5539" calcext:value-type="float">
            <text:p>29,5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4114" calcext:value-type="float">
            <text:p>6,041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7598" calcext:value-type="float">
            <text:p>6,375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0798" calcext:value-type="float">
            <text:p>0,180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9256" calcext:value-type="float">
            <text:p>28,92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4415" calcext:value-type="float">
            <text:p>5,94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0677" calcext:value-type="float">
            <text:p>6,00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568" calcext:value-type="float">
            <text:p>0,1785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509" calcext:value-type="float">
            <text:p>28,45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8954" calcext:value-type="float">
            <text:p>5,88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1696" calcext:value-type="float">
            <text:p>6,116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957" calcext:value-type="float">
            <text:p>0,178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7177" calcext:value-type="float">
            <text:p>28,7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7858" calcext:value-type="float">
            <text:p>5,77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8063" calcext:value-type="float">
            <text:p>6,08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052" calcext:value-type="float">
            <text:p>0,1790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094" calcext:value-type="float">
            <text:p>28,4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1663" calcext:value-type="float">
            <text:p>5,71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4075" calcext:value-type="float">
            <text:p>6,140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6264" calcext:value-type="float">
            <text:p>0,176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93" calcext:value-type="float">
            <text:p>28,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6319" calcext:value-type="float">
            <text:p>5,76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3043" calcext:value-type="float">
            <text:p>5,93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112" calcext:value-type="float">
            <text:p>0,1771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4734" calcext:value-type="float">
            <text:p>29,47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0352" calcext:value-type="float">
            <text:p>6,303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75107" calcext:value-type="float">
            <text:p>6,75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4" calcext:value-type="float">
            <text:p>0,000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684" calcext:value-type="float">
            <text:p>0,19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6904" calcext:value-type="float">
            <text:p>28,6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0494" calcext:value-type="float">
            <text:p>5,90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599" calcext:value-type="float">
            <text:p>6,0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7674" calcext:value-type="float">
            <text:p>0,1976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597" calcext:value-type="float">
            <text:p>29,25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1585" calcext:value-type="float">
            <text:p>5,71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453" calcext:value-type="float">
            <text:p>5,94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2165" calcext:value-type="float">
            <text:p>0,182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715" calcext:value-type="float">
            <text:p>28,5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804" calcext:value-type="float">
            <text:p>5,738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1153" calcext:value-type="float">
            <text:p>6,11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1229" calcext:value-type="float">
            <text:p>0,191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6896" calcext:value-type="float">
            <text:p>28,68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0151" calcext:value-type="float">
            <text:p>5,90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7268" calcext:value-type="float">
            <text:p>6,37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562" calcext:value-type="float">
            <text:p>0,1795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05" calcext:value-type="float">
            <text:p>28,5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9886" calcext:value-type="float">
            <text:p>5,79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1688" calcext:value-type="float">
            <text:p>6,216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828" calcext:value-type="float">
            <text:p>0,1778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38" calcext:value-type="float">
            <text:p>28,5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0041" calcext:value-type="float">
            <text:p>5,80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7165" calcext:value-type="float">
            <text:p>6,171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3841" calcext:value-type="float">
            <text:p>0,1838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99" calcext:value-type="float">
            <text:p>28,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9021" calcext:value-type="float">
            <text:p>5,990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2487" calcext:value-type="float">
            <text:p>6,02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177" calcext:value-type="float">
            <text:p>0,179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2979" calcext:value-type="float">
            <text:p>28,2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518" calcext:value-type="float">
            <text:p>5,73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3048" calcext:value-type="float">
            <text:p>5,93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0262" calcext:value-type="float">
            <text:p>0,180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168" calcext:value-type="float">
            <text:p>28,41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1333" calcext:value-type="float">
            <text:p>5,713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4037" calcext:value-type="float">
            <text:p>5,94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271" calcext:value-type="float">
            <text:p>0,179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564" calcext:value-type="float">
            <text:p>28,3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1327" calcext:value-type="float">
            <text:p>5,81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1489" calcext:value-type="float">
            <text:p>6,11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013" calcext:value-type="float">
            <text:p>0,1770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619" calcext:value-type="float">
            <text:p>28,5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6562" calcext:value-type="float">
            <text:p>5,66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781" calcext:value-type="float">
            <text:p>6,1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239" calcext:value-type="float">
            <text:p>0,178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901" calcext:value-type="float">
            <text:p>28,3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2379" calcext:value-type="float">
            <text:p>5,82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85" calcext:value-type="float">
            <text:p>6,1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279" calcext:value-type="float">
            <text:p>0,178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816" calcext:value-type="float">
            <text:p>29,28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7.09141" calcext:value-type="float">
            <text:p>7,09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2583" calcext:value-type="float">
            <text:p>6,22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1782" calcext:value-type="float">
            <text:p>0,181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309" calcext:value-type="float">
            <text:p>28,5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6414" calcext:value-type="float">
            <text:p>5,664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5834" calcext:value-type="float">
            <text:p>5,95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1925" calcext:value-type="float">
            <text:p>0,181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435" calcext:value-type="float">
            <text:p>28,44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4483" calcext:value-type="float">
            <text:p>5,944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5943" calcext:value-type="float">
            <text:p>6,15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6722" calcext:value-type="float">
            <text:p>0,186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159" calcext:value-type="float">
            <text:p>28,3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6974" calcext:value-type="float">
            <text:p>5,76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7172" calcext:value-type="float">
            <text:p>6,07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3282" calcext:value-type="float">
            <text:p>0,1932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2602" calcext:value-type="float">
            <text:p>28,26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6703" calcext:value-type="float">
            <text:p>5,76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3347" calcext:value-type="float">
            <text:p>6,233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604" calcext:value-type="float">
            <text:p>0,1796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633" calcext:value-type="float">
            <text:p>28,5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631" calcext:value-type="float">
            <text:p>5,73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0794" calcext:value-type="float">
            <text:p>5,907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235" calcext:value-type="float">
            <text:p>0,182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5211" calcext:value-type="float">
            <text:p>28,5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40924" calcext:value-type="float">
            <text:p>6,409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52503" calcext:value-type="float">
            <text:p>6,525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219248" calcext:value-type="float">
            <text:p>0,219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7625" calcext:value-type="float">
            <text:p>29,7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3871" calcext:value-type="float">
            <text:p>5,738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4133" calcext:value-type="float">
            <text:p>6,14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2214" calcext:value-type="float">
            <text:p>0,1822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553" calcext:value-type="float">
            <text:p>28,4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8947" calcext:value-type="float">
            <text:p>5,68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0406" calcext:value-type="float">
            <text:p>6,00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1125" calcext:value-type="float">
            <text:p>0,1811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6941" calcext:value-type="float">
            <text:p>28,69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6076" calcext:value-type="float">
            <text:p>5,760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6233" calcext:value-type="float">
            <text:p>6,16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731" calcext:value-type="float">
            <text:p>0,178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536" calcext:value-type="float">
            <text:p>28,3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267" calcext:value-type="float">
            <text:p>5,7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9843" calcext:value-type="float">
            <text:p>5,89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161" calcext:value-type="float">
            <text:p>0,1781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3421" calcext:value-type="float">
            <text:p>28,3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0942" calcext:value-type="float">
            <text:p>5,70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9776" calcext:value-type="float">
            <text:p>5,89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581" calcext:value-type="float">
            <text:p>0,1785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493" calcext:value-type="float">
            <text:p>28,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8991" calcext:value-type="float">
            <text:p>5,78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2884" calcext:value-type="float">
            <text:p>6,228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6493" calcext:value-type="float">
            <text:p>0,196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6125" calcext:value-type="float">
            <text:p>28,61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1256" calcext:value-type="float">
            <text:p>5,912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24926" calcext:value-type="float">
            <text:p>6,24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282" calcext:value-type="float">
            <text:p>0,1792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4522" calcext:value-type="float">
            <text:p>29,4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4588" calcext:value-type="float">
            <text:p>5,94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8528" calcext:value-type="float">
            <text:p>6,085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924" calcext:value-type="float">
            <text:p>0,1789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333" calcext:value-type="float">
            <text:p>29,1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6972" calcext:value-type="float">
            <text:p>5,86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5606" calcext:value-type="float">
            <text:p>6,356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7296" calcext:value-type="float">
            <text:p>0,197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333" calcext:value-type="float">
            <text:p>29,2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9825" calcext:value-type="float">
            <text:p>5,798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4348" calcext:value-type="float">
            <text:p>6,04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7158" calcext:value-type="float">
            <text:p>0,177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0936" calcext:value-type="float">
            <text:p>29,0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6887" calcext:value-type="float">
            <text:p>5,96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43827" calcext:value-type="float">
            <text:p>6,43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233161" calcext:value-type="float">
            <text:p>0,2331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138" calcext:value-type="float">
            <text:p>29,2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8992" calcext:value-type="float">
            <text:p>6,18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2639" calcext:value-type="float">
            <text:p>6,126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206918" calcext:value-type="float">
            <text:p>0,2069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3904" calcext:value-type="float">
            <text:p>29,39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7549" calcext:value-type="float">
            <text:p>5,975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9397" calcext:value-type="float">
            <text:p>6,09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424" calcext:value-type="float">
            <text:p>0,184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762" calcext:value-type="float">
            <text:p>29,1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5057" calcext:value-type="float">
            <text:p>5,95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44963" calcext:value-type="float">
            <text:p>6,44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8762" calcext:value-type="float">
            <text:p>0,1787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593" calcext:value-type="float">
            <text:p>29,1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57158" calcext:value-type="float">
            <text:p>6,57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44292" calcext:value-type="float">
            <text:p>6,44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8839" calcext:value-type="float">
            <text:p>0,198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506" calcext:value-type="float">
            <text:p>29,1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9737" calcext:value-type="float">
            <text:p>6,19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9585" calcext:value-type="float">
            <text:p>6,09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7691" calcext:value-type="float">
            <text:p>0,1976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001" calcext:value-type="float">
            <text:p>29,2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8006" calcext:value-type="float">
            <text:p>6,18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1111" calcext:value-type="float">
            <text:p>6,111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1534" calcext:value-type="float">
            <text:p>0,1815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2173" calcext:value-type="float">
            <text:p>29,2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7091" calcext:value-type="float">
            <text:p>5,87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3284" calcext:value-type="float">
            <text:p>6,33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79115" calcext:value-type="float">
            <text:p>0,1791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351" calcext:value-type="float">
            <text:p>29,1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381" calcext:value-type="float">
            <text:p>6,3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7.04811" calcext:value-type="float">
            <text:p>7,04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9122" calcext:value-type="float">
            <text:p>0,199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3156" calcext:value-type="float">
            <text:p>29,3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4973" calcext:value-type="float">
            <text:p>5,749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3372" calcext:value-type="float">
            <text:p>6,03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9975" calcext:value-type="float">
            <text:p>0,199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8997" calcext:value-type="float">
            <text:p>28,8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054" calcext:value-type="float">
            <text:p>5,7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6624" calcext:value-type="float">
            <text:p>5,86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0343" calcext:value-type="float">
            <text:p>0,180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7461" calcext:value-type="float">
            <text:p>28,7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72704" calcext:value-type="float">
            <text:p>5,72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16877" calcext:value-type="float">
            <text:p>6,168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93205" calcext:value-type="float">
            <text:p>0,193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9.1211" calcext:value-type="float">
            <text:p>29,12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98149" calcext:value-type="float">
            <text:p>5,98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1569" calcext:value-type="float">
            <text:p>6,31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3276" calcext:value-type="float">
            <text:p>0,183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30.6695" calcext:value-type="float">
            <text:p>30,66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00941" calcext:value-type="float">
            <text:p>6,00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6.35577" calcext:value-type="float">
            <text:p>6,35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1812" calcext:value-type="float">
            <text:p>0,181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28.8714" calcext:value-type="float">
            <text:p>28,8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67638" calcext:value-type="float">
            <text:p>5,67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5.87351" calcext:value-type="float">
            <text:p>5,87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2214" calcext:value-type="float">
            <text:p>0,1822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0871" calcext:value-type="float">
            <text:p>33,0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43475" calcext:value-type="float">
            <text:p>6,43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016" calcext:value-type="float">
            <text:p>7,0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996" calcext:value-type="float">
            <text:p>0,208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0824" calcext:value-type="float">
            <text:p>33,08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4018" calcext:value-type="float">
            <text:p>6,740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3776" calcext:value-type="float">
            <text:p>6,63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0813" calcext:value-type="float">
            <text:p>0,210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1778" calcext:value-type="float">
            <text:p>33,1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4846" calcext:value-type="float">
            <text:p>6,48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6403" calcext:value-type="float">
            <text:p>6,964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0727" calcext:value-type="float">
            <text:p>0,210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0396" calcext:value-type="float">
            <text:p>33,03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9731" calcext:value-type="float">
            <text:p>6,69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4205" calcext:value-type="float">
            <text:p>6,74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829" calcext:value-type="float">
            <text:p>0,2088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2.8916" calcext:value-type="float">
            <text:p>32,8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44886" calcext:value-type="float">
            <text:p>7,448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8843" calcext:value-type="float">
            <text:p>7,188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9632" calcext:value-type="float">
            <text:p>0,2096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983" calcext:value-type="float">
            <text:p>33,8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7587" calcext:value-type="float">
            <text:p>6,67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7206" calcext:value-type="float">
            <text:p>6,972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4092" calcext:value-type="float">
            <text:p>0,214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66" calcext:value-type="float">
            <text:p>33,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1577" calcext:value-type="float">
            <text:p>6,71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7605" calcext:value-type="float">
            <text:p>7,076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152" calcext:value-type="float">
            <text:p>0,212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47" calcext:value-type="float">
            <text:p>33,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0855" calcext:value-type="float">
            <text:p>6,70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2804" calcext:value-type="float">
            <text:p>7,02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91631" calcext:value-type="float">
            <text:p>0,291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7982" calcext:value-type="float">
            <text:p>33,79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3457" calcext:value-type="float">
            <text:p>6,934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9331" calcext:value-type="float">
            <text:p>6,99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927" calcext:value-type="float">
            <text:p>0,219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737" calcext:value-type="float">
            <text:p>33,8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1007" calcext:value-type="float">
            <text:p>6,710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27615" calcext:value-type="float">
            <text:p>7,27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0326" calcext:value-type="float">
            <text:p>0,220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761" calcext:value-type="float">
            <text:p>33,97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8698" calcext:value-type="float">
            <text:p>6,68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9512" calcext:value-type="float">
            <text:p>6,895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5374" calcext:value-type="float">
            <text:p>0,235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5.928" calcext:value-type="float">
            <text:p>35,9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20355" calcext:value-type="float">
            <text:p>7,20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7348" calcext:value-type="float">
            <text:p>6,77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1156" calcext:value-type="float">
            <text:p>0,2111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1499" calcext:value-type="float">
            <text:p>33,14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45936" calcext:value-type="float">
            <text:p>6,45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4092" calcext:value-type="float">
            <text:p>6,940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6781" calcext:value-type="float">
            <text:p>0,2067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3762" calcext:value-type="float">
            <text:p>34,3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1162" calcext:value-type="float">
            <text:p>7,011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1537" calcext:value-type="float">
            <text:p>6,91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6264" calcext:value-type="float">
            <text:p>0,216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523" calcext:value-type="float">
            <text:p>33,85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3109" calcext:value-type="float">
            <text:p>6,73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21131" calcext:value-type="float">
            <text:p>7,21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9825" calcext:value-type="float">
            <text:p>0,2098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057" calcext:value-type="float">
            <text:p>33,9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9133" calcext:value-type="float">
            <text:p>6,69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7199" calcext:value-type="float">
            <text:p>6,871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905" calcext:value-type="float">
            <text:p>0,208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134" calcext:value-type="float">
            <text:p>33,9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78" calcext:value-type="float">
            <text:p>6,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138" calcext:value-type="float">
            <text:p>7,1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083" calcext:value-type="float">
            <text:p>0,212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447" calcext:value-type="float">
            <text:p>33,8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7735" calcext:value-type="float">
            <text:p>6,67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5447" calcext:value-type="float">
            <text:p>7,05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7564" calcext:value-type="float">
            <text:p>0,207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164" calcext:value-type="float">
            <text:p>33,8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6079" calcext:value-type="float">
            <text:p>6,66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8353" calcext:value-type="float">
            <text:p>6,88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7432" calcext:value-type="float">
            <text:p>0,2274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631" calcext:value-type="float">
            <text:p>33,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6293" calcext:value-type="float">
            <text:p>6,66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6364" calcext:value-type="float">
            <text:p>6,863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41726" calcext:value-type="float">
            <text:p>0,2417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0584" calcext:value-type="float">
            <text:p>34,0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4566" calcext:value-type="float">
            <text:p>6,645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5023" calcext:value-type="float">
            <text:p>6,950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41565" calcext:value-type="float">
            <text:p>0,241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7649" calcext:value-type="float">
            <text:p>33,7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1654" calcext:value-type="float">
            <text:p>7,11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2941" calcext:value-type="float">
            <text:p>7,2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1336" calcext:value-type="float">
            <text:p>0,211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659" calcext:value-type="float">
            <text:p>33,9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4023" calcext:value-type="float">
            <text:p>6,64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7816" calcext:value-type="float">
            <text:p>7,07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7546" calcext:value-type="float">
            <text:p>0,2375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5592" calcext:value-type="float">
            <text:p>33,5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0304" calcext:value-type="float">
            <text:p>6,703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7187" calcext:value-type="float">
            <text:p>6,77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32" calcext:value-type="float">
            <text:p>0,000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5835" calcext:value-type="float">
            <text:p>0,2358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3246" calcext:value-type="float">
            <text:p>33,32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8517" calcext:value-type="float">
            <text:p>6,68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0662" calcext:value-type="float">
            <text:p>7,00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626" calcext:value-type="float">
            <text:p>0,236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598" calcext:value-type="float">
            <text:p>34,25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5206" calcext:value-type="float">
            <text:p>6,85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22138" calcext:value-type="float">
            <text:p>7,22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0689" calcext:value-type="float">
            <text:p>0,2306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4243" calcext:value-type="float">
            <text:p>34,4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4432" calcext:value-type="float">
            <text:p>7,14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0853" calcext:value-type="float">
            <text:p>7,00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139" calcext:value-type="float">
            <text:p>0,23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1394" calcext:value-type="float">
            <text:p>34,13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542" calcext:value-type="float">
            <text:p>6,8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4245" calcext:value-type="float">
            <text:p>6,94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73344" calcext:value-type="float">
            <text:p>0,273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8.3772" calcext:value-type="float">
            <text:p>38,3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7806" calcext:value-type="float">
            <text:p>6,878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2582" calcext:value-type="float">
            <text:p>7,12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1578" calcext:value-type="float">
            <text:p>0,211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3055" calcext:value-type="float">
            <text:p>34,30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0242" calcext:value-type="float">
            <text:p>6,70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3508" calcext:value-type="float">
            <text:p>7,13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737" calcext:value-type="float">
            <text:p>0,207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301" calcext:value-type="float">
            <text:p>34,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3098" calcext:value-type="float">
            <text:p>6,73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3672" calcext:value-type="float">
            <text:p>6,93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9479" calcext:value-type="float">
            <text:p>0,229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0586" calcext:value-type="float">
            <text:p>34,0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8295" calcext:value-type="float">
            <text:p>6,782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31432" calcext:value-type="float">
            <text:p>7,31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55652" calcext:value-type="float">
            <text:p>0,2556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042" calcext:value-type="float">
            <text:p>34,20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7967" calcext:value-type="float">
            <text:p>6,67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9071" calcext:value-type="float">
            <text:p>6,99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1563" calcext:value-type="float">
            <text:p>0,221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95" calcext:value-type="float">
            <text:p>33,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0251" calcext:value-type="float">
            <text:p>6,80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8486" calcext:value-type="float">
            <text:p>7,08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1463" calcext:value-type="float">
            <text:p>0,211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974" calcext:value-type="float">
            <text:p>34,2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1759" calcext:value-type="float">
            <text:p>6,717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5012" calcext:value-type="float">
            <text:p>7,150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8653" calcext:value-type="float">
            <text:p>0,228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3342" calcext:value-type="float">
            <text:p>34,33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686" calcext:value-type="float">
            <text:p>6,6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1277" calcext:value-type="float">
            <text:p>6,912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787" calcext:value-type="float">
            <text:p>0,21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1032" calcext:value-type="float">
            <text:p>34,1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7877" calcext:value-type="float">
            <text:p>6,77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4548" calcext:value-type="float">
            <text:p>7,14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471" calcext:value-type="float">
            <text:p>0,212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526" calcext:value-type="float">
            <text:p>34,2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83" calcext:value-type="float">
            <text:p>6,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9244" calcext:value-type="float">
            <text:p>7,192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6918" calcext:value-type="float">
            <text:p>0,2269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7347" calcext:value-type="float">
            <text:p>34,73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2415" calcext:value-type="float">
            <text:p>7,2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3405" calcext:value-type="float">
            <text:p>7,03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9528" calcext:value-type="float">
            <text:p>0,2095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0196" calcext:value-type="float">
            <text:p>34,0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1386" calcext:value-type="float">
            <text:p>6,51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2488" calcext:value-type="float">
            <text:p>6,624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7239" calcext:value-type="float">
            <text:p>0,2072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215" calcext:value-type="float">
            <text:p>33,82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8983" calcext:value-type="float">
            <text:p>6,68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1766" calcext:value-type="float">
            <text:p>6,81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996" calcext:value-type="float">
            <text:p>0,208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2072" calcext:value-type="float">
            <text:p>33,2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8404" calcext:value-type="float">
            <text:p>6,58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4692" calcext:value-type="float">
            <text:p>6,94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9412" calcext:value-type="float">
            <text:p>0,209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5327" calcext:value-type="float">
            <text:p>33,53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0602" calcext:value-type="float">
            <text:p>6,50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1999" calcext:value-type="float">
            <text:p>6,819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7359" calcext:value-type="float">
            <text:p>0,2073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1765" calcext:value-type="float">
            <text:p>33,1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274" calcext:value-type="float">
            <text:p>6,5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5372" calcext:value-type="float">
            <text:p>6,65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74" calcext:value-type="float">
            <text:p>0,208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3985" calcext:value-type="float">
            <text:p>33,3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1562" calcext:value-type="float">
            <text:p>6,515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54227" calcext:value-type="float">
            <text:p>7,54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1993" calcext:value-type="float">
            <text:p>0,2319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6.1318" calcext:value-type="float">
            <text:p>36,1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1611" calcext:value-type="float">
            <text:p>6,71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035" calcext:value-type="float">
            <text:p>6,9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40427" calcext:value-type="float">
            <text:p>0,240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448" calcext:value-type="float">
            <text:p>34,2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4003" calcext:value-type="float">
            <text:p>6,74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25033" calcext:value-type="float">
            <text:p>7,25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846" calcext:value-type="float">
            <text:p>0,2088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1918" calcext:value-type="float">
            <text:p>34,1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5545" calcext:value-type="float">
            <text:p>6,755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5022" calcext:value-type="float">
            <text:p>7,15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861" calcext:value-type="float">
            <text:p>0,2128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871" calcext:value-type="float">
            <text:p>34,2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3281" calcext:value-type="float">
            <text:p>6,932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8395" calcext:value-type="float">
            <text:p>6,883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174" calcext:value-type="float">
            <text:p>0,208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6915" calcext:value-type="float">
            <text:p>33,6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3112" calcext:value-type="float">
            <text:p>6,53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661" calcext:value-type="float">
            <text:p>6,66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7196" calcext:value-type="float">
            <text:p>0,2071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4718" calcext:value-type="float">
            <text:p>33,4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47488" calcext:value-type="float">
            <text:p>6,474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932" calcext:value-type="float">
            <text:p>6,69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335" calcext:value-type="float">
            <text:p>0,2123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2724" calcext:value-type="float">
            <text:p>33,2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0624" calcext:value-type="float">
            <text:p>6,506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2002" calcext:value-type="float">
            <text:p>7,020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0368" calcext:value-type="float">
            <text:p>0,210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3521" calcext:value-type="float">
            <text:p>33,35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2706" calcext:value-type="float">
            <text:p>6,52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5904" calcext:value-type="float">
            <text:p>6,659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037" calcext:value-type="float">
            <text:p>0,208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2803" calcext:value-type="float">
            <text:p>33,2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48002" calcext:value-type="float">
            <text:p>6,480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0793" calcext:value-type="float">
            <text:p>6,70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2467" calcext:value-type="float">
            <text:p>0,2324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8939" calcext:value-type="float">
            <text:p>34,89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8968" calcext:value-type="float">
            <text:p>6,989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919" calcext:value-type="float">
            <text:p>7,09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59" calcext:value-type="float">
            <text:p>0,0000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979" calcext:value-type="float">
            <text:p>0,208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887" calcext:value-type="float">
            <text:p>34,28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8587" calcext:value-type="float">
            <text:p>6,88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2085" calcext:value-type="float">
            <text:p>7,12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8229" calcext:value-type="float">
            <text:p>0,228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309" calcext:value-type="float">
            <text:p>34,2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3497" calcext:value-type="float">
            <text:p>6,734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20502" calcext:value-type="float">
            <text:p>7,205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618" calcext:value-type="float">
            <text:p>0,2086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072" calcext:value-type="float">
            <text:p>34,2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3346" calcext:value-type="float">
            <text:p>6,73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1233" calcext:value-type="float">
            <text:p>6,91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1237" calcext:value-type="float">
            <text:p>0,211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391" calcext:value-type="float">
            <text:p>34,2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2121" calcext:value-type="float">
            <text:p>6,72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6266" calcext:value-type="float">
            <text:p>7,16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977" calcext:value-type="float">
            <text:p>0,212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1075" calcext:value-type="float">
            <text:p>34,10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1459" calcext:value-type="float">
            <text:p>6,71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7979" calcext:value-type="float">
            <text:p>7,07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7698" calcext:value-type="float">
            <text:p>0,237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479" calcext:value-type="float">
            <text:p>33,9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5602" calcext:value-type="float">
            <text:p>6,956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8095" calcext:value-type="float">
            <text:p>6,980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976" calcext:value-type="float">
            <text:p>0,2129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0151" calcext:value-type="float">
            <text:p>34,01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35385" calcext:value-type="float">
            <text:p>7,35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41104" calcext:value-type="float">
            <text:p>7,41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34024" calcext:value-type="float">
            <text:p>0,234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5.2036" calcext:value-type="float">
            <text:p>35,20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3577" calcext:value-type="float">
            <text:p>6,73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6703" calcext:value-type="float">
            <text:p>7,067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79" calcext:value-type="float">
            <text:p>0,2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0146" calcext:value-type="float">
            <text:p>34,0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6942" calcext:value-type="float">
            <text:p>6,969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1265" calcext:value-type="float">
            <text:p>7,01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4163" calcext:value-type="float">
            <text:p>0,2141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0672" calcext:value-type="float">
            <text:p>34,0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8929" calcext:value-type="float">
            <text:p>6,68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7131" calcext:value-type="float">
            <text:p>6,77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6265" calcext:value-type="float">
            <text:p>0,206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2057" calcext:value-type="float">
            <text:p>34,2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6141" calcext:value-type="float">
            <text:p>6,56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3045" calcext:value-type="float">
            <text:p>6,73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6222" calcext:value-type="float">
            <text:p>0,206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3442" calcext:value-type="float">
            <text:p>33,3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5686" calcext:value-type="float">
            <text:p>6,556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6435" calcext:value-type="float">
            <text:p>6,96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7747" calcext:value-type="float">
            <text:p>0,2177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3471" calcext:value-type="float">
            <text:p>33,3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49799" calcext:value-type="float">
            <text:p>6,49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3383" calcext:value-type="float">
            <text:p>6,63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1485" calcext:value-type="float">
            <text:p>0,2114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46" calcext:value-type="float">
            <text:p>33,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3098" calcext:value-type="float">
            <text:p>6,73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6381" calcext:value-type="float">
            <text:p>7,16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0849" calcext:value-type="float">
            <text:p>0,2108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9936" calcext:value-type="float">
            <text:p>34,99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0417" calcext:value-type="float">
            <text:p>6,70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6762" calcext:value-type="float">
            <text:p>7,16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6685" calcext:value-type="float">
            <text:p>0,206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054" calcext:value-type="float">
            <text:p>34,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0677" calcext:value-type="float">
            <text:p>7,00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3825" calcext:value-type="float">
            <text:p>6,93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888" calcext:value-type="float">
            <text:p>0,212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3229" calcext:value-type="float">
            <text:p>33,3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54453" calcext:value-type="float">
            <text:p>6,544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8594" calcext:value-type="float">
            <text:p>7,085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6484" calcext:value-type="float">
            <text:p>0,2064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2019" calcext:value-type="float">
            <text:p>33,20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5003" calcext:value-type="float">
            <text:p>6,850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6974" calcext:value-type="float">
            <text:p>6,86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8159" calcext:value-type="float">
            <text:p>0,2081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281" calcext:value-type="float">
            <text:p>33,9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795" calcext:value-type="float">
            <text:p>6,67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9256" calcext:value-type="float">
            <text:p>6,892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61523" calcext:value-type="float">
            <text:p>0,261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5.482" calcext:value-type="float">
            <text:p>35,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7791" calcext:value-type="float">
            <text:p>6,877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2166" calcext:value-type="float">
            <text:p>6,92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9" calcext:value-type="float">
            <text:p>0,0000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4943" calcext:value-type="float">
            <text:p>0,249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642" calcext:value-type="float">
            <text:p>33,96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2379" calcext:value-type="float">
            <text:p>6,62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1231" calcext:value-type="float">
            <text:p>6,812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6351" calcext:value-type="float">
            <text:p>0,216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562" calcext:value-type="float">
            <text:p>33,8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6918" calcext:value-type="float">
            <text:p>6,66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9548" calcext:value-type="float">
            <text:p>6,795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4358" calcext:value-type="float">
            <text:p>0,24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497" calcext:value-type="float">
            <text:p>33,9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3415" calcext:value-type="float">
            <text:p>6,63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7401" calcext:value-type="float">
            <text:p>6,97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0966" calcext:value-type="float">
            <text:p>0,2109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715" calcext:value-type="float">
            <text:p>34,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50621" calcext:value-type="float">
            <text:p>7,50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26318" calcext:value-type="float">
            <text:p>7,263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4309" calcext:value-type="float">
            <text:p>0,243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229" calcext:value-type="float">
            <text:p>33,92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5075" calcext:value-type="float">
            <text:p>6,650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3258" calcext:value-type="float">
            <text:p>7,032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4205" calcext:value-type="float">
            <text:p>0,2142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414" calcext:value-type="float">
            <text:p>33,84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4117" calcext:value-type="float">
            <text:p>6,64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3671" calcext:value-type="float">
            <text:p>6,83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1318" calcext:value-type="float">
            <text:p>0,2113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293" calcext:value-type="float">
            <text:p>33,82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576" calcext:value-type="float">
            <text:p>6,75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4984" calcext:value-type="float">
            <text:p>7,04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7727" calcext:value-type="float">
            <text:p>0,217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1765" calcext:value-type="float">
            <text:p>34,17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4637" calcext:value-type="float">
            <text:p>6,646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9193" calcext:value-type="float">
            <text:p>7,091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1601" calcext:value-type="float">
            <text:p>0,211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189" calcext:value-type="float">
            <text:p>33,8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6349" calcext:value-type="float">
            <text:p>6,863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026" calcext:value-type="float">
            <text:p>6,8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1963" calcext:value-type="float">
            <text:p>0,211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7103" calcext:value-type="float">
            <text:p>33,7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1967" calcext:value-type="float">
            <text:p>6,719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9807" calcext:value-type="float">
            <text:p>6,798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3517" calcext:value-type="float">
            <text:p>0,213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0888" calcext:value-type="float">
            <text:p>34,08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2473" calcext:value-type="float">
            <text:p>6,72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9267" calcext:value-type="float">
            <text:p>6,89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5209" calcext:value-type="float">
            <text:p>0,215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5154" calcext:value-type="float">
            <text:p>34,5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3024" calcext:value-type="float">
            <text:p>6,830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8433" calcext:value-type="float">
            <text:p>7,08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5445" calcext:value-type="float">
            <text:p>0,215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696" calcext:value-type="float">
            <text:p>33,8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6229" calcext:value-type="float">
            <text:p>6,66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288" calcext:value-type="float">
            <text:p>7,12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5" calcext:value-type="float">
            <text:p>0,0000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2677" calcext:value-type="float">
            <text:p>0,212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076" calcext:value-type="float">
            <text:p>33,90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203" calcext:value-type="float">
            <text:p>6,92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103" calcext:value-type="float">
            <text:p>6,91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4776" calcext:value-type="float">
            <text:p>0,2147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0736" calcext:value-type="float">
            <text:p>34,0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6557" calcext:value-type="float">
            <text:p>6,66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5085" calcext:value-type="float">
            <text:p>7,050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6518" calcext:value-type="float">
            <text:p>0,216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274" calcext:value-type="float">
            <text:p>33,9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4269" calcext:value-type="float">
            <text:p>6,64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7022" calcext:value-type="float">
            <text:p>6,870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44826" calcext:value-type="float">
            <text:p>0,2448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083" calcext:value-type="float">
            <text:p>33,8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6786" calcext:value-type="float">
            <text:p>6,76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11959" calcext:value-type="float">
            <text:p>7,11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41022" calcext:value-type="float">
            <text:p>0,2410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375" calcext:value-type="float">
            <text:p>33,8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5579" calcext:value-type="float">
            <text:p>6,655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7196" calcext:value-type="float">
            <text:p>7,07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3" calcext:value-type="float">
            <text:p>0,0000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0959" calcext:value-type="float">
            <text:p>0,2109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4.9147" calcext:value-type="float">
            <text:p>34,9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5619" calcext:value-type="float">
            <text:p>6,956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2941" calcext:value-type="float">
            <text:p>6,92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0954" calcext:value-type="float">
            <text:p>0,2209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697" calcext:value-type="float">
            <text:p>33,8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9873" calcext:value-type="float">
            <text:p>6,79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9734" calcext:value-type="float">
            <text:p>7,09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2" calcext:value-type="float">
            <text:p>0,0000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26487" calcext:value-type="float">
            <text:p>0,226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5.9828" calcext:value-type="float">
            <text:p>35,98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92084" calcext:value-type="float">
            <text:p>6,920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8428" calcext:value-type="float">
            <text:p>7,08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09404" calcext:value-type="float">
            <text:p>0,2094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679" calcext:value-type="float">
            <text:p>33,96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6547" calcext:value-type="float">
            <text:p>6,665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2336" calcext:value-type="float">
            <text:p>6,823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4744" calcext:value-type="float">
            <text:p>0,214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7224" calcext:value-type="float">
            <text:p>33,7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69395" calcext:value-type="float">
            <text:p>6,69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5515" calcext:value-type="float">
            <text:p>7,055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6088" calcext:value-type="float">
            <text:p>0,26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9242" calcext:value-type="float">
            <text:p>33,92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0739" calcext:value-type="float">
            <text:p>6,70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86443" calcext:value-type="float">
            <text:p>6,864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5159" calcext:value-type="float">
            <text:p>0,2151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33.8463" calcext:value-type="float">
            <text:p>33,8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6.77835" calcext:value-type="float">
            <text:p>6,77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7.03017" calcext:value-type="float">
            <text:p>7,03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214499" calcext:value-type="float">
            <text:p>0,214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596" calcext:value-type="float">
            <text:p>38,55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2032" calcext:value-type="float">
            <text:p>7,42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7053" calcext:value-type="float">
            <text:p>7,870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5379" calcext:value-type="float">
            <text:p>0,2753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269" calcext:value-type="float">
            <text:p>38,5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4945" calcext:value-type="float">
            <text:p>7,449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1051" calcext:value-type="float">
            <text:p>7,81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2609" calcext:value-type="float">
            <text:p>0,252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707" calcext:value-type="float">
            <text:p>38,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2763" calcext:value-type="float">
            <text:p>7,327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0531" calcext:value-type="float">
            <text:p>7,50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4563" calcext:value-type="float">
            <text:p>0,264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9.2108" calcext:value-type="float">
            <text:p>39,2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1802" calcext:value-type="float">
            <text:p>7,41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90241" calcext:value-type="float">
            <text:p>7,90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3309" calcext:value-type="float">
            <text:p>0,2533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271" calcext:value-type="float">
            <text:p>38,52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9643" calcext:value-type="float">
            <text:p>7,496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94806" calcext:value-type="float">
            <text:p>7,94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2252" calcext:value-type="float">
            <text:p>0,2422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688" calcext:value-type="float">
            <text:p>38,5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3541" calcext:value-type="float">
            <text:p>7,53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6116" calcext:value-type="float">
            <text:p>7,76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909" calcext:value-type="float">
            <text:p>0,244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7664" calcext:value-type="float">
            <text:p>38,7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842" calcext:value-type="float">
            <text:p>7,3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92572" calcext:value-type="float">
            <text:p>7,925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759" calcext:value-type="float">
            <text:p>0,2447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8625" calcext:value-type="float">
            <text:p>38,8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3645" calcext:value-type="float">
            <text:p>7,336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366" calcext:value-type="float">
            <text:p>7,5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311" calcext:value-type="float">
            <text:p>0,244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428" calcext:value-type="float">
            <text:p>38,5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0887" calcext:value-type="float">
            <text:p>7,40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505" calcext:value-type="float">
            <text:p>7,6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2288" calcext:value-type="float">
            <text:p>0,2422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5822" calcext:value-type="float">
            <text:p>37,58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20772" calcext:value-type="float">
            <text:p>7,20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334" calcext:value-type="float">
            <text:p>7,5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0126" calcext:value-type="float">
            <text:p>0,240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5497" calcext:value-type="float">
            <text:p>37,54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18975" calcext:value-type="float">
            <text:p>7,189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2112" calcext:value-type="float">
            <text:p>7,621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2984" calcext:value-type="float">
            <text:p>0,2629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2.3219" calcext:value-type="float">
            <text:p>42,32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1209" calcext:value-type="float">
            <text:p>7,41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3359" calcext:value-type="float">
            <text:p>7,833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1628" calcext:value-type="float">
            <text:p>0,2416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813" calcext:value-type="float">
            <text:p>38,58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1361" calcext:value-type="float">
            <text:p>7,41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2536" calcext:value-type="float">
            <text:p>7,52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024" calcext:value-type="float">
            <text:p>0,26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51" calcext:value-type="float">
            <text:p>38,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0375" calcext:value-type="float">
            <text:p>7,40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98565" calcext:value-type="float">
            <text:p>7,98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4635" calcext:value-type="float">
            <text:p>0,2746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6226" calcext:value-type="float">
            <text:p>38,62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7289" calcext:value-type="float">
            <text:p>7,37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55" calcext:value-type="float">
            <text:p>7,8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037" calcext:value-type="float">
            <text:p>0,240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29" calcext:value-type="float">
            <text:p>38,5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9336" calcext:value-type="float">
            <text:p>7,39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3421" calcext:value-type="float">
            <text:p>7,834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2548" calcext:value-type="float">
            <text:p>0,2525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952" calcext:value-type="float">
            <text:p>38,59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4057" calcext:value-type="float">
            <text:p>7,340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6354" calcext:value-type="float">
            <text:p>7,76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6648" calcext:value-type="float">
            <text:p>0,276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2537" calcext:value-type="float">
            <text:p>38,2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9604" calcext:value-type="float">
            <text:p>7,39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1084" calcext:value-type="float">
            <text:p>7,810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9662" calcext:value-type="float">
            <text:p>0,2396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9.221" calcext:value-type="float">
            <text:p>39,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6286" calcext:value-type="float">
            <text:p>7,66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1321" calcext:value-type="float">
            <text:p>7,81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6709" calcext:value-type="float">
            <text:p>0,2767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296" calcext:value-type="float">
            <text:p>38,4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29748" calcext:value-type="float">
            <text:p>7,297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4793" calcext:value-type="float">
            <text:p>7,747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9967" calcext:value-type="float">
            <text:p>0,239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1" calcext:value-type="float">
            <text:p>38,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1262" calcext:value-type="float">
            <text:p>7,41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1054" calcext:value-type="float">
            <text:p>7,71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2636" calcext:value-type="float">
            <text:p>0,242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947" calcext:value-type="float">
            <text:p>38,4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5762" calcext:value-type="float">
            <text:p>7,55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3104" calcext:value-type="float">
            <text:p>7,631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1035" calcext:value-type="float">
            <text:p>0,241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8006" calcext:value-type="float">
            <text:p>38,8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6681" calcext:value-type="float">
            <text:p>7,466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442" calcext:value-type="float">
            <text:p>7,5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9925" calcext:value-type="float">
            <text:p>0,239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333" calcext:value-type="float">
            <text:p>38,33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8239" calcext:value-type="float">
            <text:p>7,38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3042" calcext:value-type="float">
            <text:p>7,630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2254" calcext:value-type="float">
            <text:p>0,2522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2296" calcext:value-type="float">
            <text:p>38,2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9122" calcext:value-type="float">
            <text:p>7,791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8.13979" calcext:value-type="float">
            <text:p>8,13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81464" calcext:value-type="float">
            <text:p>0,281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508" calcext:value-type="float">
            <text:p>38,4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5121" calcext:value-type="float">
            <text:p>7,35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4124" calcext:value-type="float">
            <text:p>7,541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8594" calcext:value-type="float">
            <text:p>0,2385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0.9447" calcext:value-type="float">
            <text:p>40,9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0622" calcext:value-type="float">
            <text:p>7,40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8617" calcext:value-type="float">
            <text:p>7,58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62" calcext:value-type="float">
            <text:p>0,244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548" calcext:value-type="float">
            <text:p>38,3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3428" calcext:value-type="float">
            <text:p>7,534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5326" calcext:value-type="float">
            <text:p>7,553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9897" calcext:value-type="float">
            <text:p>0,2398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018" calcext:value-type="float">
            <text:p>38,4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8321" calcext:value-type="float">
            <text:p>7,383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9917" calcext:value-type="float">
            <text:p>7,9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8212" calcext:value-type="float">
            <text:p>0,2682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9.4311" calcext:value-type="float">
            <text:p>39,4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4917" calcext:value-type="float">
            <text:p>7,749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508" calcext:value-type="float">
            <text:p>7,6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5935" calcext:value-type="float">
            <text:p>0,245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46" calcext:value-type="float">
            <text:p>38,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4315" calcext:value-type="float">
            <text:p>7,44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017" calcext:value-type="float">
            <text:p>7,60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2286" calcext:value-type="float">
            <text:p>0,272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91" calcext:value-type="float">
            <text:p>38,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7535" calcext:value-type="float">
            <text:p>7,375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6679" calcext:value-type="float">
            <text:p>7,56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1991" calcext:value-type="float">
            <text:p>0,2419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137" calcext:value-type="float">
            <text:p>38,41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6445" calcext:value-type="float">
            <text:p>7,664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4247" calcext:value-type="float">
            <text:p>7,542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2789" calcext:value-type="float">
            <text:p>0,2627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312" calcext:value-type="float">
            <text:p>38,5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1264" calcext:value-type="float">
            <text:p>7,612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8394" calcext:value-type="float">
            <text:p>7,58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8427" calcext:value-type="float">
            <text:p>0,2684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6857" calcext:value-type="float">
            <text:p>38,6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1743" calcext:value-type="float">
            <text:p>7,617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6157" calcext:value-type="float">
            <text:p>7,56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078" calcext:value-type="float">
            <text:p>0,244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853" calcext:value-type="float">
            <text:p>38,38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5091" calcext:value-type="float">
            <text:p>7,65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166" calcext:value-type="float">
            <text:p>7,6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8663" calcext:value-type="float">
            <text:p>0,238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259" calcext:value-type="float">
            <text:p>38,32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3745" calcext:value-type="float">
            <text:p>7,637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83" calcext:value-type="float">
            <text:p>7,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23" calcext:value-type="float">
            <text:p>0,24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917" calcext:value-type="float">
            <text:p>38,4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3802" calcext:value-type="float">
            <text:p>7,53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8806" calcext:value-type="float">
            <text:p>7,68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918" calcext:value-type="float">
            <text:p>0,239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545" calcext:value-type="float">
            <text:p>38,35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4123" calcext:value-type="float">
            <text:p>7,441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2366" calcext:value-type="float">
            <text:p>7,52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6361" calcext:value-type="float">
            <text:p>0,246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444" calcext:value-type="float">
            <text:p>38,5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9836" calcext:value-type="float">
            <text:p>7,39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0662" calcext:value-type="float">
            <text:p>7,506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2268" calcext:value-type="float">
            <text:p>0,242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9.7144" calcext:value-type="float">
            <text:p>39,7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5677" calcext:value-type="float">
            <text:p>7,456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8424" calcext:value-type="float">
            <text:p>7,784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8864" calcext:value-type="float">
            <text:p>0,2788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9.2323" calcext:value-type="float">
            <text:p>39,23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8.33725" calcext:value-type="float">
            <text:p>8,337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8.03415" calcext:value-type="float">
            <text:p>8,034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96513" calcext:value-type="float">
            <text:p>0,2965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427" calcext:value-type="float">
            <text:p>38,5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4614" calcext:value-type="float">
            <text:p>7,546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3118" calcext:value-type="float">
            <text:p>7,73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268" calcext:value-type="float">
            <text:p>0,244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6468" calcext:value-type="float">
            <text:p>38,6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9031" calcext:value-type="float">
            <text:p>7,69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9468" calcext:value-type="float">
            <text:p>7,59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2208" calcext:value-type="float">
            <text:p>0,2422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515" calcext:value-type="float">
            <text:p>38,55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0738" calcext:value-type="float">
            <text:p>7,60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3727" calcext:value-type="float">
            <text:p>7,637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786" calcext:value-type="float">
            <text:p>0,26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6777" calcext:value-type="float">
            <text:p>38,6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0326" calcext:value-type="float">
            <text:p>7,50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94811" calcext:value-type="float">
            <text:p>7,948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2476" calcext:value-type="float">
            <text:p>0,2424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648" calcext:value-type="float">
            <text:p>38,5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1398" calcext:value-type="float">
            <text:p>7,41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8588" calcext:value-type="float">
            <text:p>7,585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158" calcext:value-type="float">
            <text:p>0,27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51" calcext:value-type="float">
            <text:p>38,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93" calcext:value-type="float">
            <text:p>7,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7435" calcext:value-type="float">
            <text:p>7,77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4792" calcext:value-type="float">
            <text:p>0,2547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671" calcext:value-type="float">
            <text:p>38,36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9569" calcext:value-type="float">
            <text:p>7,39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8367" calcext:value-type="float">
            <text:p>7,583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5088" calcext:value-type="float">
            <text:p>0,245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9.4555" calcext:value-type="float">
            <text:p>39,45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0552" calcext:value-type="float">
            <text:p>7,60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3827" calcext:value-type="float">
            <text:p>7,838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1202" calcext:value-type="float">
            <text:p>0,2512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552" calcext:value-type="float">
            <text:p>38,55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2665" calcext:value-type="float">
            <text:p>7,52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9935" calcext:value-type="float">
            <text:p>7,99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5055" calcext:value-type="float">
            <text:p>0,245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0436" calcext:value-type="float">
            <text:p>38,0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19391" calcext:value-type="float">
            <text:p>7,19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2472" calcext:value-type="float">
            <text:p>7,32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5285" calcext:value-type="float">
            <text:p>0,2452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732" calcext:value-type="float">
            <text:p>38,57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4095" calcext:value-type="float">
            <text:p>7,44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0988" calcext:value-type="float">
            <text:p>7,609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394" calcext:value-type="float">
            <text:p>0,24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6618" calcext:value-type="float">
            <text:p>37,6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20675" calcext:value-type="float">
            <text:p>7,20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5679" calcext:value-type="float">
            <text:p>7,65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9988" calcext:value-type="float">
            <text:p>0,2399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0041" calcext:value-type="float">
            <text:p>38,0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17744" calcext:value-type="float">
            <text:p>7,177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9019" calcext:value-type="float">
            <text:p>7,590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7602" calcext:value-type="float">
            <text:p>0,2376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9885" calcext:value-type="float">
            <text:p>37,98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9479" calcext:value-type="float">
            <text:p>7,59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4067" calcext:value-type="float">
            <text:p>7,740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8977" calcext:value-type="float">
            <text:p>0,238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232" calcext:value-type="float">
            <text:p>38,3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9548" calcext:value-type="float">
            <text:p>7,39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8.16276" calcext:value-type="float">
            <text:p>8,16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8452" calcext:value-type="float">
            <text:p>0,2684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9.7901" calcext:value-type="float">
            <text:p>39,7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7674" calcext:value-type="float">
            <text:p>7,476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0353" calcext:value-type="float">
            <text:p>7,803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8852" calcext:value-type="float">
            <text:p>0,2588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858" calcext:value-type="float">
            <text:p>38,4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7908" calcext:value-type="float">
            <text:p>7,379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5384" calcext:value-type="float">
            <text:p>7,653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0703" calcext:value-type="float">
            <text:p>0,2407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866" calcext:value-type="float">
            <text:p>38,4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5454" calcext:value-type="float">
            <text:p>7,354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8021" calcext:value-type="float">
            <text:p>7,680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0078" calcext:value-type="float">
            <text:p>0,240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7176" calcext:value-type="float">
            <text:p>38,7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7622" calcext:value-type="float">
            <text:p>7,37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2918" calcext:value-type="float">
            <text:p>7,62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5945" calcext:value-type="float">
            <text:p>0,255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564" calcext:value-type="float">
            <text:p>38,3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807" calcext:value-type="float">
            <text:p>7,38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8329" calcext:value-type="float">
            <text:p>7,58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9648" calcext:value-type="float">
            <text:p>0,239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877" calcext:value-type="float">
            <text:p>38,3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9142" calcext:value-type="float">
            <text:p>7,39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692" calcext:value-type="float">
            <text:p>7,56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4166" calcext:value-type="float">
            <text:p>0,2741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901" calcext:value-type="float">
            <text:p>38,3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7176" calcext:value-type="float">
            <text:p>7,671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713" calcext:value-type="float">
            <text:p>7,57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2" calcext:value-type="float">
            <text:p>0,000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3059" calcext:value-type="float">
            <text:p>0,2530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053" calcext:value-type="float">
            <text:p>38,5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2498" calcext:value-type="float">
            <text:p>7,72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1354" calcext:value-type="float">
            <text:p>7,51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8" calcext:value-type="float">
            <text:p>0,000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2691" calcext:value-type="float">
            <text:p>0,2626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6681" calcext:value-type="float">
            <text:p>38,6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9863" calcext:value-type="float">
            <text:p>7,498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9664" calcext:value-type="float">
            <text:p>7,59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5391" calcext:value-type="float">
            <text:p>0,245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299" calcext:value-type="float">
            <text:p>38,52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5878" calcext:value-type="float">
            <text:p>7,758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391" calcext:value-type="float">
            <text:p>7,5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9" calcext:value-type="float">
            <text:p>0,0000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582" calcext:value-type="float">
            <text:p>0,2445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483" calcext:value-type="float">
            <text:p>38,34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9937" calcext:value-type="float">
            <text:p>7,699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5276" calcext:value-type="float">
            <text:p>7,55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304" calcext:value-type="float">
            <text:p>0,243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9.1309" calcext:value-type="float">
            <text:p>39,1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1005" calcext:value-type="float">
            <text:p>7,71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1135" calcext:value-type="float">
            <text:p>7,711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5196" calcext:value-type="float">
            <text:p>0,2451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979" calcext:value-type="float">
            <text:p>38,49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0495" calcext:value-type="float">
            <text:p>7,70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3361" calcext:value-type="float">
            <text:p>7,533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6178" calcext:value-type="float">
            <text:p>0,246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2608" calcext:value-type="float">
            <text:p>38,26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5655" calcext:value-type="float">
            <text:p>7,656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0603" calcext:value-type="float">
            <text:p>7,60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1" calcext:value-type="float">
            <text:p>0,00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031" calcext:value-type="float">
            <text:p>0,2440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691" calcext:value-type="float">
            <text:p>38,6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3654" calcext:value-type="float">
            <text:p>7,636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0155" calcext:value-type="float">
            <text:p>7,50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0611" calcext:value-type="float">
            <text:p>0,240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1.1367" calcext:value-type="float">
            <text:p>41,13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2678" calcext:value-type="float">
            <text:p>7,42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8139" calcext:value-type="float">
            <text:p>7,581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1723" calcext:value-type="float">
            <text:p>0,251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033" calcext:value-type="float">
            <text:p>38,30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0745" calcext:value-type="float">
            <text:p>7,707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7763" calcext:value-type="float">
            <text:p>7,577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1793" calcext:value-type="float">
            <text:p>0,251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029" calcext:value-type="float">
            <text:p>38,40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6492" calcext:value-type="float">
            <text:p>7,664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4907" calcext:value-type="float">
            <text:p>7,54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2062" calcext:value-type="float">
            <text:p>0,2520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76" calcext:value-type="float">
            <text:p>38,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719" calcext:value-type="float">
            <text:p>7,6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7474" calcext:value-type="float">
            <text:p>7,574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833" calcext:value-type="float">
            <text:p>0,2448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004" calcext:value-type="float">
            <text:p>38,4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3032" calcext:value-type="float">
            <text:p>7,730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8.6511" calcext:value-type="float">
            <text:p>8,6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0827" calcext:value-type="float">
            <text:p>0,2408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802" calcext:value-type="float">
            <text:p>38,58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5814" calcext:value-type="float">
            <text:p>7,45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746" calcext:value-type="float">
            <text:p>7,5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3423" calcext:value-type="float">
            <text:p>0,243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971" calcext:value-type="float">
            <text:p>38,49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5499" calcext:value-type="float">
            <text:p>7,65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0629" calcext:value-type="float">
            <text:p>7,50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3326" calcext:value-type="float">
            <text:p>0,2433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233" calcext:value-type="float">
            <text:p>38,4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93366" calcext:value-type="float">
            <text:p>7,933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4213" calcext:value-type="float">
            <text:p>7,74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6" calcext:value-type="float">
            <text:p>0,0000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046" calcext:value-type="float">
            <text:p>0,244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9956" calcext:value-type="float">
            <text:p>37,99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8847" calcext:value-type="float">
            <text:p>7,58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6224" calcext:value-type="float">
            <text:p>7,46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5197" calcext:value-type="float">
            <text:p>0,2451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7502" calcext:value-type="float">
            <text:p>37,7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4208" calcext:value-type="float">
            <text:p>7,542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2867" calcext:value-type="float">
            <text:p>7,628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2294" calcext:value-type="float">
            <text:p>0,2422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7812" calcext:value-type="float">
            <text:p>37,78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7856" calcext:value-type="float">
            <text:p>7,37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8409" calcext:value-type="float">
            <text:p>7,48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0643" calcext:value-type="float">
            <text:p>0,2406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48" calcext:value-type="float">
            <text:p>38,4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2902" calcext:value-type="float">
            <text:p>7,82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5409" calcext:value-type="float">
            <text:p>7,754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1362" calcext:value-type="float">
            <text:p>0,2413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0067" calcext:value-type="float">
            <text:p>38,0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28842" calcext:value-type="float">
            <text:p>7,28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0076" calcext:value-type="float">
            <text:p>7,500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" calcext:value-type="float">
            <text:p>0,00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1364" calcext:value-type="float">
            <text:p>0,241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9051" calcext:value-type="float">
            <text:p>37,90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5347" calcext:value-type="float">
            <text:p>7,55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9342" calcext:value-type="float">
            <text:p>7,59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4094" calcext:value-type="float">
            <text:p>0,2440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7476" calcext:value-type="float">
            <text:p>37,74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4451" calcext:value-type="float">
            <text:p>7,44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6519" calcext:value-type="float">
            <text:p>7,665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779" calcext:value-type="float">
            <text:p>0,24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1.4878" calcext:value-type="float">
            <text:p>41,4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8.1297" calcext:value-type="float">
            <text:p>8,12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969" calcext:value-type="float">
            <text:p>7,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0856" calcext:value-type="float">
            <text:p>0,2408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6202" calcext:value-type="float">
            <text:p>38,62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0553" calcext:value-type="float">
            <text:p>7,405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8704" calcext:value-type="float">
            <text:p>7,87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60535" calcext:value-type="float">
            <text:p>0,2605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40.1455" calcext:value-type="float">
            <text:p>40,1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12342" calcext:value-type="float">
            <text:p>7,123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4951" calcext:value-type="float">
            <text:p>7,64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4" calcext:value-type="float">
            <text:p>0,0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369" calcext:value-type="float">
            <text:p>0,243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6069" calcext:value-type="float">
            <text:p>37,6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21927" calcext:value-type="float">
            <text:p>7,219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2687" calcext:value-type="float">
            <text:p>7,32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0793" calcext:value-type="float">
            <text:p>0,2407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5871" calcext:value-type="float">
            <text:p>37,5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17047" calcext:value-type="float">
            <text:p>7,170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0433" calcext:value-type="float">
            <text:p>7,40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39453" calcext:value-type="float">
            <text:p>0,239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7.8363" calcext:value-type="float">
            <text:p>37,8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9966" calcext:value-type="float">
            <text:p>7,39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3644" calcext:value-type="float">
            <text:p>7,636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6223" calcext:value-type="float">
            <text:p>0,2462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65" calcext:value-type="float">
            <text:p>38,4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38543" calcext:value-type="float">
            <text:p>7,385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9871" calcext:value-type="float">
            <text:p>7,59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5" calcext:value-type="float">
            <text:p>0,000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6026" calcext:value-type="float">
            <text:p>0,2460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567" calcext:value-type="float">
            <text:p>38,3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40224" calcext:value-type="float">
            <text:p>7,402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2977" calcext:value-type="float">
            <text:p>7,529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1164" calcext:value-type="float">
            <text:p>0,2711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3834" calcext:value-type="float">
            <text:p>38,38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2373" calcext:value-type="float">
            <text:p>7,623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0101" calcext:value-type="float">
            <text:p>7,50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7" calcext:value-type="float">
            <text:p>0,000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59621" calcext:value-type="float">
            <text:p>0,259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386" calcext:value-type="float">
            <text:p>38,53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9463" calcext:value-type="float">
            <text:p>7,59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5802" calcext:value-type="float">
            <text:p>7,558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73876" calcext:value-type="float">
            <text:p>0,2738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776" calcext:value-type="float">
            <text:p>38,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9844" calcext:value-type="float">
            <text:p>7,59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8192" calcext:value-type="float">
            <text:p>7,58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3" calcext:value-type="float">
            <text:p>0,000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3305" calcext:value-type="float">
            <text:p>0,243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454" calcext:value-type="float">
            <text:p>38,4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0742" calcext:value-type="float">
            <text:p>7,607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62653" calcext:value-type="float">
            <text:p>7,626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18" calcext:value-type="float">
            <text:p>0,00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6322" calcext:value-type="float">
            <text:p>0,2463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38.5003" calcext:value-type="float">
            <text:p>38,50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54279" calcext:value-type="float">
            <text:p>7,54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7.70534" calcext:value-type="float">
            <text:p>7,70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026" calcext:value-type="float">
            <text:p>0,000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243587" calcext:value-type="float">
            <text:p>0,243587</text:p>
          </table:table-cell>
        </table:table-row>
      </table:table>
      <table:table table:name="Tabla dinámica_search_by_username_fakeusers_1" table:style-name="ta1">
        <table:shapes>
          <draw:frame draw:z-index="0" draw:style-name="gr1" draw:text-style-name="P1" svg:width="15.999cm" svg:height="8.999cm" svg:x="18.036cm" svg:y="0.488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m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1656" calcext:value-type="float">
            <text:p>0,00001656</text:p>
          </table:table-cell>
          <table:table-cell table:style-name="ce14" office:value-type="float" office:value="0.86625578" calcext:value-type="float">
            <text:p>0,86625578</text:p>
          </table:table-cell>
          <table:table-cell table:style-name="ce14" office:value-type="float" office:value="2.5009813" calcext:value-type="float">
            <text:p>2,5009813</text:p>
          </table:table-cell>
          <table:table-cell table:style-name="ce14" office:value-type="float" office:value="0.9125567" calcext:value-type="float">
            <text:p>0,9125567</text:p>
          </table:table-cell>
          <table:table-cell table:style-name="ce18" office:value-type="float" office:value="0.0101964" calcext:value-type="float">
            <text:p>0,0101964</text:p>
          </table:table-cell>
          <table:table-cell table:style-name="ce24" office:value-type="float" office:value="0.858001348000001" calcext:value-type="float">
            <text:p>0,85800134800000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158" calcext:value-type="float">
            <text:p>0,0000158</text:p>
          </table:table-cell>
          <table:table-cell office:value-type="float" office:value="1.7980549" calcext:value-type="float">
            <text:p>1,7980549</text:p>
          </table:table-cell>
          <table:table-cell office:value-type="float" office:value="5.4259407" calcext:value-type="float">
            <text:p>5,4259407</text:p>
          </table:table-cell>
          <table:table-cell office:value-type="float" office:value="1.868715" calcext:value-type="float">
            <text:p>1,868715</text:p>
          </table:table-cell>
          <table:table-cell office:value-type="float" office:value="0.02881538" calcext:value-type="float">
            <text:p>0,02881538</text:p>
          </table:table-cell>
          <table:table-cell office:value-type="float" office:value="1.824308356" calcext:value-type="float">
            <text:p>1,8243083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1958" calcext:value-type="float">
            <text:p>0,00001958</text:p>
          </table:table-cell>
          <table:table-cell office:value-type="float" office:value="2.778875" calcext:value-type="float">
            <text:p>2,778875</text:p>
          </table:table-cell>
          <table:table-cell office:value-type="float" office:value="10.1308514" calcext:value-type="float">
            <text:p>10,1308514</text:p>
          </table:table-cell>
          <table:table-cell office:value-type="float" office:value="2.889335" calcext:value-type="float">
            <text:p>2,889335</text:p>
          </table:table-cell>
          <table:table-cell office:value-type="float" office:value="0.06324135" calcext:value-type="float">
            <text:p>0,06324135</text:p>
          </table:table-cell>
          <table:table-cell office:value-type="float" office:value="3.172464466" calcext:value-type="float">
            <text:p>3,1724644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1693" calcext:value-type="float">
            <text:p>0,00001693</text:p>
          </table:table-cell>
          <table:table-cell office:value-type="float" office:value="4.3567912" calcext:value-type="float">
            <text:p>4,3567912</text:p>
          </table:table-cell>
          <table:table-cell office:value-type="float" office:value="19.837817" calcext:value-type="float">
            <text:p>19,837817</text:p>
          </table:table-cell>
          <table:table-cell office:value-type="float" office:value="4.599456" calcext:value-type="float">
            <text:p>4,599456</text:p>
          </table:table-cell>
          <table:table-cell office:value-type="float" office:value="0.12373526" calcext:value-type="float">
            <text:p>0,12373526</text:p>
          </table:table-cell>
          <table:table-cell office:value-type="float" office:value="5.783563278" calcext:value-type="float">
            <text:p>5,783563278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1662" calcext:value-type="float">
            <text:p>0,00001662</text:p>
          </table:table-cell>
          <table:table-cell office:value-type="float" office:value="5.1531205" calcext:value-type="float">
            <text:p>5,1531205</text:p>
          </table:table-cell>
          <table:table-cell office:value-type="float" office:value="24.355281" calcext:value-type="float">
            <text:p>24,355281</text:p>
          </table:table-cell>
          <table:table-cell office:value-type="float" office:value="5.4199071" calcext:value-type="float">
            <text:p>5,4199071</text:p>
          </table:table-cell>
          <table:table-cell office:value-type="float" office:value="0.15361734" calcext:value-type="float">
            <text:p>0,15361734</text:p>
          </table:table-cell>
          <table:table-cell office:value-type="float" office:value="7.016388512" calcext:value-type="float">
            <text:p>7,01638851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1649" calcext:value-type="float">
            <text:p>0,00001649</text:p>
          </table:table-cell>
          <table:table-cell office:value-type="float" office:value="5.8962412" calcext:value-type="float">
            <text:p>5,8962412</text:p>
          </table:table-cell>
          <table:table-cell office:value-type="float" office:value="28.916251" calcext:value-type="float">
            <text:p>28,916251</text:p>
          </table:table-cell>
          <table:table-cell office:value-type="float" office:value="6.1512499" calcext:value-type="float">
            <text:p>6,1512499</text:p>
          </table:table-cell>
          <table:table-cell office:value-type="float" office:value="0.18474839" calcext:value-type="float">
            <text:p>0,18474839</text:p>
          </table:table-cell>
          <table:table-cell office:value-type="float" office:value="8.22970139599999" calcext:value-type="float">
            <text:p>8,22970139599999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1687" calcext:value-type="float">
            <text:p>0,00001687</text:p>
          </table:table-cell>
          <table:table-cell office:value-type="float" office:value="6.7511834" calcext:value-type="float">
            <text:p>6,7511834</text:p>
          </table:table-cell>
          <table:table-cell office:value-type="float" office:value="34.036769" calcext:value-type="float">
            <text:p>34,036769</text:p>
          </table:table-cell>
          <table:table-cell office:value-type="float" office:value="6.9869186" calcext:value-type="float">
            <text:p>6,9869186</text:p>
          </table:table-cell>
          <table:table-cell office:value-type="float" office:value="0.22050953" calcext:value-type="float">
            <text:p>0,22050953</text:p>
          </table:table-cell>
          <table:table-cell office:value-type="float" office:value="9.59907947999999" calcext:value-type="float">
            <text:p>9,59907947999999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1575" calcext:value-type="float">
            <text:p>0,00001575</text:p>
          </table:table-cell>
          <table:table-cell table:style-name="ce16" office:value-type="float" office:value="7.5036164" calcext:value-type="float">
            <text:p>7,5036164</text:p>
          </table:table-cell>
          <table:table-cell table:style-name="ce16" office:value-type="float" office:value="38.600419" calcext:value-type="float">
            <text:p>38,600419</text:p>
          </table:table-cell>
          <table:table-cell table:style-name="ce16" office:value-type="float" office:value="7.6752692" calcext:value-type="float">
            <text:p>7,6752692</text:p>
          </table:table-cell>
          <table:table-cell table:style-name="ce20" office:value-type="float" office:value="0.2504329" calcext:value-type="float">
            <text:p>0,2504329</text:p>
          </table:table-cell>
          <table:table-cell table:style-name="ce26" office:value-type="float" office:value="10.80595065" calcext:value-type="float">
            <text:p>10,80595065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168250000000001" calcext:value-type="float">
            <text:p>1,68250000000001E-05</text:p>
          </table:table-cell>
          <table:table-cell table:style-name="ce17" office:value-type="float" office:value="4.3880172975" calcext:value-type="float">
            <text:p>4,3880172975</text:p>
          </table:table-cell>
          <table:table-cell table:style-name="ce17" office:value-type="float" office:value="20.4755388" calcext:value-type="float">
            <text:p>20,4755388</text:p>
          </table:table-cell>
          <table:table-cell table:style-name="ce17" office:value-type="float" office:value="4.5629259375" calcext:value-type="float">
            <text:p>4,5629259375</text:p>
          </table:table-cell>
          <table:table-cell table:style-name="ce21" office:value-type="float" office:value="0.12941206875" calcext:value-type="float">
            <text:p>0,12941206875</text:p>
          </table:table-cell>
          <table:table-cell table:style-name="ce27" office:value-type="float" office:value="5.91118218575002" calcext:value-type="float">
            <text:p>5,91118218575002</text:p>
          </table:table-cell>
        </table:table-row>
      </table:table>
      <table:table table:name="Tabla dinámica_search_by_username_fakeusers_2" table:style-name="ta1"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Desviación típica - <text:s/>Tiempo(m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busqueda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00834885826586093" calcext:value-type="float">
            <text:p>8,34885826586093E-06</text:p>
          </table:table-cell>
          <table:table-cell table:style-name="ce14" office:value-type="float" office:value="0.0541678852216464" calcext:value-type="float">
            <text:p>0,0541678852216464</text:p>
          </table:table-cell>
          <table:table-cell table:style-name="ce14" office:value-type="float" office:value="0.112855340592783" calcext:value-type="float">
            <text:p>0,112855340592783</text:p>
          </table:table-cell>
          <table:table-cell table:style-name="ce14" office:value-type="float" office:value="0.0567952113156905" calcext:value-type="float">
            <text:p>0,0567952113156905</text:p>
          </table:table-cell>
          <table:table-cell table:style-name="ce18" office:value-type="float" office:value="0.000998051080654672" calcext:value-type="float">
            <text:p>0,000998051080654672</text:p>
          </table:table-cell>
          <table:table-cell table:style-name="ce24" office:value-type="float" office:value="0.914813173337818" calcext:value-type="float">
            <text:p>0,9148131733378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00764489662745314" calcext:value-type="float">
            <text:p>7,64489662745314E-06</text:p>
          </table:table-cell>
          <table:table-cell office:value-type="float" office:value="0.152526645484709" calcext:value-type="float">
            <text:p>0,152526645484709</text:p>
          </table:table-cell>
          <table:table-cell office:value-type="float" office:value="0.367857259965882" calcext:value-type="float">
            <text:p>0,367857259965882</text:p>
          </table:table-cell>
          <table:table-cell office:value-type="float" office:value="0.16208692319153" calcext:value-type="float">
            <text:p>0,16208692319153</text:p>
          </table:table-cell>
          <table:table-cell office:value-type="float" office:value="0.00141784353811902" calcext:value-type="float">
            <text:p>0,00141784353811902</text:p>
          </table:table-cell>
          <table:table-cell office:value-type="float" office:value="1.98739837789382" calcext:value-type="float">
            <text:p>1,9873983778938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0120840323726742" calcext:value-type="float">
            <text:p>1,20840323726742E-05</text:p>
          </table:table-cell>
          <table:table-cell office:value-type="float" office:value="0.136245632623915" calcext:value-type="float">
            <text:p>0,136245632623915</text:p>
          </table:table-cell>
          <table:table-cell office:value-type="float" office:value="0.395991057507999" calcext:value-type="float">
            <text:p>0,395991057507999</text:p>
          </table:table-cell>
          <table:table-cell office:value-type="float" office:value="0.253167486189748" calcext:value-type="float">
            <text:p>0,253167486189748</text:p>
          </table:table-cell>
          <table:table-cell office:value-type="float" office:value="0.011380203063441" calcext:value-type="float">
            <text:p>0,011380203063441</text:p>
          </table:table-cell>
          <table:table-cell office:value-type="float" office:value="3.70838560529489" calcext:value-type="float">
            <text:p>3,7083856052948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00501765569632559" calcext:value-type="float">
            <text:p>5,01765569632559E-06</text:p>
          </table:table-cell>
          <table:table-cell office:value-type="float" office:value="0.16266283599116" calcext:value-type="float">
            <text:p>0,16266283599116</text:p>
          </table:table-cell>
          <table:table-cell office:value-type="float" office:value="0.537376656659202" calcext:value-type="float">
            <text:p>0,537376656659202</text:p>
          </table:table-cell>
          <table:table-cell office:value-type="float" office:value="0.190678485552317" calcext:value-type="float">
            <text:p>0,190678485552317</text:p>
          </table:table-cell>
          <table:table-cell office:value-type="float" office:value="0.00857303048338748" calcext:value-type="float">
            <text:p>0,00857303048338748</text:p>
          </table:table-cell>
          <table:table-cell office:value-type="float" office:value="7.31198601260375" calcext:value-type="float">
            <text:p>7,31198601260375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00431530047410585" calcext:value-type="float">
            <text:p>4,31530047410585E-06</text:p>
          </table:table-cell>
          <table:table-cell office:value-type="float" office:value="0.152948301930371" calcext:value-type="float">
            <text:p>0,152948301930371</text:p>
          </table:table-cell>
          <table:table-cell office:value-type="float" office:value="0.637869814730596" calcext:value-type="float">
            <text:p>0,637869814730596</text:p>
          </table:table-cell>
          <table:table-cell office:value-type="float" office:value="0.191140320201303" calcext:value-type="float">
            <text:p>0,191140320201303</text:p>
          </table:table-cell>
          <table:table-cell office:value-type="float" office:value="0.00880240679004179" calcext:value-type="float">
            <text:p>0,00880240679004179</text:p>
          </table:table-cell>
          <table:table-cell office:value-type="float" office:value="8.99172443326489" calcext:value-type="float">
            <text:p>8,9917244332648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00352908549690206" calcext:value-type="float">
            <text:p>3,52908549690206E-06</text:p>
          </table:table-cell>
          <table:table-cell office:value-type="float" office:value="0.237031981289659" calcext:value-type="float">
            <text:p>0,237031981289659</text:p>
          </table:table-cell>
          <table:table-cell office:value-type="float" office:value="0.636953040226308" calcext:value-type="float">
            <text:p>0,636953040226308</text:p>
          </table:table-cell>
          <table:table-cell office:value-type="float" office:value="0.199258198201467" calcext:value-type="float">
            <text:p>0,199258198201467</text:p>
          </table:table-cell>
          <table:table-cell office:value-type="float" office:value="0.0104323045778945" calcext:value-type="float">
            <text:p>0,0104323045778945</text:p>
          </table:table-cell>
          <table:table-cell office:value-type="float" office:value="10.6938073504411" calcext:value-type="float">
            <text:p>10,6938073504411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000624848264409331" calcext:value-type="float">
            <text:p>6,24848264409331E-06</text:p>
          </table:table-cell>
          <table:table-cell office:value-type="float" office:value="0.199778375272969" calcext:value-type="float">
            <text:p>0,199778375272969</text:p>
          </table:table-cell>
          <table:table-cell office:value-type="float" office:value="0.729185883617939" calcext:value-type="float">
            <text:p>0,729185883617939</text:p>
          </table:table-cell>
          <table:table-cell office:value-type="float" office:value="0.17748130156752" calcext:value-type="float">
            <text:p>0,17748130156752</text:p>
          </table:table-cell>
          <table:table-cell office:value-type="float" office:value="0.0159632327941904" calcext:value-type="float">
            <text:p>0,0159632327941904</text:p>
          </table:table-cell>
          <table:table-cell office:value-type="float" office:value="12.6049222741353" calcext:value-type="float">
            <text:p>12,6049222741353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000385435605595288" calcext:value-type="float">
            <text:p>3,85435605595288E-06</text:p>
          </table:table-cell>
          <table:table-cell table:style-name="ce16" office:value-type="float" office:value="0.191559146825109" calcext:value-type="float">
            <text:p>0,191559146825109</text:p>
          </table:table-cell>
          <table:table-cell table:style-name="ce16" office:value-type="float" office:value="0.738886076659872" calcext:value-type="float">
            <text:p>0,738886076659872</text:p>
          </table:table-cell>
          <table:table-cell table:style-name="ce16" office:value-type="float" office:value="0.189832306723911" calcext:value-type="float">
            <text:p>0,189832306723911</text:p>
          </table:table-cell>
          <table:table-cell table:style-name="ce20" office:value-type="float" office:value="0.0125545230173001" calcext:value-type="float">
            <text:p>0,0125545230173001</text:p>
          </table:table-cell>
          <table:table-cell table:style-name="ce26" office:value-type="float" office:value="14.3114433926127" calcext:value-type="float">
            <text:p>14,3114433926127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00699109929386436" calcext:value-type="float">
            <text:p>6,99109929386436E-06</text:p>
          </table:table-cell>
          <table:table-cell table:style-name="ce17" office:value-type="float" office:value="2.23964136650639" calcext:value-type="float">
            <text:p>2,23964136650639</text:p>
          </table:table-cell>
          <table:table-cell table:style-name="ce17" office:value-type="float" office:value="12.5486272495203" calcext:value-type="float">
            <text:p>12,5486272495203</text:p>
          </table:table-cell>
          <table:table-cell table:style-name="ce17" office:value-type="float" office:value="2.30569863237584" calcext:value-type="float">
            <text:p>2,30569863237584</text:p>
          </table:table-cell>
          <table:table-cell table:style-name="ce21" office:value-type="float" office:value="0.0838172314775412" calcext:value-type="float">
            <text:p>0,0838172314775412</text:p>
          </table:table-cell>
          <table:table-cell table:style-name="ce27" office:value-type="float" office:value="9.51146348335405" calcext:value-type="float">
            <text:p>9,5114634833540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search_by_username_fakeusers_1'.A1:'Tabla dinámica_search_by_username_fakeusers_1'.G11" table:buttons="'Tabla dinámica_search_by_username_fakeusers_1'.A2 'Tabla dinámica_search_by_username_fakeusers_1'.B1" table:show-filter-button="false" table:drill-down-on-double-click="false">
          <table:source-cell-range table:cell-range-address="search_by_username_fakeusers.A1:search_by_username_fake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average">
            <table:data-pilot-level table:show-empty="false" calcext:repeat-item-labels="false">
              <table:data-pilot-members>
                <table:data-pilot-member table:name="0,000012" table:display="true" table:show-details="true"/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15" table:display="true" table:show-details="true"/>
                <table:data-pilot-member table:name="0,000016" table:display="true" table:show-details="true"/>
                <table:data-pilot-member table:name="0,000017" table:display="true" table:show-details="true"/>
                <table:data-pilot-member table:name="0,000018" table:display="true" table:show-details="true"/>
                <table:data-pilot-member table:name="0,000019" table:display="true" table:show-details="true"/>
                <table:data-pilot-member table:name="0,00002" table:display="true" table:show-details="true"/>
                <table:data-pilot-member table:name="0,000021" table:display="true" table:show-details="true"/>
                <table:data-pilot-member table:name="0,000022" table:display="true" table:show-details="true"/>
                <table:data-pilot-member table:name="0,000023" table:display="true" table:show-details="true"/>
                <table:data-pilot-member table:name="0,000024" table:display="true" table:show-details="true"/>
                <table:data-pilot-member table:name="0,000025" table:display="true" table:show-details="true"/>
                <table:data-pilot-member table:name="0,000026" table:display="true" table:show-details="true"/>
                <table:data-pilot-member table:name="0,000027" table:display="true" table:show-details="true"/>
                <table:data-pilot-member table:name="0,000028" table:display="true" table:show-details="true"/>
                <table:data-pilot-member table:name="0,000029" table:display="true" table:show-details="true"/>
                <table:data-pilot-member table:name="0,00003" table:display="true" table:show-details="true"/>
                <table:data-pilot-member table:name="0,000031" table:display="true" table:show-details="true"/>
                <table:data-pilot-member table:name="0,000032" table:display="true" table:show-details="true"/>
                <table:data-pilot-member table:name="0,000033" table:display="true" table:show-details="true"/>
                <table:data-pilot-member table:name="0,000042" table:display="true" table:show-details="true"/>
                <table:data-pilot-member table:name="0,000049" table:display="true" table:show-details="true"/>
                <table:data-pilot-member table:name="0,000054" table:display="true" table:show-details="true"/>
                <table:data-pilot-member table:name="0,000059" table:display="true" table:show-details="true"/>
                <table:data-pilot-member table:name="0,000061" table:display="true" table:show-details="true"/>
                <table:data-pilot-member table:name="0,000065" table:display="true" table:show-details="true"/>
                <table:data-pilot-member table:name="0,000069" table:display="true" table:show-details="true"/>
                <table:data-pilot-member table:name="0,000073" table:display="true" table:show-details="true"/>
                <table:data-pilot-member table:name="0,000083" table:display="true" table:show-details="true"/>
                <table:data-pilot-member table:name="0,000084" table:display="true" table:show-details="true"/>
                <table:data-pilot-member table:name="0,009173" table:display="true" table:show-details="true"/>
                <table:data-pilot-member table:name="0,009192" table:display="true" table:show-details="true"/>
                <table:data-pilot-member table:name="0,009251" table:display="true" table:show-details="true"/>
                <table:data-pilot-member table:name="0,009253" table:display="true" table:show-details="true"/>
                <table:data-pilot-member table:name="0,009288" table:display="true" table:show-details="true"/>
                <table:data-pilot-member table:name="0,009297" table:display="true" table:show-details="true"/>
                <table:data-pilot-member table:name="0,009308" table:display="true" table:show-details="true"/>
                <table:data-pilot-member table:name="0,009397" table:display="true" table:show-details="true"/>
                <table:data-pilot-member table:name="0,0094" table:display="true" table:show-details="true"/>
                <table:data-pilot-member table:name="0,009443" table:display="true" table:show-details="true"/>
                <table:data-pilot-member table:name="0,009454" table:display="true" table:show-details="true"/>
                <table:data-pilot-member table:name="0,009463" table:display="true" table:show-details="true"/>
                <table:data-pilot-member table:name="0,00948" table:display="true" table:show-details="true"/>
                <table:data-pilot-member table:name="0,009486" table:display="true" table:show-details="true"/>
                <table:data-pilot-member table:name="0,009503" table:display="true" table:show-details="true"/>
                <table:data-pilot-member table:name="0,009568" table:display="true" table:show-details="true"/>
                <table:data-pilot-member table:name="0,009569" table:display="true" table:show-details="true"/>
                <table:data-pilot-member table:name="0,00957" table:display="true" table:show-details="true"/>
                <table:data-pilot-member table:name="0,009571" table:display="true" table:show-details="true"/>
                <table:data-pilot-member table:name="0,009588" table:display="true" table:show-details="true"/>
                <table:data-pilot-member table:name="0,009598" table:display="true" table:show-details="true"/>
                <table:data-pilot-member table:name="0,009613" table:display="true" table:show-details="true"/>
                <table:data-pilot-member table:name="0,009621" table:display="true" table:show-details="true"/>
                <table:data-pilot-member table:name="0,00963" table:display="true" table:show-details="true"/>
                <table:data-pilot-member table:name="0,009637" table:display="true" table:show-details="true"/>
                <table:data-pilot-member table:name="0,009647" table:display="true" table:show-details="true"/>
                <table:data-pilot-member table:name="0,009648" table:display="true" table:show-details="true"/>
                <table:data-pilot-member table:name="0,009662" table:display="true" table:show-details="true"/>
                <table:data-pilot-member table:name="0,009664" table:display="true" table:show-details="true"/>
                <table:data-pilot-member table:name="0,009705" table:display="true" table:show-details="true"/>
                <table:data-pilot-member table:name="0,009721" table:display="true" table:show-details="true"/>
                <table:data-pilot-member table:name="0,009733" table:display="true" table:show-details="true"/>
                <table:data-pilot-member table:name="0,009738" table:display="true" table:show-details="true"/>
                <table:data-pilot-member table:name="0,009744" table:display="true" table:show-details="true"/>
                <table:data-pilot-member table:name="0,009751" table:display="true" table:show-details="true"/>
                <table:data-pilot-member table:name="0,009757" table:display="true" table:show-details="true"/>
                <table:data-pilot-member table:name="0,00978" table:display="true" table:show-details="true"/>
                <table:data-pilot-member table:name="0,009801" table:display="true" table:show-details="true"/>
                <table:data-pilot-member table:name="0,00981" table:display="true" table:show-details="true"/>
                <table:data-pilot-member table:name="0,009812" table:display="true" table:show-details="true"/>
                <table:data-pilot-member table:name="0,009813" table:display="true" table:show-details="true"/>
                <table:data-pilot-member table:name="0,00982" table:display="true" table:show-details="true"/>
                <table:data-pilot-member table:name="0,009833" table:display="true" table:show-details="true"/>
                <table:data-pilot-member table:name="0,009837" table:display="true" table:show-details="true"/>
                <table:data-pilot-member table:name="0,009845" table:display="true" table:show-details="true"/>
                <table:data-pilot-member table:name="0,009853" table:display="true" table:show-details="true"/>
                <table:data-pilot-member table:name="0,009856" table:display="true" table:show-details="true"/>
                <table:data-pilot-member table:name="0,009878" table:display="true" table:show-details="true"/>
                <table:data-pilot-member table:name="0,009887" table:display="true" table:show-details="true"/>
                <table:data-pilot-member table:name="0,00989" table:display="true" table:show-details="true"/>
                <table:data-pilot-member table:name="0,009891" table:display="true" table:show-details="true"/>
                <table:data-pilot-member table:name="0,009932" table:display="true" table:show-details="true"/>
                <table:data-pilot-member table:name="0,009933" table:display="true" table:show-details="true"/>
                <table:data-pilot-member table:name="0,009977" table:display="true" table:show-details="true"/>
                <table:data-pilot-member table:name="0,010025" table:display="true" table:show-details="true"/>
                <table:data-pilot-member table:name="0,010028" table:display="true" table:show-details="true"/>
                <table:data-pilot-member table:name="0,010031" table:display="true" table:show-details="true"/>
                <table:data-pilot-member table:name="0,010036" table:display="true" table:show-details="true"/>
                <table:data-pilot-member table:name="0,010037" table:display="true" table:show-details="true"/>
                <table:data-pilot-member table:name="0,010049" table:display="true" table:show-details="true"/>
                <table:data-pilot-member table:name="0,010052" table:display="true" table:show-details="true"/>
                <table:data-pilot-member table:name="0,010065" table:display="true" table:show-details="true"/>
                <table:data-pilot-member table:name="0,010068" table:display="true" table:show-details="true"/>
                <table:data-pilot-member table:name="0,010072" table:display="true" table:show-details="true"/>
                <table:data-pilot-member table:name="0,010073" table:display="true" table:show-details="true"/>
                <table:data-pilot-member table:name="0,010088" table:display="true" table:show-details="true"/>
                <table:data-pilot-member table:name="0,010107" table:display="true" table:show-details="true"/>
                <table:data-pilot-member table:name="0,010134" table:display="true" table:show-details="true"/>
                <table:data-pilot-member table:name="0,01014" table:display="true" table:show-details="true"/>
                <table:data-pilot-member table:name="0,010166" table:display="true" table:show-details="true"/>
                <table:data-pilot-member table:name="0,010175" table:display="true" table:show-details="true"/>
                <table:data-pilot-member table:name="0,010209" table:display="true" table:show-details="true"/>
                <table:data-pilot-member table:name="0,010274" table:display="true" table:show-details="true"/>
                <table:data-pilot-member table:name="0,010374" table:display="true" table:show-details="true"/>
                <table:data-pilot-member table:name="0,010408" table:display="true" table:show-details="true"/>
                <table:data-pilot-member table:name="0,01041" table:display="true" table:show-details="true"/>
                <table:data-pilot-member table:name="0,01046" table:display="true" table:show-details="true"/>
                <table:data-pilot-member table:name="0,010466" table:display="true" table:show-details="true"/>
                <table:data-pilot-member table:name="0,01057" table:display="true" table:show-details="true"/>
                <table:data-pilot-member table:name="0,010667" table:display="true" table:show-details="true"/>
                <table:data-pilot-member table:name="0,010668" table:display="true" table:show-details="true"/>
                <table:data-pilot-member table:name="0,010787" table:display="true" table:show-details="true"/>
                <table:data-pilot-member table:name="0,010803" table:display="true" table:show-details="true"/>
                <table:data-pilot-member table:name="0,011095" table:display="true" table:show-details="true"/>
                <table:data-pilot-member table:name="0,011396" table:display="true" table:show-details="true"/>
                <table:data-pilot-member table:name="0,011556" table:display="true" table:show-details="true"/>
                <table:data-pilot-member table:name="0,011572" table:display="true" table:show-details="true"/>
                <table:data-pilot-member table:name="0,012181" table:display="true" table:show-details="true"/>
                <table:data-pilot-member table:name="0,012235" table:display="true" table:show-details="true"/>
                <table:data-pilot-member table:name="0,012329" table:display="true" table:show-details="true"/>
                <table:data-pilot-member table:name="0,012398" table:display="true" table:show-details="true"/>
                <table:data-pilot-member table:name="0,012622" table:display="true" table:show-details="true"/>
                <table:data-pilot-member table:name="0,012807" table:display="true" table:show-details="true"/>
                <table:data-pilot-member table:name="0,012858" table:display="true" table:show-details="true"/>
                <table:data-pilot-member table:name="0,01431" table:display="true" table:show-details="true"/>
                <table:data-pilot-member table:name="0,014342" table:display="true" table:show-details="true"/>
                <table:data-pilot-member table:name="0,027117" table:display="true" table:show-details="true"/>
                <table:data-pilot-member table:name="0,027404" table:display="true" table:show-details="true"/>
                <table:data-pilot-member table:name="0,027693" table:display="true" table:show-details="true"/>
                <table:data-pilot-member table:name="0,02771" table:display="true" table:show-details="true"/>
                <table:data-pilot-member table:name="0,027825" table:display="true" table:show-details="true"/>
                <table:data-pilot-member table:name="0,02783" table:display="true" table:show-details="true"/>
                <table:data-pilot-member table:name="0,027865" table:display="true" table:show-details="true"/>
                <table:data-pilot-member table:name="0,027867" table:display="true" table:show-details="true"/>
                <table:data-pilot-member table:name="0,027936" table:display="true" table:show-details="true"/>
                <table:data-pilot-member table:name="0,027979" table:display="true" table:show-details="true"/>
                <table:data-pilot-member table:name="0,027994" table:display="true" table:show-details="true"/>
                <table:data-pilot-member table:name="0,028009" table:display="true" table:show-details="true"/>
                <table:data-pilot-member table:name="0,028017" table:display="true" table:show-details="true"/>
                <table:data-pilot-member table:name="0,028019" table:display="true" table:show-details="true"/>
                <table:data-pilot-member table:name="0,028054" table:display="true" table:show-details="true"/>
                <table:data-pilot-member table:name="0,028081" table:display="true" table:show-details="true"/>
                <table:data-pilot-member table:name="0,028084" table:display="true" table:show-details="true"/>
                <table:data-pilot-member table:name="0,028114" table:display="true" table:show-details="true"/>
                <table:data-pilot-member table:name="0,028115" table:display="true" table:show-details="true"/>
                <table:data-pilot-member table:name="0,028165" table:display="true" table:show-details="true"/>
                <table:data-pilot-member table:name="0,028184" table:display="true" table:show-details="true"/>
                <table:data-pilot-member table:name="0,028188" table:display="true" table:show-details="true"/>
                <table:data-pilot-member table:name="0,028215" table:display="true" table:show-details="true"/>
                <table:data-pilot-member table:name="0,028227" table:display="true" table:show-details="true"/>
                <table:data-pilot-member table:name="0,028229" table:display="true" table:show-details="true"/>
                <table:data-pilot-member table:name="0,028242" table:display="true" table:show-details="true"/>
                <table:data-pilot-member table:name="0,028245" table:display="true" table:show-details="true"/>
                <table:data-pilot-member table:name="0,028255" table:display="true" table:show-details="true"/>
                <table:data-pilot-member table:name="0,028262" table:display="true" table:show-details="true"/>
                <table:data-pilot-member table:name="0,028271" table:display="true" table:show-details="true"/>
                <table:data-pilot-member table:name="0,028295" table:display="true" table:show-details="true"/>
                <table:data-pilot-member table:name="0,028326" table:display="true" table:show-details="true"/>
                <table:data-pilot-member table:name="0,02833" table:display="true" table:show-details="true"/>
                <table:data-pilot-member table:name="0,028341" table:display="true" table:show-details="true"/>
                <table:data-pilot-member table:name="0,028343" table:display="true" table:show-details="true"/>
                <table:data-pilot-member table:name="0,028354" table:display="true" table:show-details="true"/>
                <table:data-pilot-member table:name="0,028402" table:display="true" table:show-details="true"/>
                <table:data-pilot-member table:name="0,028425" table:display="true" table:show-details="true"/>
                <table:data-pilot-member table:name="0,028439" table:display="true" table:show-details="true"/>
                <table:data-pilot-member table:name="0,028479" table:display="true" table:show-details="true"/>
                <table:data-pilot-member table:name="0,02849" table:display="true" table:show-details="true"/>
                <table:data-pilot-member table:name="0,028513" table:display="true" table:show-details="true"/>
                <table:data-pilot-member table:name="0,028516" table:display="true" table:show-details="true"/>
                <table:data-pilot-member table:name="0,028534" table:display="true" table:show-details="true"/>
                <table:data-pilot-member table:name="0,028537" table:display="true" table:show-details="true"/>
                <table:data-pilot-member table:name="0,028572" table:display="true" table:show-details="true"/>
                <table:data-pilot-member table:name="0,028579" table:display="true" table:show-details="true"/>
                <table:data-pilot-member table:name="0,028583" table:display="true" table:show-details="true"/>
                <table:data-pilot-member table:name="0,028587" table:display="true" table:show-details="true"/>
                <table:data-pilot-member table:name="0,02859" table:display="true" table:show-details="true"/>
                <table:data-pilot-member table:name="0,028595" table:display="true" table:show-details="true"/>
                <table:data-pilot-member table:name="0,028596" table:display="true" table:show-details="true"/>
                <table:data-pilot-member table:name="0,028604" table:display="true" table:show-details="true"/>
                <table:data-pilot-member table:name="0,028614" table:display="true" table:show-details="true"/>
                <table:data-pilot-member table:name="0,028621" table:display="true" table:show-details="true"/>
                <table:data-pilot-member table:name="0,028643" table:display="true" table:show-details="true"/>
                <table:data-pilot-member table:name="0,028664" table:display="true" table:show-details="true"/>
                <table:data-pilot-member table:name="0,02873" table:display="true" table:show-details="true"/>
                <table:data-pilot-member table:name="0,028743" table:display="true" table:show-details="true"/>
                <table:data-pilot-member table:name="0,028765" table:display="true" table:show-details="true"/>
                <table:data-pilot-member table:name="0,028771" table:display="true" table:show-details="true"/>
                <table:data-pilot-member table:name="0,028791" table:display="true" table:show-details="true"/>
                <table:data-pilot-member table:name="0,028796" table:display="true" table:show-details="true"/>
                <table:data-pilot-member table:name="0,0288" table:display="true" table:show-details="true"/>
                <table:data-pilot-member table:name="0,028849" table:display="true" table:show-details="true"/>
                <table:data-pilot-member table:name="0,028855" table:display="true" table:show-details="true"/>
                <table:data-pilot-member table:name="0,028856" table:display="true" table:show-details="true"/>
                <table:data-pilot-member table:name="0,028867" table:display="true" table:show-details="true"/>
                <table:data-pilot-member table:name="0,0289" table:display="true" table:show-details="true"/>
                <table:data-pilot-member table:name="0,028952" table:display="true" table:show-details="true"/>
                <table:data-pilot-member table:name="0,028958" table:display="true" table:show-details="true"/>
                <table:data-pilot-member table:name="0,028975" table:display="true" table:show-details="true"/>
                <table:data-pilot-member table:name="0,028985" table:display="true" table:show-details="true"/>
                <table:data-pilot-member table:name="0,029008" table:display="true" table:show-details="true"/>
                <table:data-pilot-member table:name="0,029013" table:display="true" table:show-details="true"/>
                <table:data-pilot-member table:name="0,029057" table:display="true" table:show-details="true"/>
                <table:data-pilot-member table:name="0,029066" table:display="true" table:show-details="true"/>
                <table:data-pilot-member table:name="0,029157" table:display="true" table:show-details="true"/>
                <table:data-pilot-member table:name="0,029158" table:display="true" table:show-details="true"/>
                <table:data-pilot-member table:name="0,02919" table:display="true" table:show-details="true"/>
                <table:data-pilot-member table:name="0,029212" table:display="true" table:show-details="true"/>
                <table:data-pilot-member table:name="0,029234" table:display="true" table:show-details="true"/>
                <table:data-pilot-member table:name="0,02927" table:display="true" table:show-details="true"/>
                <table:data-pilot-member table:name="0,029342" table:display="true" table:show-details="true"/>
                <table:data-pilot-member table:name="0,029355" table:display="true" table:show-details="true"/>
                <table:data-pilot-member table:name="0,029356" table:display="true" table:show-details="true"/>
                <table:data-pilot-member table:name="0,029551" table:display="true" table:show-details="true"/>
                <table:data-pilot-member table:name="0,029595" table:display="true" table:show-details="true"/>
                <table:data-pilot-member table:name="0,029616" table:display="true" table:show-details="true"/>
                <table:data-pilot-member table:name="0,029657" table:display="true" table:show-details="true"/>
                <table:data-pilot-member table:name="0,029693" table:display="true" table:show-details="true"/>
                <table:data-pilot-member table:name="0,029876" table:display="true" table:show-details="true"/>
                <table:data-pilot-member table:name="0,029931" table:display="true" table:show-details="true"/>
                <table:data-pilot-member table:name="0,030304" table:display="true" table:show-details="true"/>
                <table:data-pilot-member table:name="0,033026" table:display="true" table:show-details="true"/>
                <table:data-pilot-member table:name="0,033516" table:display="true" table:show-details="true"/>
                <table:data-pilot-member table:name="0,039951" table:display="true" table:show-details="true"/>
                <table:data-pilot-member table:name="0,058376" table:display="true" table:show-details="true"/>
                <table:data-pilot-member table:name="0,058536" table:display="true" table:show-details="true"/>
                <table:data-pilot-member table:name="0,058629" table:display="true" table:show-details="true"/>
                <table:data-pilot-member table:name="0,058658" table:display="true" table:show-details="true"/>
                <table:data-pilot-member table:name="0,058756" table:display="true" table:show-details="true"/>
                <table:data-pilot-member table:name="0,05877" table:display="true" table:show-details="true"/>
                <table:data-pilot-member table:name="0,058797" table:display="true" table:show-details="true"/>
                <table:data-pilot-member table:name="0,058903" table:display="true" table:show-details="true"/>
                <table:data-pilot-member table:name="0,058913" table:display="true" table:show-details="true"/>
                <table:data-pilot-member table:name="0,058972" table:display="true" table:show-details="true"/>
                <table:data-pilot-member table:name="0,059121" table:display="true" table:show-details="true"/>
                <table:data-pilot-member table:name="0,059122" table:display="true" table:show-details="true"/>
                <table:data-pilot-member table:name="0,059123" table:display="true" table:show-details="true"/>
                <table:data-pilot-member table:name="0,059147" table:display="true" table:show-details="true"/>
                <table:data-pilot-member table:name="0,059208" table:display="true" table:show-details="true"/>
                <table:data-pilot-member table:name="0,059226" table:display="true" table:show-details="true"/>
                <table:data-pilot-member table:name="0,059238" table:display="true" table:show-details="true"/>
                <table:data-pilot-member table:name="0,059312" table:display="true" table:show-details="true"/>
                <table:data-pilot-member table:name="0,059329" table:display="true" table:show-details="true"/>
                <table:data-pilot-member table:name="0,059348" table:display="true" table:show-details="true"/>
                <table:data-pilot-member table:name="0,059351" table:display="true" table:show-details="true"/>
                <table:data-pilot-member table:name="0,059395" table:display="true" table:show-details="true"/>
                <table:data-pilot-member table:name="0,059433" table:display="true" table:show-details="true"/>
                <table:data-pilot-member table:name="0,059442" table:display="true" table:show-details="true"/>
                <table:data-pilot-member table:name="0,059477" table:display="true" table:show-details="true"/>
                <table:data-pilot-member table:name="0,059493" table:display="true" table:show-details="true"/>
                <table:data-pilot-member table:name="0,059512" table:display="true" table:show-details="true"/>
                <table:data-pilot-member table:name="0,059541" table:display="true" table:show-details="true"/>
                <table:data-pilot-member table:name="0,059572" table:display="true" table:show-details="true"/>
                <table:data-pilot-member table:name="0,05966" table:display="true" table:show-details="true"/>
                <table:data-pilot-member table:name="0,059664" table:display="true" table:show-details="true"/>
                <table:data-pilot-member table:name="0,059696" table:display="true" table:show-details="true"/>
                <table:data-pilot-member table:name="0,059706" table:display="true" table:show-details="true"/>
                <table:data-pilot-member table:name="0,059735" table:display="true" table:show-details="true"/>
                <table:data-pilot-member table:name="0,059766" table:display="true" table:show-details="true"/>
                <table:data-pilot-member table:name="0,059767" table:display="true" table:show-details="true"/>
                <table:data-pilot-member table:name="0,059813" table:display="true" table:show-details="true"/>
                <table:data-pilot-member table:name="0,059872" table:display="true" table:show-details="true"/>
                <table:data-pilot-member table:name="0,059874" table:display="true" table:show-details="true"/>
                <table:data-pilot-member table:name="0,059876" table:display="true" table:show-details="true"/>
                <table:data-pilot-member table:name="0,059886" table:display="true" table:show-details="true"/>
                <table:data-pilot-member table:name="0,059891" table:display="true" table:show-details="true"/>
                <table:data-pilot-member table:name="0,059902" table:display="true" table:show-details="true"/>
                <table:data-pilot-member table:name="0,05991" table:display="true" table:show-details="true"/>
                <table:data-pilot-member table:name="0,059987" table:display="true" table:show-details="true"/>
                <table:data-pilot-member table:name="0,05999" table:display="true" table:show-details="true"/>
                <table:data-pilot-member table:name="0,060029" table:display="true" table:show-details="true"/>
                <table:data-pilot-member table:name="0,060132" table:display="true" table:show-details="true"/>
                <table:data-pilot-member table:name="0,060162" table:display="true" table:show-details="true"/>
                <table:data-pilot-member table:name="0,060215" table:display="true" table:show-details="true"/>
                <table:data-pilot-member table:name="0,060226" table:display="true" table:show-details="true"/>
                <table:data-pilot-member table:name="0,060238" table:display="true" table:show-details="true"/>
                <table:data-pilot-member table:name="0,060247" table:display="true" table:show-details="true"/>
                <table:data-pilot-member table:name="0,060307" table:display="true" table:show-details="true"/>
                <table:data-pilot-member table:name="0,060308" table:display="true" table:show-details="true"/>
                <table:data-pilot-member table:name="0,060327" table:display="true" table:show-details="true"/>
                <table:data-pilot-member table:name="0,060352" table:display="true" table:show-details="true"/>
                <table:data-pilot-member table:name="0,060444" table:display="true" table:show-details="true"/>
                <table:data-pilot-member table:name="0,060468" table:display="true" table:show-details="true"/>
                <table:data-pilot-member table:name="0,060528" table:display="true" table:show-details="true"/>
                <table:data-pilot-member table:name="0,060552" table:display="true" table:show-details="true"/>
                <table:data-pilot-member table:name="0,060553" table:display="true" table:show-details="true"/>
                <table:data-pilot-member table:name="0,060642" table:display="true" table:show-details="true"/>
                <table:data-pilot-member table:name="0,060723" table:display="true" table:show-details="true"/>
                <table:data-pilot-member table:name="0,060729" table:display="true" table:show-details="true"/>
                <table:data-pilot-member table:name="0,06075" table:display="true" table:show-details="true"/>
                <table:data-pilot-member table:name="0,060808" table:display="true" table:show-details="true"/>
                <table:data-pilot-member table:name="0,060949" table:display="true" table:show-details="true"/>
                <table:data-pilot-member table:name="0,060988" table:display="true" table:show-details="true"/>
                <table:data-pilot-member table:name="0,061072" table:display="true" table:show-details="true"/>
                <table:data-pilot-member table:name="0,061149" table:display="true" table:show-details="true"/>
                <table:data-pilot-member table:name="0,061169" table:display="true" table:show-details="true"/>
                <table:data-pilot-member table:name="0,063938" table:display="true" table:show-details="true"/>
                <table:data-pilot-member table:name="0,06458" table:display="true" table:show-details="true"/>
                <table:data-pilot-member table:name="0,064627" table:display="true" table:show-details="true"/>
                <table:data-pilot-member table:name="0,065399" table:display="true" table:show-details="true"/>
                <table:data-pilot-member table:name="0,065464" table:display="true" table:show-details="true"/>
                <table:data-pilot-member table:name="0,065642" table:display="true" table:show-details="true"/>
                <table:data-pilot-member table:name="0,065752" table:display="true" table:show-details="true"/>
                <table:data-pilot-member table:name="0,066418" table:display="true" table:show-details="true"/>
                <table:data-pilot-member table:name="0,066419" table:display="true" table:show-details="true"/>
                <table:data-pilot-member table:name="0,066598" table:display="true" table:show-details="true"/>
                <table:data-pilot-member table:name="0,066624" table:display="true" table:show-details="true"/>
                <table:data-pilot-member table:name="0,066726" table:display="true" table:show-details="true"/>
                <table:data-pilot-member table:name="0,066826" table:display="true" table:show-details="true"/>
                <table:data-pilot-member table:name="0,066997" table:display="true" table:show-details="true"/>
                <table:data-pilot-member table:name="0,0675" table:display="true" table:show-details="true"/>
                <table:data-pilot-member table:name="0,067595" table:display="true" table:show-details="true"/>
                <table:data-pilot-member table:name="0,067604" table:display="true" table:show-details="true"/>
                <table:data-pilot-member table:name="0,067938" table:display="true" table:show-details="true"/>
                <table:data-pilot-member table:name="0,068102" table:display="true" table:show-details="true"/>
                <table:data-pilot-member table:name="0,068117" table:display="true" table:show-details="true"/>
                <table:data-pilot-member table:name="0,07094" table:display="true" table:show-details="true"/>
                <table:data-pilot-member table:name="0,071477" table:display="true" table:show-details="true"/>
                <table:data-pilot-member table:name="0,072257" table:display="true" table:show-details="true"/>
                <table:data-pilot-member table:name="0,072836" table:display="true" table:show-details="true"/>
                <table:data-pilot-member table:name="0,073984" table:display="true" table:show-details="true"/>
                <table:data-pilot-member table:name="0,074521" table:display="true" table:show-details="true"/>
                <table:data-pilot-member table:name="0,087413" table:display="true" table:show-details="true"/>
                <table:data-pilot-member table:name="0,117176" table:display="true" table:show-details="true"/>
                <table:data-pilot-member table:name="0,117451" table:display="true" table:show-details="true"/>
                <table:data-pilot-member table:name="0,117721" table:display="true" table:show-details="true"/>
                <table:data-pilot-member table:name="0,117898" table:display="true" table:show-details="true"/>
                <table:data-pilot-member table:name="0,117979" table:display="true" table:show-details="true"/>
                <table:data-pilot-member table:name="0,118043" table:display="true" table:show-details="true"/>
                <table:data-pilot-member table:name="0,118122" table:display="true" table:show-details="true"/>
                <table:data-pilot-member table:name="0,118192" table:display="true" table:show-details="true"/>
                <table:data-pilot-member table:name="0,118329" table:display="true" table:show-details="true"/>
                <table:data-pilot-member table:name="0,118338" table:display="true" table:show-details="true"/>
                <table:data-pilot-member table:name="0,118488" table:display="true" table:show-details="true"/>
                <table:data-pilot-member table:name="0,118556" table:display="true" table:show-details="true"/>
                <table:data-pilot-member table:name="0,11856" table:display="true" table:show-details="true"/>
                <table:data-pilot-member table:name="0,118597" table:display="true" table:show-details="true"/>
                <table:data-pilot-member table:name="0,118639" table:display="true" table:show-details="true"/>
                <table:data-pilot-member table:name="0,118737" table:display="true" table:show-details="true"/>
                <table:data-pilot-member table:name="0,118756" table:display="true" table:show-details="true"/>
                <table:data-pilot-member table:name="0,118772" table:display="true" table:show-details="true"/>
                <table:data-pilot-member table:name="0,118821" table:display="true" table:show-details="true"/>
                <table:data-pilot-member table:name="0,118822" table:display="true" table:show-details="true"/>
                <table:data-pilot-member table:name="0,118886" table:display="true" table:show-details="true"/>
                <table:data-pilot-member table:name="0,119021" table:display="true" table:show-details="true"/>
                <table:data-pilot-member table:name="0,119136" table:display="true" table:show-details="true"/>
                <table:data-pilot-member table:name="0,119156" table:display="true" table:show-details="true"/>
                <table:data-pilot-member table:name="0,119227" table:display="true" table:show-details="true"/>
                <table:data-pilot-member table:name="0,119257" table:display="true" table:show-details="true"/>
                <table:data-pilot-member table:name="0,119279" table:display="true" table:show-details="true"/>
                <table:data-pilot-member table:name="0,119311" table:display="true" table:show-details="true"/>
                <table:data-pilot-member table:name="0,11938" table:display="true" table:show-details="true"/>
                <table:data-pilot-member table:name="0,119533" table:display="true" table:show-details="true"/>
                <table:data-pilot-member table:name="0,119569" table:display="true" table:show-details="true"/>
                <table:data-pilot-member table:name="0,119597" table:display="true" table:show-details="true"/>
                <table:data-pilot-member table:name="0,119615" table:display="true" table:show-details="true"/>
                <table:data-pilot-member table:name="0,119725" table:display="true" table:show-details="true"/>
                <table:data-pilot-member table:name="0,119766" table:display="true" table:show-details="true"/>
                <table:data-pilot-member table:name="0,119819" table:display="true" table:show-details="true"/>
                <table:data-pilot-member table:name="0,119842" table:display="true" table:show-details="true"/>
                <table:data-pilot-member table:name="0,119879" table:display="true" table:show-details="true"/>
                <table:data-pilot-member table:name="0,1199" table:display="true" table:show-details="true"/>
                <table:data-pilot-member table:name="0,119909" table:display="true" table:show-details="true"/>
                <table:data-pilot-member table:name="0,119937" table:display="true" table:show-details="true"/>
                <table:data-pilot-member table:name="0,119943" table:display="true" table:show-details="true"/>
                <table:data-pilot-member table:name="0,119967" table:display="true" table:show-details="true"/>
                <table:data-pilot-member table:name="0,12002" table:display="true" table:show-details="true"/>
                <table:data-pilot-member table:name="0,120033" table:display="true" table:show-details="true"/>
                <table:data-pilot-member table:name="0,120094" table:display="true" table:show-details="true"/>
                <table:data-pilot-member table:name="0,120137" table:display="true" table:show-details="true"/>
                <table:data-pilot-member table:name="0,120237" table:display="true" table:show-details="true"/>
                <table:data-pilot-member table:name="0,120315" table:display="true" table:show-details="true"/>
                <table:data-pilot-member table:name="0,120333" table:display="true" table:show-details="true"/>
                <table:data-pilot-member table:name="0,120413" table:display="true" table:show-details="true"/>
                <table:data-pilot-member table:name="0,120447" table:display="true" table:show-details="true"/>
                <table:data-pilot-member table:name="0,120452" table:display="true" table:show-details="true"/>
                <table:data-pilot-member table:name="0,120491" table:display="true" table:show-details="true"/>
                <table:data-pilot-member table:name="0,120547" table:display="true" table:show-details="true"/>
                <table:data-pilot-member table:name="0,120562" table:display="true" table:show-details="true"/>
                <table:data-pilot-member table:name="0,120571" table:display="true" table:show-details="true"/>
                <table:data-pilot-member table:name="0,120581" table:display="true" table:show-details="true"/>
                <table:data-pilot-member table:name="0,120626" table:display="true" table:show-details="true"/>
                <table:data-pilot-member table:name="0,120672" table:display="true" table:show-details="true"/>
                <table:data-pilot-member table:name="0,120729" table:display="true" table:show-details="true"/>
                <table:data-pilot-member table:name="0,120775" table:display="true" table:show-details="true"/>
                <table:data-pilot-member table:name="0,1208" table:display="true" table:show-details="true"/>
                <table:data-pilot-member table:name="0,120982" table:display="true" table:show-details="true"/>
                <table:data-pilot-member table:name="0,121034" table:display="true" table:show-details="true"/>
                <table:data-pilot-member table:name="0,121043" table:display="true" table:show-details="true"/>
                <table:data-pilot-member table:name="0,121061" table:display="true" table:show-details="true"/>
                <table:data-pilot-member table:name="0,121084" table:display="true" table:show-details="true"/>
                <table:data-pilot-member table:name="0,121176" table:display="true" table:show-details="true"/>
                <table:data-pilot-member table:name="0,12118" table:display="true" table:show-details="true"/>
                <table:data-pilot-member table:name="0,121197" table:display="true" table:show-details="true"/>
                <table:data-pilot-member table:name="0,121551" table:display="true" table:show-details="true"/>
                <table:data-pilot-member table:name="0,121592" table:display="true" table:show-details="true"/>
                <table:data-pilot-member table:name="0,121846" table:display="true" table:show-details="true"/>
                <table:data-pilot-member table:name="0,121877" table:display="true" table:show-details="true"/>
                <table:data-pilot-member table:name="0,122138" table:display="true" table:show-details="true"/>
                <table:data-pilot-member table:name="0,122257" table:display="true" table:show-details="true"/>
                <table:data-pilot-member table:name="0,122351" table:display="true" table:show-details="true"/>
                <table:data-pilot-member table:name="0,123946" table:display="true" table:show-details="true"/>
                <table:data-pilot-member table:name="0,124486" table:display="true" table:show-details="true"/>
                <table:data-pilot-member table:name="0,125429" table:display="true" table:show-details="true"/>
                <table:data-pilot-member table:name="0,125577" table:display="true" table:show-details="true"/>
                <table:data-pilot-member table:name="0,131227" table:display="true" table:show-details="true"/>
                <table:data-pilot-member table:name="0,134555" table:display="true" table:show-details="true"/>
                <table:data-pilot-member table:name="0,134745" table:display="true" table:show-details="true"/>
                <table:data-pilot-member table:name="0,135316" table:display="true" table:show-details="true"/>
                <table:data-pilot-member table:name="0,137553" table:display="true" table:show-details="true"/>
                <table:data-pilot-member table:name="0,137945" table:display="true" table:show-details="true"/>
                <table:data-pilot-member table:name="0,139467" table:display="true" table:show-details="true"/>
                <table:data-pilot-member table:name="0,140818" table:display="true" table:show-details="true"/>
                <table:data-pilot-member table:name="0,142264" table:display="true" table:show-details="true"/>
                <table:data-pilot-member table:name="0,144175" table:display="true" table:show-details="true"/>
                <table:data-pilot-member table:name="0,144708" table:display="true" table:show-details="true"/>
                <table:data-pilot-member table:name="0,144848" table:display="true" table:show-details="true"/>
                <table:data-pilot-member table:name="0,145333" table:display="true" table:show-details="true"/>
                <table:data-pilot-member table:name="0,145569" table:display="true" table:show-details="true"/>
                <table:data-pilot-member table:name="0,146247" table:display="true" table:show-details="true"/>
                <table:data-pilot-member table:name="0,14696" table:display="true" table:show-details="true"/>
                <table:data-pilot-member table:name="0,147566" table:display="true" table:show-details="true"/>
                <table:data-pilot-member table:name="0,147712" table:display="true" table:show-details="true"/>
                <table:data-pilot-member table:name="0,148086" table:display="true" table:show-details="true"/>
                <table:data-pilot-member table:name="0,148151" table:display="true" table:show-details="true"/>
                <table:data-pilot-member table:name="0,148182" table:display="true" table:show-details="true"/>
                <table:data-pilot-member table:name="0,148198" table:display="true" table:show-details="true"/>
                <table:data-pilot-member table:name="0,148203" table:display="true" table:show-details="true"/>
                <table:data-pilot-member table:name="0,148217" table:display="true" table:show-details="true"/>
                <table:data-pilot-member table:name="0,148416" table:display="true" table:show-details="true"/>
                <table:data-pilot-member table:name="0,148438" table:display="true" table:show-details="true"/>
                <table:data-pilot-member table:name="0,14845" table:display="true" table:show-details="true"/>
                <table:data-pilot-member table:name="0,148454" table:display="true" table:show-details="true"/>
                <table:data-pilot-member table:name="0,148499" table:display="true" table:show-details="true"/>
                <table:data-pilot-member table:name="0,148616" table:display="true" table:show-details="true"/>
                <table:data-pilot-member table:name="0,148646" table:display="true" table:show-details="true"/>
                <table:data-pilot-member table:name="0,148683" table:display="true" table:show-details="true"/>
                <table:data-pilot-member table:name="0,148738" table:display="true" table:show-details="true"/>
                <table:data-pilot-member table:name="0,148741" table:display="true" table:show-details="true"/>
                <table:data-pilot-member table:name="0,148754" table:display="true" table:show-details="true"/>
                <table:data-pilot-member table:name="0,148797" table:display="true" table:show-details="true"/>
                <table:data-pilot-member table:name="0,148876" table:display="true" table:show-details="true"/>
                <table:data-pilot-member table:name="0,148914" table:display="true" table:show-details="true"/>
                <table:data-pilot-member table:name="0,148983" table:display="true" table:show-details="true"/>
                <table:data-pilot-member table:name="0,149015" table:display="true" table:show-details="true"/>
                <table:data-pilot-member table:name="0,149031" table:display="true" table:show-details="true"/>
                <table:data-pilot-member table:name="0,149088" table:display="true" table:show-details="true"/>
                <table:data-pilot-member table:name="0,149106" table:display="true" table:show-details="true"/>
                <table:data-pilot-member table:name="0,149153" table:display="true" table:show-details="true"/>
                <table:data-pilot-member table:name="0,149224" table:display="true" table:show-details="true"/>
                <table:data-pilot-member table:name="0,149315" table:display="true" table:show-details="true"/>
                <table:data-pilot-member table:name="0,149347" table:display="true" table:show-details="true"/>
                <table:data-pilot-member table:name="0,149383" table:display="true" table:show-details="true"/>
                <table:data-pilot-member table:name="0,149455" table:display="true" table:show-details="true"/>
                <table:data-pilot-member table:name="0,149478" table:display="true" table:show-details="true"/>
                <table:data-pilot-member table:name="0,149522" table:display="true" table:show-details="true"/>
                <table:data-pilot-member table:name="0,149538" table:display="true" table:show-details="true"/>
                <table:data-pilot-member table:name="0,149542" table:display="true" table:show-details="true"/>
                <table:data-pilot-member table:name="0,149545" table:display="true" table:show-details="true"/>
                <table:data-pilot-member table:name="0,149606" table:display="true" table:show-details="true"/>
                <table:data-pilot-member table:name="0,149616" table:display="true" table:show-details="true"/>
                <table:data-pilot-member table:name="0,149648" table:display="true" table:show-details="true"/>
                <table:data-pilot-member table:name="0,149767" table:display="true" table:show-details="true"/>
                <table:data-pilot-member table:name="0,149884" table:display="true" table:show-details="true"/>
                <table:data-pilot-member table:name="0,149916" table:display="true" table:show-details="true"/>
                <table:data-pilot-member table:name="0,150102" table:display="true" table:show-details="true"/>
                <table:data-pilot-member table:name="0,15012" table:display="true" table:show-details="true"/>
                <table:data-pilot-member table:name="0,150168" table:display="true" table:show-details="true"/>
                <table:data-pilot-member table:name="0,150208" table:display="true" table:show-details="true"/>
                <table:data-pilot-member table:name="0,150216" table:display="true" table:show-details="true"/>
                <table:data-pilot-member table:name="0,150337" table:display="true" table:show-details="true"/>
                <table:data-pilot-member table:name="0,150426" table:display="true" table:show-details="true"/>
                <table:data-pilot-member table:name="0,150544" table:display="true" table:show-details="true"/>
                <table:data-pilot-member table:name="0,150613" table:display="true" table:show-details="true"/>
                <table:data-pilot-member table:name="0,150804" table:display="true" table:show-details="true"/>
                <table:data-pilot-member table:name="0,150822" table:display="true" table:show-details="true"/>
                <table:data-pilot-member table:name="0,150836" table:display="true" table:show-details="true"/>
                <table:data-pilot-member table:name="0,150873" table:display="true" table:show-details="true"/>
                <table:data-pilot-member table:name="0,150939" table:display="true" table:show-details="true"/>
                <table:data-pilot-member table:name="0,150983" table:display="true" table:show-details="true"/>
                <table:data-pilot-member table:name="0,151001" table:display="true" table:show-details="true"/>
                <table:data-pilot-member table:name="0,151335" table:display="true" table:show-details="true"/>
                <table:data-pilot-member table:name="0,151344" table:display="true" table:show-details="true"/>
                <table:data-pilot-member table:name="0,151382" table:display="true" table:show-details="true"/>
                <table:data-pilot-member table:name="0,151413" table:display="true" table:show-details="true"/>
                <table:data-pilot-member table:name="0,151457" table:display="true" table:show-details="true"/>
                <table:data-pilot-member table:name="0,151579" table:display="true" table:show-details="true"/>
                <table:data-pilot-member table:name="0,151619" table:display="true" table:show-details="true"/>
                <table:data-pilot-member table:name="0,151696" table:display="true" table:show-details="true"/>
                <table:data-pilot-member table:name="0,151759" table:display="true" table:show-details="true"/>
                <table:data-pilot-member table:name="0,151764" table:display="true" table:show-details="true"/>
                <table:data-pilot-member table:name="0,152064" table:display="true" table:show-details="true"/>
                <table:data-pilot-member table:name="0,15235" table:display="true" table:show-details="true"/>
                <table:data-pilot-member table:name="0,15247" table:display="true" table:show-details="true"/>
                <table:data-pilot-member table:name="0,152555" table:display="true" table:show-details="true"/>
                <table:data-pilot-member table:name="0,152755" table:display="true" table:show-details="true"/>
                <table:data-pilot-member table:name="0,152909" table:display="true" table:show-details="true"/>
                <table:data-pilot-member table:name="0,153091" table:display="true" table:show-details="true"/>
                <table:data-pilot-member table:name="0,153533" table:display="true" table:show-details="true"/>
                <table:data-pilot-member table:name="0,153773" table:display="true" table:show-details="true"/>
                <table:data-pilot-member table:name="0,154443" table:display="true" table:show-details="true"/>
                <table:data-pilot-member table:name="0,154627" table:display="true" table:show-details="true"/>
                <table:data-pilot-member table:name="0,154823" table:display="true" table:show-details="true"/>
                <table:data-pilot-member table:name="0,155632" table:display="true" table:show-details="true"/>
                <table:data-pilot-member table:name="0,155912" table:display="true" table:show-details="true"/>
                <table:data-pilot-member table:name="0,156112" table:display="true" table:show-details="true"/>
                <table:data-pilot-member table:name="0,157084" table:display="true" table:show-details="true"/>
                <table:data-pilot-member table:name="0,157507" table:display="true" table:show-details="true"/>
                <table:data-pilot-member table:name="0,160535" table:display="true" table:show-details="true"/>
                <table:data-pilot-member table:name="0,163496" table:display="true" table:show-details="true"/>
                <table:data-pilot-member table:name="0,163892" table:display="true" table:show-details="true"/>
                <table:data-pilot-member table:name="0,165542" table:display="true" table:show-details="true"/>
                <table:data-pilot-member table:name="0,166079" table:display="true" table:show-details="true"/>
                <table:data-pilot-member table:name="0,167204" table:display="true" table:show-details="true"/>
                <table:data-pilot-member table:name="0,167971" table:display="true" table:show-details="true"/>
                <table:data-pilot-member table:name="0,16969" table:display="true" table:show-details="true"/>
                <table:data-pilot-member table:name="0,171932" table:display="true" table:show-details="true"/>
                <table:data-pilot-member table:name="0,172526" table:display="true" table:show-details="true"/>
                <table:data-pilot-member table:name="0,174853" table:display="true" table:show-details="true"/>
                <table:data-pilot-member table:name="0,175897" table:display="true" table:show-details="true"/>
                <table:data-pilot-member table:name="0,176048" table:display="true" table:show-details="true"/>
                <table:data-pilot-member table:name="0,176264" table:display="true" table:show-details="true"/>
                <table:data-pilot-member table:name="0,177013" table:display="true" table:show-details="true"/>
                <table:data-pilot-member table:name="0,177062" table:display="true" table:show-details="true"/>
                <table:data-pilot-member table:name="0,177112" table:display="true" table:show-details="true"/>
                <table:data-pilot-member table:name="0,177119" table:display="true" table:show-details="true"/>
                <table:data-pilot-member table:name="0,177158" table:display="true" table:show-details="true"/>
                <table:data-pilot-member table:name="0,177296" table:display="true" table:show-details="true"/>
                <table:data-pilot-member table:name="0,177301" table:display="true" table:show-details="true"/>
                <table:data-pilot-member table:name="0,177495" table:display="true" table:show-details="true"/>
                <table:data-pilot-member table:name="0,177542" table:display="true" table:show-details="true"/>
                <table:data-pilot-member table:name="0,177657" table:display="true" table:show-details="true"/>
                <table:data-pilot-member table:name="0,177828" table:display="true" table:show-details="true"/>
                <table:data-pilot-member table:name="0,177836" table:display="true" table:show-details="true"/>
                <table:data-pilot-member table:name="0,177844" table:display="true" table:show-details="true"/>
                <table:data-pilot-member table:name="0,1781" table:display="true" table:show-details="true"/>
                <table:data-pilot-member table:name="0,17812" table:display="true" table:show-details="true"/>
                <table:data-pilot-member table:name="0,178161" table:display="true" table:show-details="true"/>
                <table:data-pilot-member table:name="0,178239" table:display="true" table:show-details="true"/>
                <table:data-pilot-member table:name="0,178279" table:display="true" table:show-details="true"/>
                <table:data-pilot-member table:name="0,178293" table:display="true" table:show-details="true"/>
                <table:data-pilot-member table:name="0,178376" table:display="true" table:show-details="true"/>
                <table:data-pilot-member table:name="0,178409" table:display="true" table:show-details="true"/>
                <table:data-pilot-member table:name="0,17853" table:display="true" table:show-details="true"/>
                <table:data-pilot-member table:name="0,178557" table:display="true" table:show-details="true"/>
                <table:data-pilot-member table:name="0,178568" table:display="true" table:show-details="true"/>
                <table:data-pilot-member table:name="0,178581" table:display="true" table:show-details="true"/>
                <table:data-pilot-member table:name="0,178731" table:display="true" table:show-details="true"/>
                <table:data-pilot-member table:name="0,178745" table:display="true" table:show-details="true"/>
                <table:data-pilot-member table:name="0,178762" table:display="true" table:show-details="true"/>
                <table:data-pilot-member table:name="0,178799" table:display="true" table:show-details="true"/>
                <table:data-pilot-member table:name="0,178924" table:display="true" table:show-details="true"/>
                <table:data-pilot-member table:name="0,178939" table:display="true" table:show-details="true"/>
                <table:data-pilot-member table:name="0,178957" table:display="true" table:show-details="true"/>
                <table:data-pilot-member table:name="0,179052" table:display="true" table:show-details="true"/>
                <table:data-pilot-member table:name="0,179102" table:display="true" table:show-details="true"/>
                <table:data-pilot-member table:name="0,179115" table:display="true" table:show-details="true"/>
                <table:data-pilot-member table:name="0,179177" table:display="true" table:show-details="true"/>
                <table:data-pilot-member table:name="0,179271" table:display="true" table:show-details="true"/>
                <table:data-pilot-member table:name="0,179282" table:display="true" table:show-details="true"/>
                <table:data-pilot-member table:name="0,179399" table:display="true" table:show-details="true"/>
                <table:data-pilot-member table:name="0,17945" table:display="true" table:show-details="true"/>
                <table:data-pilot-member table:name="0,179562" table:display="true" table:show-details="true"/>
                <table:data-pilot-member table:name="0,179599" table:display="true" table:show-details="true"/>
                <table:data-pilot-member table:name="0,179604" table:display="true" table:show-details="true"/>
                <table:data-pilot-member table:name="0,179622" table:display="true" table:show-details="true"/>
                <table:data-pilot-member table:name="0,179628" table:display="true" table:show-details="true"/>
                <table:data-pilot-member table:name="0,179677" table:display="true" table:show-details="true"/>
                <table:data-pilot-member table:name="0,180076" table:display="true" table:show-details="true"/>
                <table:data-pilot-member table:name="0,180112" table:display="true" table:show-details="true"/>
                <table:data-pilot-member table:name="0,180228" table:display="true" table:show-details="true"/>
                <table:data-pilot-member table:name="0,180262" table:display="true" table:show-details="true"/>
                <table:data-pilot-member table:name="0,180343" table:display="true" table:show-details="true"/>
                <table:data-pilot-member table:name="0,180358" table:display="true" table:show-details="true"/>
                <table:data-pilot-member table:name="0,180371" table:display="true" table:show-details="true"/>
                <table:data-pilot-member table:name="0,180798" table:display="true" table:show-details="true"/>
                <table:data-pilot-member table:name="0,180876" table:display="true" table:show-details="true"/>
                <table:data-pilot-member table:name="0,181125" table:display="true" table:show-details="true"/>
                <table:data-pilot-member table:name="0,181534" table:display="true" table:show-details="true"/>
                <table:data-pilot-member table:name="0,181654" table:display="true" table:show-details="true"/>
                <table:data-pilot-member table:name="0,181782" table:display="true" table:show-details="true"/>
                <table:data-pilot-member table:name="0,181812" table:display="true" table:show-details="true"/>
                <table:data-pilot-member table:name="0,181925" table:display="true" table:show-details="true"/>
                <table:data-pilot-member table:name="0,181954" table:display="true" table:show-details="true"/>
                <table:data-pilot-member table:name="0,182079" table:display="true" table:show-details="true"/>
                <table:data-pilot-member table:name="0,182165" table:display="true" table:show-details="true"/>
                <table:data-pilot-member table:name="0,182214" table:display="true" table:show-details="true"/>
                <table:data-pilot-member table:name="0,18235" table:display="true" table:show-details="true"/>
                <table:data-pilot-member table:name="0,182525" table:display="true" table:show-details="true"/>
                <table:data-pilot-member table:name="0,183276" table:display="true" table:show-details="true"/>
                <table:data-pilot-member table:name="0,183841" table:display="true" table:show-details="true"/>
                <table:data-pilot-member table:name="0,183894" table:display="true" table:show-details="true"/>
                <table:data-pilot-member table:name="0,18424" table:display="true" table:show-details="true"/>
                <table:data-pilot-member table:name="0,184377" table:display="true" table:show-details="true"/>
                <table:data-pilot-member table:name="0,185574" table:display="true" table:show-details="true"/>
                <table:data-pilot-member table:name="0,185583" table:display="true" table:show-details="true"/>
                <table:data-pilot-member table:name="0,186722" table:display="true" table:show-details="true"/>
                <table:data-pilot-member table:name="0,189635" table:display="true" table:show-details="true"/>
                <table:data-pilot-member table:name="0,190073" table:display="true" table:show-details="true"/>
                <table:data-pilot-member table:name="0,190366" table:display="true" table:show-details="true"/>
                <table:data-pilot-member table:name="0,191229" table:display="true" table:show-details="true"/>
                <table:data-pilot-member table:name="0,193205" table:display="true" table:show-details="true"/>
                <table:data-pilot-member table:name="0,193282" table:display="true" table:show-details="true"/>
                <table:data-pilot-member table:name="0,194137" table:display="true" table:show-details="true"/>
                <table:data-pilot-member table:name="0,196152" table:display="true" table:show-details="true"/>
                <table:data-pilot-member table:name="0,196493" table:display="true" table:show-details="true"/>
                <table:data-pilot-member table:name="0,19684" table:display="true" table:show-details="true"/>
                <table:data-pilot-member table:name="0,197296" table:display="true" table:show-details="true"/>
                <table:data-pilot-member table:name="0,197674" table:display="true" table:show-details="true"/>
                <table:data-pilot-member table:name="0,197691" table:display="true" table:show-details="true"/>
                <table:data-pilot-member table:name="0,198786" table:display="true" table:show-details="true"/>
                <table:data-pilot-member table:name="0,198839" table:display="true" table:show-details="true"/>
                <table:data-pilot-member table:name="0,199122" table:display="true" table:show-details="true"/>
                <table:data-pilot-member table:name="0,199975" table:display="true" table:show-details="true"/>
                <table:data-pilot-member table:name="0,200817" table:display="true" table:show-details="true"/>
                <table:data-pilot-member table:name="0,201582" table:display="true" table:show-details="true"/>
                <table:data-pilot-member table:name="0,203088" table:display="true" table:show-details="true"/>
                <table:data-pilot-member table:name="0,206222" table:display="true" table:show-details="true"/>
                <table:data-pilot-member table:name="0,206265" table:display="true" table:show-details="true"/>
                <table:data-pilot-member table:name="0,206484" table:display="true" table:show-details="true"/>
                <table:data-pilot-member table:name="0,206685" table:display="true" table:show-details="true"/>
                <table:data-pilot-member table:name="0,206781" table:display="true" table:show-details="true"/>
                <table:data-pilot-member table:name="0,206918" table:display="true" table:show-details="true"/>
                <table:data-pilot-member table:name="0,207196" table:display="true" table:show-details="true"/>
                <table:data-pilot-member table:name="0,207239" table:display="true" table:show-details="true"/>
                <table:data-pilot-member table:name="0,207359" table:display="true" table:show-details="true"/>
                <table:data-pilot-member table:name="0,20737" table:display="true" table:show-details="true"/>
                <table:data-pilot-member table:name="0,207564" table:display="true" table:show-details="true"/>
                <table:data-pilot-member table:name="0,208037" table:display="true" table:show-details="true"/>
                <table:data-pilot-member table:name="0,208159" table:display="true" table:show-details="true"/>
                <table:data-pilot-member table:name="0,208174" table:display="true" table:show-details="true"/>
                <table:data-pilot-member table:name="0,208618" table:display="true" table:show-details="true"/>
                <table:data-pilot-member table:name="0,20874" table:display="true" table:show-details="true"/>
                <table:data-pilot-member table:name="0,208829" table:display="true" table:show-details="true"/>
                <table:data-pilot-member table:name="0,208846" table:display="true" table:show-details="true"/>
                <table:data-pilot-member table:name="0,208905" table:display="true" table:show-details="true"/>
                <table:data-pilot-member table:name="0,208979" table:display="true" table:show-details="true"/>
                <table:data-pilot-member table:name="0,208996" table:display="true" table:show-details="true"/>
                <table:data-pilot-member table:name="0,209404" table:display="true" table:show-details="true"/>
                <table:data-pilot-member table:name="0,209412" table:display="true" table:show-details="true"/>
                <table:data-pilot-member table:name="0,209528" table:display="true" table:show-details="true"/>
                <table:data-pilot-member table:name="0,209632" table:display="true" table:show-details="true"/>
                <table:data-pilot-member table:name="0,209825" table:display="true" table:show-details="true"/>
                <table:data-pilot-member table:name="0,210368" table:display="true" table:show-details="true"/>
                <table:data-pilot-member table:name="0,210727" table:display="true" table:show-details="true"/>
                <table:data-pilot-member table:name="0,210777" table:display="true" table:show-details="true"/>
                <table:data-pilot-member table:name="0,210813" table:display="true" table:show-details="true"/>
                <table:data-pilot-member table:name="0,210849" table:display="true" table:show-details="true"/>
                <table:data-pilot-member table:name="0,210959" table:display="true" table:show-details="true"/>
                <table:data-pilot-member table:name="0,210966" table:display="true" table:show-details="true"/>
                <table:data-pilot-member table:name="0,211156" table:display="true" table:show-details="true"/>
                <table:data-pilot-member table:name="0,211237" table:display="true" table:show-details="true"/>
                <table:data-pilot-member table:name="0,211318" table:display="true" table:show-details="true"/>
                <table:data-pilot-member table:name="0,211336" table:display="true" table:show-details="true"/>
                <table:data-pilot-member table:name="0,211463" table:display="true" table:show-details="true"/>
                <table:data-pilot-member table:name="0,211485" table:display="true" table:show-details="true"/>
                <table:data-pilot-member table:name="0,211578" table:display="true" table:show-details="true"/>
                <table:data-pilot-member table:name="0,211601" table:display="true" table:show-details="true"/>
                <table:data-pilot-member table:name="0,211963" table:display="true" table:show-details="true"/>
                <table:data-pilot-member table:name="0,212083" table:display="true" table:show-details="true"/>
                <table:data-pilot-member table:name="0,212152" table:display="true" table:show-details="true"/>
                <table:data-pilot-member table:name="0,212335" table:display="true" table:show-details="true"/>
                <table:data-pilot-member table:name="0,212471" table:display="true" table:show-details="true"/>
                <table:data-pilot-member table:name="0,212677" table:display="true" table:show-details="true"/>
                <table:data-pilot-member table:name="0,212861" table:display="true" table:show-details="true"/>
                <table:data-pilot-member table:name="0,212888" table:display="true" table:show-details="true"/>
                <table:data-pilot-member table:name="0,212976" table:display="true" table:show-details="true"/>
                <table:data-pilot-member table:name="0,212977" table:display="true" table:show-details="true"/>
                <table:data-pilot-member table:name="0,213517" table:display="true" table:show-details="true"/>
                <table:data-pilot-member table:name="0,214092" table:display="true" table:show-details="true"/>
                <table:data-pilot-member table:name="0,214163" table:display="true" table:show-details="true"/>
                <table:data-pilot-member table:name="0,214205" table:display="true" table:show-details="true"/>
                <table:data-pilot-member table:name="0,214499" table:display="true" table:show-details="true"/>
                <table:data-pilot-member table:name="0,214744" table:display="true" table:show-details="true"/>
                <table:data-pilot-member table:name="0,214776" table:display="true" table:show-details="true"/>
                <table:data-pilot-member table:name="0,215159" table:display="true" table:show-details="true"/>
                <table:data-pilot-member table:name="0,215209" table:display="true" table:show-details="true"/>
                <table:data-pilot-member table:name="0,215287" table:display="true" table:show-details="true"/>
                <table:data-pilot-member table:name="0,215445" table:display="true" table:show-details="true"/>
                <table:data-pilot-member table:name="0,216264" table:display="true" table:show-details="true"/>
                <table:data-pilot-member table:name="0,216351" table:display="true" table:show-details="true"/>
                <table:data-pilot-member table:name="0,216518" table:display="true" table:show-details="true"/>
                <table:data-pilot-member table:name="0,217727" table:display="true" table:show-details="true"/>
                <table:data-pilot-member table:name="0,217747" table:display="true" table:show-details="true"/>
                <table:data-pilot-member table:name="0,21787" table:display="true" table:show-details="true"/>
                <table:data-pilot-member table:name="0,219248" table:display="true" table:show-details="true"/>
                <table:data-pilot-member table:name="0,21927" table:display="true" table:show-details="true"/>
                <table:data-pilot-member table:name="0,220326" table:display="true" table:show-details="true"/>
                <table:data-pilot-member table:name="0,220954" table:display="true" table:show-details="true"/>
                <table:data-pilot-member table:name="0,221563" table:display="true" table:show-details="true"/>
                <table:data-pilot-member table:name="0,226487" table:display="true" table:show-details="true"/>
                <table:data-pilot-member table:name="0,226918" table:display="true" table:show-details="true"/>
                <table:data-pilot-member table:name="0,227432" table:display="true" table:show-details="true"/>
                <table:data-pilot-member table:name="0,2279" table:display="true" table:show-details="true"/>
                <table:data-pilot-member table:name="0,228229" table:display="true" table:show-details="true"/>
                <table:data-pilot-member table:name="0,228653" table:display="true" table:show-details="true"/>
                <table:data-pilot-member table:name="0,229479" table:display="true" table:show-details="true"/>
                <table:data-pilot-member table:name="0,230689" table:display="true" table:show-details="true"/>
                <table:data-pilot-member table:name="0,23139" table:display="true" table:show-details="true"/>
                <table:data-pilot-member table:name="0,231993" table:display="true" table:show-details="true"/>
                <table:data-pilot-member table:name="0,232467" table:display="true" table:show-details="true"/>
                <table:data-pilot-member table:name="0,233161" table:display="true" table:show-details="true"/>
                <table:data-pilot-member table:name="0,234024" table:display="true" table:show-details="true"/>
                <table:data-pilot-member table:name="0,235374" table:display="true" table:show-details="true"/>
                <table:data-pilot-member table:name="0,235835" table:display="true" table:show-details="true"/>
                <table:data-pilot-member table:name="0,23626" table:display="true" table:show-details="true"/>
                <table:data-pilot-member table:name="0,237546" table:display="true" table:show-details="true"/>
                <table:data-pilot-member table:name="0,237602" table:display="true" table:show-details="true"/>
                <table:data-pilot-member table:name="0,237698" table:display="true" table:show-details="true"/>
                <table:data-pilot-member table:name="0,238594" table:display="true" table:show-details="true"/>
                <table:data-pilot-member table:name="0,238663" table:display="true" table:show-details="true"/>
                <table:data-pilot-member table:name="0,238977" table:display="true" table:show-details="true"/>
                <table:data-pilot-member table:name="0,23918" table:display="true" table:show-details="true"/>
                <table:data-pilot-member table:name="0,239453" table:display="true" table:show-details="true"/>
                <table:data-pilot-member table:name="0,239648" table:display="true" table:show-details="true"/>
                <table:data-pilot-member table:name="0,239662" table:display="true" table:show-details="true"/>
                <table:data-pilot-member table:name="0,239897" table:display="true" table:show-details="true"/>
                <table:data-pilot-member table:name="0,239925" table:display="true" table:show-details="true"/>
                <table:data-pilot-member table:name="0,239967" table:display="true" table:show-details="true"/>
                <table:data-pilot-member table:name="0,239988" table:display="true" table:show-details="true"/>
                <table:data-pilot-member table:name="0,240078" table:display="true" table:show-details="true"/>
                <table:data-pilot-member table:name="0,240126" table:display="true" table:show-details="true"/>
                <table:data-pilot-member table:name="0,24037" table:display="true" table:show-details="true"/>
                <table:data-pilot-member table:name="0,240427" table:display="true" table:show-details="true"/>
                <table:data-pilot-member table:name="0,240611" table:display="true" table:show-details="true"/>
                <table:data-pilot-member table:name="0,240643" table:display="true" table:show-details="true"/>
                <table:data-pilot-member table:name="0,240703" table:display="true" table:show-details="true"/>
                <table:data-pilot-member table:name="0,240793" table:display="true" table:show-details="true"/>
                <table:data-pilot-member table:name="0,240827" table:display="true" table:show-details="true"/>
                <table:data-pilot-member table:name="0,240856" table:display="true" table:show-details="true"/>
                <table:data-pilot-member table:name="0,241022" table:display="true" table:show-details="true"/>
                <table:data-pilot-member table:name="0,241035" table:display="true" table:show-details="true"/>
                <table:data-pilot-member table:name="0,241362" table:display="true" table:show-details="true"/>
                <table:data-pilot-member table:name="0,241364" table:display="true" table:show-details="true"/>
                <table:data-pilot-member table:name="0,241565" table:display="true" table:show-details="true"/>
                <table:data-pilot-member table:name="0,241628" table:display="true" table:show-details="true"/>
                <table:data-pilot-member table:name="0,241726" table:display="true" table:show-details="true"/>
                <table:data-pilot-member table:name="0,241991" table:display="true" table:show-details="true"/>
                <table:data-pilot-member table:name="0,242208" table:display="true" table:show-details="true"/>
                <table:data-pilot-member table:name="0,242252" table:display="true" table:show-details="true"/>
                <table:data-pilot-member table:name="0,242268" table:display="true" table:show-details="true"/>
                <table:data-pilot-member table:name="0,242288" table:display="true" table:show-details="true"/>
                <table:data-pilot-member table:name="0,242294" table:display="true" table:show-details="true"/>
                <table:data-pilot-member table:name="0,242476" table:display="true" table:show-details="true"/>
                <table:data-pilot-member table:name="0,242636" table:display="true" table:show-details="true"/>
                <table:data-pilot-member table:name="0,24304" table:display="true" table:show-details="true"/>
                <table:data-pilot-member table:name="0,24309" table:display="true" table:show-details="true"/>
                <table:data-pilot-member table:name="0,243305" table:display="true" table:show-details="true"/>
                <table:data-pilot-member table:name="0,243326" table:display="true" table:show-details="true"/>
                <table:data-pilot-member table:name="0,243423" table:display="true" table:show-details="true"/>
                <table:data-pilot-member table:name="0,24358" table:display="true" table:show-details="true"/>
                <table:data-pilot-member table:name="0,243587" table:display="true" table:show-details="true"/>
                <table:data-pilot-member table:name="0,24369" table:display="true" table:show-details="true"/>
                <table:data-pilot-member table:name="0,24394" table:display="true" table:show-details="true"/>
                <table:data-pilot-member table:name="0,244031" table:display="true" table:show-details="true"/>
                <table:data-pilot-member table:name="0,244046" table:display="true" table:show-details="true"/>
                <table:data-pilot-member table:name="0,244078" table:display="true" table:show-details="true"/>
                <table:data-pilot-member table:name="0,244094" table:display="true" table:show-details="true"/>
                <table:data-pilot-member table:name="0,24423" table:display="true" table:show-details="true"/>
                <table:data-pilot-member table:name="0,244268" table:display="true" table:show-details="true"/>
                <table:data-pilot-member table:name="0,244311" table:display="true" table:show-details="true"/>
                <table:data-pilot-member table:name="0,244582" table:display="true" table:show-details="true"/>
                <table:data-pilot-member table:name="0,24462" table:display="true" table:show-details="true"/>
                <table:data-pilot-member table:name="0,244759" table:display="true" table:show-details="true"/>
                <table:data-pilot-member table:name="0,244826" table:display="true" table:show-details="true"/>
                <table:data-pilot-member table:name="0,244833" table:display="true" table:show-details="true"/>
                <table:data-pilot-member table:name="0,244909" table:display="true" table:show-details="true"/>
                <table:data-pilot-member table:name="0,245055" table:display="true" table:show-details="true"/>
                <table:data-pilot-member table:name="0,245088" table:display="true" table:show-details="true"/>
                <table:data-pilot-member table:name="0,245196" table:display="true" table:show-details="true"/>
                <table:data-pilot-member table:name="0,245197" table:display="true" table:show-details="true"/>
                <table:data-pilot-member table:name="0,245285" table:display="true" table:show-details="true"/>
                <table:data-pilot-member table:name="0,245391" table:display="true" table:show-details="true"/>
                <table:data-pilot-member table:name="0,245935" table:display="true" table:show-details="true"/>
                <table:data-pilot-member table:name="0,246026" table:display="true" table:show-details="true"/>
                <table:data-pilot-member table:name="0,246178" table:display="true" table:show-details="true"/>
                <table:data-pilot-member table:name="0,246223" table:display="true" table:show-details="true"/>
                <table:data-pilot-member table:name="0,246322" table:display="true" table:show-details="true"/>
                <table:data-pilot-member table:name="0,246361" table:display="true" table:show-details="true"/>
                <table:data-pilot-member table:name="0,24779" table:display="true" table:show-details="true"/>
                <table:data-pilot-member table:name="0,24943" table:display="true" table:show-details="true"/>
                <table:data-pilot-member table:name="0,251202" table:display="true" table:show-details="true"/>
                <table:data-pilot-member table:name="0,251723" table:display="true" table:show-details="true"/>
                <table:data-pilot-member table:name="0,251793" table:display="true" table:show-details="true"/>
                <table:data-pilot-member table:name="0,252062" table:display="true" table:show-details="true"/>
                <table:data-pilot-member table:name="0,252254" table:display="true" table:show-details="true"/>
                <table:data-pilot-member table:name="0,252548" table:display="true" table:show-details="true"/>
                <table:data-pilot-member table:name="0,252609" table:display="true" table:show-details="true"/>
                <table:data-pilot-member table:name="0,253059" table:display="true" table:show-details="true"/>
                <table:data-pilot-member table:name="0,253309" table:display="true" table:show-details="true"/>
                <table:data-pilot-member table:name="0,254792" table:display="true" table:show-details="true"/>
                <table:data-pilot-member table:name="0,255652" table:display="true" table:show-details="true"/>
                <table:data-pilot-member table:name="0,255945" table:display="true" table:show-details="true"/>
                <table:data-pilot-member table:name="0,258852" table:display="true" table:show-details="true"/>
                <table:data-pilot-member table:name="0,259621" table:display="true" table:show-details="true"/>
                <table:data-pilot-member table:name="0,26024" table:display="true" table:show-details="true"/>
                <table:data-pilot-member table:name="0,260535" table:display="true" table:show-details="true"/>
                <table:data-pilot-member table:name="0,26088" table:display="true" table:show-details="true"/>
                <table:data-pilot-member table:name="0,261523" table:display="true" table:show-details="true"/>
                <table:data-pilot-member table:name="0,262691" table:display="true" table:show-details="true"/>
                <table:data-pilot-member table:name="0,262789" table:display="true" table:show-details="true"/>
                <table:data-pilot-member table:name="0,262984" table:display="true" table:show-details="true"/>
                <table:data-pilot-member table:name="0,264563" table:display="true" table:show-details="true"/>
                <table:data-pilot-member table:name="0,26786" table:display="true" table:show-details="true"/>
                <table:data-pilot-member table:name="0,268212" table:display="true" table:show-details="true"/>
                <table:data-pilot-member table:name="0,268427" table:display="true" table:show-details="true"/>
                <table:data-pilot-member table:name="0,268452" table:display="true" table:show-details="true"/>
                <table:data-pilot-member table:name="0,271164" table:display="true" table:show-details="true"/>
                <table:data-pilot-member table:name="0,27158" table:display="true" table:show-details="true"/>
                <table:data-pilot-member table:name="0,272286" table:display="true" table:show-details="true"/>
                <table:data-pilot-member table:name="0,273344" table:display="true" table:show-details="true"/>
                <table:data-pilot-member table:name="0,273876" table:display="true" table:show-details="true"/>
                <table:data-pilot-member table:name="0,274166" table:display="true" table:show-details="true"/>
                <table:data-pilot-member table:name="0,274635" table:display="true" table:show-details="true"/>
                <table:data-pilot-member table:name="0,275379" table:display="true" table:show-details="true"/>
                <table:data-pilot-member table:name="0,276648" table:display="true" table:show-details="true"/>
                <table:data-pilot-member table:name="0,276709" table:display="true" table:show-details="true"/>
                <table:data-pilot-member table:name="0,278864" table:display="true" table:show-details="true"/>
                <table:data-pilot-member table:name="0,281464" table:display="true" table:show-details="true"/>
                <table:data-pilot-member table:name="0,291631" table:display="true" table:show-details="true"/>
                <table:data-pilot-member table:name="0,296513" table:display="true" table:show-details="true"/>
                <table:data-pilot-member table:name="0,779241" table:display="true" table:show-details="true"/>
                <table:data-pilot-member table:name="0,78771" table:display="true" table:show-details="true"/>
                <table:data-pilot-member table:name="0,788605" table:display="true" table:show-details="true"/>
                <table:data-pilot-member table:name="0,791225" table:display="true" table:show-details="true"/>
                <table:data-pilot-member table:name="0,795403" table:display="true" table:show-details="true"/>
                <table:data-pilot-member table:name="0,796002" table:display="true" table:show-details="true"/>
                <table:data-pilot-member table:name="0,796092" table:display="true" table:show-details="true"/>
                <table:data-pilot-member table:name="0,79833" table:display="true" table:show-details="true"/>
                <table:data-pilot-member table:name="0,798379" table:display="true" table:show-details="true"/>
                <table:data-pilot-member table:name="0,798487" table:display="true" table:show-details="true"/>
                <table:data-pilot-member table:name="0,799516" table:display="true" table:show-details="true"/>
                <table:data-pilot-member table:name="0,800578" table:display="true" table:show-details="true"/>
                <table:data-pilot-member table:name="0,801538" table:display="true" table:show-details="true"/>
                <table:data-pilot-member table:name="0,803477" table:display="true" table:show-details="true"/>
                <table:data-pilot-member table:name="0,803635" table:display="true" table:show-details="true"/>
                <table:data-pilot-member table:name="0,804306" table:display="true" table:show-details="true"/>
                <table:data-pilot-member table:name="0,804365" table:display="true" table:show-details="true"/>
                <table:data-pilot-member table:name="0,804661" table:display="true" table:show-details="true"/>
                <table:data-pilot-member table:name="0,805237" table:display="true" table:show-details="true"/>
                <table:data-pilot-member table:name="0,805537" table:display="true" table:show-details="true"/>
                <table:data-pilot-member table:name="0,806192" table:display="true" table:show-details="true"/>
                <table:data-pilot-member table:name="0,808254" table:display="true" table:show-details="true"/>
                <table:data-pilot-member table:name="0,808767" table:display="true" table:show-details="true"/>
                <table:data-pilot-member table:name="0,81021" table:display="true" table:show-details="true"/>
                <table:data-pilot-member table:name="0,810523" table:display="true" table:show-details="true"/>
                <table:data-pilot-member table:name="0,811394" table:display="true" table:show-details="true"/>
                <table:data-pilot-member table:name="0,811465" table:display="true" table:show-details="true"/>
                <table:data-pilot-member table:name="0,814291" table:display="true" table:show-details="true"/>
                <table:data-pilot-member table:name="0,814302" table:display="true" table:show-details="true"/>
                <table:data-pilot-member table:name="0,816096" table:display="true" table:show-details="true"/>
                <table:data-pilot-member table:name="0,816716" table:display="true" table:show-details="true"/>
                <table:data-pilot-member table:name="0,822339" table:display="true" table:show-details="true"/>
                <table:data-pilot-member table:name="0,822484" table:display="true" table:show-details="true"/>
                <table:data-pilot-member table:name="0,823044" table:display="true" table:show-details="true"/>
                <table:data-pilot-member table:name="0,824964" table:display="true" table:show-details="true"/>
                <table:data-pilot-member table:name="0,828436" table:display="true" table:show-details="true"/>
                <table:data-pilot-member table:name="0,829488" table:display="true" table:show-details="true"/>
                <table:data-pilot-member table:name="0,830241" table:display="true" table:show-details="true"/>
                <table:data-pilot-member table:name="0,830668" table:display="true" table:show-details="true"/>
                <table:data-pilot-member table:name="0,831565" table:display="true" table:show-details="true"/>
                <table:data-pilot-member table:name="0,831575" table:display="true" table:show-details="true"/>
                <table:data-pilot-member table:name="0,832969" table:display="true" table:show-details="true"/>
                <table:data-pilot-member table:name="0,83352" table:display="true" table:show-details="true"/>
                <table:data-pilot-member table:name="0,833772" table:display="true" table:show-details="true"/>
                <table:data-pilot-member table:name="0,83535" table:display="true" table:show-details="true"/>
                <table:data-pilot-member table:name="0,835389" table:display="true" table:show-details="true"/>
                <table:data-pilot-member table:name="0,835747" table:display="true" table:show-details="true"/>
                <table:data-pilot-member table:name="0,835922" table:display="true" table:show-details="true"/>
                <table:data-pilot-member table:name="0,837884" table:display="true" table:show-details="true"/>
                <table:data-pilot-member table:name="0,837991" table:display="true" table:show-details="true"/>
                <table:data-pilot-member table:name="0,839395" table:display="true" table:show-details="true"/>
                <table:data-pilot-member table:name="0,840456" table:display="true" table:show-details="true"/>
                <table:data-pilot-member table:name="0,840832" table:display="true" table:show-details="true"/>
                <table:data-pilot-member table:name="0,841084" table:display="true" table:show-details="true"/>
                <table:data-pilot-member table:name="0,841702" table:display="true" table:show-details="true"/>
                <table:data-pilot-member table:name="0,841862" table:display="true" table:show-details="true"/>
                <table:data-pilot-member table:name="0,84202" table:display="true" table:show-details="true"/>
                <table:data-pilot-member table:name="0,84207" table:display="true" table:show-details="true"/>
                <table:data-pilot-member table:name="0,843015" table:display="true" table:show-details="true"/>
                <table:data-pilot-member table:name="0,843272" table:display="true" table:show-details="true"/>
                <table:data-pilot-member table:name="0,843489" table:display="true" table:show-details="true"/>
                <table:data-pilot-member table:name="0,844332" table:display="true" table:show-details="true"/>
                <table:data-pilot-member table:name="0,845325" table:display="true" table:show-details="true"/>
                <table:data-pilot-member table:name="0,845564" table:display="true" table:show-details="true"/>
                <table:data-pilot-member table:name="0,847125" table:display="true" table:show-details="true"/>
                <table:data-pilot-member table:name="0,847538" table:display="true" table:show-details="true"/>
                <table:data-pilot-member table:name="0,848797" table:display="true" table:show-details="true"/>
                <table:data-pilot-member table:name="0,852888" table:display="true" table:show-details="true"/>
                <table:data-pilot-member table:name="0,853793" table:display="true" table:show-details="true"/>
                <table:data-pilot-member table:name="0,855781" table:display="true" table:show-details="true"/>
                <table:data-pilot-member table:name="0,857529" table:display="true" table:show-details="true"/>
                <table:data-pilot-member table:name="0,859725" table:display="true" table:show-details="true"/>
                <table:data-pilot-member table:name="0,862329" table:display="true" table:show-details="true"/>
                <table:data-pilot-member table:name="0,862455" table:display="true" table:show-details="true"/>
                <table:data-pilot-member table:name="0,862801" table:display="true" table:show-details="true"/>
                <table:data-pilot-member table:name="0,863798" table:display="true" table:show-details="true"/>
                <table:data-pilot-member table:name="0,863835" table:display="true" table:show-details="true"/>
                <table:data-pilot-member table:name="0,863969" table:display="true" table:show-details="true"/>
                <table:data-pilot-member table:name="0,864478" table:display="true" table:show-details="true"/>
                <table:data-pilot-member table:name="0,865938" table:display="true" table:show-details="true"/>
                <table:data-pilot-member table:name="0,866619" table:display="true" table:show-details="true"/>
                <table:data-pilot-member table:name="0,867374" table:display="true" table:show-details="true"/>
                <table:data-pilot-member table:name="0,868444" table:display="true" table:show-details="true"/>
                <table:data-pilot-member table:name="0,870241" table:display="true" table:show-details="true"/>
                <table:data-pilot-member table:name="0,871185" table:display="true" table:show-details="true"/>
                <table:data-pilot-member table:name="0,871237" table:display="true" table:show-details="true"/>
                <table:data-pilot-member table:name="0,871536" table:display="true" table:show-details="true"/>
                <table:data-pilot-member table:name="0,871723" table:display="true" table:show-details="true"/>
                <table:data-pilot-member table:name="0,871736" table:display="true" table:show-details="true"/>
                <table:data-pilot-member table:name="0,873697" table:display="true" table:show-details="true"/>
                <table:data-pilot-member table:name="0,875909" table:display="true" table:show-details="true"/>
                <table:data-pilot-member table:name="0,876044" table:display="true" table:show-details="true"/>
                <table:data-pilot-member table:name="0,877335" table:display="true" table:show-details="true"/>
                <table:data-pilot-member table:name="0,877679" table:display="true" table:show-details="true"/>
                <table:data-pilot-member table:name="0,878292" table:display="true" table:show-details="true"/>
                <table:data-pilot-member table:name="0,880959" table:display="true" table:show-details="true"/>
                <table:data-pilot-member table:name="0,88731" table:display="true" table:show-details="true"/>
                <table:data-pilot-member table:name="0,889916" table:display="true" table:show-details="true"/>
                <table:data-pilot-member table:name="0,890976" table:display="true" table:show-details="true"/>
                <table:data-pilot-member table:name="0,891981" table:display="true" table:show-details="true"/>
                <table:data-pilot-member table:name="0,893279" table:display="true" table:show-details="true"/>
                <table:data-pilot-member table:name="0,89546" table:display="true" table:show-details="true"/>
                <table:data-pilot-member table:name="0,895514" table:display="true" table:show-details="true"/>
                <table:data-pilot-member table:name="0,895619" table:display="true" table:show-details="true"/>
                <table:data-pilot-member table:name="0,898114" table:display="true" table:show-details="true"/>
                <table:data-pilot-member table:name="0,899472" table:display="true" table:show-details="true"/>
                <table:data-pilot-member table:name="0,900852" table:display="true" table:show-details="true"/>
                <table:data-pilot-member table:name="0,900881" table:display="true" table:show-details="true"/>
                <table:data-pilot-member table:name="0,90166" table:display="true" table:show-details="true"/>
                <table:data-pilot-member table:name="0,903362" table:display="true" table:show-details="true"/>
                <table:data-pilot-member table:name="0,905516" table:display="true" table:show-details="true"/>
                <table:data-pilot-member table:name="0,90592" table:display="true" table:show-details="true"/>
                <table:data-pilot-member table:name="0,905924" table:display="true" table:show-details="true"/>
                <table:data-pilot-member table:name="0,90617" table:display="true" table:show-details="true"/>
                <table:data-pilot-member table:name="0,906412" table:display="true" table:show-details="true"/>
                <table:data-pilot-member table:name="0,907452" table:display="true" table:show-details="true"/>
                <table:data-pilot-member table:name="0,907609" table:display="true" table:show-details="true"/>
                <table:data-pilot-member table:name="0,908443" table:display="true" table:show-details="true"/>
                <table:data-pilot-member table:name="0,910866" table:display="true" table:show-details="true"/>
                <table:data-pilot-member table:name="0,914866" table:display="true" table:show-details="true"/>
                <table:data-pilot-member table:name="0,91539" table:display="true" table:show-details="true"/>
                <table:data-pilot-member table:name="0,915655" table:display="true" table:show-details="true"/>
                <table:data-pilot-member table:name="0,919043" table:display="true" table:show-details="true"/>
                <table:data-pilot-member table:name="0,919045" table:display="true" table:show-details="true"/>
                <table:data-pilot-member table:name="0,919743" table:display="true" table:show-details="true"/>
                <table:data-pilot-member table:name="0,920056" table:display="true" table:show-details="true"/>
                <table:data-pilot-member table:name="0,9207" table:display="true" table:show-details="true"/>
                <table:data-pilot-member table:name="0,92245" table:display="true" table:show-details="true"/>
                <table:data-pilot-member table:name="0,923772" table:display="true" table:show-details="true"/>
                <table:data-pilot-member table:name="0,92379" table:display="true" table:show-details="true"/>
                <table:data-pilot-member table:name="0,924073" table:display="true" table:show-details="true"/>
                <table:data-pilot-member table:name="0,924538" table:display="true" table:show-details="true"/>
                <table:data-pilot-member table:name="0,92523" table:display="true" table:show-details="true"/>
                <table:data-pilot-member table:name="0,925397" table:display="true" table:show-details="true"/>
                <table:data-pilot-member table:name="0,925581" table:display="true" table:show-details="true"/>
                <table:data-pilot-member table:name="0,926974" table:display="true" table:show-details="true"/>
                <table:data-pilot-member table:name="0,92724" table:display="true" table:show-details="true"/>
                <table:data-pilot-member table:name="0,927768" table:display="true" table:show-details="true"/>
                <table:data-pilot-member table:name="0,928938" table:display="true" table:show-details="true"/>
                <table:data-pilot-member table:name="0,929214" table:display="true" table:show-details="true"/>
                <table:data-pilot-member table:name="0,929327" table:display="true" table:show-details="true"/>
                <table:data-pilot-member table:name="0,930029" table:display="true" table:show-details="true"/>
                <table:data-pilot-member table:name="0,930195" table:display="true" table:show-details="true"/>
                <table:data-pilot-member table:name="0,930495" table:display="true" table:show-details="true"/>
                <table:data-pilot-member table:name="0,931219" table:display="true" table:show-details="true"/>
                <table:data-pilot-member table:name="0,9323" table:display="true" table:show-details="true"/>
                <table:data-pilot-member table:name="0,933385" table:display="true" table:show-details="true"/>
                <table:data-pilot-member table:name="0,935401" table:display="true" table:show-details="true"/>
                <table:data-pilot-member table:name="0,936024" table:display="true" table:show-details="true"/>
                <table:data-pilot-member table:name="0,937797" table:display="true" table:show-details="true"/>
                <table:data-pilot-member table:name="0,941823" table:display="true" table:show-details="true"/>
                <table:data-pilot-member table:name="0,941827" table:display="true" table:show-details="true"/>
                <table:data-pilot-member table:name="0,941855" table:display="true" table:show-details="true"/>
                <table:data-pilot-member table:name="0,942825" table:display="true" table:show-details="true"/>
                <table:data-pilot-member table:name="0,94313" table:display="true" table:show-details="true"/>
                <table:data-pilot-member table:name="0,943801" table:display="true" table:show-details="true"/>
                <table:data-pilot-member table:name="0,946091" table:display="true" table:show-details="true"/>
                <table:data-pilot-member table:name="0,946886" table:display="true" table:show-details="true"/>
                <table:data-pilot-member table:name="0,946983" table:display="true" table:show-details="true"/>
                <table:data-pilot-member table:name="0,947681" table:display="true" table:show-details="true"/>
                <table:data-pilot-member table:name="0,949111" table:display="true" table:show-details="true"/>
                <table:data-pilot-member table:name="0,949284" table:display="true" table:show-details="true"/>
                <table:data-pilot-member table:name="0,949504" table:display="true" table:show-details="true"/>
                <table:data-pilot-member table:name="0,949682" table:display="true" table:show-details="true"/>
                <table:data-pilot-member table:name="0,949911" table:display="true" table:show-details="true"/>
                <table:data-pilot-member table:name="0,950253" table:display="true" table:show-details="true"/>
                <table:data-pilot-member table:name="0,950927" table:display="true" table:show-details="true"/>
                <table:data-pilot-member table:name="0,95134" table:display="true" table:show-details="true"/>
                <table:data-pilot-member table:name="0,954429" table:display="true" table:show-details="true"/>
                <table:data-pilot-member table:name="0,954711" table:display="true" table:show-details="true"/>
                <table:data-pilot-member table:name="0,956859" table:display="true" table:show-details="true"/>
                <table:data-pilot-member table:name="0,957111" table:display="true" table:show-details="true"/>
                <table:data-pilot-member table:name="0,958299" table:display="true" table:show-details="true"/>
                <table:data-pilot-member table:name="0,960332" table:display="true" table:show-details="true"/>
                <table:data-pilot-member table:name="0,960438" table:display="true" table:show-details="true"/>
                <table:data-pilot-member table:name="0,963493" table:display="true" table:show-details="true"/>
                <table:data-pilot-member table:name="0,964322" table:display="true" table:show-details="true"/>
                <table:data-pilot-member table:name="0,967364" table:display="true" table:show-details="true"/>
                <table:data-pilot-member table:name="0,96872" table:display="true" table:show-details="true"/>
                <table:data-pilot-member table:name="0,969977" table:display="true" table:show-details="true"/>
                <table:data-pilot-member table:name="0,970876" table:display="true" table:show-details="true"/>
                <table:data-pilot-member table:name="0,970886" table:display="true" table:show-details="true"/>
                <table:data-pilot-member table:name="0,970899" table:display="true" table:show-details="true"/>
                <table:data-pilot-member table:name="0,971496" table:display="true" table:show-details="true"/>
                <table:data-pilot-member table:name="0,972399" table:display="true" table:show-details="true"/>
                <table:data-pilot-member table:name="0,973045" table:display="true" table:show-details="true"/>
                <table:data-pilot-member table:name="0,973054" table:display="true" table:show-details="true"/>
                <table:data-pilot-member table:name="0,974019" table:display="true" table:show-details="true"/>
                <table:data-pilot-member table:name="0,974916" table:display="true" table:show-details="true"/>
                <table:data-pilot-member table:name="0,97546" table:display="true" table:show-details="true"/>
                <table:data-pilot-member table:name="0,976762" table:display="true" table:show-details="true"/>
                <table:data-pilot-member table:name="0,978351" table:display="true" table:show-details="true"/>
                <table:data-pilot-member table:name="0,978593" table:display="true" table:show-details="true"/>
                <table:data-pilot-member table:name="0,98093" table:display="true" table:show-details="true"/>
                <table:data-pilot-member table:name="0,981303" table:display="true" table:show-details="true"/>
                <table:data-pilot-member table:name="0,981604" table:display="true" table:show-details="true"/>
                <table:data-pilot-member table:name="0,993533" table:display="true" table:show-details="true"/>
                <table:data-pilot-member table:name="0,996871" table:display="true" table:show-details="true"/>
                <table:data-pilot-member table:name="1,0235" table:display="true" table:show-details="true"/>
                <table:data-pilot-member table:name="1,08835" table:display="true" table:show-details="true"/>
                <table:data-pilot-member table:name="1,64351" table:display="true" table:show-details="true"/>
                <table:data-pilot-member table:name="1,64795" table:display="true" table:show-details="true"/>
                <table:data-pilot-member table:name="1,64969" table:display="true" table:show-details="true"/>
                <table:data-pilot-member table:name="1,65183" table:display="true" table:show-details="true"/>
                <table:data-pilot-member table:name="1,65265" table:display="true" table:show-details="true"/>
                <table:data-pilot-member table:name="1,65504" table:display="true" table:show-details="true"/>
                <table:data-pilot-member table:name="1,6563" table:display="true" table:show-details="true"/>
                <table:data-pilot-member table:name="1,65646" table:display="true" table:show-details="true"/>
                <table:data-pilot-member table:name="1,65662" table:display="true" table:show-details="true"/>
                <table:data-pilot-member table:name="1,65679" table:display="true" table:show-details="true"/>
                <table:data-pilot-member table:name="1,65837" table:display="true" table:show-details="true"/>
                <table:data-pilot-member table:name="1,65864" table:display="true" table:show-details="true"/>
                <table:data-pilot-member table:name="1,66061" table:display="true" table:show-details="true"/>
                <table:data-pilot-member table:name="1,66319" table:display="true" table:show-details="true"/>
                <table:data-pilot-member table:name="1,6641" table:display="true" table:show-details="true"/>
                <table:data-pilot-member table:name="1,66502" table:display="true" table:show-details="true"/>
                <table:data-pilot-member table:name="1,66509" table:display="true" table:show-details="true"/>
                <table:data-pilot-member table:name="1,66708" table:display="true" table:show-details="true"/>
                <table:data-pilot-member table:name="1,66736" table:display="true" table:show-details="true"/>
                <table:data-pilot-member table:name="1,66819" table:display="true" table:show-details="true"/>
                <table:data-pilot-member table:name="1,66899" table:display="true" table:show-details="true"/>
                <table:data-pilot-member table:name="1,67376" table:display="true" table:show-details="true"/>
                <table:data-pilot-member table:name="1,67425" table:display="true" table:show-details="true"/>
                <table:data-pilot-member table:name="1,67465" table:display="true" table:show-details="true"/>
                <table:data-pilot-member table:name="1,68145" table:display="true" table:show-details="true"/>
                <table:data-pilot-member table:name="1,68201" table:display="true" table:show-details="true"/>
                <table:data-pilot-member table:name="1,69211" table:display="true" table:show-details="true"/>
                <table:data-pilot-member table:name="1,69233" table:display="true" table:show-details="true"/>
                <table:data-pilot-member table:name="1,69392" table:display="true" table:show-details="true"/>
                <table:data-pilot-member table:name="1,69435" table:display="true" table:show-details="true"/>
                <table:data-pilot-member table:name="1,69554" table:display="true" table:show-details="true"/>
                <table:data-pilot-member table:name="1,69878" table:display="true" table:show-details="true"/>
                <table:data-pilot-member table:name="1,69937" table:display="true" table:show-details="true"/>
                <table:data-pilot-member table:name="1,70139" table:display="true" table:show-details="true"/>
                <table:data-pilot-member table:name="1,70144" table:display="true" table:show-details="true"/>
                <table:data-pilot-member table:name="1,70388" table:display="true" table:show-details="true"/>
                <table:data-pilot-member table:name="1,70572" table:display="true" table:show-details="true"/>
                <table:data-pilot-member table:name="1,70964" table:display="true" table:show-details="true"/>
                <table:data-pilot-member table:name="1,71214" table:display="true" table:show-details="true"/>
                <table:data-pilot-member table:name="1,71553" table:display="true" table:show-details="true"/>
                <table:data-pilot-member table:name="1,71573" table:display="true" table:show-details="true"/>
                <table:data-pilot-member table:name="1,71709" table:display="true" table:show-details="true"/>
                <table:data-pilot-member table:name="1,71964" table:display="true" table:show-details="true"/>
                <table:data-pilot-member table:name="1,71981" table:display="true" table:show-details="true"/>
                <table:data-pilot-member table:name="1,71995" table:display="true" table:show-details="true"/>
                <table:data-pilot-member table:name="1,72026" table:display="true" table:show-details="true"/>
                <table:data-pilot-member table:name="1,72032" table:display="true" table:show-details="true"/>
                <table:data-pilot-member table:name="1,72401" table:display="true" table:show-details="true"/>
                <table:data-pilot-member table:name="1,72434" table:display="true" table:show-details="true"/>
                <table:data-pilot-member table:name="1,72449" table:display="true" table:show-details="true"/>
                <table:data-pilot-member table:name="1,72594" table:display="true" table:show-details="true"/>
                <table:data-pilot-member table:name="1,72639" table:display="true" table:show-details="true"/>
                <table:data-pilot-member table:name="1,73154" table:display="true" table:show-details="true"/>
                <table:data-pilot-member table:name="1,73267" table:display="true" table:show-details="true"/>
                <table:data-pilot-member table:name="1,73279" table:display="true" table:show-details="true"/>
                <table:data-pilot-member table:name="1,73437" table:display="true" table:show-details="true"/>
                <table:data-pilot-member table:name="1,73479" table:display="true" table:show-details="true"/>
                <table:data-pilot-member table:name="1,73487" table:display="true" table:show-details="true"/>
                <table:data-pilot-member table:name="1,73605" table:display="true" table:show-details="true"/>
                <table:data-pilot-member table:name="1,73612" table:display="true" table:show-details="true"/>
                <table:data-pilot-member table:name="1,73734" table:display="true" table:show-details="true"/>
                <table:data-pilot-member table:name="1,73826" table:display="true" table:show-details="true"/>
                <table:data-pilot-member table:name="1,73831" table:display="true" table:show-details="true"/>
                <table:data-pilot-member table:name="1,73892" table:display="true" table:show-details="true"/>
                <table:data-pilot-member table:name="1,7405" table:display="true" table:show-details="true"/>
                <table:data-pilot-member table:name="1,74359" table:display="true" table:show-details="true"/>
                <table:data-pilot-member table:name="1,74439" table:display="true" table:show-details="true"/>
                <table:data-pilot-member table:name="1,75243" table:display="true" table:show-details="true"/>
                <table:data-pilot-member table:name="1,75552" table:display="true" table:show-details="true"/>
                <table:data-pilot-member table:name="1,75763" table:display="true" table:show-details="true"/>
                <table:data-pilot-member table:name="1,75874" table:display="true" table:show-details="true"/>
                <table:data-pilot-member table:name="1,76124" table:display="true" table:show-details="true"/>
                <table:data-pilot-member table:name="1,76649" table:display="true" table:show-details="true"/>
                <table:data-pilot-member table:name="1,77384" table:display="true" table:show-details="true"/>
                <table:data-pilot-member table:name="1,77397" table:display="true" table:show-details="true"/>
                <table:data-pilot-member table:name="1,78635" table:display="true" table:show-details="true"/>
                <table:data-pilot-member table:name="1,78868" table:display="true" table:show-details="true"/>
                <table:data-pilot-member table:name="1,79359" table:display="true" table:show-details="true"/>
                <table:data-pilot-member table:name="1,79478" table:display="true" table:show-details="true"/>
                <table:data-pilot-member table:name="1,79495" table:display="true" table:show-details="true"/>
                <table:data-pilot-member table:name="1,79543" table:display="true" table:show-details="true"/>
                <table:data-pilot-member table:name="1,79859" table:display="true" table:show-details="true"/>
                <table:data-pilot-member table:name="1,81124" table:display="true" table:show-details="true"/>
                <table:data-pilot-member table:name="1,82262" table:display="true" table:show-details="true"/>
                <table:data-pilot-member table:name="1,82281" table:display="true" table:show-details="true"/>
                <table:data-pilot-member table:name="1,82994" table:display="true" table:show-details="true"/>
                <table:data-pilot-member table:name="1,83271" table:display="true" table:show-details="true"/>
                <table:data-pilot-member table:name="1,83464" table:display="true" table:show-details="true"/>
                <table:data-pilot-member table:name="1,83615" table:display="true" table:show-details="true"/>
                <table:data-pilot-member table:name="1,83678" table:display="true" table:show-details="true"/>
                <table:data-pilot-member table:name="1,8385" table:display="true" table:show-details="true"/>
                <table:data-pilot-member table:name="1,84079" table:display="true" table:show-details="true"/>
                <table:data-pilot-member table:name="1,84314" table:display="true" table:show-details="true"/>
                <table:data-pilot-member table:name="1,84605" table:display="true" table:show-details="true"/>
                <table:data-pilot-member table:name="1,84704" table:display="true" table:show-details="true"/>
                <table:data-pilot-member table:name="1,84776" table:display="true" table:show-details="true"/>
                <table:data-pilot-member table:name="1,84805" table:display="true" table:show-details="true"/>
                <table:data-pilot-member table:name="1,85027" table:display="true" table:show-details="true"/>
                <table:data-pilot-member table:name="1,85402" table:display="true" table:show-details="true"/>
                <table:data-pilot-member table:name="1,85628" table:display="true" table:show-details="true"/>
                <table:data-pilot-member table:name="1,85639" table:display="true" table:show-details="true"/>
                <table:data-pilot-member table:name="1,85658" table:display="true" table:show-details="true"/>
                <table:data-pilot-member table:name="1,85781" table:display="true" table:show-details="true"/>
                <table:data-pilot-member table:name="1,85861" table:display="true" table:show-details="true"/>
                <table:data-pilot-member table:name="1,85896" table:display="true" table:show-details="true"/>
                <table:data-pilot-member table:name="1,85915" table:display="true" table:show-details="true"/>
                <table:data-pilot-member table:name="1,85982" table:display="true" table:show-details="true"/>
                <table:data-pilot-member table:name="1,86037" table:display="true" table:show-details="true"/>
                <table:data-pilot-member table:name="1,86044" table:display="true" table:show-details="true"/>
                <table:data-pilot-member table:name="1,86078" table:display="true" table:show-details="true"/>
                <table:data-pilot-member table:name="1,86085" table:display="true" table:show-details="true"/>
                <table:data-pilot-member table:name="1,86093" table:display="true" table:show-details="true"/>
                <table:data-pilot-member table:name="1,862" table:display="true" table:show-details="true"/>
                <table:data-pilot-member table:name="1,86207" table:display="true" table:show-details="true"/>
                <table:data-pilot-member table:name="1,86254" table:display="true" table:show-details="true"/>
                <table:data-pilot-member table:name="1,86295" table:display="true" table:show-details="true"/>
                <table:data-pilot-member table:name="1,86345" table:display="true" table:show-details="true"/>
                <table:data-pilot-member table:name="1,86384" table:display="true" table:show-details="true"/>
                <table:data-pilot-member table:name="1,8646" table:display="true" table:show-details="true"/>
                <table:data-pilot-member table:name="1,86623" table:display="true" table:show-details="true"/>
                <table:data-pilot-member table:name="1,86633" table:display="true" table:show-details="true"/>
                <table:data-pilot-member table:name="1,86665" table:display="true" table:show-details="true"/>
                <table:data-pilot-member table:name="1,86668" table:display="true" table:show-details="true"/>
                <table:data-pilot-member table:name="1,86719" table:display="true" table:show-details="true"/>
                <table:data-pilot-member table:name="1,86762" table:display="true" table:show-details="true"/>
                <table:data-pilot-member table:name="1,8691" table:display="true" table:show-details="true"/>
                <table:data-pilot-member table:name="1,86922" table:display="true" table:show-details="true"/>
                <table:data-pilot-member table:name="1,86941" table:display="true" table:show-details="true"/>
                <table:data-pilot-member table:name="1,87197" table:display="true" table:show-details="true"/>
                <table:data-pilot-member table:name="1,87904" table:display="true" table:show-details="true"/>
                <table:data-pilot-member table:name="1,87999" table:display="true" table:show-details="true"/>
                <table:data-pilot-member table:name="1,88014" table:display="true" table:show-details="true"/>
                <table:data-pilot-member table:name="1,88571" table:display="true" table:show-details="true"/>
                <table:data-pilot-member table:name="1,88748" table:display="true" table:show-details="true"/>
                <table:data-pilot-member table:name="1,89177" table:display="true" table:show-details="true"/>
                <table:data-pilot-member table:name="1,89298" table:display="true" table:show-details="true"/>
                <table:data-pilot-member table:name="1,89482" table:display="true" table:show-details="true"/>
                <table:data-pilot-member table:name="1,89695" table:display="true" table:show-details="true"/>
                <table:data-pilot-member table:name="1,89721" table:display="true" table:show-details="true"/>
                <table:data-pilot-member table:name="1,9001" table:display="true" table:show-details="true"/>
                <table:data-pilot-member table:name="1,90086" table:display="true" table:show-details="true"/>
                <table:data-pilot-member table:name="1,90202" table:display="true" table:show-details="true"/>
                <table:data-pilot-member table:name="1,90251" table:display="true" table:show-details="true"/>
                <table:data-pilot-member table:name="1,90369" table:display="true" table:show-details="true"/>
                <table:data-pilot-member table:name="1,90376" table:display="true" table:show-details="true"/>
                <table:data-pilot-member table:name="1,90397" table:display="true" table:show-details="true"/>
                <table:data-pilot-member table:name="1,90504" table:display="true" table:show-details="true"/>
                <table:data-pilot-member table:name="1,90587" table:display="true" table:show-details="true"/>
                <table:data-pilot-member table:name="1,90591" table:display="true" table:show-details="true"/>
                <table:data-pilot-member table:name="1,90599" table:display="true" table:show-details="true"/>
                <table:data-pilot-member table:name="1,90736" table:display="true" table:show-details="true"/>
                <table:data-pilot-member table:name="1,90881" table:display="true" table:show-details="true"/>
                <table:data-pilot-member table:name="1,9103" table:display="true" table:show-details="true"/>
                <table:data-pilot-member table:name="1,91078" table:display="true" table:show-details="true"/>
                <table:data-pilot-member table:name="1,91118" table:display="true" table:show-details="true"/>
                <table:data-pilot-member table:name="1,91338" table:display="true" table:show-details="true"/>
                <table:data-pilot-member table:name="1,91376" table:display="true" table:show-details="true"/>
                <table:data-pilot-member table:name="1,91377" table:display="true" table:show-details="true"/>
                <table:data-pilot-member table:name="1,9141" table:display="true" table:show-details="true"/>
                <table:data-pilot-member table:name="1,91425" table:display="true" table:show-details="true"/>
                <table:data-pilot-member table:name="1,91505" table:display="true" table:show-details="true"/>
                <table:data-pilot-member table:name="1,91552" table:display="true" table:show-details="true"/>
                <table:data-pilot-member table:name="1,91611" table:display="true" table:show-details="true"/>
                <table:data-pilot-member table:name="1,91636" table:display="true" table:show-details="true"/>
                <table:data-pilot-member table:name="1,91769" table:display="true" table:show-details="true"/>
                <table:data-pilot-member table:name="1,91855" table:display="true" table:show-details="true"/>
                <table:data-pilot-member table:name="1,9198" table:display="true" table:show-details="true"/>
                <table:data-pilot-member table:name="1,91993" table:display="true" table:show-details="true"/>
                <table:data-pilot-member table:name="1,92002" table:display="true" table:show-details="true"/>
                <table:data-pilot-member table:name="1,92146" table:display="true" table:show-details="true"/>
                <table:data-pilot-member table:name="1,92172" table:display="true" table:show-details="true"/>
                <table:data-pilot-member table:name="1,92173" table:display="true" table:show-details="true"/>
                <table:data-pilot-member table:name="1,92338" table:display="true" table:show-details="true"/>
                <table:data-pilot-member table:name="1,92496" table:display="true" table:show-details="true"/>
                <table:data-pilot-member table:name="1,92502" table:display="true" table:show-details="true"/>
                <table:data-pilot-member table:name="1,92645" table:display="true" table:show-details="true"/>
                <table:data-pilot-member table:name="1,92791" table:display="true" table:show-details="true"/>
                <table:data-pilot-member table:name="1,92843" table:display="true" table:show-details="true"/>
                <table:data-pilot-member table:name="1,92901" table:display="true" table:show-details="true"/>
                <table:data-pilot-member table:name="1,93083" table:display="true" table:show-details="true"/>
                <table:data-pilot-member table:name="1,93134" table:display="true" table:show-details="true"/>
                <table:data-pilot-member table:name="1,93316" table:display="true" table:show-details="true"/>
                <table:data-pilot-member table:name="1,9361" table:display="true" table:show-details="true"/>
                <table:data-pilot-member table:name="1,93678" table:display="true" table:show-details="true"/>
                <table:data-pilot-member table:name="1,93964" table:display="true" table:show-details="true"/>
                <table:data-pilot-member table:name="1,93966" table:display="true" table:show-details="true"/>
                <table:data-pilot-member table:name="1,94297" table:display="true" table:show-details="true"/>
                <table:data-pilot-member table:name="1,94552" table:display="true" table:show-details="true"/>
                <table:data-pilot-member table:name="1,94874" table:display="true" table:show-details="true"/>
                <table:data-pilot-member table:name="1,95156" table:display="true" table:show-details="true"/>
                <table:data-pilot-member table:name="1,95433" table:display="true" table:show-details="true"/>
                <table:data-pilot-member table:name="1,95476" table:display="true" table:show-details="true"/>
                <table:data-pilot-member table:name="1,9619" table:display="true" table:show-details="true"/>
                <table:data-pilot-member table:name="1,97873" table:display="true" table:show-details="true"/>
                <table:data-pilot-member table:name="1,9819" table:display="true" table:show-details="true"/>
                <table:data-pilot-member table:name="1,99443" table:display="true" table:show-details="true"/>
                <table:data-pilot-member table:name="1,99931" table:display="true" table:show-details="true"/>
                <table:data-pilot-member table:name="2,00999" table:display="true" table:show-details="true"/>
                <table:data-pilot-member table:name="2,36549" table:display="true" table:show-details="true"/>
                <table:data-pilot-member table:name="2,36578" table:display="true" table:show-details="true"/>
                <table:data-pilot-member table:name="2,36609" table:display="true" table:show-details="true"/>
                <table:data-pilot-member table:name="2,3686" table:display="true" table:show-details="true"/>
                <table:data-pilot-member table:name="2,37488" table:display="true" table:show-details="true"/>
                <table:data-pilot-member table:name="2,37566" table:display="true" table:show-details="true"/>
                <table:data-pilot-member table:name="2,37692" table:display="true" table:show-details="true"/>
                <table:data-pilot-member table:name="2,37751" table:display="true" table:show-details="true"/>
                <table:data-pilot-member table:name="2,37788" table:display="true" table:show-details="true"/>
                <table:data-pilot-member table:name="2,37916" table:display="true" table:show-details="true"/>
                <table:data-pilot-member table:name="2,3835" table:display="true" table:show-details="true"/>
                <table:data-pilot-member table:name="2,38473" table:display="true" table:show-details="true"/>
                <table:data-pilot-member table:name="2,38714" table:display="true" table:show-details="true"/>
                <table:data-pilot-member table:name="2,40135" table:display="true" table:show-details="true"/>
                <table:data-pilot-member table:name="2,40354" table:display="true" table:show-details="true"/>
                <table:data-pilot-member table:name="2,40363" table:display="true" table:show-details="true"/>
                <table:data-pilot-member table:name="2,40519" table:display="true" table:show-details="true"/>
                <table:data-pilot-member table:name="2,41281" table:display="true" table:show-details="true"/>
                <table:data-pilot-member table:name="2,41583" table:display="true" table:show-details="true"/>
                <table:data-pilot-member table:name="2,41941" table:display="true" table:show-details="true"/>
                <table:data-pilot-member table:name="2,42232" table:display="true" table:show-details="true"/>
                <table:data-pilot-member table:name="2,42447" table:display="true" table:show-details="true"/>
                <table:data-pilot-member table:name="2,42749" table:display="true" table:show-details="true"/>
                <table:data-pilot-member table:name="2,43131" table:display="true" table:show-details="true"/>
                <table:data-pilot-member table:name="2,43513" table:display="true" table:show-details="true"/>
                <table:data-pilot-member table:name="2,44005" table:display="true" table:show-details="true"/>
                <table:data-pilot-member table:name="2,44133" table:display="true" table:show-details="true"/>
                <table:data-pilot-member table:name="2,44154" table:display="true" table:show-details="true"/>
                <table:data-pilot-member table:name="2,44377" table:display="true" table:show-details="true"/>
                <table:data-pilot-member table:name="2,44909" table:display="true" table:show-details="true"/>
                <table:data-pilot-member table:name="2,45009" table:display="true" table:show-details="true"/>
                <table:data-pilot-member table:name="2,45141" table:display="true" table:show-details="true"/>
                <table:data-pilot-member table:name="2,45437" table:display="true" table:show-details="true"/>
                <table:data-pilot-member table:name="2,45504" table:display="true" table:show-details="true"/>
                <table:data-pilot-member table:name="2,45558" table:display="true" table:show-details="true"/>
                <table:data-pilot-member table:name="2,46267" table:display="true" table:show-details="true"/>
                <table:data-pilot-member table:name="2,46745" table:display="true" table:show-details="true"/>
                <table:data-pilot-member table:name="2,46806" table:display="true" table:show-details="true"/>
                <table:data-pilot-member table:name="2,47762" table:display="true" table:show-details="true"/>
                <table:data-pilot-member table:name="2,47775" table:display="true" table:show-details="true"/>
                <table:data-pilot-member table:name="2,47947" table:display="true" table:show-details="true"/>
                <table:data-pilot-member table:name="2,47988" table:display="true" table:show-details="true"/>
                <table:data-pilot-member table:name="2,4807" table:display="true" table:show-details="true"/>
                <table:data-pilot-member table:name="2,48285" table:display="true" table:show-details="true"/>
                <table:data-pilot-member table:name="2,48444" table:display="true" table:show-details="true"/>
                <table:data-pilot-member table:name="2,48593" table:display="true" table:show-details="true"/>
                <table:data-pilot-member table:name="2,49305" table:display="true" table:show-details="true"/>
                <table:data-pilot-member table:name="2,49531" table:display="true" table:show-details="true"/>
                <table:data-pilot-member table:name="2,49626" table:display="true" table:show-details="true"/>
                <table:data-pilot-member table:name="2,50066" table:display="true" table:show-details="true"/>
                <table:data-pilot-member table:name="2,50329" table:display="true" table:show-details="true"/>
                <table:data-pilot-member table:name="2,50896" table:display="true" table:show-details="true"/>
                <table:data-pilot-member table:name="2,51153" table:display="true" table:show-details="true"/>
                <table:data-pilot-member table:name="2,51228" table:display="true" table:show-details="true"/>
                <table:data-pilot-member table:name="2,51345" table:display="true" table:show-details="true"/>
                <table:data-pilot-member table:name="2,51625" table:display="true" table:show-details="true"/>
                <table:data-pilot-member table:name="2,52022" table:display="true" table:show-details="true"/>
                <table:data-pilot-member table:name="2,52597" table:display="true" table:show-details="true"/>
                <table:data-pilot-member table:name="2,52906" table:display="true" table:show-details="true"/>
                <table:data-pilot-member table:name="2,52998" table:display="true" table:show-details="true"/>
                <table:data-pilot-member table:name="2,53066" table:display="true" table:show-details="true"/>
                <table:data-pilot-member table:name="2,53167" table:display="true" table:show-details="true"/>
                <table:data-pilot-member table:name="2,53248" table:display="true" table:show-details="true"/>
                <table:data-pilot-member table:name="2,53836" table:display="true" table:show-details="true"/>
                <table:data-pilot-member table:name="2,54031" table:display="true" table:show-details="true"/>
                <table:data-pilot-member table:name="2,54112" table:display="true" table:show-details="true"/>
                <table:data-pilot-member table:name="2,54252" table:display="true" table:show-details="true"/>
                <table:data-pilot-member table:name="2,54399" table:display="true" table:show-details="true"/>
                <table:data-pilot-member table:name="2,54718" table:display="true" table:show-details="true"/>
                <table:data-pilot-member table:name="2,55092" table:display="true" table:show-details="true"/>
                <table:data-pilot-member table:name="2,55102" table:display="true" table:show-details="true"/>
                <table:data-pilot-member table:name="2,55131" table:display="true" table:show-details="true"/>
                <table:data-pilot-member table:name="2,55251" table:display="true" table:show-details="true"/>
                <table:data-pilot-member table:name="2,55678" table:display="true" table:show-details="true"/>
                <table:data-pilot-member table:name="2,55751" table:display="true" table:show-details="true"/>
                <table:data-pilot-member table:name="2,56193" table:display="true" table:show-details="true"/>
                <table:data-pilot-member table:name="2,56233" table:display="true" table:show-details="true"/>
                <table:data-pilot-member table:name="2,56287" table:display="true" table:show-details="true"/>
                <table:data-pilot-member table:name="2,56541" table:display="true" table:show-details="true"/>
                <table:data-pilot-member table:name="2,5661" table:display="true" table:show-details="true"/>
                <table:data-pilot-member table:name="2,57005" table:display="true" table:show-details="true"/>
                <table:data-pilot-member table:name="2,57182" table:display="true" table:show-details="true"/>
                <table:data-pilot-member table:name="2,57607" table:display="true" table:show-details="true"/>
                <table:data-pilot-member table:name="2,57817" table:display="true" table:show-details="true"/>
                <table:data-pilot-member table:name="2,57976" table:display="true" table:show-details="true"/>
                <table:data-pilot-member table:name="2,58041" table:display="true" table:show-details="true"/>
                <table:data-pilot-member table:name="2,58232" table:display="true" table:show-details="true"/>
                <table:data-pilot-member table:name="2,58307" table:display="true" table:show-details="true"/>
                <table:data-pilot-member table:name="2,5869" table:display="true" table:show-details="true"/>
                <table:data-pilot-member table:name="2,58712" table:display="true" table:show-details="true"/>
                <table:data-pilot-member table:name="2,58795" table:display="true" table:show-details="true"/>
                <table:data-pilot-member table:name="2,5884" table:display="true" table:show-details="true"/>
                <table:data-pilot-member table:name="2,59431" table:display="true" table:show-details="true"/>
                <table:data-pilot-member table:name="2,59434" table:display="true" table:show-details="true"/>
                <table:data-pilot-member table:name="2,59553" table:display="true" table:show-details="true"/>
                <table:data-pilot-member table:name="2,60697" table:display="true" table:show-details="true"/>
                <table:data-pilot-member table:name="2,60746" table:display="true" table:show-details="true"/>
                <table:data-pilot-member table:name="2,60768" table:display="true" table:show-details="true"/>
                <table:data-pilot-member table:name="2,60926" table:display="true" table:show-details="true"/>
                <table:data-pilot-member table:name="2,60992" table:display="true" table:show-details="true"/>
                <table:data-pilot-member table:name="2,61491" table:display="true" table:show-details="true"/>
                <table:data-pilot-member table:name="2,61581" table:display="true" table:show-details="true"/>
                <table:data-pilot-member table:name="2,61897" table:display="true" table:show-details="true"/>
                <table:data-pilot-member table:name="2,6205" table:display="true" table:show-details="true"/>
                <table:data-pilot-member table:name="2,6225" table:display="true" table:show-details="true"/>
                <table:data-pilot-member table:name="2,62799" table:display="true" table:show-details="true"/>
                <table:data-pilot-member table:name="2,62993" table:display="true" table:show-details="true"/>
                <table:data-pilot-member table:name="2,63325" table:display="true" table:show-details="true"/>
                <table:data-pilot-member table:name="2,63687" table:display="true" table:show-details="true"/>
                <table:data-pilot-member table:name="2,63755" table:display="true" table:show-details="true"/>
                <table:data-pilot-member table:name="2,63857" table:display="true" table:show-details="true"/>
                <table:data-pilot-member table:name="2,6395" table:display="true" table:show-details="true"/>
                <table:data-pilot-member table:name="2,63969" table:display="true" table:show-details="true"/>
                <table:data-pilot-member table:name="2,64122" table:display="true" table:show-details="true"/>
                <table:data-pilot-member table:name="2,64368" table:display="true" table:show-details="true"/>
                <table:data-pilot-member table:name="2,64721" table:display="true" table:show-details="true"/>
                <table:data-pilot-member table:name="2,64774" table:display="true" table:show-details="true"/>
                <table:data-pilot-member table:name="2,64793" table:display="true" table:show-details="true"/>
                <table:data-pilot-member table:name="2,64805" table:display="true" table:show-details="true"/>
                <table:data-pilot-member table:name="2,64928" table:display="true" table:show-details="true"/>
                <table:data-pilot-member table:name="2,64942" table:display="true" table:show-details="true"/>
                <table:data-pilot-member table:name="2,65039" table:display="true" table:show-details="true"/>
                <table:data-pilot-member table:name="2,65237" table:display="true" table:show-details="true"/>
                <table:data-pilot-member table:name="2,6549" table:display="true" table:show-details="true"/>
                <table:data-pilot-member table:name="2,6631" table:display="true" table:show-details="true"/>
                <table:data-pilot-member table:name="2,66511" table:display="true" table:show-details="true"/>
                <table:data-pilot-member table:name="2,66762" table:display="true" table:show-details="true"/>
                <table:data-pilot-member table:name="2,66907" table:display="true" table:show-details="true"/>
                <table:data-pilot-member table:name="2,66973" table:display="true" table:show-details="true"/>
                <table:data-pilot-member table:name="2,66999" table:display="true" table:show-details="true"/>
                <table:data-pilot-member table:name="2,67087" table:display="true" table:show-details="true"/>
                <table:data-pilot-member table:name="2,67175" table:display="true" table:show-details="true"/>
                <table:data-pilot-member table:name="2,67251" table:display="true" table:show-details="true"/>
                <table:data-pilot-member table:name="2,67399" table:display="true" table:show-details="true"/>
                <table:data-pilot-member table:name="2,6747" table:display="true" table:show-details="true"/>
                <table:data-pilot-member table:name="2,67631" table:display="true" table:show-details="true"/>
                <table:data-pilot-member table:name="2,67758" table:display="true" table:show-details="true"/>
                <table:data-pilot-member table:name="2,67901" table:display="true" table:show-details="true"/>
                <table:data-pilot-member table:name="2,68053" table:display="true" table:show-details="true"/>
                <table:data-pilot-member table:name="2,68118" table:display="true" table:show-details="true"/>
                <table:data-pilot-member table:name="2,68263" table:display="true" table:show-details="true"/>
                <table:data-pilot-member table:name="2,68318" table:display="true" table:show-details="true"/>
                <table:data-pilot-member table:name="2,68659" table:display="true" table:show-details="true"/>
                <table:data-pilot-member table:name="2,68683" table:display="true" table:show-details="true"/>
                <table:data-pilot-member table:name="2,68718" table:display="true" table:show-details="true"/>
                <table:data-pilot-member table:name="2,68812" table:display="true" table:show-details="true"/>
                <table:data-pilot-member table:name="2,69142" table:display="true" table:show-details="true"/>
                <table:data-pilot-member table:name="2,69153" table:display="true" table:show-details="true"/>
                <table:data-pilot-member table:name="2,69215" table:display="true" table:show-details="true"/>
                <table:data-pilot-member table:name="2,69377" table:display="true" table:show-details="true"/>
                <table:data-pilot-member table:name="2,69546" table:display="true" table:show-details="true"/>
                <table:data-pilot-member table:name="2,69804" table:display="true" table:show-details="true"/>
                <table:data-pilot-member table:name="2,70018" table:display="true" table:show-details="true"/>
                <table:data-pilot-member table:name="2,7006" table:display="true" table:show-details="true"/>
                <table:data-pilot-member table:name="2,70222" table:display="true" table:show-details="true"/>
                <table:data-pilot-member table:name="2,7026" table:display="true" table:show-details="true"/>
                <table:data-pilot-member table:name="2,70421" table:display="true" table:show-details="true"/>
                <table:data-pilot-member table:name="2,70605" table:display="true" table:show-details="true"/>
                <table:data-pilot-member table:name="2,70652" table:display="true" table:show-details="true"/>
                <table:data-pilot-member table:name="2,70708" table:display="true" table:show-details="true"/>
                <table:data-pilot-member table:name="2,70816" table:display="true" table:show-details="true"/>
                <table:data-pilot-member table:name="2,70841" table:display="true" table:show-details="true"/>
                <table:data-pilot-member table:name="2,7102" table:display="true" table:show-details="true"/>
                <table:data-pilot-member table:name="2,71034" table:display="true" table:show-details="true"/>
                <table:data-pilot-member table:name="2,71177" table:display="true" table:show-details="true"/>
                <table:data-pilot-member table:name="2,71388" table:display="true" table:show-details="true"/>
                <table:data-pilot-member table:name="2,71475" table:display="true" table:show-details="true"/>
                <table:data-pilot-member table:name="2,72187" table:display="true" table:show-details="true"/>
                <table:data-pilot-member table:name="2,72241" table:display="true" table:show-details="true"/>
                <table:data-pilot-member table:name="2,72713" table:display="true" table:show-details="true"/>
                <table:data-pilot-member table:name="2,72789" table:display="true" table:show-details="true"/>
                <table:data-pilot-member table:name="2,72809" table:display="true" table:show-details="true"/>
                <table:data-pilot-member table:name="2,72847" table:display="true" table:show-details="true"/>
                <table:data-pilot-member table:name="2,72868" table:display="true" table:show-details="true"/>
                <table:data-pilot-member table:name="2,73005" table:display="true" table:show-details="true"/>
                <table:data-pilot-member table:name="2,73206" table:display="true" table:show-details="true"/>
                <table:data-pilot-member table:name="2,73484" table:display="true" table:show-details="true"/>
                <table:data-pilot-member table:name="2,74291" table:display="true" table:show-details="true"/>
                <table:data-pilot-member table:name="2,7449" table:display="true" table:show-details="true"/>
                <table:data-pilot-member table:name="2,7502" table:display="true" table:show-details="true"/>
                <table:data-pilot-member table:name="2,75366" table:display="true" table:show-details="true"/>
                <table:data-pilot-member table:name="2,75402" table:display="true" table:show-details="true"/>
                <table:data-pilot-member table:name="2,75673" table:display="true" table:show-details="true"/>
                <table:data-pilot-member table:name="2,7594" table:display="true" table:show-details="true"/>
                <table:data-pilot-member table:name="2,75969" table:display="true" table:show-details="true"/>
                <table:data-pilot-member table:name="2,76419" table:display="true" table:show-details="true"/>
                <table:data-pilot-member table:name="2,76575" table:display="true" table:show-details="true"/>
                <table:data-pilot-member table:name="2,76667" table:display="true" table:show-details="true"/>
                <table:data-pilot-member table:name="2,76801" table:display="true" table:show-details="true"/>
                <table:data-pilot-member table:name="2,7713" table:display="true" table:show-details="true"/>
                <table:data-pilot-member table:name="2,77961" table:display="true" table:show-details="true"/>
                <table:data-pilot-member table:name="2,77998" table:display="true" table:show-details="true"/>
                <table:data-pilot-member table:name="2,78298" table:display="true" table:show-details="true"/>
                <table:data-pilot-member table:name="2,79122" table:display="true" table:show-details="true"/>
                <table:data-pilot-member table:name="2,79544" table:display="true" table:show-details="true"/>
                <table:data-pilot-member table:name="2,79904" table:display="true" table:show-details="true"/>
                <table:data-pilot-member table:name="2,80431" table:display="true" table:show-details="true"/>
                <table:data-pilot-member table:name="2,80786" table:display="true" table:show-details="true"/>
                <table:data-pilot-member table:name="2,8123" table:display="true" table:show-details="true"/>
                <table:data-pilot-member table:name="2,81246" table:display="true" table:show-details="true"/>
                <table:data-pilot-member table:name="2,81359" table:display="true" table:show-details="true"/>
                <table:data-pilot-member table:name="2,81413" table:display="true" table:show-details="true"/>
                <table:data-pilot-member table:name="2,81965" table:display="true" table:show-details="true"/>
                <table:data-pilot-member table:name="2,8216" table:display="true" table:show-details="true"/>
                <table:data-pilot-member table:name="2,83236" table:display="true" table:show-details="true"/>
                <table:data-pilot-member table:name="2,83826" table:display="true" table:show-details="true"/>
                <table:data-pilot-member table:name="2,84264" table:display="true" table:show-details="true"/>
                <table:data-pilot-member table:name="2,85037" table:display="true" table:show-details="true"/>
                <table:data-pilot-member table:name="2,85963" table:display="true" table:show-details="true"/>
                <table:data-pilot-member table:name="2,86283" table:display="true" table:show-details="true"/>
                <table:data-pilot-member table:name="2,86591" table:display="true" table:show-details="true"/>
                <table:data-pilot-member table:name="2,86699" table:display="true" table:show-details="true"/>
                <table:data-pilot-member table:name="2,87178" table:display="true" table:show-details="true"/>
                <table:data-pilot-member table:name="2,87566" table:display="true" table:show-details="true"/>
                <table:data-pilot-member table:name="2,87668" table:display="true" table:show-details="true"/>
                <table:data-pilot-member table:name="2,87733" table:display="true" table:show-details="true"/>
                <table:data-pilot-member table:name="2,87794" table:display="true" table:show-details="true"/>
                <table:data-pilot-member table:name="2,87949" table:display="true" table:show-details="true"/>
                <table:data-pilot-member table:name="2,88071" table:display="true" table:show-details="true"/>
                <table:data-pilot-member table:name="2,88146" table:display="true" table:show-details="true"/>
                <table:data-pilot-member table:name="2,88171" table:display="true" table:show-details="true"/>
                <table:data-pilot-member table:name="2,88324" table:display="true" table:show-details="true"/>
                <table:data-pilot-member table:name="2,88558" table:display="true" table:show-details="true"/>
                <table:data-pilot-member table:name="2,8859" table:display="true" table:show-details="true"/>
                <table:data-pilot-member table:name="2,88876" table:display="true" table:show-details="true"/>
                <table:data-pilot-member table:name="2,89317" table:display="true" table:show-details="true"/>
                <table:data-pilot-member table:name="2,89669" table:display="true" table:show-details="true"/>
                <table:data-pilot-member table:name="2,89952" table:display="true" table:show-details="true"/>
                <table:data-pilot-member table:name="2,90158" table:display="true" table:show-details="true"/>
                <table:data-pilot-member table:name="2,90839" table:display="true" table:show-details="true"/>
                <table:data-pilot-member table:name="2,9101" table:display="true" table:show-details="true"/>
                <table:data-pilot-member table:name="2,91053" table:display="true" table:show-details="true"/>
                <table:data-pilot-member table:name="2,91065" table:display="true" table:show-details="true"/>
                <table:data-pilot-member table:name="2,91245" table:display="true" table:show-details="true"/>
                <table:data-pilot-member table:name="2,91478" table:display="true" table:show-details="true"/>
                <table:data-pilot-member table:name="2,91546" table:display="true" table:show-details="true"/>
                <table:data-pilot-member table:name="2,91681" table:display="true" table:show-details="true"/>
                <table:data-pilot-member table:name="2,91732" table:display="true" table:show-details="true"/>
                <table:data-pilot-member table:name="2,91894" table:display="true" table:show-details="true"/>
                <table:data-pilot-member table:name="2,91909" table:display="true" table:show-details="true"/>
                <table:data-pilot-member table:name="2,92074" table:display="true" table:show-details="true"/>
                <table:data-pilot-member table:name="2,9224" table:display="true" table:show-details="true"/>
                <table:data-pilot-member table:name="2,92433" table:display="true" table:show-details="true"/>
                <table:data-pilot-member table:name="2,92453" table:display="true" table:show-details="true"/>
                <table:data-pilot-member table:name="2,92608" table:display="true" table:show-details="true"/>
                <table:data-pilot-member table:name="2,92614" table:display="true" table:show-details="true"/>
                <table:data-pilot-member table:name="2,92628" table:display="true" table:show-details="true"/>
                <table:data-pilot-member table:name="2,92663" table:display="true" table:show-details="true"/>
                <table:data-pilot-member table:name="2,92967" table:display="true" table:show-details="true"/>
                <table:data-pilot-member table:name="2,93" table:display="true" table:show-details="true"/>
                <table:data-pilot-member table:name="2,93037" table:display="true" table:show-details="true"/>
                <table:data-pilot-member table:name="2,93244" table:display="true" table:show-details="true"/>
                <table:data-pilot-member table:name="2,93356" table:display="true" table:show-details="true"/>
                <table:data-pilot-member table:name="2,93794" table:display="true" table:show-details="true"/>
                <table:data-pilot-member table:name="2,94299" table:display="true" table:show-details="true"/>
                <table:data-pilot-member table:name="2,94356" table:display="true" table:show-details="true"/>
                <table:data-pilot-member table:name="2,94764" table:display="true" table:show-details="true"/>
                <table:data-pilot-member table:name="2,94915" table:display="true" table:show-details="true"/>
                <table:data-pilot-member table:name="2,95059" table:display="true" table:show-details="true"/>
                <table:data-pilot-member table:name="2,95887" table:display="true" table:show-details="true"/>
                <table:data-pilot-member table:name="2,96221" table:display="true" table:show-details="true"/>
                <table:data-pilot-member table:name="2,96231" table:display="true" table:show-details="true"/>
                <table:data-pilot-member table:name="2,96594" table:display="true" table:show-details="true"/>
                <table:data-pilot-member table:name="2,96638" table:display="true" table:show-details="true"/>
                <table:data-pilot-member table:name="2,96889" table:display="true" table:show-details="true"/>
                <table:data-pilot-member table:name="2,97136" table:display="true" table:show-details="true"/>
                <table:data-pilot-member table:name="2,97377" table:display="true" table:show-details="true"/>
                <table:data-pilot-member table:name="2,97688" table:display="true" table:show-details="true"/>
                <table:data-pilot-member table:name="2,97749" table:display="true" table:show-details="true"/>
                <table:data-pilot-member table:name="2,97789" table:display="true" table:show-details="true"/>
                <table:data-pilot-member table:name="2,97809" table:display="true" table:show-details="true"/>
                <table:data-pilot-member table:name="2,9833" table:display="true" table:show-details="true"/>
                <table:data-pilot-member table:name="2,98347" table:display="true" table:show-details="true"/>
                <table:data-pilot-member table:name="2,98387" table:display="true" table:show-details="true"/>
                <table:data-pilot-member table:name="2,99382" table:display="true" table:show-details="true"/>
                <table:data-pilot-member table:name="2,99515" table:display="true" table:show-details="true"/>
                <table:data-pilot-member table:name="2,99656" table:display="true" table:show-details="true"/>
                <table:data-pilot-member table:name="2,99795" table:display="true" table:show-details="true"/>
                <table:data-pilot-member table:name="3,00427" table:display="true" table:show-details="true"/>
                <table:data-pilot-member table:name="3,00679" table:display="true" table:show-details="true"/>
                <table:data-pilot-member table:name="3,01036" table:display="true" table:show-details="true"/>
                <table:data-pilot-member table:name="3,01129" table:display="true" table:show-details="true"/>
                <table:data-pilot-member table:name="3,01891" table:display="true" table:show-details="true"/>
                <table:data-pilot-member table:name="3,02149" table:display="true" table:show-details="true"/>
                <table:data-pilot-member table:name="3,024" table:display="true" table:show-details="true"/>
                <table:data-pilot-member table:name="3,03736" table:display="true" table:show-details="true"/>
                <table:data-pilot-member table:name="3,03987" table:display="true" table:show-details="true"/>
                <table:data-pilot-member table:name="3,04232" table:display="true" table:show-details="true"/>
                <table:data-pilot-member table:name="3,05404" table:display="true" table:show-details="true"/>
                <table:data-pilot-member table:name="3,06673" table:display="true" table:show-details="true"/>
                <table:data-pilot-member table:name="3,06847" table:display="true" table:show-details="true"/>
                <table:data-pilot-member table:name="3,08776" table:display="true" table:show-details="true"/>
                <table:data-pilot-member table:name="3,09182" table:display="true" table:show-details="true"/>
                <table:data-pilot-member table:name="3,10688" table:display="true" table:show-details="true"/>
                <table:data-pilot-member table:name="3,12319" table:display="true" table:show-details="true"/>
                <table:data-pilot-member table:name="3,14272" table:display="true" table:show-details="true"/>
                <table:data-pilot-member table:name="3,25335" table:display="true" table:show-details="true"/>
                <table:data-pilot-member table:name="3,33137" table:display="true" table:show-details="true"/>
                <table:data-pilot-member table:name="3,50813" table:display="true" table:show-details="true"/>
                <table:data-pilot-member table:name="4,12784" table:display="true" table:show-details="true"/>
                <table:data-pilot-member table:name="4,13117" table:display="true" table:show-details="true"/>
                <table:data-pilot-member table:name="4,13913" table:display="true" table:show-details="true"/>
                <table:data-pilot-member table:name="4,14787" table:display="true" table:show-details="true"/>
                <table:data-pilot-member table:name="4,14946" table:display="true" table:show-details="true"/>
                <table:data-pilot-member table:name="4,15124" table:display="true" table:show-details="true"/>
                <table:data-pilot-member table:name="4,15435" table:display="true" table:show-details="true"/>
                <table:data-pilot-member table:name="4,16724" table:display="true" table:show-details="true"/>
                <table:data-pilot-member table:name="4,17771" table:display="true" table:show-details="true"/>
                <table:data-pilot-member table:name="4,18207" table:display="true" table:show-details="true"/>
                <table:data-pilot-member table:name="4,18252" table:display="true" table:show-details="true"/>
                <table:data-pilot-member table:name="4,18257" table:display="true" table:show-details="true"/>
                <table:data-pilot-member table:name="4,18366" table:display="true" table:show-details="true"/>
                <table:data-pilot-member table:name="4,18944" table:display="true" table:show-details="true"/>
                <table:data-pilot-member table:name="4,18962" table:display="true" table:show-details="true"/>
                <table:data-pilot-member table:name="4,19206" table:display="true" table:show-details="true"/>
                <table:data-pilot-member table:name="4,19609" table:display="true" table:show-details="true"/>
                <table:data-pilot-member table:name="4,22718" table:display="true" table:show-details="true"/>
                <table:data-pilot-member table:name="4,22738" table:display="true" table:show-details="true"/>
                <table:data-pilot-member table:name="4,2322" table:display="true" table:show-details="true"/>
                <table:data-pilot-member table:name="4,24412" table:display="true" table:show-details="true"/>
                <table:data-pilot-member table:name="4,24514" table:display="true" table:show-details="true"/>
                <table:data-pilot-member table:name="4,24515" table:display="true" table:show-details="true"/>
                <table:data-pilot-member table:name="4,24604" table:display="true" table:show-details="true"/>
                <table:data-pilot-member table:name="4,25416" table:display="true" table:show-details="true"/>
                <table:data-pilot-member table:name="4,25547" table:display="true" table:show-details="true"/>
                <table:data-pilot-member table:name="4,25581" table:display="true" table:show-details="true"/>
                <table:data-pilot-member table:name="4,25598" table:display="true" table:show-details="true"/>
                <table:data-pilot-member table:name="4,26613" table:display="true" table:show-details="true"/>
                <table:data-pilot-member table:name="4,26833" table:display="true" table:show-details="true"/>
                <table:data-pilot-member table:name="4,26984" table:display="true" table:show-details="true"/>
                <table:data-pilot-member table:name="4,27705" table:display="true" table:show-details="true"/>
                <table:data-pilot-member table:name="4,27918" table:display="true" table:show-details="true"/>
                <table:data-pilot-member table:name="4,28285" table:display="true" table:show-details="true"/>
                <table:data-pilot-member table:name="4,28524" table:display="true" table:show-details="true"/>
                <table:data-pilot-member table:name="4,28698" table:display="true" table:show-details="true"/>
                <table:data-pilot-member table:name="4,28743" table:display="true" table:show-details="true"/>
                <table:data-pilot-member table:name="4,28782" table:display="true" table:show-details="true"/>
                <table:data-pilot-member table:name="4,28994" table:display="true" table:show-details="true"/>
                <table:data-pilot-member table:name="4,29004" table:display="true" table:show-details="true"/>
                <table:data-pilot-member table:name="4,29013" table:display="true" table:show-details="true"/>
                <table:data-pilot-member table:name="4,2912" table:display="true" table:show-details="true"/>
                <table:data-pilot-member table:name="4,2922" table:display="true" table:show-details="true"/>
                <table:data-pilot-member table:name="4,29451" table:display="true" table:show-details="true"/>
                <table:data-pilot-member table:name="4,29702" table:display="true" table:show-details="true"/>
                <table:data-pilot-member table:name="4,30042" table:display="true" table:show-details="true"/>
                <table:data-pilot-member table:name="4,30648" table:display="true" table:show-details="true"/>
                <table:data-pilot-member table:name="4,30849" table:display="true" table:show-details="true"/>
                <table:data-pilot-member table:name="4,30925" table:display="true" table:show-details="true"/>
                <table:data-pilot-member table:name="4,3093" table:display="true" table:show-details="true"/>
                <table:data-pilot-member table:name="4,31006" table:display="true" table:show-details="true"/>
                <table:data-pilot-member table:name="4,31017" table:display="true" table:show-details="true"/>
                <table:data-pilot-member table:name="4,31021" table:display="true" table:show-details="true"/>
                <table:data-pilot-member table:name="4,31217" table:display="true" table:show-details="true"/>
                <table:data-pilot-member table:name="4,31597" table:display="true" table:show-details="true"/>
                <table:data-pilot-member table:name="4,31626" table:display="true" table:show-details="true"/>
                <table:data-pilot-member table:name="4,31685" table:display="true" table:show-details="true"/>
                <table:data-pilot-member table:name="4,31883" table:display="true" table:show-details="true"/>
                <table:data-pilot-member table:name="4,31948" table:display="true" table:show-details="true"/>
                <table:data-pilot-member table:name="4,3212" table:display="true" table:show-details="true"/>
                <table:data-pilot-member table:name="4,32137" table:display="true" table:show-details="true"/>
                <table:data-pilot-member table:name="4,32458" table:display="true" table:show-details="true"/>
                <table:data-pilot-member table:name="4,32473" table:display="true" table:show-details="true"/>
                <table:data-pilot-member table:name="4,32785" table:display="true" table:show-details="true"/>
                <table:data-pilot-member table:name="4,3301" table:display="true" table:show-details="true"/>
                <table:data-pilot-member table:name="4,33105" table:display="true" table:show-details="true"/>
                <table:data-pilot-member table:name="4,33226" table:display="true" table:show-details="true"/>
                <table:data-pilot-member table:name="4,33401" table:display="true" table:show-details="true"/>
                <table:data-pilot-member table:name="4,33501" table:display="true" table:show-details="true"/>
                <table:data-pilot-member table:name="4,33631" table:display="true" table:show-details="true"/>
                <table:data-pilot-member table:name="4,33839" table:display="true" table:show-details="true"/>
                <table:data-pilot-member table:name="4,33975" table:display="true" table:show-details="true"/>
                <table:data-pilot-member table:name="4,34008" table:display="true" table:show-details="true"/>
                <table:data-pilot-member table:name="4,34112" table:display="true" table:show-details="true"/>
                <table:data-pilot-member table:name="4,34454" table:display="true" table:show-details="true"/>
                <table:data-pilot-member table:name="4,34587" table:display="true" table:show-details="true"/>
                <table:data-pilot-member table:name="4,34878" table:display="true" table:show-details="true"/>
                <table:data-pilot-member table:name="4,34954" table:display="true" table:show-details="true"/>
                <table:data-pilot-member table:name="4,36144" table:display="true" table:show-details="true"/>
                <table:data-pilot-member table:name="4,36561" table:display="true" table:show-details="true"/>
                <table:data-pilot-member table:name="4,36605" table:display="true" table:show-details="true"/>
                <table:data-pilot-member table:name="4,36679" table:display="true" table:show-details="true"/>
                <table:data-pilot-member table:name="4,36902" table:display="true" table:show-details="true"/>
                <table:data-pilot-member table:name="4,37733" table:display="true" table:show-details="true"/>
                <table:data-pilot-member table:name="4,37881" table:display="true" table:show-details="true"/>
                <table:data-pilot-member table:name="4,39382" table:display="true" table:show-details="true"/>
                <table:data-pilot-member table:name="4,39562" table:display="true" table:show-details="true"/>
                <table:data-pilot-member table:name="4,39612" table:display="true" table:show-details="true"/>
                <table:data-pilot-member table:name="4,39683" table:display="true" table:show-details="true"/>
                <table:data-pilot-member table:name="4,40066" table:display="true" table:show-details="true"/>
                <table:data-pilot-member table:name="4,40363" table:display="true" table:show-details="true"/>
                <table:data-pilot-member table:name="4,40548" table:display="true" table:show-details="true"/>
                <table:data-pilot-member table:name="4,40831" table:display="true" table:show-details="true"/>
                <table:data-pilot-member table:name="4,41476" table:display="true" table:show-details="true"/>
                <table:data-pilot-member table:name="4,41749" table:display="true" table:show-details="true"/>
                <table:data-pilot-member table:name="4,41998" table:display="true" table:show-details="true"/>
                <table:data-pilot-member table:name="4,4249" table:display="true" table:show-details="true"/>
                <table:data-pilot-member table:name="4,42697" table:display="true" table:show-details="true"/>
                <table:data-pilot-member table:name="4,43184" table:display="true" table:show-details="true"/>
                <table:data-pilot-member table:name="4,44225" table:display="true" table:show-details="true"/>
                <table:data-pilot-member table:name="4,44527" table:display="true" table:show-details="true"/>
                <table:data-pilot-member table:name="4,44611" table:display="true" table:show-details="true"/>
                <table:data-pilot-member table:name="4,45039" table:display="true" table:show-details="true"/>
                <table:data-pilot-member table:name="4,45327" table:display="true" table:show-details="true"/>
                <table:data-pilot-member table:name="4,46116" table:display="true" table:show-details="true"/>
                <table:data-pilot-member table:name="4,46428" table:display="true" table:show-details="true"/>
                <table:data-pilot-member table:name="4,46694" table:display="true" table:show-details="true"/>
                <table:data-pilot-member table:name="4,46725" table:display="true" table:show-details="true"/>
                <table:data-pilot-member table:name="4,46813" table:display="true" table:show-details="true"/>
                <table:data-pilot-member table:name="4,46823" table:display="true" table:show-details="true"/>
                <table:data-pilot-member table:name="4,46945" table:display="true" table:show-details="true"/>
                <table:data-pilot-member table:name="4,47093" table:display="true" table:show-details="true"/>
                <table:data-pilot-member table:name="4,48181" table:display="true" table:show-details="true"/>
                <table:data-pilot-member table:name="4,48835" table:display="true" table:show-details="true"/>
                <table:data-pilot-member table:name="4,48886" table:display="true" table:show-details="true"/>
                <table:data-pilot-member table:name="4,4919" table:display="true" table:show-details="true"/>
                <table:data-pilot-member table:name="4,49912" table:display="true" table:show-details="true"/>
                <table:data-pilot-member table:name="4,50219" table:display="true" table:show-details="true"/>
                <table:data-pilot-member table:name="4,50423" table:display="true" table:show-details="true"/>
                <table:data-pilot-member table:name="4,50534" table:display="true" table:show-details="true"/>
                <table:data-pilot-member table:name="4,50641" table:display="true" table:show-details="true"/>
                <table:data-pilot-member table:name="4,50863" table:display="true" table:show-details="true"/>
                <table:data-pilot-member table:name="4,51957" table:display="true" table:show-details="true"/>
                <table:data-pilot-member table:name="4,52135" table:display="true" table:show-details="true"/>
                <table:data-pilot-member table:name="4,52243" table:display="true" table:show-details="true"/>
                <table:data-pilot-member table:name="4,5227" table:display="true" table:show-details="true"/>
                <table:data-pilot-member table:name="4,53277" table:display="true" table:show-details="true"/>
                <table:data-pilot-member table:name="4,53801" table:display="true" table:show-details="true"/>
                <table:data-pilot-member table:name="4,53909" table:display="true" table:show-details="true"/>
                <table:data-pilot-member table:name="4,54832" table:display="true" table:show-details="true"/>
                <table:data-pilot-member table:name="4,5502" table:display="true" table:show-details="true"/>
                <table:data-pilot-member table:name="4,55159" table:display="true" table:show-details="true"/>
                <table:data-pilot-member table:name="4,55397" table:display="true" table:show-details="true"/>
                <table:data-pilot-member table:name="4,55468" table:display="true" table:show-details="true"/>
                <table:data-pilot-member table:name="4,55716" table:display="true" table:show-details="true"/>
                <table:data-pilot-member table:name="4,55769" table:display="true" table:show-details="true"/>
                <table:data-pilot-member table:name="4,55778" table:display="true" table:show-details="true"/>
                <table:data-pilot-member table:name="4,56166" table:display="true" table:show-details="true"/>
                <table:data-pilot-member table:name="4,56239" table:display="true" table:show-details="true"/>
                <table:data-pilot-member table:name="4,56723" table:display="true" table:show-details="true"/>
                <table:data-pilot-member table:name="4,57259" table:display="true" table:show-details="true"/>
                <table:data-pilot-member table:name="4,57314" table:display="true" table:show-details="true"/>
                <table:data-pilot-member table:name="4,58182" table:display="true" table:show-details="true"/>
                <table:data-pilot-member table:name="4,5963" table:display="true" table:show-details="true"/>
                <table:data-pilot-member table:name="4,60544" table:display="true" table:show-details="true"/>
                <table:data-pilot-member table:name="4,61347" table:display="true" table:show-details="true"/>
                <table:data-pilot-member table:name="4,61517" table:display="true" table:show-details="true"/>
                <table:data-pilot-member table:name="4,61684" table:display="true" table:show-details="true"/>
                <table:data-pilot-member table:name="4,61982" table:display="true" table:show-details="true"/>
                <table:data-pilot-member table:name="4,61983" table:display="true" table:show-details="true"/>
                <table:data-pilot-member table:name="4,6257" table:display="true" table:show-details="true"/>
                <table:data-pilot-member table:name="4,6263" table:display="true" table:show-details="true"/>
                <table:data-pilot-member table:name="4,6272" table:display="true" table:show-details="true"/>
                <table:data-pilot-member table:name="4,6274" table:display="true" table:show-details="true"/>
                <table:data-pilot-member table:name="4,62964" table:display="true" table:show-details="true"/>
                <table:data-pilot-member table:name="4,6377" table:display="true" table:show-details="true"/>
                <table:data-pilot-member table:name="4,642" table:display="true" table:show-details="true"/>
                <table:data-pilot-member table:name="4,64436" table:display="true" table:show-details="true"/>
                <table:data-pilot-member table:name="4,65032" table:display="true" table:show-details="true"/>
                <table:data-pilot-member table:name="4,66984" table:display="true" table:show-details="true"/>
                <table:data-pilot-member table:name="4,67338" table:display="true" table:show-details="true"/>
                <table:data-pilot-member table:name="4,6825" table:display="true" table:show-details="true"/>
                <table:data-pilot-member table:name="4,68569" table:display="true" table:show-details="true"/>
                <table:data-pilot-member table:name="4,68672" table:display="true" table:show-details="true"/>
                <table:data-pilot-member table:name="4,69058" table:display="true" table:show-details="true"/>
                <table:data-pilot-member table:name="4,69272" table:display="true" table:show-details="true"/>
                <table:data-pilot-member table:name="4,69706" table:display="true" table:show-details="true"/>
                <table:data-pilot-member table:name="4,70006" table:display="true" table:show-details="true"/>
                <table:data-pilot-member table:name="4,7118" table:display="true" table:show-details="true"/>
                <table:data-pilot-member table:name="4,71212" table:display="true" table:show-details="true"/>
                <table:data-pilot-member table:name="4,71291" table:display="true" table:show-details="true"/>
                <table:data-pilot-member table:name="4,7133" table:display="true" table:show-details="true"/>
                <table:data-pilot-member table:name="4,71469" table:display="true" table:show-details="true"/>
                <table:data-pilot-member table:name="4,71941" table:display="true" table:show-details="true"/>
                <table:data-pilot-member table:name="4,72096" table:display="true" table:show-details="true"/>
                <table:data-pilot-member table:name="4,72345" table:display="true" table:show-details="true"/>
                <table:data-pilot-member table:name="4,72426" table:display="true" table:show-details="true"/>
                <table:data-pilot-member table:name="4,73221" table:display="true" table:show-details="true"/>
                <table:data-pilot-member table:name="4,73315" table:display="true" table:show-details="true"/>
                <table:data-pilot-member table:name="4,7418" table:display="true" table:show-details="true"/>
                <table:data-pilot-member table:name="4,74639" table:display="true" table:show-details="true"/>
                <table:data-pilot-member table:name="4,75242" table:display="true" table:show-details="true"/>
                <table:data-pilot-member table:name="4,7736" table:display="true" table:show-details="true"/>
                <table:data-pilot-member table:name="4,79386" table:display="true" table:show-details="true"/>
                <table:data-pilot-member table:name="4,80003" table:display="true" table:show-details="true"/>
                <table:data-pilot-member table:name="4,80841" table:display="true" table:show-details="true"/>
                <table:data-pilot-member table:name="4,81075" table:display="true" table:show-details="true"/>
                <table:data-pilot-member table:name="4,81419" table:display="true" table:show-details="true"/>
                <table:data-pilot-member table:name="4,81801" table:display="true" table:show-details="true"/>
                <table:data-pilot-member table:name="4,82963" table:display="true" table:show-details="true"/>
                <table:data-pilot-member table:name="4,83685" table:display="true" table:show-details="true"/>
                <table:data-pilot-member table:name="4,83747" table:display="true" table:show-details="true"/>
                <table:data-pilot-member table:name="4,86099" table:display="true" table:show-details="true"/>
                <table:data-pilot-member table:name="4,88916" table:display="true" table:show-details="true"/>
                <table:data-pilot-member table:name="4,89177" table:display="true" table:show-details="true"/>
                <table:data-pilot-member table:name="4,89625" table:display="true" table:show-details="true"/>
                <table:data-pilot-member table:name="4,91688" table:display="true" table:show-details="true"/>
                <table:data-pilot-member table:name="4,91821" table:display="true" table:show-details="true"/>
                <table:data-pilot-member table:name="4,91932" table:display="true" table:show-details="true"/>
                <table:data-pilot-member table:name="4,92374" table:display="true" table:show-details="true"/>
                <table:data-pilot-member table:name="4,93165" table:display="true" table:show-details="true"/>
                <table:data-pilot-member table:name="4,94031" table:display="true" table:show-details="true"/>
                <table:data-pilot-member table:name="4,94102" table:display="true" table:show-details="true"/>
                <table:data-pilot-member table:name="4,94199" table:display="true" table:show-details="true"/>
                <table:data-pilot-member table:name="4,94745" table:display="true" table:show-details="true"/>
                <table:data-pilot-member table:name="4,9485" table:display="true" table:show-details="true"/>
                <table:data-pilot-member table:name="4,95289" table:display="true" table:show-details="true"/>
                <table:data-pilot-member table:name="4,95412" table:display="true" table:show-details="true"/>
                <table:data-pilot-member table:name="4,95571" table:display="true" table:show-details="true"/>
                <table:data-pilot-member table:name="4,95815" table:display="true" table:show-details="true"/>
                <table:data-pilot-member table:name="4,9588" table:display="true" table:show-details="true"/>
                <table:data-pilot-member table:name="4,976" table:display="true" table:show-details="true"/>
                <table:data-pilot-member table:name="4,98176" table:display="true" table:show-details="true"/>
                <table:data-pilot-member table:name="4,98736" table:display="true" table:show-details="true"/>
                <table:data-pilot-member table:name="4,99457" table:display="true" table:show-details="true"/>
                <table:data-pilot-member table:name="5,00124" table:display="true" table:show-details="true"/>
                <table:data-pilot-member table:name="5,00386" table:display="true" table:show-details="true"/>
                <table:data-pilot-member table:name="5,01748" table:display="true" table:show-details="true"/>
                <table:data-pilot-member table:name="5,02918" table:display="true" table:show-details="true"/>
                <table:data-pilot-member table:name="5,03109" table:display="true" table:show-details="true"/>
                <table:data-pilot-member table:name="5,03992" table:display="true" table:show-details="true"/>
                <table:data-pilot-member table:name="5,06066" table:display="true" table:show-details="true"/>
                <table:data-pilot-member table:name="5,06683" table:display="true" table:show-details="true"/>
                <table:data-pilot-member table:name="5,07626" table:display="true" table:show-details="true"/>
                <table:data-pilot-member table:name="5,07803" table:display="true" table:show-details="true"/>
                <table:data-pilot-member table:name="5,07812" table:display="true" table:show-details="true"/>
                <table:data-pilot-member table:name="5,07815" table:display="true" table:show-details="true"/>
                <table:data-pilot-member table:name="5,08026" table:display="true" table:show-details="true"/>
                <table:data-pilot-member table:name="5,08252" table:display="true" table:show-details="true"/>
                <table:data-pilot-member table:name="5,08717" table:display="true" table:show-details="true"/>
                <table:data-pilot-member table:name="5,08945" table:display="true" table:show-details="true"/>
                <table:data-pilot-member table:name="5,09047" table:display="true" table:show-details="true"/>
                <table:data-pilot-member table:name="5,09423" table:display="true" table:show-details="true"/>
                <table:data-pilot-member table:name="5,09619" table:display="true" table:show-details="true"/>
                <table:data-pilot-member table:name="5,09821" table:display="true" table:show-details="true"/>
                <table:data-pilot-member table:name="5,0991" table:display="true" table:show-details="true"/>
                <table:data-pilot-member table:name="5,10044" table:display="true" table:show-details="true"/>
                <table:data-pilot-member table:name="5,10458" table:display="true" table:show-details="true"/>
                <table:data-pilot-member table:name="5,10584" table:display="true" table:show-details="true"/>
                <table:data-pilot-member table:name="5,1062" table:display="true" table:show-details="true"/>
                <table:data-pilot-member table:name="5,10811" table:display="true" table:show-details="true"/>
                <table:data-pilot-member table:name="5,109" table:display="true" table:show-details="true"/>
                <table:data-pilot-member table:name="5,11261" table:display="true" table:show-details="true"/>
                <table:data-pilot-member table:name="5,11396" table:display="true" table:show-details="true"/>
                <table:data-pilot-member table:name="5,11463" table:display="true" table:show-details="true"/>
                <table:data-pilot-member table:name="5,11468" table:display="true" table:show-details="true"/>
                <table:data-pilot-member table:name="5,11563" table:display="true" table:show-details="true"/>
                <table:data-pilot-member table:name="5,11691" table:display="true" table:show-details="true"/>
                <table:data-pilot-member table:name="5,11814" table:display="true" table:show-details="true"/>
                <table:data-pilot-member table:name="5,12206" table:display="true" table:show-details="true"/>
                <table:data-pilot-member table:name="5,12297" table:display="true" table:show-details="true"/>
                <table:data-pilot-member table:name="5,1247" table:display="true" table:show-details="true"/>
                <table:data-pilot-member table:name="5,12757" table:display="true" table:show-details="true"/>
                <table:data-pilot-member table:name="5,13013" table:display="true" table:show-details="true"/>
                <table:data-pilot-member table:name="5,13326" table:display="true" table:show-details="true"/>
                <table:data-pilot-member table:name="5,13394" table:display="true" table:show-details="true"/>
                <table:data-pilot-member table:name="5,13456" table:display="true" table:show-details="true"/>
                <table:data-pilot-member table:name="5,1353" table:display="true" table:show-details="true"/>
                <table:data-pilot-member table:name="5,13544" table:display="true" table:show-details="true"/>
                <table:data-pilot-member table:name="5,13644" table:display="true" table:show-details="true"/>
                <table:data-pilot-member table:name="5,13811" table:display="true" table:show-details="true"/>
                <table:data-pilot-member table:name="5,13905" table:display="true" table:show-details="true"/>
                <table:data-pilot-member table:name="5,14031" table:display="true" table:show-details="true"/>
                <table:data-pilot-member table:name="5,14482" table:display="true" table:show-details="true"/>
                <table:data-pilot-member table:name="5,1466" table:display="true" table:show-details="true"/>
                <table:data-pilot-member table:name="5,15395" table:display="true" table:show-details="true"/>
                <table:data-pilot-member table:name="5,15675" table:display="true" table:show-details="true"/>
                <table:data-pilot-member table:name="5,15867" table:display="true" table:show-details="true"/>
                <table:data-pilot-member table:name="5,16045" table:display="true" table:show-details="true"/>
                <table:data-pilot-member table:name="5,16047" table:display="true" table:show-details="true"/>
                <table:data-pilot-member table:name="5,162" table:display="true" table:show-details="true"/>
                <table:data-pilot-member table:name="5,16228" table:display="true" table:show-details="true"/>
                <table:data-pilot-member table:name="5,16498" table:display="true" table:show-details="true"/>
                <table:data-pilot-member table:name="5,1717" table:display="true" table:show-details="true"/>
                <table:data-pilot-member table:name="5,17817" table:display="true" table:show-details="true"/>
                <table:data-pilot-member table:name="5,17826" table:display="true" table:show-details="true"/>
                <table:data-pilot-member table:name="5,18293" table:display="true" table:show-details="true"/>
                <table:data-pilot-member table:name="5,18823" table:display="true" table:show-details="true"/>
                <table:data-pilot-member table:name="5,18995" table:display="true" table:show-details="true"/>
                <table:data-pilot-member table:name="5,19271" table:display="true" table:show-details="true"/>
                <table:data-pilot-member table:name="5,19448" table:display="true" table:show-details="true"/>
                <table:data-pilot-member table:name="5,20223" table:display="true" table:show-details="true"/>
                <table:data-pilot-member table:name="5,20421" table:display="true" table:show-details="true"/>
                <table:data-pilot-member table:name="5,20425" table:display="true" table:show-details="true"/>
                <table:data-pilot-member table:name="5,20509" table:display="true" table:show-details="true"/>
                <table:data-pilot-member table:name="5,20976" table:display="true" table:show-details="true"/>
                <table:data-pilot-member table:name="5,21202" table:display="true" table:show-details="true"/>
                <table:data-pilot-member table:name="5,21215" table:display="true" table:show-details="true"/>
                <table:data-pilot-member table:name="5,21349" table:display="true" table:show-details="true"/>
                <table:data-pilot-member table:name="5,21457" table:display="true" table:show-details="true"/>
                <table:data-pilot-member table:name="5,22207" table:display="true" table:show-details="true"/>
                <table:data-pilot-member table:name="5,22421" table:display="true" table:show-details="true"/>
                <table:data-pilot-member table:name="5,22859" table:display="true" table:show-details="true"/>
                <table:data-pilot-member table:name="5,22894" table:display="true" table:show-details="true"/>
                <table:data-pilot-member table:name="5,23091" table:display="true" table:show-details="true"/>
                <table:data-pilot-member table:name="5,23221" table:display="true" table:show-details="true"/>
                <table:data-pilot-member table:name="5,2365" table:display="true" table:show-details="true"/>
                <table:data-pilot-member table:name="5,23881" table:display="true" table:show-details="true"/>
                <table:data-pilot-member table:name="5,23901" table:display="true" table:show-details="true"/>
                <table:data-pilot-member table:name="5,24048" table:display="true" table:show-details="true"/>
                <table:data-pilot-member table:name="5,24294" table:display="true" table:show-details="true"/>
                <table:data-pilot-member table:name="5,24633" table:display="true" table:show-details="true"/>
                <table:data-pilot-member table:name="5,24789" table:display="true" table:show-details="true"/>
                <table:data-pilot-member table:name="5,24894" table:display="true" table:show-details="true"/>
                <table:data-pilot-member table:name="5,24937" table:display="true" table:show-details="true"/>
                <table:data-pilot-member table:name="5,25097" table:display="true" table:show-details="true"/>
                <table:data-pilot-member table:name="5,25334" table:display="true" table:show-details="true"/>
                <table:data-pilot-member table:name="5,25523" table:display="true" table:show-details="true"/>
                <table:data-pilot-member table:name="5,25535" table:display="true" table:show-details="true"/>
                <table:data-pilot-member table:name="5,2564" table:display="true" table:show-details="true"/>
                <table:data-pilot-member table:name="5,2566" table:display="true" table:show-details="true"/>
                <table:data-pilot-member table:name="5,26108" table:display="true" table:show-details="true"/>
                <table:data-pilot-member table:name="5,26191" table:display="true" table:show-details="true"/>
                <table:data-pilot-member table:name="5,26248" table:display="true" table:show-details="true"/>
                <table:data-pilot-member table:name="5,26317" table:display="true" table:show-details="true"/>
                <table:data-pilot-member table:name="5,26823" table:display="true" table:show-details="true"/>
                <table:data-pilot-member table:name="5,26881" table:display="true" table:show-details="true"/>
                <table:data-pilot-member table:name="5,27232" table:display="true" table:show-details="true"/>
                <table:data-pilot-member table:name="5,27268" table:display="true" table:show-details="true"/>
                <table:data-pilot-member table:name="5,27392" table:display="true" table:show-details="true"/>
                <table:data-pilot-member table:name="5,27629" table:display="true" table:show-details="true"/>
                <table:data-pilot-member table:name="5,27838" table:display="true" table:show-details="true"/>
                <table:data-pilot-member table:name="5,27955" table:display="true" table:show-details="true"/>
                <table:data-pilot-member table:name="5,28175" table:display="true" table:show-details="true"/>
                <table:data-pilot-member table:name="5,283" table:display="true" table:show-details="true"/>
                <table:data-pilot-member table:name="5,28351" table:display="true" table:show-details="true"/>
                <table:data-pilot-member table:name="5,28392" table:display="true" table:show-details="true"/>
                <table:data-pilot-member table:name="5,28538" table:display="true" table:show-details="true"/>
                <table:data-pilot-member table:name="5,2859" table:display="true" table:show-details="true"/>
                <table:data-pilot-member table:name="5,28669" table:display="true" table:show-details="true"/>
                <table:data-pilot-member table:name="5,28852" table:display="true" table:show-details="true"/>
                <table:data-pilot-member table:name="5,28873" table:display="true" table:show-details="true"/>
                <table:data-pilot-member table:name="5,2922" table:display="true" table:show-details="true"/>
                <table:data-pilot-member table:name="5,29322" table:display="true" table:show-details="true"/>
                <table:data-pilot-member table:name="5,29335" table:display="true" table:show-details="true"/>
                <table:data-pilot-member table:name="5,2958" table:display="true" table:show-details="true"/>
                <table:data-pilot-member table:name="5,2981" table:display="true" table:show-details="true"/>
                <table:data-pilot-member table:name="5,30009" table:display="true" table:show-details="true"/>
                <table:data-pilot-member table:name="5,30472" table:display="true" table:show-details="true"/>
                <table:data-pilot-member table:name="5,30572" table:display="true" table:show-details="true"/>
                <table:data-pilot-member table:name="5,30604" table:display="true" table:show-details="true"/>
                <table:data-pilot-member table:name="5,30738" table:display="true" table:show-details="true"/>
                <table:data-pilot-member table:name="5,30749" table:display="true" table:show-details="true"/>
                <table:data-pilot-member table:name="5,30768" table:display="true" table:show-details="true"/>
                <table:data-pilot-member table:name="5,30844" table:display="true" table:show-details="true"/>
                <table:data-pilot-member table:name="5,30931" table:display="true" table:show-details="true"/>
                <table:data-pilot-member table:name="5,31227" table:display="true" table:show-details="true"/>
                <table:data-pilot-member table:name="5,31248" table:display="true" table:show-details="true"/>
                <table:data-pilot-member table:name="5,31327" table:display="true" table:show-details="true"/>
                <table:data-pilot-member table:name="5,31711" table:display="true" table:show-details="true"/>
                <table:data-pilot-member table:name="5,31715" table:display="true" table:show-details="true"/>
                <table:data-pilot-member table:name="5,31847" table:display="true" table:show-details="true"/>
                <table:data-pilot-member table:name="5,31897" table:display="true" table:show-details="true"/>
                <table:data-pilot-member table:name="5,3196" table:display="true" table:show-details="true"/>
                <table:data-pilot-member table:name="5,32163" table:display="true" table:show-details="true"/>
                <table:data-pilot-member table:name="5,32242" table:display="true" table:show-details="true"/>
                <table:data-pilot-member table:name="5,32255" table:display="true" table:show-details="true"/>
                <table:data-pilot-member table:name="5,32334" table:display="true" table:show-details="true"/>
                <table:data-pilot-member table:name="5,33039" table:display="true" table:show-details="true"/>
                <table:data-pilot-member table:name="5,33089" table:display="true" table:show-details="true"/>
                <table:data-pilot-member table:name="5,33164" table:display="true" table:show-details="true"/>
                <table:data-pilot-member table:name="5,335" table:display="true" table:show-details="true"/>
                <table:data-pilot-member table:name="5,33623" table:display="true" table:show-details="true"/>
                <table:data-pilot-member table:name="5,33974" table:display="true" table:show-details="true"/>
                <table:data-pilot-member table:name="5,3446" table:display="true" table:show-details="true"/>
                <table:data-pilot-member table:name="5,34485" table:display="true" table:show-details="true"/>
                <table:data-pilot-member table:name="5,34643" table:display="true" table:show-details="true"/>
                <table:data-pilot-member table:name="5,34736" table:display="true" table:show-details="true"/>
                <table:data-pilot-member table:name="5,3481" table:display="true" table:show-details="true"/>
                <table:data-pilot-member table:name="5,34813" table:display="true" table:show-details="true"/>
                <table:data-pilot-member table:name="5,34912" table:display="true" table:show-details="true"/>
                <table:data-pilot-member table:name="5,35589" table:display="true" table:show-details="true"/>
                <table:data-pilot-member table:name="5,36071" table:display="true" table:show-details="true"/>
                <table:data-pilot-member table:name="5,36582" table:display="true" table:show-details="true"/>
                <table:data-pilot-member table:name="5,3675" table:display="true" table:show-details="true"/>
                <table:data-pilot-member table:name="5,36763" table:display="true" table:show-details="true"/>
                <table:data-pilot-member table:name="5,36854" table:display="true" table:show-details="true"/>
                <table:data-pilot-member table:name="5,36875" table:display="true" table:show-details="true"/>
                <table:data-pilot-member table:name="5,36878" table:display="true" table:show-details="true"/>
                <table:data-pilot-member table:name="5,37225" table:display="true" table:show-details="true"/>
                <table:data-pilot-member table:name="5,37301" table:display="true" table:show-details="true"/>
                <table:data-pilot-member table:name="5,37318" table:display="true" table:show-details="true"/>
                <table:data-pilot-member table:name="5,37445" table:display="true" table:show-details="true"/>
                <table:data-pilot-member table:name="5,37909" table:display="true" table:show-details="true"/>
                <table:data-pilot-member table:name="5,38302" table:display="true" table:show-details="true"/>
                <table:data-pilot-member table:name="5,38318" table:display="true" table:show-details="true"/>
                <table:data-pilot-member table:name="5,38371" table:display="true" table:show-details="true"/>
                <table:data-pilot-member table:name="5,38396" table:display="true" table:show-details="true"/>
                <table:data-pilot-member table:name="5,38819" table:display="true" table:show-details="true"/>
                <table:data-pilot-member table:name="5,38832" table:display="true" table:show-details="true"/>
                <table:data-pilot-member table:name="5,3885" table:display="true" table:show-details="true"/>
                <table:data-pilot-member table:name="5,39007" table:display="true" table:show-details="true"/>
                <table:data-pilot-member table:name="5,39092" table:display="true" table:show-details="true"/>
                <table:data-pilot-member table:name="5,39265" table:display="true" table:show-details="true"/>
                <table:data-pilot-member table:name="5,39327" table:display="true" table:show-details="true"/>
                <table:data-pilot-member table:name="5,39425" table:display="true" table:show-details="true"/>
                <table:data-pilot-member table:name="5,39608" table:display="true" table:show-details="true"/>
                <table:data-pilot-member table:name="5,39866" table:display="true" table:show-details="true"/>
                <table:data-pilot-member table:name="5,40016" table:display="true" table:show-details="true"/>
                <table:data-pilot-member table:name="5,40396" table:display="true" table:show-details="true"/>
                <table:data-pilot-member table:name="5,40464" table:display="true" table:show-details="true"/>
                <table:data-pilot-member table:name="5,40488" table:display="true" table:show-details="true"/>
                <table:data-pilot-member table:name="5,40664" table:display="true" table:show-details="true"/>
                <table:data-pilot-member table:name="5,40979" table:display="true" table:show-details="true"/>
                <table:data-pilot-member table:name="5,41193" table:display="true" table:show-details="true"/>
                <table:data-pilot-member table:name="5,41308" table:display="true" table:show-details="true"/>
                <table:data-pilot-member table:name="5,41446" table:display="true" table:show-details="true"/>
                <table:data-pilot-member table:name="5,4158" table:display="true" table:show-details="true"/>
                <table:data-pilot-member table:name="5,41589" table:display="true" table:show-details="true"/>
                <table:data-pilot-member table:name="5,4195" table:display="true" table:show-details="true"/>
                <table:data-pilot-member table:name="5,41981" table:display="true" table:show-details="true"/>
                <table:data-pilot-member table:name="5,42009" table:display="true" table:show-details="true"/>
                <table:data-pilot-member table:name="5,42086" table:display="true" table:show-details="true"/>
                <table:data-pilot-member table:name="5,42238" table:display="true" table:show-details="true"/>
                <table:data-pilot-member table:name="5,42445" table:display="true" table:show-details="true"/>
                <table:data-pilot-member table:name="5,42562" table:display="true" table:show-details="true"/>
                <table:data-pilot-member table:name="5,42611" table:display="true" table:show-details="true"/>
                <table:data-pilot-member table:name="5,42714" table:display="true" table:show-details="true"/>
                <table:data-pilot-member table:name="5,42845" table:display="true" table:show-details="true"/>
                <table:data-pilot-member table:name="5,42902" table:display="true" table:show-details="true"/>
                <table:data-pilot-member table:name="5,42923" table:display="true" table:show-details="true"/>
                <table:data-pilot-member table:name="5,42953" table:display="true" table:show-details="true"/>
                <table:data-pilot-member table:name="5,42974" table:display="true" table:show-details="true"/>
                <table:data-pilot-member table:name="5,4299" table:display="true" table:show-details="true"/>
                <table:data-pilot-member table:name="5,43011" table:display="true" table:show-details="true"/>
                <table:data-pilot-member table:name="5,43233" table:display="true" table:show-details="true"/>
                <table:data-pilot-member table:name="5,43328" table:display="true" table:show-details="true"/>
                <table:data-pilot-member table:name="5,43341" table:display="true" table:show-details="true"/>
                <table:data-pilot-member table:name="5,43383" table:display="true" table:show-details="true"/>
                <table:data-pilot-member table:name="5,4362" table:display="true" table:show-details="true"/>
                <table:data-pilot-member table:name="5,43796" table:display="true" table:show-details="true"/>
                <table:data-pilot-member table:name="5,43849" table:display="true" table:show-details="true"/>
                <table:data-pilot-member table:name="5,4391" table:display="true" table:show-details="true"/>
                <table:data-pilot-member table:name="5,44028" table:display="true" table:show-details="true"/>
                <table:data-pilot-member table:name="5,44112" table:display="true" table:show-details="true"/>
                <table:data-pilot-member table:name="5,44187" table:display="true" table:show-details="true"/>
                <table:data-pilot-member table:name="5,44232" table:display="true" table:show-details="true"/>
                <table:data-pilot-member table:name="5,44373" table:display="true" table:show-details="true"/>
                <table:data-pilot-member table:name="5,44812" table:display="true" table:show-details="true"/>
                <table:data-pilot-member table:name="5,45006" table:display="true" table:show-details="true"/>
                <table:data-pilot-member table:name="5,45198" table:display="true" table:show-details="true"/>
                <table:data-pilot-member table:name="5,45206" table:display="true" table:show-details="true"/>
                <table:data-pilot-member table:name="5,45387" table:display="true" table:show-details="true"/>
                <table:data-pilot-member table:name="5,45526" table:display="true" table:show-details="true"/>
                <table:data-pilot-member table:name="5,45851" table:display="true" table:show-details="true"/>
                <table:data-pilot-member table:name="5,46045" table:display="true" table:show-details="true"/>
                <table:data-pilot-member table:name="5,46186" table:display="true" table:show-details="true"/>
                <table:data-pilot-member table:name="5,46385" table:display="true" table:show-details="true"/>
                <table:data-pilot-member table:name="5,46504" table:display="true" table:show-details="true"/>
                <table:data-pilot-member table:name="5,46852" table:display="true" table:show-details="true"/>
                <table:data-pilot-member table:name="5,46946" table:display="true" table:show-details="true"/>
                <table:data-pilot-member table:name="5,47552" table:display="true" table:show-details="true"/>
                <table:data-pilot-member table:name="5,47827" table:display="true" table:show-details="true"/>
                <table:data-pilot-member table:name="5,47853" table:display="true" table:show-details="true"/>
                <table:data-pilot-member table:name="5,47931" table:display="true" table:show-details="true"/>
                <table:data-pilot-member table:name="5,48117" table:display="true" table:show-details="true"/>
                <table:data-pilot-member table:name="5,48657" table:display="true" table:show-details="true"/>
                <table:data-pilot-member table:name="5,49084" table:display="true" table:show-details="true"/>
                <table:data-pilot-member table:name="5,4909" table:display="true" table:show-details="true"/>
                <table:data-pilot-member table:name="5,4946" table:display="true" table:show-details="true"/>
                <table:data-pilot-member table:name="5,50008" table:display="true" table:show-details="true"/>
                <table:data-pilot-member table:name="5,50314" table:display="true" table:show-details="true"/>
                <table:data-pilot-member table:name="5,50865" table:display="true" table:show-details="true"/>
                <table:data-pilot-member table:name="5,51739" table:display="true" table:show-details="true"/>
                <table:data-pilot-member table:name="5,51915" table:display="true" table:show-details="true"/>
                <table:data-pilot-member table:name="5,51963" table:display="true" table:show-details="true"/>
                <table:data-pilot-member table:name="5,52" table:display="true" table:show-details="true"/>
                <table:data-pilot-member table:name="5,52397" table:display="true" table:show-details="true"/>
                <table:data-pilot-member table:name="5,54279" table:display="true" table:show-details="true"/>
                <table:data-pilot-member table:name="5,54372" table:display="true" table:show-details="true"/>
                <table:data-pilot-member table:name="5,54448" table:display="true" table:show-details="true"/>
                <table:data-pilot-member table:name="5,54563" table:display="true" table:show-details="true"/>
                <table:data-pilot-member table:name="5,54619" table:display="true" table:show-details="true"/>
                <table:data-pilot-member table:name="5,54723" table:display="true" table:show-details="true"/>
                <table:data-pilot-member table:name="5,54859" table:display="true" table:show-details="true"/>
                <table:data-pilot-member table:name="5,56166" table:display="true" table:show-details="true"/>
                <table:data-pilot-member table:name="5,56527" table:display="true" table:show-details="true"/>
                <table:data-pilot-member table:name="5,56812" table:display="true" table:show-details="true"/>
                <table:data-pilot-member table:name="5,58081" table:display="true" table:show-details="true"/>
                <table:data-pilot-member table:name="5,58606" table:display="true" table:show-details="true"/>
                <table:data-pilot-member table:name="5,59207" table:display="true" table:show-details="true"/>
                <table:data-pilot-member table:name="5,59294" table:display="true" table:show-details="true"/>
                <table:data-pilot-member table:name="5,6085" table:display="true" table:show-details="true"/>
                <table:data-pilot-member table:name="5,61692" table:display="true" table:show-details="true"/>
                <table:data-pilot-member table:name="5,6191" table:display="true" table:show-details="true"/>
                <table:data-pilot-member table:name="5,62682" table:display="true" table:show-details="true"/>
                <table:data-pilot-member table:name="5,63462" table:display="true" table:show-details="true"/>
                <table:data-pilot-member table:name="5,63569" table:display="true" table:show-details="true"/>
                <table:data-pilot-member table:name="5,65467" table:display="true" table:show-details="true"/>
                <table:data-pilot-member table:name="5,65566" table:display="true" table:show-details="true"/>
                <table:data-pilot-member table:name="5,6559" table:display="true" table:show-details="true"/>
                <table:data-pilot-member table:name="5,66169" table:display="true" table:show-details="true"/>
                <table:data-pilot-member table:name="5,66414" table:display="true" table:show-details="true"/>
                <table:data-pilot-member table:name="5,66514" table:display="true" table:show-details="true"/>
                <table:data-pilot-member table:name="5,66562" table:display="true" table:show-details="true"/>
                <table:data-pilot-member table:name="5,67638" table:display="true" table:show-details="true"/>
                <table:data-pilot-member table:name="5,67917" table:display="true" table:show-details="true"/>
                <table:data-pilot-member table:name="5,68208" table:display="true" table:show-details="true"/>
                <table:data-pilot-member table:name="5,68316" table:display="true" table:show-details="true"/>
                <table:data-pilot-member table:name="5,68533" table:display="true" table:show-details="true"/>
                <table:data-pilot-member table:name="5,68761" table:display="true" table:show-details="true"/>
                <table:data-pilot-member table:name="5,68839" table:display="true" table:show-details="true"/>
                <table:data-pilot-member table:name="5,68947" table:display="true" table:show-details="true"/>
                <table:data-pilot-member table:name="5,69273" table:display="true" table:show-details="true"/>
                <table:data-pilot-member table:name="5,69865" table:display="true" table:show-details="true"/>
                <table:data-pilot-member table:name="5,69995" table:display="true" table:show-details="true"/>
                <table:data-pilot-member table:name="5,70446" table:display="true" table:show-details="true"/>
                <table:data-pilot-member table:name="5,70531" table:display="true" table:show-details="true"/>
                <table:data-pilot-member table:name="5,7054" table:display="true" table:show-details="true"/>
                <table:data-pilot-member table:name="5,70566" table:display="true" table:show-details="true"/>
                <table:data-pilot-member table:name="5,70607" table:display="true" table:show-details="true"/>
                <table:data-pilot-member table:name="5,70942" table:display="true" table:show-details="true"/>
                <table:data-pilot-member table:name="5,71009" table:display="true" table:show-details="true"/>
                <table:data-pilot-member table:name="5,71126" table:display="true" table:show-details="true"/>
                <table:data-pilot-member table:name="5,71333" table:display="true" table:show-details="true"/>
                <table:data-pilot-member table:name="5,71585" table:display="true" table:show-details="true"/>
                <table:data-pilot-member table:name="5,71595" table:display="true" table:show-details="true"/>
                <table:data-pilot-member table:name="5,71663" table:display="true" table:show-details="true"/>
                <table:data-pilot-member table:name="5,72426" table:display="true" table:show-details="true"/>
                <table:data-pilot-member table:name="5,7267" table:display="true" table:show-details="true"/>
                <table:data-pilot-member table:name="5,72704" table:display="true" table:show-details="true"/>
                <table:data-pilot-member table:name="5,73231" table:display="true" table:show-details="true"/>
                <table:data-pilot-member table:name="5,73256" table:display="true" table:show-details="true"/>
                <table:data-pilot-member table:name="5,73482" table:display="true" table:show-details="true"/>
                <table:data-pilot-member table:name="5,73488" table:display="true" table:show-details="true"/>
                <table:data-pilot-member table:name="5,73518" table:display="true" table:show-details="true"/>
                <table:data-pilot-member table:name="5,73631" table:display="true" table:show-details="true"/>
                <table:data-pilot-member table:name="5,73775" table:display="true" table:show-details="true"/>
                <table:data-pilot-member table:name="5,73804" table:display="true" table:show-details="true"/>
                <table:data-pilot-member table:name="5,73871" table:display="true" table:show-details="true"/>
                <table:data-pilot-member table:name="5,73872" table:display="true" table:show-details="true"/>
                <table:data-pilot-member table:name="5,73912" table:display="true" table:show-details="true"/>
                <table:data-pilot-member table:name="5,73959" table:display="true" table:show-details="true"/>
                <table:data-pilot-member table:name="5,74657" table:display="true" table:show-details="true"/>
                <table:data-pilot-member table:name="5,74808" table:display="true" table:show-details="true"/>
                <table:data-pilot-member table:name="5,74973" table:display="true" table:show-details="true"/>
                <table:data-pilot-member table:name="5,75856" table:display="true" table:show-details="true"/>
                <table:data-pilot-member table:name="5,76076" table:display="true" table:show-details="true"/>
                <table:data-pilot-member table:name="5,76319" table:display="true" table:show-details="true"/>
                <table:data-pilot-member table:name="5,76703" table:display="true" table:show-details="true"/>
                <table:data-pilot-member table:name="5,76974" table:display="true" table:show-details="true"/>
                <table:data-pilot-member table:name="5,7757" table:display="true" table:show-details="true"/>
                <table:data-pilot-member table:name="5,77747" table:display="true" table:show-details="true"/>
                <table:data-pilot-member table:name="5,77858" table:display="true" table:show-details="true"/>
                <table:data-pilot-member table:name="5,78991" table:display="true" table:show-details="true"/>
                <table:data-pilot-member table:name="5,79825" table:display="true" table:show-details="true"/>
                <table:data-pilot-member table:name="5,79886" table:display="true" table:show-details="true"/>
                <table:data-pilot-member table:name="5,80041" table:display="true" table:show-details="true"/>
                <table:data-pilot-member table:name="5,81273" table:display="true" table:show-details="true"/>
                <table:data-pilot-member table:name="5,81327" table:display="true" table:show-details="true"/>
                <table:data-pilot-member table:name="5,82379" table:display="true" table:show-details="true"/>
                <table:data-pilot-member table:name="5,84346" table:display="true" table:show-details="true"/>
                <table:data-pilot-member table:name="5,86094" table:display="true" table:show-details="true"/>
                <table:data-pilot-member table:name="5,86356" table:display="true" table:show-details="true"/>
                <table:data-pilot-member table:name="5,86377" table:display="true" table:show-details="true"/>
                <table:data-pilot-member table:name="5,86624" table:display="true" table:show-details="true"/>
                <table:data-pilot-member table:name="5,86967" table:display="true" table:show-details="true"/>
                <table:data-pilot-member table:name="5,86972" table:display="true" table:show-details="true"/>
                <table:data-pilot-member table:name="5,87091" table:display="true" table:show-details="true"/>
                <table:data-pilot-member table:name="5,87351" table:display="true" table:show-details="true"/>
                <table:data-pilot-member table:name="5,87828" table:display="true" table:show-details="true"/>
                <table:data-pilot-member table:name="5,88255" table:display="true" table:show-details="true"/>
                <table:data-pilot-member table:name="5,88954" table:display="true" table:show-details="true"/>
                <table:data-pilot-member table:name="5,89776" table:display="true" table:show-details="true"/>
                <table:data-pilot-member table:name="5,89843" table:display="true" table:show-details="true"/>
                <table:data-pilot-member table:name="5,90146" table:display="true" table:show-details="true"/>
                <table:data-pilot-member table:name="5,90148" table:display="true" table:show-details="true"/>
                <table:data-pilot-member table:name="5,90151" table:display="true" table:show-details="true"/>
                <table:data-pilot-member table:name="5,90165" table:display="true" table:show-details="true"/>
                <table:data-pilot-member table:name="5,90494" table:display="true" table:show-details="true"/>
                <table:data-pilot-member table:name="5,90607" table:display="true" table:show-details="true"/>
                <table:data-pilot-member table:name="5,90794" table:display="true" table:show-details="true"/>
                <table:data-pilot-member table:name="5,90955" table:display="true" table:show-details="true"/>
                <table:data-pilot-member table:name="5,91256" table:display="true" table:show-details="true"/>
                <table:data-pilot-member table:name="5,9158" table:display="true" table:show-details="true"/>
                <table:data-pilot-member table:name="5,92013" table:display="true" table:show-details="true"/>
                <table:data-pilot-member table:name="5,92571" table:display="true" table:show-details="true"/>
                <table:data-pilot-member table:name="5,92582" table:display="true" table:show-details="true"/>
                <table:data-pilot-member table:name="5,93043" table:display="true" table:show-details="true"/>
                <table:data-pilot-member table:name="5,93048" table:display="true" table:show-details="true"/>
                <table:data-pilot-member table:name="5,94037" table:display="true" table:show-details="true"/>
                <table:data-pilot-member table:name="5,9415" table:display="true" table:show-details="true"/>
                <table:data-pilot-member table:name="5,94415" table:display="true" table:show-details="true"/>
                <table:data-pilot-member table:name="5,94483" table:display="true" table:show-details="true"/>
                <table:data-pilot-member table:name="5,9453" table:display="true" table:show-details="true"/>
                <table:data-pilot-member table:name="5,94588" table:display="true" table:show-details="true"/>
                <table:data-pilot-member table:name="5,95057" table:display="true" table:show-details="true"/>
                <table:data-pilot-member table:name="5,95729" table:display="true" table:show-details="true"/>
                <table:data-pilot-member table:name="5,95834" table:display="true" table:show-details="true"/>
                <table:data-pilot-member table:name="5,95863" table:display="true" table:show-details="true"/>
                <table:data-pilot-member table:name="5,96887" table:display="true" table:show-details="true"/>
                <table:data-pilot-member table:name="5,97041" table:display="true" table:show-details="true"/>
                <table:data-pilot-member table:name="5,97549" table:display="true" table:show-details="true"/>
                <table:data-pilot-member table:name="5,97605" table:display="true" table:show-details="true"/>
                <table:data-pilot-member table:name="5,98149" table:display="true" table:show-details="true"/>
                <table:data-pilot-member table:name="5,99021" table:display="true" table:show-details="true"/>
                <table:data-pilot-member table:name="5,99488" table:display="true" table:show-details="true"/>
                <table:data-pilot-member table:name="5,99722" table:display="true" table:show-details="true"/>
                <table:data-pilot-member table:name="6,00406" table:display="true" table:show-details="true"/>
                <table:data-pilot-member table:name="6,00677" table:display="true" table:show-details="true"/>
                <table:data-pilot-member table:name="6,00865" table:display="true" table:show-details="true"/>
                <table:data-pilot-member table:name="6,00941" table:display="true" table:show-details="true"/>
                <table:data-pilot-member table:name="6,01181" table:display="true" table:show-details="true"/>
                <table:data-pilot-member table:name="6,02487" table:display="true" table:show-details="true"/>
                <table:data-pilot-member table:name="6,02584" table:display="true" table:show-details="true"/>
                <table:data-pilot-member table:name="6,02887" table:display="true" table:show-details="true"/>
                <table:data-pilot-member table:name="6,03372" table:display="true" table:show-details="true"/>
                <table:data-pilot-member table:name="6,03468" table:display="true" table:show-details="true"/>
                <table:data-pilot-member table:name="6,03819" table:display="true" table:show-details="true"/>
                <table:data-pilot-member table:name="6,04114" table:display="true" table:show-details="true"/>
                <table:data-pilot-member table:name="6,04348" table:display="true" table:show-details="true"/>
                <table:data-pilot-member table:name="6,04592" table:display="true" table:show-details="true"/>
                <table:data-pilot-member table:name="6,05006" table:display="true" table:show-details="true"/>
                <table:data-pilot-member table:name="6,0599" table:display="true" table:show-details="true"/>
                <table:data-pilot-member table:name="6,06279" table:display="true" table:show-details="true"/>
                <table:data-pilot-member table:name="6,07051" table:display="true" table:show-details="true"/>
                <table:data-pilot-member table:name="6,07172" table:display="true" table:show-details="true"/>
                <table:data-pilot-member table:name="6,07597" table:display="true" table:show-details="true"/>
                <table:data-pilot-member table:name="6,08" table:display="true" table:show-details="true"/>
                <table:data-pilot-member table:name="6,08063" table:display="true" table:show-details="true"/>
                <table:data-pilot-member table:name="6,08528" table:display="true" table:show-details="true"/>
                <table:data-pilot-member table:name="6,08707" table:display="true" table:show-details="true"/>
                <table:data-pilot-member table:name="6,09397" table:display="true" table:show-details="true"/>
                <table:data-pilot-member table:name="6,09585" table:display="true" table:show-details="true"/>
                <table:data-pilot-member table:name="6,09637" table:display="true" table:show-details="true"/>
                <table:data-pilot-member table:name="6,10713" table:display="true" table:show-details="true"/>
                <table:data-pilot-member table:name="6,11111" table:display="true" table:show-details="true"/>
                <table:data-pilot-member table:name="6,11153" table:display="true" table:show-details="true"/>
                <table:data-pilot-member table:name="6,11489" table:display="true" table:show-details="true"/>
                <table:data-pilot-member table:name="6,11696" table:display="true" table:show-details="true"/>
                <table:data-pilot-member table:name="6,11816" table:display="true" table:show-details="true"/>
                <table:data-pilot-member table:name="6,1254" table:display="true" table:show-details="true"/>
                <table:data-pilot-member table:name="6,12639" table:display="true" table:show-details="true"/>
                <table:data-pilot-member table:name="6,14075" table:display="true" table:show-details="true"/>
                <table:data-pilot-member table:name="6,14133" table:display="true" table:show-details="true"/>
                <table:data-pilot-member table:name="6,15919" table:display="true" table:show-details="true"/>
                <table:data-pilot-member table:name="6,15932" table:display="true" table:show-details="true"/>
                <table:data-pilot-member table:name="6,15943" table:display="true" table:show-details="true"/>
                <table:data-pilot-member table:name="6,16233" table:display="true" table:show-details="true"/>
                <table:data-pilot-member table:name="6,16694" table:display="true" table:show-details="true"/>
                <table:data-pilot-member table:name="6,16722" table:display="true" table:show-details="true"/>
                <table:data-pilot-member table:name="6,16877" table:display="true" table:show-details="true"/>
                <table:data-pilot-member table:name="6,17022" table:display="true" table:show-details="true"/>
                <table:data-pilot-member table:name="6,17165" table:display="true" table:show-details="true"/>
                <table:data-pilot-member table:name="6,17434" table:display="true" table:show-details="true"/>
                <table:data-pilot-member table:name="6,17708" table:display="true" table:show-details="true"/>
                <table:data-pilot-member table:name="6,1781" table:display="true" table:show-details="true"/>
                <table:data-pilot-member table:name="6,18006" table:display="true" table:show-details="true"/>
                <table:data-pilot-member table:name="6,185" table:display="true" table:show-details="true"/>
                <table:data-pilot-member table:name="6,18992" table:display="true" table:show-details="true"/>
                <table:data-pilot-member table:name="6,1901" table:display="true" table:show-details="true"/>
                <table:data-pilot-member table:name="6,19486" table:display="true" table:show-details="true"/>
                <table:data-pilot-member table:name="6,19585" table:display="true" table:show-details="true"/>
                <table:data-pilot-member table:name="6,19639" table:display="true" table:show-details="true"/>
                <table:data-pilot-member table:name="6,19737" table:display="true" table:show-details="true"/>
                <table:data-pilot-member table:name="6,21104" table:display="true" table:show-details="true"/>
                <table:data-pilot-member table:name="6,21429" table:display="true" table:show-details="true"/>
                <table:data-pilot-member table:name="6,21688" table:display="true" table:show-details="true"/>
                <table:data-pilot-member table:name="6,21889" table:display="true" table:show-details="true"/>
                <table:data-pilot-member table:name="6,22583" table:display="true" table:show-details="true"/>
                <table:data-pilot-member table:name="6,22884" table:display="true" table:show-details="true"/>
                <table:data-pilot-member table:name="6,23347" table:display="true" table:show-details="true"/>
                <table:data-pilot-member table:name="6,23546" table:display="true" table:show-details="true"/>
                <table:data-pilot-member table:name="6,2362" table:display="true" table:show-details="true"/>
                <table:data-pilot-member table:name="6,23654" table:display="true" table:show-details="true"/>
                <table:data-pilot-member table:name="6,23946" table:display="true" table:show-details="true"/>
                <table:data-pilot-member table:name="6,2411" table:display="true" table:show-details="true"/>
                <table:data-pilot-member table:name="6,24926" table:display="true" table:show-details="true"/>
                <table:data-pilot-member table:name="6,271" table:display="true" table:show-details="true"/>
                <table:data-pilot-member table:name="6,27467" table:display="true" table:show-details="true"/>
                <table:data-pilot-member table:name="6,28752" table:display="true" table:show-details="true"/>
                <table:data-pilot-member table:name="6,28829" table:display="true" table:show-details="true"/>
                <table:data-pilot-member table:name="6,28836" table:display="true" table:show-details="true"/>
                <table:data-pilot-member table:name="6,29923" table:display="true" table:show-details="true"/>
                <table:data-pilot-member table:name="6,30352" table:display="true" table:show-details="true"/>
                <table:data-pilot-member table:name="6,31569" table:display="true" table:show-details="true"/>
                <table:data-pilot-member table:name="6,33214" table:display="true" table:show-details="true"/>
                <table:data-pilot-member table:name="6,33284" table:display="true" table:show-details="true"/>
                <table:data-pilot-member table:name="6,3381" table:display="true" table:show-details="true"/>
                <table:data-pilot-member table:name="6,34834" table:display="true" table:show-details="true"/>
                <table:data-pilot-member table:name="6,35542" table:display="true" table:show-details="true"/>
                <table:data-pilot-member table:name="6,35577" table:display="true" table:show-details="true"/>
                <table:data-pilot-member table:name="6,35606" table:display="true" table:show-details="true"/>
                <table:data-pilot-member table:name="6,36183" table:display="true" table:show-details="true"/>
                <table:data-pilot-member table:name="6,37268" table:display="true" table:show-details="true"/>
                <table:data-pilot-member table:name="6,37598" table:display="true" table:show-details="true"/>
                <table:data-pilot-member table:name="6,40924" table:display="true" table:show-details="true"/>
                <table:data-pilot-member table:name="6,42916" table:display="true" table:show-details="true"/>
                <table:data-pilot-member table:name="6,43475" table:display="true" table:show-details="true"/>
                <table:data-pilot-member table:name="6,43827" table:display="true" table:show-details="true"/>
                <table:data-pilot-member table:name="6,44292" table:display="true" table:show-details="true"/>
                <table:data-pilot-member table:name="6,4472" table:display="true" table:show-details="true"/>
                <table:data-pilot-member table:name="6,44963" table:display="true" table:show-details="true"/>
                <table:data-pilot-member table:name="6,45652" table:display="true" table:show-details="true"/>
                <table:data-pilot-member table:name="6,45936" table:display="true" table:show-details="true"/>
                <table:data-pilot-member table:name="6,47488" table:display="true" table:show-details="true"/>
                <table:data-pilot-member table:name="6,47548" table:display="true" table:show-details="true"/>
                <table:data-pilot-member table:name="6,48002" table:display="true" table:show-details="true"/>
                <table:data-pilot-member table:name="6,4846" table:display="true" table:show-details="true"/>
                <table:data-pilot-member table:name="6,49799" table:display="true" table:show-details="true"/>
                <table:data-pilot-member table:name="6,50347" table:display="true" table:show-details="true"/>
                <table:data-pilot-member table:name="6,50602" table:display="true" table:show-details="true"/>
                <table:data-pilot-member table:name="6,50624" table:display="true" table:show-details="true"/>
                <table:data-pilot-member table:name="6,51386" table:display="true" table:show-details="true"/>
                <table:data-pilot-member table:name="6,51562" table:display="true" table:show-details="true"/>
                <table:data-pilot-member table:name="6,52503" table:display="true" table:show-details="true"/>
                <table:data-pilot-member table:name="6,52706" table:display="true" table:show-details="true"/>
                <table:data-pilot-member table:name="6,5274" table:display="true" table:show-details="true"/>
                <table:data-pilot-member table:name="6,53112" table:display="true" table:show-details="true"/>
                <table:data-pilot-member table:name="6,54453" table:display="true" table:show-details="true"/>
                <table:data-pilot-member table:name="6,55686" table:display="true" table:show-details="true"/>
                <table:data-pilot-member table:name="6,56141" table:display="true" table:show-details="true"/>
                <table:data-pilot-member table:name="6,57158" table:display="true" table:show-details="true"/>
                <table:data-pilot-member table:name="6,58404" table:display="true" table:show-details="true"/>
                <table:data-pilot-member table:name="6,62379" table:display="true" table:show-details="true"/>
                <table:data-pilot-member table:name="6,62488" table:display="true" table:show-details="true"/>
                <table:data-pilot-member table:name="6,63383" table:display="true" table:show-details="true"/>
                <table:data-pilot-member table:name="6,63415" table:display="true" table:show-details="true"/>
                <table:data-pilot-member table:name="6,63776" table:display="true" table:show-details="true"/>
                <table:data-pilot-member table:name="6,64023" table:display="true" table:show-details="true"/>
                <table:data-pilot-member table:name="6,64117" table:display="true" table:show-details="true"/>
                <table:data-pilot-member table:name="6,64269" table:display="true" table:show-details="true"/>
                <table:data-pilot-member table:name="6,64566" table:display="true" table:show-details="true"/>
                <table:data-pilot-member table:name="6,64637" table:display="true" table:show-details="true"/>
                <table:data-pilot-member table:name="6,65075" table:display="true" table:show-details="true"/>
                <table:data-pilot-member table:name="6,65372" table:display="true" table:show-details="true"/>
                <table:data-pilot-member table:name="6,65579" table:display="true" table:show-details="true"/>
                <table:data-pilot-member table:name="6,65904" table:display="true" table:show-details="true"/>
                <table:data-pilot-member table:name="6,66079" table:display="true" table:show-details="true"/>
                <table:data-pilot-member table:name="6,66229" table:display="true" table:show-details="true"/>
                <table:data-pilot-member table:name="6,66293" table:display="true" table:show-details="true"/>
                <table:data-pilot-member table:name="6,66547" table:display="true" table:show-details="true"/>
                <table:data-pilot-member table:name="6,66557" table:display="true" table:show-details="true"/>
                <table:data-pilot-member table:name="6,6661" table:display="true" table:show-details="true"/>
                <table:data-pilot-member table:name="6,6686" table:display="true" table:show-details="true"/>
                <table:data-pilot-member table:name="6,66918" table:display="true" table:show-details="true"/>
                <table:data-pilot-member table:name="6,67587" table:display="true" table:show-details="true"/>
                <table:data-pilot-member table:name="6,67735" table:display="true" table:show-details="true"/>
                <table:data-pilot-member table:name="6,6795" table:display="true" table:show-details="true"/>
                <table:data-pilot-member table:name="6,67967" table:display="true" table:show-details="true"/>
                <table:data-pilot-member table:name="6,683" table:display="true" table:show-details="true"/>
                <table:data-pilot-member table:name="6,68517" table:display="true" table:show-details="true"/>
                <table:data-pilot-member table:name="6,68698" table:display="true" table:show-details="true"/>
                <table:data-pilot-member table:name="6,68929" table:display="true" table:show-details="true"/>
                <table:data-pilot-member table:name="6,68983" table:display="true" table:show-details="true"/>
                <table:data-pilot-member table:name="6,69133" table:display="true" table:show-details="true"/>
                <table:data-pilot-member table:name="6,6932" table:display="true" table:show-details="true"/>
                <table:data-pilot-member table:name="6,69395" table:display="true" table:show-details="true"/>
                <table:data-pilot-member table:name="6,69731" table:display="true" table:show-details="true"/>
                <table:data-pilot-member table:name="6,70242" table:display="true" table:show-details="true"/>
                <table:data-pilot-member table:name="6,70304" table:display="true" table:show-details="true"/>
                <table:data-pilot-member table:name="6,70417" table:display="true" table:show-details="true"/>
                <table:data-pilot-member table:name="6,70739" table:display="true" table:show-details="true"/>
                <table:data-pilot-member table:name="6,70793" table:display="true" table:show-details="true"/>
                <table:data-pilot-member table:name="6,70855" table:display="true" table:show-details="true"/>
                <table:data-pilot-member table:name="6,71007" table:display="true" table:show-details="true"/>
                <table:data-pilot-member table:name="6,71459" table:display="true" table:show-details="true"/>
                <table:data-pilot-member table:name="6,71577" table:display="true" table:show-details="true"/>
                <table:data-pilot-member table:name="6,71611" table:display="true" table:show-details="true"/>
                <table:data-pilot-member table:name="6,71759" table:display="true" table:show-details="true"/>
                <table:data-pilot-member table:name="6,71967" table:display="true" table:show-details="true"/>
                <table:data-pilot-member table:name="6,72121" table:display="true" table:show-details="true"/>
                <table:data-pilot-member table:name="6,72473" table:display="true" table:show-details="true"/>
                <table:data-pilot-member table:name="6,73045" table:display="true" table:show-details="true"/>
                <table:data-pilot-member table:name="6,73098" table:display="true" table:show-details="true"/>
                <table:data-pilot-member table:name="6,73109" table:display="true" table:show-details="true"/>
                <table:data-pilot-member table:name="6,73346" table:display="true" table:show-details="true"/>
                <table:data-pilot-member table:name="6,73497" table:display="true" table:show-details="true"/>
                <table:data-pilot-member table:name="6,73577" table:display="true" table:show-details="true"/>
                <table:data-pilot-member table:name="6,74003" table:display="true" table:show-details="true"/>
                <table:data-pilot-member table:name="6,74018" table:display="true" table:show-details="true"/>
                <table:data-pilot-member table:name="6,74205" table:display="true" table:show-details="true"/>
                <table:data-pilot-member table:name="6,75107" table:display="true" table:show-details="true"/>
                <table:data-pilot-member table:name="6,75545" table:display="true" table:show-details="true"/>
                <table:data-pilot-member table:name="6,7576" table:display="true" table:show-details="true"/>
                <table:data-pilot-member table:name="6,76786" table:display="true" table:show-details="true"/>
                <table:data-pilot-member table:name="6,77131" table:display="true" table:show-details="true"/>
                <table:data-pilot-member table:name="6,77187" table:display="true" table:show-details="true"/>
                <table:data-pilot-member table:name="6,77348" table:display="true" table:show-details="true"/>
                <table:data-pilot-member table:name="6,77835" table:display="true" table:show-details="true"/>
                <table:data-pilot-member table:name="6,77877" table:display="true" table:show-details="true"/>
                <table:data-pilot-member table:name="6,78295" table:display="true" table:show-details="true"/>
                <table:data-pilot-member table:name="6,79548" table:display="true" table:show-details="true"/>
                <table:data-pilot-member table:name="6,79807" table:display="true" table:show-details="true"/>
                <table:data-pilot-member table:name="6,79873" table:display="true" table:show-details="true"/>
                <table:data-pilot-member table:name="6,80251" table:display="true" table:show-details="true"/>
                <table:data-pilot-member table:name="6,8026" table:display="true" table:show-details="true"/>
                <table:data-pilot-member table:name="6,81231" table:display="true" table:show-details="true"/>
                <table:data-pilot-member table:name="6,81766" table:display="true" table:show-details="true"/>
                <table:data-pilot-member table:name="6,81999" table:display="true" table:show-details="true"/>
                <table:data-pilot-member table:name="6,82336" table:display="true" table:show-details="true"/>
                <table:data-pilot-member table:name="6,83024" table:display="true" table:show-details="true"/>
                <table:data-pilot-member table:name="6,83671" table:display="true" table:show-details="true"/>
                <table:data-pilot-member table:name="6,85003" table:display="true" table:show-details="true"/>
                <table:data-pilot-member table:name="6,85206" table:display="true" table:show-details="true"/>
                <table:data-pilot-member table:name="6,8542" table:display="true" table:show-details="true"/>
                <table:data-pilot-member table:name="6,86349" table:display="true" table:show-details="true"/>
                <table:data-pilot-member table:name="6,86364" table:display="true" table:show-details="true"/>
                <table:data-pilot-member table:name="6,86443" table:display="true" table:show-details="true"/>
                <table:data-pilot-member table:name="6,86974" table:display="true" table:show-details="true"/>
                <table:data-pilot-member table:name="6,87022" table:display="true" table:show-details="true"/>
                <table:data-pilot-member table:name="6,87199" table:display="true" table:show-details="true"/>
                <table:data-pilot-member table:name="6,87791" table:display="true" table:show-details="true"/>
                <table:data-pilot-member table:name="6,878" table:display="true" table:show-details="true"/>
                <table:data-pilot-member table:name="6,87806" table:display="true" table:show-details="true"/>
                <table:data-pilot-member table:name="6,88353" table:display="true" table:show-details="true"/>
                <table:data-pilot-member table:name="6,88395" table:display="true" table:show-details="true"/>
                <table:data-pilot-member table:name="6,88587" table:display="true" table:show-details="true"/>
                <table:data-pilot-member table:name="6,89256" table:display="true" table:show-details="true"/>
                <table:data-pilot-member table:name="6,89267" table:display="true" table:show-details="true"/>
                <table:data-pilot-member table:name="6,89512" table:display="true" table:show-details="true"/>
                <table:data-pilot-member table:name="6,9035" table:display="true" table:show-details="true"/>
                <table:data-pilot-member table:name="6,9103" table:display="true" table:show-details="true"/>
                <table:data-pilot-member table:name="6,91233" table:display="true" table:show-details="true"/>
                <table:data-pilot-member table:name="6,91277" table:display="true" table:show-details="true"/>
                <table:data-pilot-member table:name="6,91537" table:display="true" table:show-details="true"/>
                <table:data-pilot-member table:name="6,9203" table:display="true" table:show-details="true"/>
                <table:data-pilot-member table:name="6,92084" table:display="true" table:show-details="true"/>
                <table:data-pilot-member table:name="6,92166" table:display="true" table:show-details="true"/>
                <table:data-pilot-member table:name="6,92941" table:display="true" table:show-details="true"/>
                <table:data-pilot-member table:name="6,93281" table:display="true" table:show-details="true"/>
                <table:data-pilot-member table:name="6,93457" table:display="true" table:show-details="true"/>
                <table:data-pilot-member table:name="6,93672" table:display="true" table:show-details="true"/>
                <table:data-pilot-member table:name="6,93825" table:display="true" table:show-details="true"/>
                <table:data-pilot-member table:name="6,94092" table:display="true" table:show-details="true"/>
                <table:data-pilot-member table:name="6,94245" table:display="true" table:show-details="true"/>
                <table:data-pilot-member table:name="6,94692" table:display="true" table:show-details="true"/>
                <table:data-pilot-member table:name="6,95023" table:display="true" table:show-details="true"/>
                <table:data-pilot-member table:name="6,95602" table:display="true" table:show-details="true"/>
                <table:data-pilot-member table:name="6,95619" table:display="true" table:show-details="true"/>
                <table:data-pilot-member table:name="6,96403" table:display="true" table:show-details="true"/>
                <table:data-pilot-member table:name="6,96435" table:display="true" table:show-details="true"/>
                <table:data-pilot-member table:name="6,96942" table:display="true" table:show-details="true"/>
                <table:data-pilot-member table:name="6,97206" table:display="true" table:show-details="true"/>
                <table:data-pilot-member table:name="6,97401" table:display="true" table:show-details="true"/>
                <table:data-pilot-member table:name="6,97965" table:display="true" table:show-details="true"/>
                <table:data-pilot-member table:name="6,98095" table:display="true" table:show-details="true"/>
                <table:data-pilot-member table:name="6,98968" table:display="true" table:show-details="true"/>
                <table:data-pilot-member table:name="6,99071" table:display="true" table:show-details="true"/>
                <table:data-pilot-member table:name="6,99331" table:display="true" table:show-details="true"/>
                <table:data-pilot-member table:name="7,0016" table:display="true" table:show-details="true"/>
                <table:data-pilot-member table:name="7,00662" table:display="true" table:show-details="true"/>
                <table:data-pilot-member table:name="7,00677" table:display="true" table:show-details="true"/>
                <table:data-pilot-member table:name="7,00853" table:display="true" table:show-details="true"/>
                <table:data-pilot-member table:name="7,01162" table:display="true" table:show-details="true"/>
                <table:data-pilot-member table:name="7,01265" table:display="true" table:show-details="true"/>
                <table:data-pilot-member table:name="7,02002" table:display="true" table:show-details="true"/>
                <table:data-pilot-member table:name="7,02804" table:display="true" table:show-details="true"/>
                <table:data-pilot-member table:name="7,03017" table:display="true" table:show-details="true"/>
                <table:data-pilot-member table:name="7,03258" table:display="true" table:show-details="true"/>
                <table:data-pilot-member table:name="7,03405" table:display="true" table:show-details="true"/>
                <table:data-pilot-member table:name="7,04811" table:display="true" table:show-details="true"/>
                <table:data-pilot-member table:name="7,04984" table:display="true" table:show-details="true"/>
                <table:data-pilot-member table:name="7,05085" table:display="true" table:show-details="true"/>
                <table:data-pilot-member table:name="7,05447" table:display="true" table:show-details="true"/>
                <table:data-pilot-member table:name="7,05515" table:display="true" table:show-details="true"/>
                <table:data-pilot-member table:name="7,06703" table:display="true" table:show-details="true"/>
                <table:data-pilot-member table:name="7,07196" table:display="true" table:show-details="true"/>
                <table:data-pilot-member table:name="7,07605" table:display="true" table:show-details="true"/>
                <table:data-pilot-member table:name="7,07816" table:display="true" table:show-details="true"/>
                <table:data-pilot-member table:name="7,07979" table:display="true" table:show-details="true"/>
                <table:data-pilot-member table:name="7,08428" table:display="true" table:show-details="true"/>
                <table:data-pilot-member table:name="7,08433" table:display="true" table:show-details="true"/>
                <table:data-pilot-member table:name="7,08486" table:display="true" table:show-details="true"/>
                <table:data-pilot-member table:name="7,08594" table:display="true" table:show-details="true"/>
                <table:data-pilot-member table:name="7,09141" table:display="true" table:show-details="true"/>
                <table:data-pilot-member table:name="7,0919" table:display="true" table:show-details="true"/>
                <table:data-pilot-member table:name="7,09193" table:display="true" table:show-details="true"/>
                <table:data-pilot-member table:name="7,09734" table:display="true" table:show-details="true"/>
                <table:data-pilot-member table:name="7,1138" table:display="true" table:show-details="true"/>
                <table:data-pilot-member table:name="7,11654" table:display="true" table:show-details="true"/>
                <table:data-pilot-member table:name="7,11959" table:display="true" table:show-details="true"/>
                <table:data-pilot-member table:name="7,12085" table:display="true" table:show-details="true"/>
                <table:data-pilot-member table:name="7,12342" table:display="true" table:show-details="true"/>
                <table:data-pilot-member table:name="7,12582" table:display="true" table:show-details="true"/>
                <table:data-pilot-member table:name="7,1288" table:display="true" table:show-details="true"/>
                <table:data-pilot-member table:name="7,13508" table:display="true" table:show-details="true"/>
                <table:data-pilot-member table:name="7,14432" table:display="true" table:show-details="true"/>
                <table:data-pilot-member table:name="7,14548" table:display="true" table:show-details="true"/>
                <table:data-pilot-member table:name="7,15012" table:display="true" table:show-details="true"/>
                <table:data-pilot-member table:name="7,15022" table:display="true" table:show-details="true"/>
                <table:data-pilot-member table:name="7,16266" table:display="true" table:show-details="true"/>
                <table:data-pilot-member table:name="7,16381" table:display="true" table:show-details="true"/>
                <table:data-pilot-member table:name="7,16762" table:display="true" table:show-details="true"/>
                <table:data-pilot-member table:name="7,17047" table:display="true" table:show-details="true"/>
                <table:data-pilot-member table:name="7,17744" table:display="true" table:show-details="true"/>
                <table:data-pilot-member table:name="7,18843" table:display="true" table:show-details="true"/>
                <table:data-pilot-member table:name="7,18975" table:display="true" table:show-details="true"/>
                <table:data-pilot-member table:name="7,19244" table:display="true" table:show-details="true"/>
                <table:data-pilot-member table:name="7,19391" table:display="true" table:show-details="true"/>
                <table:data-pilot-member table:name="7,20355" table:display="true" table:show-details="true"/>
                <table:data-pilot-member table:name="7,20502" table:display="true" table:show-details="true"/>
                <table:data-pilot-member table:name="7,20675" table:display="true" table:show-details="true"/>
                <table:data-pilot-member table:name="7,20772" table:display="true" table:show-details="true"/>
                <table:data-pilot-member table:name="7,21131" table:display="true" table:show-details="true"/>
                <table:data-pilot-member table:name="7,21927" table:display="true" table:show-details="true"/>
                <table:data-pilot-member table:name="7,22138" table:display="true" table:show-details="true"/>
                <table:data-pilot-member table:name="7,2415" table:display="true" table:show-details="true"/>
                <table:data-pilot-member table:name="7,25033" table:display="true" table:show-details="true"/>
                <table:data-pilot-member table:name="7,26318" table:display="true" table:show-details="true"/>
                <table:data-pilot-member table:name="7,27615" table:display="true" table:show-details="true"/>
                <table:data-pilot-member table:name="7,28842" table:display="true" table:show-details="true"/>
                <table:data-pilot-member table:name="7,2941" table:display="true" table:show-details="true"/>
                <table:data-pilot-member table:name="7,29748" table:display="true" table:show-details="true"/>
                <table:data-pilot-member table:name="7,31432" table:display="true" table:show-details="true"/>
                <table:data-pilot-member table:name="7,32472" table:display="true" table:show-details="true"/>
                <table:data-pilot-member table:name="7,32687" table:display="true" table:show-details="true"/>
                <table:data-pilot-member table:name="7,32763" table:display="true" table:show-details="true"/>
                <table:data-pilot-member table:name="7,33645" table:display="true" table:show-details="true"/>
                <table:data-pilot-member table:name="7,34057" table:display="true" table:show-details="true"/>
                <table:data-pilot-member table:name="7,35121" table:display="true" table:show-details="true"/>
                <table:data-pilot-member table:name="7,35385" table:display="true" table:show-details="true"/>
                <table:data-pilot-member table:name="7,35454" table:display="true" table:show-details="true"/>
                <table:data-pilot-member table:name="7,37289" table:display="true" table:show-details="true"/>
                <table:data-pilot-member table:name="7,37535" table:display="true" table:show-details="true"/>
                <table:data-pilot-member table:name="7,37622" table:display="true" table:show-details="true"/>
                <table:data-pilot-member table:name="7,37856" table:display="true" table:show-details="true"/>
                <table:data-pilot-member table:name="7,37908" table:display="true" table:show-details="true"/>
                <table:data-pilot-member table:name="7,3807" table:display="true" table:show-details="true"/>
                <table:data-pilot-member table:name="7,38239" table:display="true" table:show-details="true"/>
                <table:data-pilot-member table:name="7,38321" table:display="true" table:show-details="true"/>
                <table:data-pilot-member table:name="7,3842" table:display="true" table:show-details="true"/>
                <table:data-pilot-member table:name="7,38543" table:display="true" table:show-details="true"/>
                <table:data-pilot-member table:name="7,39142" table:display="true" table:show-details="true"/>
                <table:data-pilot-member table:name="7,39336" table:display="true" table:show-details="true"/>
                <table:data-pilot-member table:name="7,39548" table:display="true" table:show-details="true"/>
                <table:data-pilot-member table:name="7,39569" table:display="true" table:show-details="true"/>
                <table:data-pilot-member table:name="7,39604" table:display="true" table:show-details="true"/>
                <table:data-pilot-member table:name="7,39836" table:display="true" table:show-details="true"/>
                <table:data-pilot-member table:name="7,39966" table:display="true" table:show-details="true"/>
                <table:data-pilot-member table:name="7,40224" table:display="true" table:show-details="true"/>
                <table:data-pilot-member table:name="7,40375" table:display="true" table:show-details="true"/>
                <table:data-pilot-member table:name="7,40433" table:display="true" table:show-details="true"/>
                <table:data-pilot-member table:name="7,40553" table:display="true" table:show-details="true"/>
                <table:data-pilot-member table:name="7,40622" table:display="true" table:show-details="true"/>
                <table:data-pilot-member table:name="7,40887" table:display="true" table:show-details="true"/>
                <table:data-pilot-member table:name="7,41104" table:display="true" table:show-details="true"/>
                <table:data-pilot-member table:name="7,41209" table:display="true" table:show-details="true"/>
                <table:data-pilot-member table:name="7,41262" table:display="true" table:show-details="true"/>
                <table:data-pilot-member table:name="7,41361" table:display="true" table:show-details="true"/>
                <table:data-pilot-member table:name="7,41398" table:display="true" table:show-details="true"/>
                <table:data-pilot-member table:name="7,41802" table:display="true" table:show-details="true"/>
                <table:data-pilot-member table:name="7,42032" table:display="true" table:show-details="true"/>
                <table:data-pilot-member table:name="7,42678" table:display="true" table:show-details="true"/>
                <table:data-pilot-member table:name="7,44095" table:display="true" table:show-details="true"/>
                <table:data-pilot-member table:name="7,44123" table:display="true" table:show-details="true"/>
                <table:data-pilot-member table:name="7,44315" table:display="true" table:show-details="true"/>
                <table:data-pilot-member table:name="7,44451" table:display="true" table:show-details="true"/>
                <table:data-pilot-member table:name="7,44886" table:display="true" table:show-details="true"/>
                <table:data-pilot-member table:name="7,44945" table:display="true" table:show-details="true"/>
                <table:data-pilot-member table:name="7,45677" table:display="true" table:show-details="true"/>
                <table:data-pilot-member table:name="7,45814" table:display="true" table:show-details="true"/>
                <table:data-pilot-member table:name="7,46224" table:display="true" table:show-details="true"/>
                <table:data-pilot-member table:name="7,46681" table:display="true" table:show-details="true"/>
                <table:data-pilot-member table:name="7,47674" table:display="true" table:show-details="true"/>
                <table:data-pilot-member table:name="7,48409" table:display="true" table:show-details="true"/>
                <table:data-pilot-member table:name="7,493" table:display="true" table:show-details="true"/>
                <table:data-pilot-member table:name="7,49643" table:display="true" table:show-details="true"/>
                <table:data-pilot-member table:name="7,49863" table:display="true" table:show-details="true"/>
                <table:data-pilot-member table:name="7,50076" table:display="true" table:show-details="true"/>
                <table:data-pilot-member table:name="7,50101" table:display="true" table:show-details="true"/>
                <table:data-pilot-member table:name="7,50155" table:display="true" table:show-details="true"/>
                <table:data-pilot-member table:name="7,50326" table:display="true" table:show-details="true"/>
                <table:data-pilot-member table:name="7,50531" table:display="true" table:show-details="true"/>
                <table:data-pilot-member table:name="7,50621" table:display="true" table:show-details="true"/>
                <table:data-pilot-member table:name="7,50629" table:display="true" table:show-details="true"/>
                <table:data-pilot-member table:name="7,50662" table:display="true" table:show-details="true"/>
                <table:data-pilot-member table:name="7,51354" table:display="true" table:show-details="true"/>
                <table:data-pilot-member table:name="7,52366" table:display="true" table:show-details="true"/>
                <table:data-pilot-member table:name="7,52536" table:display="true" table:show-details="true"/>
                <table:data-pilot-member table:name="7,52665" table:display="true" table:show-details="true"/>
                <table:data-pilot-member table:name="7,52977" table:display="true" table:show-details="true"/>
                <table:data-pilot-member table:name="7,5334" table:display="true" table:show-details="true"/>
                <table:data-pilot-member table:name="7,53361" table:display="true" table:show-details="true"/>
                <table:data-pilot-member table:name="7,53428" table:display="true" table:show-details="true"/>
                <table:data-pilot-member table:name="7,53541" table:display="true" table:show-details="true"/>
                <table:data-pilot-member table:name="7,5366" table:display="true" table:show-details="true"/>
                <table:data-pilot-member table:name="7,53802" table:display="true" table:show-details="true"/>
                <table:data-pilot-member table:name="7,5391" table:display="true" table:show-details="true"/>
                <table:data-pilot-member table:name="7,54124" table:display="true" table:show-details="true"/>
                <table:data-pilot-member table:name="7,54208" table:display="true" table:show-details="true"/>
                <table:data-pilot-member table:name="7,54227" table:display="true" table:show-details="true"/>
                <table:data-pilot-member table:name="7,54247" table:display="true" table:show-details="true"/>
                <table:data-pilot-member table:name="7,54279" table:display="true" table:show-details="true"/>
                <table:data-pilot-member table:name="7,5442" table:display="true" table:show-details="true"/>
                <table:data-pilot-member table:name="7,54614" table:display="true" table:show-details="true"/>
                <table:data-pilot-member table:name="7,54907" table:display="true" table:show-details="true"/>
                <table:data-pilot-member table:name="7,55276" table:display="true" table:show-details="true"/>
                <table:data-pilot-member table:name="7,55326" table:display="true" table:show-details="true"/>
                <table:data-pilot-member table:name="7,55347" table:display="true" table:show-details="true"/>
                <table:data-pilot-member table:name="7,55762" table:display="true" table:show-details="true"/>
                <table:data-pilot-member table:name="7,55802" table:display="true" table:show-details="true"/>
                <table:data-pilot-member table:name="7,56157" table:display="true" table:show-details="true"/>
                <table:data-pilot-member table:name="7,56679" table:display="true" table:show-details="true"/>
                <table:data-pilot-member table:name="7,5692" table:display="true" table:show-details="true"/>
                <table:data-pilot-member table:name="7,5713" table:display="true" table:show-details="true"/>
                <table:data-pilot-member table:name="7,5746" table:display="true" table:show-details="true"/>
                <table:data-pilot-member table:name="7,57474" table:display="true" table:show-details="true"/>
                <table:data-pilot-member table:name="7,57763" table:display="true" table:show-details="true"/>
                <table:data-pilot-member table:name="7,58139" table:display="true" table:show-details="true"/>
                <table:data-pilot-member table:name="7,58192" table:display="true" table:show-details="true"/>
                <table:data-pilot-member table:name="7,58329" table:display="true" table:show-details="true"/>
                <table:data-pilot-member table:name="7,58367" table:display="true" table:show-details="true"/>
                <table:data-pilot-member table:name="7,58394" table:display="true" table:show-details="true"/>
                <table:data-pilot-member table:name="7,58588" table:display="true" table:show-details="true"/>
                <table:data-pilot-member table:name="7,58617" table:display="true" table:show-details="true"/>
                <table:data-pilot-member table:name="7,58847" table:display="true" table:show-details="true"/>
                <table:data-pilot-member table:name="7,59019" table:display="true" table:show-details="true"/>
                <table:data-pilot-member table:name="7,59342" table:display="true" table:show-details="true"/>
                <table:data-pilot-member table:name="7,59463" table:display="true" table:show-details="true"/>
                <table:data-pilot-member table:name="7,59468" table:display="true" table:show-details="true"/>
                <table:data-pilot-member table:name="7,59479" table:display="true" table:show-details="true"/>
                <table:data-pilot-member table:name="7,59664" table:display="true" table:show-details="true"/>
                <table:data-pilot-member table:name="7,59844" table:display="true" table:show-details="true"/>
                <table:data-pilot-member table:name="7,59871" table:display="true" table:show-details="true"/>
                <table:data-pilot-member table:name="7,6017" table:display="true" table:show-details="true"/>
                <table:data-pilot-member table:name="7,60552" table:display="true" table:show-details="true"/>
                <table:data-pilot-member table:name="7,60603" table:display="true" table:show-details="true"/>
                <table:data-pilot-member table:name="7,60738" table:display="true" table:show-details="true"/>
                <table:data-pilot-member table:name="7,60742" table:display="true" table:show-details="true"/>
                <table:data-pilot-member table:name="7,60988" table:display="true" table:show-details="true"/>
                <table:data-pilot-member table:name="7,61264" table:display="true" table:show-details="true"/>
                <table:data-pilot-member table:name="7,6166" table:display="true" table:show-details="true"/>
                <table:data-pilot-member table:name="7,61743" table:display="true" table:show-details="true"/>
                <table:data-pilot-member table:name="7,62112" table:display="true" table:show-details="true"/>
                <table:data-pilot-member table:name="7,62373" table:display="true" table:show-details="true"/>
                <table:data-pilot-member table:name="7,62653" table:display="true" table:show-details="true"/>
                <table:data-pilot-member table:name="7,62867" table:display="true" table:show-details="true"/>
                <table:data-pilot-member table:name="7,62918" table:display="true" table:show-details="true"/>
                <table:data-pilot-member table:name="7,63042" table:display="true" table:show-details="true"/>
                <table:data-pilot-member table:name="7,63104" table:display="true" table:show-details="true"/>
                <table:data-pilot-member table:name="7,63644" table:display="true" table:show-details="true"/>
                <table:data-pilot-member table:name="7,63654" table:display="true" table:show-details="true"/>
                <table:data-pilot-member table:name="7,63727" table:display="true" table:show-details="true"/>
                <table:data-pilot-member table:name="7,63745" table:display="true" table:show-details="true"/>
                <table:data-pilot-member table:name="7,64951" table:display="true" table:show-details="true"/>
                <table:data-pilot-member table:name="7,6505" table:display="true" table:show-details="true"/>
                <table:data-pilot-member table:name="7,6508" table:display="true" table:show-details="true"/>
                <table:data-pilot-member table:name="7,65091" table:display="true" table:show-details="true"/>
                <table:data-pilot-member table:name="7,65384" table:display="true" table:show-details="true"/>
                <table:data-pilot-member table:name="7,65499" table:display="true" table:show-details="true"/>
                <table:data-pilot-member table:name="7,65655" table:display="true" table:show-details="true"/>
                <table:data-pilot-member table:name="7,65679" table:display="true" table:show-details="true"/>
                <table:data-pilot-member table:name="7,66286" table:display="true" table:show-details="true"/>
                <table:data-pilot-member table:name="7,66445" table:display="true" table:show-details="true"/>
                <table:data-pilot-member table:name="7,66492" table:display="true" table:show-details="true"/>
                <table:data-pilot-member table:name="7,66519" table:display="true" table:show-details="true"/>
                <table:data-pilot-member table:name="7,67176" table:display="true" table:show-details="true"/>
                <table:data-pilot-member table:name="7,6719" table:display="true" table:show-details="true"/>
                <table:data-pilot-member table:name="7,68021" table:display="true" table:show-details="true"/>
                <table:data-pilot-member table:name="7,683" table:display="true" table:show-details="true"/>
                <table:data-pilot-member table:name="7,68806" table:display="true" table:show-details="true"/>
                <table:data-pilot-member table:name="7,69031" table:display="true" table:show-details="true"/>
                <table:data-pilot-member table:name="7,69937" table:display="true" table:show-details="true"/>
                <table:data-pilot-member table:name="7,70495" table:display="true" table:show-details="true"/>
                <table:data-pilot-member table:name="7,70534" table:display="true" table:show-details="true"/>
                <table:data-pilot-member table:name="7,70745" table:display="true" table:show-details="true"/>
                <table:data-pilot-member table:name="7,71005" table:display="true" table:show-details="true"/>
                <table:data-pilot-member table:name="7,71054" table:display="true" table:show-details="true"/>
                <table:data-pilot-member table:name="7,71135" table:display="true" table:show-details="true"/>
                <table:data-pilot-member table:name="7,72498" table:display="true" table:show-details="true"/>
                <table:data-pilot-member table:name="7,73032" table:display="true" table:show-details="true"/>
                <table:data-pilot-member table:name="7,73118" table:display="true" table:show-details="true"/>
                <table:data-pilot-member table:name="7,74067" table:display="true" table:show-details="true"/>
                <table:data-pilot-member table:name="7,74213" table:display="true" table:show-details="true"/>
                <table:data-pilot-member table:name="7,74793" table:display="true" table:show-details="true"/>
                <table:data-pilot-member table:name="7,74917" table:display="true" table:show-details="true"/>
                <table:data-pilot-member table:name="7,75409" table:display="true" table:show-details="true"/>
                <table:data-pilot-member table:name="7,75878" table:display="true" table:show-details="true"/>
                <table:data-pilot-member table:name="7,76116" table:display="true" table:show-details="true"/>
                <table:data-pilot-member table:name="7,76354" table:display="true" table:show-details="true"/>
                <table:data-pilot-member table:name="7,77435" table:display="true" table:show-details="true"/>
                <table:data-pilot-member table:name="7,78424" table:display="true" table:show-details="true"/>
                <table:data-pilot-member table:name="7,79122" table:display="true" table:show-details="true"/>
                <table:data-pilot-member table:name="7,80353" table:display="true" table:show-details="true"/>
                <table:data-pilot-member table:name="7,81051" table:display="true" table:show-details="true"/>
                <table:data-pilot-member table:name="7,81084" table:display="true" table:show-details="true"/>
                <table:data-pilot-member table:name="7,81321" table:display="true" table:show-details="true"/>
                <table:data-pilot-member table:name="7,82902" table:display="true" table:show-details="true"/>
                <table:data-pilot-member table:name="7,83359" table:display="true" table:show-details="true"/>
                <table:data-pilot-member table:name="7,83421" table:display="true" table:show-details="true"/>
                <table:data-pilot-member table:name="7,83827" table:display="true" table:show-details="true"/>
                <table:data-pilot-member table:name="7,855" table:display="true" table:show-details="true"/>
                <table:data-pilot-member table:name="7,8704" table:display="true" table:show-details="true"/>
                <table:data-pilot-member table:name="7,87053" table:display="true" table:show-details="true"/>
                <table:data-pilot-member table:name="7,90241" table:display="true" table:show-details="true"/>
                <table:data-pilot-member table:name="7,92572" table:display="true" table:show-details="true"/>
                <table:data-pilot-member table:name="7,93366" table:display="true" table:show-details="true"/>
                <table:data-pilot-member table:name="7,94806" table:display="true" table:show-details="true"/>
                <table:data-pilot-member table:name="7,94811" table:display="true" table:show-details="true"/>
                <table:data-pilot-member table:name="7,969" table:display="true" table:show-details="true"/>
                <table:data-pilot-member table:name="7,98565" table:display="true" table:show-details="true"/>
                <table:data-pilot-member table:name="7,9917" table:display="true" table:show-details="true"/>
                <table:data-pilot-member table:name="7,9935" table:display="true" table:show-details="true"/>
                <table:data-pilot-member table:name="8,03415" table:display="true" table:show-details="true"/>
                <table:data-pilot-member table:name="8,1297" table:display="true" table:show-details="true"/>
                <table:data-pilot-member table:name="8,13979" table:display="true" table:show-details="true"/>
                <table:data-pilot-member table:name="8,16276" table:display="true" table:show-details="true"/>
                <table:data-pilot-member table:name="8,33725" table:display="true" table:show-details="true"/>
                <table:data-pilot-member table:name="8,56756" table:display="true" table:show-details="true"/>
                <table:data-pilot-member table:name="8,6511" table:display="true" table:show-details="true"/>
                <table:data-pilot-member table:name="9,79011" table:display="true" table:show-details="true"/>
                <table:data-pilot-member table:name="9,80392" table:display="true" table:show-details="true"/>
                <table:data-pilot-member table:name="9,80934" table:display="true" table:show-details="true"/>
                <table:data-pilot-member table:name="9,80997" table:display="true" table:show-details="true"/>
                <table:data-pilot-member table:name="9,81895" table:display="true" table:show-details="true"/>
                <table:data-pilot-member table:name="9,82077" table:display="true" table:show-details="true"/>
                <table:data-pilot-member table:name="9,8269" table:display="true" table:show-details="true"/>
                <table:data-pilot-member table:name="9,82988" table:display="true" table:show-details="true"/>
                <table:data-pilot-member table:name="9,83641" table:display="true" table:show-details="true"/>
                <table:data-pilot-member table:name="9,83915" table:display="true" table:show-details="true"/>
                <table:data-pilot-member table:name="9,85374" table:display="true" table:show-details="true"/>
                <table:data-pilot-member table:name="9,85456" table:display="true" table:show-details="true"/>
                <table:data-pilot-member table:name="9,85537" table:display="true" table:show-details="true"/>
                <table:data-pilot-member table:name="9,87626" table:display="true" table:show-details="true"/>
                <table:data-pilot-member table:name="9,88717" table:display="true" table:show-details="true"/>
                <table:data-pilot-member table:name="9,89183" table:display="true" table:show-details="true"/>
                <table:data-pilot-member table:name="9,89566" table:display="true" table:show-details="true"/>
                <table:data-pilot-member table:name="9,90463" table:display="true" table:show-details="true"/>
                <table:data-pilot-member table:name="9,90483" table:display="true" table:show-details="true"/>
                <table:data-pilot-member table:name="9,91744" table:display="true" table:show-details="true"/>
                <table:data-pilot-member table:name="9,91774" table:display="true" table:show-details="true"/>
                <table:data-pilot-member table:name="9,92321" table:display="true" table:show-details="true"/>
                <table:data-pilot-member table:name="9,94098" table:display="true" table:show-details="true"/>
                <table:data-pilot-member table:name="9,94422" table:display="true" table:show-details="true"/>
                <table:data-pilot-member table:name="9,94932" table:display="true" table:show-details="true"/>
                <table:data-pilot-member table:name="9,95413" table:display="true" table:show-details="true"/>
                <table:data-pilot-member table:name="9,96087" table:display="true" table:show-details="true"/>
                <table:data-pilot-member table:name="9,97236" table:display="true" table:show-details="true"/>
                <table:data-pilot-member table:name="9,97351" table:display="true" table:show-details="true"/>
                <table:data-pilot-member table:name="9,97526" table:display="true" table:show-details="true"/>
                <table:data-pilot-member table:name="9,97837" table:display="true" table:show-details="true"/>
                <table:data-pilot-member table:name="9,9785" table:display="true" table:show-details="true"/>
                <table:data-pilot-member table:name="9,98386" table:display="true" table:show-details="true"/>
                <table:data-pilot-member table:name="9,98944" table:display="true" table:show-details="true"/>
                <table:data-pilot-member table:name="9,99204" table:display="true" table:show-details="true"/>
                <table:data-pilot-member table:name="9,99444" table:display="true" table:show-details="true"/>
                <table:data-pilot-member table:name="10,0166" table:display="true" table:show-details="true"/>
                <table:data-pilot-member table:name="10,019" table:display="true" table:show-details="true"/>
                <table:data-pilot-member table:name="10,0215" table:display="true" table:show-details="true"/>
                <table:data-pilot-member table:name="10,0241" table:display="true" table:show-details="true"/>
                <table:data-pilot-member table:name="10,0258" table:display="true" table:show-details="true"/>
                <table:data-pilot-member table:name="10,0297" table:display="true" table:show-details="true"/>
                <table:data-pilot-member table:name="10,0303" table:display="true" table:show-details="true"/>
                <table:data-pilot-member table:name="10,0342" table:display="true" table:show-details="true"/>
                <table:data-pilot-member table:name="10,0423" table:display="true" table:show-details="true"/>
                <table:data-pilot-member table:name="10,0453" table:display="true" table:show-details="true"/>
                <table:data-pilot-member table:name="10,0475" table:display="true" table:show-details="true"/>
                <table:data-pilot-member table:name="10,0513" table:display="true" table:show-details="true"/>
                <table:data-pilot-member table:name="10,0515" table:display="true" table:show-details="true"/>
                <table:data-pilot-member table:name="10,056" table:display="true" table:show-details="true"/>
                <table:data-pilot-member table:name="10,0671" table:display="true" table:show-details="true"/>
                <table:data-pilot-member table:name="10,0689" table:display="true" table:show-details="true"/>
                <table:data-pilot-member table:name="10,0691" table:display="true" table:show-details="true"/>
                <table:data-pilot-member table:name="10,0696" table:display="true" table:show-details="true"/>
                <table:data-pilot-member table:name="10,072" table:display="true" table:show-details="true"/>
                <table:data-pilot-member table:name="10,0731" table:display="true" table:show-details="true"/>
                <table:data-pilot-member table:name="10,0793" table:display="true" table:show-details="true"/>
                <table:data-pilot-member table:name="10,0853" table:display="true" table:show-details="true"/>
                <table:data-pilot-member table:name="10,0858" table:display="true" table:show-details="true"/>
                <table:data-pilot-member table:name="10,0949" table:display="true" table:show-details="true"/>
                <table:data-pilot-member table:name="10,0971" table:display="true" table:show-details="true"/>
                <table:data-pilot-member table:name="10,1074" table:display="true" table:show-details="true"/>
                <table:data-pilot-member table:name="10,1094" table:display="true" table:show-details="true"/>
                <table:data-pilot-member table:name="10,1157" table:display="true" table:show-details="true"/>
                <table:data-pilot-member table:name="10,1235" table:display="true" table:show-details="true"/>
                <table:data-pilot-member table:name="10,1346" table:display="true" table:show-details="true"/>
                <table:data-pilot-member table:name="10,1367" table:display="true" table:show-details="true"/>
                <table:data-pilot-member table:name="10,1486" table:display="true" table:show-details="true"/>
                <table:data-pilot-member table:name="10,1496" table:display="true" table:show-details="true"/>
                <table:data-pilot-member table:name="10,1514" table:display="true" table:show-details="true"/>
                <table:data-pilot-member table:name="10,1537" table:display="true" table:show-details="true"/>
                <table:data-pilot-member table:name="10,1592" table:display="true" table:show-details="true"/>
                <table:data-pilot-member table:name="10,1612" table:display="true" table:show-details="true"/>
                <table:data-pilot-member table:name="10,1665" table:display="true" table:show-details="true"/>
                <table:data-pilot-member table:name="10,1684" table:display="true" table:show-details="true"/>
                <table:data-pilot-member table:name="10,1686" table:display="true" table:show-details="true"/>
                <table:data-pilot-member table:name="10,1745" table:display="true" table:show-details="true"/>
                <table:data-pilot-member table:name="10,1897" table:display="true" table:show-details="true"/>
                <table:data-pilot-member table:name="10,2019" table:display="true" table:show-details="true"/>
                <table:data-pilot-member table:name="10,2038" table:display="true" table:show-details="true"/>
                <table:data-pilot-member table:name="10,2265" table:display="true" table:show-details="true"/>
                <table:data-pilot-member table:name="10,2433" table:display="true" table:show-details="true"/>
                <table:data-pilot-member table:name="10,2437" table:display="true" table:show-details="true"/>
                <table:data-pilot-member table:name="10,256" table:display="true" table:show-details="true"/>
                <table:data-pilot-member table:name="10,2613" table:display="true" table:show-details="true"/>
                <table:data-pilot-member table:name="10,3034" table:display="true" table:show-details="true"/>
                <table:data-pilot-member table:name="10,3097" table:display="true" table:show-details="true"/>
                <table:data-pilot-member table:name="10,3463" table:display="true" table:show-details="true"/>
                <table:data-pilot-member table:name="10,3605" table:display="true" table:show-details="true"/>
                <table:data-pilot-member table:name="10,3943" table:display="true" table:show-details="true"/>
                <table:data-pilot-member table:name="10,4309" table:display="true" table:show-details="true"/>
                <table:data-pilot-member table:name="10,4413" table:display="true" table:show-details="true"/>
                <table:data-pilot-member table:name="10,4645" table:display="true" table:show-details="true"/>
                <table:data-pilot-member table:name="10,4799" table:display="true" table:show-details="true"/>
                <table:data-pilot-member table:name="10,5212" table:display="true" table:show-details="true"/>
                <table:data-pilot-member table:name="10,5305" table:display="true" table:show-details="true"/>
                <table:data-pilot-member table:name="11,0386" table:display="true" table:show-details="true"/>
                <table:data-pilot-member table:name="11,0914" table:display="true" table:show-details="true"/>
                <table:data-pilot-member table:name="11,2188" table:display="true" table:show-details="true"/>
                <table:data-pilot-member table:name="13,1862" table:display="true" table:show-details="true"/>
                <table:data-pilot-member table:name="19,1336" table:display="true" table:show-details="true"/>
                <table:data-pilot-member table:name="19,1403" table:display="true" table:show-details="true"/>
                <table:data-pilot-member table:name="19,1467" table:display="true" table:show-details="true"/>
                <table:data-pilot-member table:name="19,1729" table:display="true" table:show-details="true"/>
                <table:data-pilot-member table:name="19,2247" table:display="true" table:show-details="true"/>
                <table:data-pilot-member table:name="19,262" table:display="true" table:show-details="true"/>
                <table:data-pilot-member table:name="19,2638" table:display="true" table:show-details="true"/>
                <table:data-pilot-member table:name="19,3017" table:display="true" table:show-details="true"/>
                <table:data-pilot-member table:name="19,3031" table:display="true" table:show-details="true"/>
                <table:data-pilot-member table:name="19,3128" table:display="true" table:show-details="true"/>
                <table:data-pilot-member table:name="19,3153" table:display="true" table:show-details="true"/>
                <table:data-pilot-member table:name="19,319" table:display="true" table:show-details="true"/>
                <table:data-pilot-member table:name="19,3393" table:display="true" table:show-details="true"/>
                <table:data-pilot-member table:name="19,3482" table:display="true" table:show-details="true"/>
                <table:data-pilot-member table:name="19,3506" table:display="true" table:show-details="true"/>
                <table:data-pilot-member table:name="19,3634" table:display="true" table:show-details="true"/>
                <table:data-pilot-member table:name="19,364" table:display="true" table:show-details="true"/>
                <table:data-pilot-member table:name="19,3788" table:display="true" table:show-details="true"/>
                <table:data-pilot-member table:name="19,406" table:display="true" table:show-details="true"/>
                <table:data-pilot-member table:name="19,4535" table:display="true" table:show-details="true"/>
                <table:data-pilot-member table:name="19,4758" table:display="true" table:show-details="true"/>
                <table:data-pilot-member table:name="19,4779" table:display="true" table:show-details="true"/>
                <table:data-pilot-member table:name="19,4938" table:display="true" table:show-details="true"/>
                <table:data-pilot-member table:name="19,5312" table:display="true" table:show-details="true"/>
                <table:data-pilot-member table:name="19,5444" table:display="true" table:show-details="true"/>
                <table:data-pilot-member table:name="19,6544" table:display="true" table:show-details="true"/>
                <table:data-pilot-member table:name="19,6582" table:display="true" table:show-details="true"/>
                <table:data-pilot-member table:name="19,6665" table:display="true" table:show-details="true"/>
                <table:data-pilot-member table:name="19,6666" table:display="true" table:show-details="true"/>
                <table:data-pilot-member table:name="19,6796" table:display="true" table:show-details="true"/>
                <table:data-pilot-member table:name="19,6814" table:display="true" table:show-details="true"/>
                <table:data-pilot-member table:name="19,6882" table:display="true" table:show-details="true"/>
                <table:data-pilot-member table:name="19,6922" table:display="true" table:show-details="true"/>
                <table:data-pilot-member table:name="19,6969" table:display="true" table:show-details="true"/>
                <table:data-pilot-member table:name="19,6976" table:display="true" table:show-details="true"/>
                <table:data-pilot-member table:name="19,7019" table:display="true" table:show-details="true"/>
                <table:data-pilot-member table:name="19,7195" table:display="true" table:show-details="true"/>
                <table:data-pilot-member table:name="19,7247" table:display="true" table:show-details="true"/>
                <table:data-pilot-member table:name="19,7391" table:display="true" table:show-details="true"/>
                <table:data-pilot-member table:name="19,7499" table:display="true" table:show-details="true"/>
                <table:data-pilot-member table:name="19,7531" table:display="true" table:show-details="true"/>
                <table:data-pilot-member table:name="19,7533" table:display="true" table:show-details="true"/>
                <table:data-pilot-member table:name="19,7634" table:display="true" table:show-details="true"/>
                <table:data-pilot-member table:name="19,7676" table:display="true" table:show-details="true"/>
                <table:data-pilot-member table:name="19,7774" table:display="true" table:show-details="true"/>
                <table:data-pilot-member table:name="19,7811" table:display="true" table:show-details="true"/>
                <table:data-pilot-member table:name="19,7865" table:display="true" table:show-details="true"/>
                <table:data-pilot-member table:name="19,7893" table:display="true" table:show-details="true"/>
                <table:data-pilot-member table:name="19,7927" table:display="true" table:show-details="true"/>
                <table:data-pilot-member table:name="19,7976" table:display="true" table:show-details="true"/>
                <table:data-pilot-member table:name="19,8012" table:display="true" table:show-details="true"/>
                <table:data-pilot-member table:name="19,802" table:display="true" table:show-details="true"/>
                <table:data-pilot-member table:name="19,8369" table:display="true" table:show-details="true"/>
                <table:data-pilot-member table:name="19,8433" table:display="true" table:show-details="true"/>
                <table:data-pilot-member table:name="19,8489" table:display="true" table:show-details="true"/>
                <table:data-pilot-member table:name="19,8505" table:display="true" table:show-details="true"/>
                <table:data-pilot-member table:name="19,8567" table:display="true" table:show-details="true"/>
                <table:data-pilot-member table:name="19,8587" table:display="true" table:show-details="true"/>
                <table:data-pilot-member table:name="19,8613" table:display="true" table:show-details="true"/>
                <table:data-pilot-member table:name="19,8623" table:display="true" table:show-details="true"/>
                <table:data-pilot-member table:name="19,8702" table:display="true" table:show-details="true"/>
                <table:data-pilot-member table:name="19,8769" table:display="true" table:show-details="true"/>
                <table:data-pilot-member table:name="19,8817" table:display="true" table:show-details="true"/>
                <table:data-pilot-member table:name="19,883" table:display="true" table:show-details="true"/>
                <table:data-pilot-member table:name="19,8844" table:display="true" table:show-details="true"/>
                <table:data-pilot-member table:name="19,8879" table:display="true" table:show-details="true"/>
                <table:data-pilot-member table:name="19,8889" table:display="true" table:show-details="true"/>
                <table:data-pilot-member table:name="19,8917" table:display="true" table:show-details="true"/>
                <table:data-pilot-member table:name="19,8943" table:display="true" table:show-details="true"/>
                <table:data-pilot-member table:name="19,9085" table:display="true" table:show-details="true"/>
                <table:data-pilot-member table:name="19,9129" table:display="true" table:show-details="true"/>
                <table:data-pilot-member table:name="19,9181" table:display="true" table:show-details="true"/>
                <table:data-pilot-member table:name="19,9186" table:display="true" table:show-details="true"/>
                <table:data-pilot-member table:name="19,9194" table:display="true" table:show-details="true"/>
                <table:data-pilot-member table:name="19,9268" table:display="true" table:show-details="true"/>
                <table:data-pilot-member table:name="19,9311" table:display="true" table:show-details="true"/>
                <table:data-pilot-member table:name="19,9437" table:display="true" table:show-details="true"/>
                <table:data-pilot-member table:name="19,9505" table:display="true" table:show-details="true"/>
                <table:data-pilot-member table:name="19,9506" table:display="true" table:show-details="true"/>
                <table:data-pilot-member table:name="19,9581" table:display="true" table:show-details="true"/>
                <table:data-pilot-member table:name="19,9652" table:display="true" table:show-details="true"/>
                <table:data-pilot-member table:name="19,9789" table:display="true" table:show-details="true"/>
                <table:data-pilot-member table:name="20,0027" table:display="true" table:show-details="true"/>
                <table:data-pilot-member table:name="20,0137" table:display="true" table:show-details="true"/>
                <table:data-pilot-member table:name="20,0638" table:display="true" table:show-details="true"/>
                <table:data-pilot-member table:name="20,0911" table:display="true" table:show-details="true"/>
                <table:data-pilot-member table:name="20,0986" table:display="true" table:show-details="true"/>
                <table:data-pilot-member table:name="20,0991" table:display="true" table:show-details="true"/>
                <table:data-pilot-member table:name="20,1028" table:display="true" table:show-details="true"/>
                <table:data-pilot-member table:name="20,1087" table:display="true" table:show-details="true"/>
                <table:data-pilot-member table:name="20,2676" table:display="true" table:show-details="true"/>
                <table:data-pilot-member table:name="20,6443" table:display="true" table:show-details="true"/>
                <table:data-pilot-member table:name="20,9346" table:display="true" table:show-details="true"/>
                <table:data-pilot-member table:name="21,0068" table:display="true" table:show-details="true"/>
                <table:data-pilot-member table:name="21,0477" table:display="true" table:show-details="true"/>
                <table:data-pilot-member table:name="21,6792" table:display="true" table:show-details="true"/>
                <table:data-pilot-member table:name="22,1965" table:display="true" table:show-details="true"/>
                <table:data-pilot-member table:name="22,5176" table:display="true" table:show-details="true"/>
                <table:data-pilot-member table:name="23,4966" table:display="true" table:show-details="true"/>
                <table:data-pilot-member table:name="23,5318" table:display="true" table:show-details="true"/>
                <table:data-pilot-member table:name="23,5333" table:display="true" table:show-details="true"/>
                <table:data-pilot-member table:name="23,6373" table:display="true" table:show-details="true"/>
                <table:data-pilot-member table:name="23,6548" table:display="true" table:show-details="true"/>
                <table:data-pilot-member table:name="23,6577" table:display="true" table:show-details="true"/>
                <table:data-pilot-member table:name="23,6588" table:display="true" table:show-details="true"/>
                <table:data-pilot-member table:name="23,7068" table:display="true" table:show-details="true"/>
                <table:data-pilot-member table:name="23,7269" table:display="true" table:show-details="true"/>
                <table:data-pilot-member table:name="23,7314" table:display="true" table:show-details="true"/>
                <table:data-pilot-member table:name="23,7384" table:display="true" table:show-details="true"/>
                <table:data-pilot-member table:name="23,7479" table:display="true" table:show-details="true"/>
                <table:data-pilot-member table:name="23,7517" table:display="true" table:show-details="true"/>
                <table:data-pilot-member table:name="23,7538" table:display="true" table:show-details="true"/>
                <table:data-pilot-member table:name="23,7937" table:display="true" table:show-details="true"/>
                <table:data-pilot-member table:name="23,7984" table:display="true" table:show-details="true"/>
                <table:data-pilot-member table:name="23,8092" table:display="true" table:show-details="true"/>
                <table:data-pilot-member table:name="23,8095" table:display="true" table:show-details="true"/>
                <table:data-pilot-member table:name="23,8243" table:display="true" table:show-details="true"/>
                <table:data-pilot-member table:name="23,8555" table:display="true" table:show-details="true"/>
                <table:data-pilot-member table:name="23,8944" table:display="true" table:show-details="true"/>
                <table:data-pilot-member table:name="23,8988" table:display="true" table:show-details="true"/>
                <table:data-pilot-member table:name="23,9151" table:display="true" table:show-details="true"/>
                <table:data-pilot-member table:name="23,9421" table:display="true" table:show-details="true"/>
                <table:data-pilot-member table:name="23,9998" table:display="true" table:show-details="true"/>
                <table:data-pilot-member table:name="24,0387" table:display="true" table:show-details="true"/>
                <table:data-pilot-member table:name="24,0444" table:display="true" table:show-details="true"/>
                <table:data-pilot-member table:name="24,0546" table:display="true" table:show-details="true"/>
                <table:data-pilot-member table:name="24,1533" table:display="true" table:show-details="true"/>
                <table:data-pilot-member table:name="24,181" table:display="true" table:show-details="true"/>
                <table:data-pilot-member table:name="24,1957" table:display="true" table:show-details="true"/>
                <table:data-pilot-member table:name="24,196" table:display="true" table:show-details="true"/>
                <table:data-pilot-member table:name="24,2039" table:display="true" table:show-details="true"/>
                <table:data-pilot-member table:name="24,2098" table:display="true" table:show-details="true"/>
                <table:data-pilot-member table:name="24,2119" table:display="true" table:show-details="true"/>
                <table:data-pilot-member table:name="24,2331" table:display="true" table:show-details="true"/>
                <table:data-pilot-member table:name="24,2352" table:display="true" table:show-details="true"/>
                <table:data-pilot-member table:name="24,2366" table:display="true" table:show-details="true"/>
                <table:data-pilot-member table:name="24,2705" table:display="true" table:show-details="true"/>
                <table:data-pilot-member table:name="24,2728" table:display="true" table:show-details="true"/>
                <table:data-pilot-member table:name="24,2792" table:display="true" table:show-details="true"/>
                <table:data-pilot-member table:name="24,2864" table:display="true" table:show-details="true"/>
                <table:data-pilot-member table:name="24,2869" table:display="true" table:show-details="true"/>
                <table:data-pilot-member table:name="24,2872" table:display="true" table:show-details="true"/>
                <table:data-pilot-member table:name="24,2949" table:display="true" table:show-details="true"/>
                <table:data-pilot-member table:name="24,3179" table:display="true" table:show-details="true"/>
                <table:data-pilot-member table:name="24,3221" table:display="true" table:show-details="true"/>
                <table:data-pilot-member table:name="24,3311" table:display="true" table:show-details="true"/>
                <table:data-pilot-member table:name="24,332" table:display="true" table:show-details="true"/>
                <table:data-pilot-member table:name="24,349" table:display="true" table:show-details="true"/>
                <table:data-pilot-member table:name="24,3546" table:display="true" table:show-details="true"/>
                <table:data-pilot-member table:name="24,3556" table:display="true" table:show-details="true"/>
                <table:data-pilot-member table:name="24,3614" table:display="true" table:show-details="true"/>
                <table:data-pilot-member table:name="24,3635" table:display="true" table:show-details="true"/>
                <table:data-pilot-member table:name="24,3656" table:display="true" table:show-details="true"/>
                <table:data-pilot-member table:name="24,3698" table:display="true" table:show-details="true"/>
                <table:data-pilot-member table:name="24,3715" table:display="true" table:show-details="true"/>
                <table:data-pilot-member table:name="24,3968" table:display="true" table:show-details="true"/>
                <table:data-pilot-member table:name="24,3984" table:display="true" table:show-details="true"/>
                <table:data-pilot-member table:name="24,4092" table:display="true" table:show-details="true"/>
                <table:data-pilot-member table:name="24,4153" table:display="true" table:show-details="true"/>
                <table:data-pilot-member table:name="24,4199" table:display="true" table:show-details="true"/>
                <table:data-pilot-member table:name="24,4265" table:display="true" table:show-details="true"/>
                <table:data-pilot-member table:name="24,4332" table:display="true" table:show-details="true"/>
                <table:data-pilot-member table:name="24,4408" table:display="true" table:show-details="true"/>
                <table:data-pilot-member table:name="24,4411" table:display="true" table:show-details="true"/>
                <table:data-pilot-member table:name="24,447" table:display="true" table:show-details="true"/>
                <table:data-pilot-member table:name="24,4542" table:display="true" table:show-details="true"/>
                <table:data-pilot-member table:name="24,4602" table:display="true" table:show-details="true"/>
                <table:data-pilot-member table:name="24,4723" table:display="true" table:show-details="true"/>
                <table:data-pilot-member table:name="24,4858" table:display="true" table:show-details="true"/>
                <table:data-pilot-member table:name="24,4943" table:display="true" table:show-details="true"/>
                <table:data-pilot-member table:name="24,5035" table:display="true" table:show-details="true"/>
                <table:data-pilot-member table:name="24,5046" table:display="true" table:show-details="true"/>
                <table:data-pilot-member table:name="24,5157" table:display="true" table:show-details="true"/>
                <table:data-pilot-member table:name="24,5279" table:display="true" table:show-details="true"/>
                <table:data-pilot-member table:name="24,5291" table:display="true" table:show-details="true"/>
                <table:data-pilot-member table:name="24,5339" table:display="true" table:show-details="true"/>
                <table:data-pilot-member table:name="24,5341" table:display="true" table:show-details="true"/>
                <table:data-pilot-member table:name="24,5508" table:display="true" table:show-details="true"/>
                <table:data-pilot-member table:name="24,5603" table:display="true" table:show-details="true"/>
                <table:data-pilot-member table:name="24,571" table:display="true" table:show-details="true"/>
                <table:data-pilot-member table:name="24,5748" table:display="true" table:show-details="true"/>
                <table:data-pilot-member table:name="24,5826" table:display="true" table:show-details="true"/>
                <table:data-pilot-member table:name="24,5854" table:display="true" table:show-details="true"/>
                <table:data-pilot-member table:name="24,6467" table:display="true" table:show-details="true"/>
                <table:data-pilot-member table:name="24,6818" table:display="true" table:show-details="true"/>
                <table:data-pilot-member table:name="24,6863" table:display="true" table:show-details="true"/>
                <table:data-pilot-member table:name="24,7126" table:display="true" table:show-details="true"/>
                <table:data-pilot-member table:name="24,8514" table:display="true" table:show-details="true"/>
                <table:data-pilot-member table:name="24,9367" table:display="true" table:show-details="true"/>
                <table:data-pilot-member table:name="24,937" table:display="true" table:show-details="true"/>
                <table:data-pilot-member table:name="24,9441" table:display="true" table:show-details="true"/>
                <table:data-pilot-member table:name="24,9762" table:display="true" table:show-details="true"/>
                <table:data-pilot-member table:name="24,9808" table:display="true" table:show-details="true"/>
                <table:data-pilot-member table:name="25,0419" table:display="true" table:show-details="true"/>
                <table:data-pilot-member table:name="26,7375" table:display="true" table:show-details="true"/>
                <table:data-pilot-member table:name="27,602" table:display="true" table:show-details="true"/>
                <table:data-pilot-member table:name="27,603" table:display="true" table:show-details="true"/>
                <table:data-pilot-member table:name="28,2602" table:display="true" table:show-details="true"/>
                <table:data-pilot-member table:name="28,2802" table:display="true" table:show-details="true"/>
                <table:data-pilot-member table:name="28,2934" table:display="true" table:show-details="true"/>
                <table:data-pilot-member table:name="28,2979" table:display="true" table:show-details="true"/>
                <table:data-pilot-member table:name="28,3132" table:display="true" table:show-details="true"/>
                <table:data-pilot-member table:name="28,3159" table:display="true" table:show-details="true"/>
                <table:data-pilot-member table:name="28,3421" table:display="true" table:show-details="true"/>
                <table:data-pilot-member table:name="28,3536" table:display="true" table:show-details="true"/>
                <table:data-pilot-member table:name="28,3564" table:display="true" table:show-details="true"/>
                <table:data-pilot-member table:name="28,3631" table:display="true" table:show-details="true"/>
                <table:data-pilot-member table:name="28,3705" table:display="true" table:show-details="true"/>
                <table:data-pilot-member table:name="28,3741" table:display="true" table:show-details="true"/>
                <table:data-pilot-member table:name="28,3901" table:display="true" table:show-details="true"/>
                <table:data-pilot-member table:name="28,393" table:display="true" table:show-details="true"/>
                <table:data-pilot-member table:name="28,3968" table:display="true" table:show-details="true"/>
                <table:data-pilot-member table:name="28,4094" table:display="true" table:show-details="true"/>
                <table:data-pilot-member table:name="28,4168" table:display="true" table:show-details="true"/>
                <table:data-pilot-member table:name="28,4435" table:display="true" table:show-details="true"/>
                <table:data-pilot-member table:name="28,4509" table:display="true" table:show-details="true"/>
                <table:data-pilot-member table:name="28,4553" table:display="true" table:show-details="true"/>
                <table:data-pilot-member table:name="28,4562" table:display="true" table:show-details="true"/>
                <table:data-pilot-member table:name="28,4586" table:display="true" table:show-details="true"/>
                <table:data-pilot-member table:name="28,4721" table:display="true" table:show-details="true"/>
                <table:data-pilot-member table:name="28,4732" table:display="true" table:show-details="true"/>
                <table:data-pilot-member table:name="28,4809" table:display="true" table:show-details="true"/>
                <table:data-pilot-member table:name="28,4893" table:display="true" table:show-details="true"/>
                <table:data-pilot-member table:name="28,493" table:display="true" table:show-details="true"/>
                <table:data-pilot-member table:name="28,499" table:display="true" table:show-details="true"/>
                <table:data-pilot-member table:name="28,505" table:display="true" table:show-details="true"/>
                <table:data-pilot-member table:name="28,5161" table:display="true" table:show-details="true"/>
                <table:data-pilot-member table:name="28,5211" table:display="true" table:show-details="true"/>
                <table:data-pilot-member table:name="28,5292" table:display="true" table:show-details="true"/>
                <table:data-pilot-member table:name="28,5309" table:display="true" table:show-details="true"/>
                <table:data-pilot-member table:name="28,5353" table:display="true" table:show-details="true"/>
                <table:data-pilot-member table:name="28,538" table:display="true" table:show-details="true"/>
                <table:data-pilot-member table:name="28,5619" table:display="true" table:show-details="true"/>
                <table:data-pilot-member table:name="28,5633" table:display="true" table:show-details="true"/>
                <table:data-pilot-member table:name="28,5706" table:display="true" table:show-details="true"/>
                <table:data-pilot-member table:name="28,571" table:display="true" table:show-details="true"/>
                <table:data-pilot-member table:name="28,5715" table:display="true" table:show-details="true"/>
                <table:data-pilot-member table:name="28,5765" table:display="true" table:show-details="true"/>
                <table:data-pilot-member table:name="28,5775" table:display="true" table:show-details="true"/>
                <table:data-pilot-member table:name="28,6016" table:display="true" table:show-details="true"/>
                <table:data-pilot-member table:name="28,6125" table:display="true" table:show-details="true"/>
                <table:data-pilot-member table:name="28,619" table:display="true" table:show-details="true"/>
                <table:data-pilot-member table:name="28,6896" table:display="true" table:show-details="true"/>
                <table:data-pilot-member table:name="28,6904" table:display="true" table:show-details="true"/>
                <table:data-pilot-member table:name="28,6941" table:display="true" table:show-details="true"/>
                <table:data-pilot-member table:name="28,7177" table:display="true" table:show-details="true"/>
                <table:data-pilot-member table:name="28,7338" table:display="true" table:show-details="true"/>
                <table:data-pilot-member table:name="28,7433" table:display="true" table:show-details="true"/>
                <table:data-pilot-member table:name="28,7461" table:display="true" table:show-details="true"/>
                <table:data-pilot-member table:name="28,7485" table:display="true" table:show-details="true"/>
                <table:data-pilot-member table:name="28,8613" table:display="true" table:show-details="true"/>
                <table:data-pilot-member table:name="28,8714" table:display="true" table:show-details="true"/>
                <table:data-pilot-member table:name="28,8997" table:display="true" table:show-details="true"/>
                <table:data-pilot-member table:name="28,9122" table:display="true" table:show-details="true"/>
                <table:data-pilot-member table:name="28,9256" table:display="true" table:show-details="true"/>
                <table:data-pilot-member table:name="28,9952" table:display="true" table:show-details="true"/>
                <table:data-pilot-member table:name="29,0225" table:display="true" table:show-details="true"/>
                <table:data-pilot-member table:name="29,0338" table:display="true" table:show-details="true"/>
                <table:data-pilot-member table:name="29,0379" table:display="true" table:show-details="true"/>
                <table:data-pilot-member table:name="29,0536" table:display="true" table:show-details="true"/>
                <table:data-pilot-member table:name="29,0936" table:display="true" table:show-details="true"/>
                <table:data-pilot-member table:name="29,1132" table:display="true" table:show-details="true"/>
                <table:data-pilot-member table:name="29,1211" table:display="true" table:show-details="true"/>
                <table:data-pilot-member table:name="29,1333" table:display="true" table:show-details="true"/>
                <table:data-pilot-member table:name="29,1351" table:display="true" table:show-details="true"/>
                <table:data-pilot-member table:name="29,1412" table:display="true" table:show-details="true"/>
                <table:data-pilot-member table:name="29,1506" table:display="true" table:show-details="true"/>
                <table:data-pilot-member table:name="29,1558" table:display="true" table:show-details="true"/>
                <table:data-pilot-member table:name="29,1593" table:display="true" table:show-details="true"/>
                <table:data-pilot-member table:name="29,1762" table:display="true" table:show-details="true"/>
                <table:data-pilot-member table:name="29,1997" table:display="true" table:show-details="true"/>
                <table:data-pilot-member table:name="29,2001" table:display="true" table:show-details="true"/>
                <table:data-pilot-member table:name="29,2007" table:display="true" table:show-details="true"/>
                <table:data-pilot-member table:name="29,211" table:display="true" table:show-details="true"/>
                <table:data-pilot-member table:name="29,2138" table:display="true" table:show-details="true"/>
                <table:data-pilot-member table:name="29,2173" table:display="true" table:show-details="true"/>
                <table:data-pilot-member table:name="29,2333" table:display="true" table:show-details="true"/>
                <table:data-pilot-member table:name="29,2507" table:display="true" table:show-details="true"/>
                <table:data-pilot-member table:name="29,2597" table:display="true" table:show-details="true"/>
                <table:data-pilot-member table:name="29,2711" table:display="true" table:show-details="true"/>
                <table:data-pilot-member table:name="29,2744" table:display="true" table:show-details="true"/>
                <table:data-pilot-member table:name="29,2816" table:display="true" table:show-details="true"/>
                <table:data-pilot-member table:name="29,3156" table:display="true" table:show-details="true"/>
                <table:data-pilot-member table:name="29,3282" table:display="true" table:show-details="true"/>
                <table:data-pilot-member table:name="29,3904" table:display="true" table:show-details="true"/>
                <table:data-pilot-member table:name="29,4522" table:display="true" table:show-details="true"/>
                <table:data-pilot-member table:name="29,4734" table:display="true" table:show-details="true"/>
                <table:data-pilot-member table:name="29,5539" table:display="true" table:show-details="true"/>
                <table:data-pilot-member table:name="29,7137" table:display="true" table:show-details="true"/>
                <table:data-pilot-member table:name="29,7346" table:display="true" table:show-details="true"/>
                <table:data-pilot-member table:name="29,7374" table:display="true" table:show-details="true"/>
                <table:data-pilot-member table:name="29,7625" table:display="true" table:show-details="true"/>
                <table:data-pilot-member table:name="30,6695" table:display="true" table:show-details="true"/>
                <table:data-pilot-member table:name="30,7381" table:display="true" table:show-details="true"/>
                <table:data-pilot-member table:name="30,8078" table:display="true" table:show-details="true"/>
                <table:data-pilot-member table:name="32,6435" table:display="true" table:show-details="true"/>
                <table:data-pilot-member table:name="32,8916" table:display="true" table:show-details="true"/>
                <table:data-pilot-member table:name="33,0396" table:display="true" table:show-details="true"/>
                <table:data-pilot-member table:name="33,0824" table:display="true" table:show-details="true"/>
                <table:data-pilot-member table:name="33,0871" table:display="true" table:show-details="true"/>
                <table:data-pilot-member table:name="33,1499" table:display="true" table:show-details="true"/>
                <table:data-pilot-member table:name="33,1765" table:display="true" table:show-details="true"/>
                <table:data-pilot-member table:name="33,1778" table:display="true" table:show-details="true"/>
                <table:data-pilot-member table:name="33,2019" table:display="true" table:show-details="true"/>
                <table:data-pilot-member table:name="33,2072" table:display="true" table:show-details="true"/>
                <table:data-pilot-member table:name="33,2724" table:display="true" table:show-details="true"/>
                <table:data-pilot-member table:name="33,2803" table:display="true" table:show-details="true"/>
                <table:data-pilot-member table:name="33,3229" table:display="true" table:show-details="true"/>
                <table:data-pilot-member table:name="33,3246" table:display="true" table:show-details="true"/>
                <table:data-pilot-member table:name="33,3442" table:display="true" table:show-details="true"/>
                <table:data-pilot-member table:name="33,3471" table:display="true" table:show-details="true"/>
                <table:data-pilot-member table:name="33,3521" table:display="true" table:show-details="true"/>
                <table:data-pilot-member table:name="33,3985" table:display="true" table:show-details="true"/>
                <table:data-pilot-member table:name="33,4718" table:display="true" table:show-details="true"/>
                <table:data-pilot-member table:name="33,5327" table:display="true" table:show-details="true"/>
                <table:data-pilot-member table:name="33,5592" table:display="true" table:show-details="true"/>
                <table:data-pilot-member table:name="33,631" table:display="true" table:show-details="true"/>
                <table:data-pilot-member table:name="33,6915" table:display="true" table:show-details="true"/>
                <table:data-pilot-member table:name="33,7103" table:display="true" table:show-details="true"/>
                <table:data-pilot-member table:name="33,7224" table:display="true" table:show-details="true"/>
                <table:data-pilot-member table:name="33,7649" table:display="true" table:show-details="true"/>
                <table:data-pilot-member table:name="33,7982" table:display="true" table:show-details="true"/>
                <table:data-pilot-member table:name="33,8083" table:display="true" table:show-details="true"/>
                <table:data-pilot-member table:name="33,8164" table:display="true" table:show-details="true"/>
                <table:data-pilot-member table:name="33,8189" table:display="true" table:show-details="true"/>
                <table:data-pilot-member table:name="33,8215" table:display="true" table:show-details="true"/>
                <table:data-pilot-member table:name="33,8293" table:display="true" table:show-details="true"/>
                <table:data-pilot-member table:name="33,8375" table:display="true" table:show-details="true"/>
                <table:data-pilot-member table:name="33,8414" table:display="true" table:show-details="true"/>
                <table:data-pilot-member table:name="33,8447" table:display="true" table:show-details="true"/>
                <table:data-pilot-member table:name="33,846" table:display="true" table:show-details="true"/>
                <table:data-pilot-member table:name="33,8463" table:display="true" table:show-details="true"/>
                <table:data-pilot-member table:name="33,8523" table:display="true" table:show-details="true"/>
                <table:data-pilot-member table:name="33,8562" table:display="true" table:show-details="true"/>
                <table:data-pilot-member table:name="33,8696" table:display="true" table:show-details="true"/>
                <table:data-pilot-member table:name="33,8697" table:display="true" table:show-details="true"/>
                <table:data-pilot-member table:name="33,8737" table:display="true" table:show-details="true"/>
                <table:data-pilot-member table:name="33,8983" table:display="true" table:show-details="true"/>
                <table:data-pilot-member table:name="33,9057" table:display="true" table:show-details="true"/>
                <table:data-pilot-member table:name="33,9076" table:display="true" table:show-details="true"/>
                <table:data-pilot-member table:name="33,9134" table:display="true" table:show-details="true"/>
                <table:data-pilot-member table:name="33,9229" table:display="true" table:show-details="true"/>
                <table:data-pilot-member table:name="33,9242" table:display="true" table:show-details="true"/>
                <table:data-pilot-member table:name="33,9274" table:display="true" table:show-details="true"/>
                <table:data-pilot-member table:name="33,9281" table:display="true" table:show-details="true"/>
                <table:data-pilot-member table:name="33,947" table:display="true" table:show-details="true"/>
                <table:data-pilot-member table:name="33,9479" table:display="true" table:show-details="true"/>
                <table:data-pilot-member table:name="33,9497" table:display="true" table:show-details="true"/>
                <table:data-pilot-member table:name="33,9642" table:display="true" table:show-details="true"/>
                <table:data-pilot-member table:name="33,9659" table:display="true" table:show-details="true"/>
                <table:data-pilot-member table:name="33,966" table:display="true" table:show-details="true"/>
                <table:data-pilot-member table:name="33,9679" table:display="true" table:show-details="true"/>
                <table:data-pilot-member table:name="33,9761" table:display="true" table:show-details="true"/>
                <table:data-pilot-member table:name="33,995" table:display="true" table:show-details="true"/>
                <table:data-pilot-member table:name="34,0146" table:display="true" table:show-details="true"/>
                <table:data-pilot-member table:name="34,0151" table:display="true" table:show-details="true"/>
                <table:data-pilot-member table:name="34,0196" table:display="true" table:show-details="true"/>
                <table:data-pilot-member table:name="34,054" table:display="true" table:show-details="true"/>
                <table:data-pilot-member table:name="34,0584" table:display="true" table:show-details="true"/>
                <table:data-pilot-member table:name="34,0586" table:display="true" table:show-details="true"/>
                <table:data-pilot-member table:name="34,0672" table:display="true" table:show-details="true"/>
                <table:data-pilot-member table:name="34,0736" table:display="true" table:show-details="true"/>
                <table:data-pilot-member table:name="34,0888" table:display="true" table:show-details="true"/>
                <table:data-pilot-member table:name="34,1032" table:display="true" table:show-details="true"/>
                <table:data-pilot-member table:name="34,1075" table:display="true" table:show-details="true"/>
                <table:data-pilot-member table:name="34,1394" table:display="true" table:show-details="true"/>
                <table:data-pilot-member table:name="34,1765" table:display="true" table:show-details="true"/>
                <table:data-pilot-member table:name="34,1918" table:display="true" table:show-details="true"/>
                <table:data-pilot-member table:name="34,2042" table:display="true" table:show-details="true"/>
                <table:data-pilot-member table:name="34,2057" table:display="true" table:show-details="true"/>
                <table:data-pilot-member table:name="34,2072" table:display="true" table:show-details="true"/>
                <table:data-pilot-member table:name="34,2309" table:display="true" table:show-details="true"/>
                <table:data-pilot-member table:name="34,2391" table:display="true" table:show-details="true"/>
                <table:data-pilot-member table:name="34,2448" table:display="true" table:show-details="true"/>
                <table:data-pilot-member table:name="34,2526" table:display="true" table:show-details="true"/>
                <table:data-pilot-member table:name="34,2598" table:display="true" table:show-details="true"/>
                <table:data-pilot-member table:name="34,2871" table:display="true" table:show-details="true"/>
                <table:data-pilot-member table:name="34,2887" table:display="true" table:show-details="true"/>
                <table:data-pilot-member table:name="34,2974" table:display="true" table:show-details="true"/>
                <table:data-pilot-member table:name="34,301" table:display="true" table:show-details="true"/>
                <table:data-pilot-member table:name="34,3055" table:display="true" table:show-details="true"/>
                <table:data-pilot-member table:name="34,3342" table:display="true" table:show-details="true"/>
                <table:data-pilot-member table:name="34,3762" table:display="true" table:show-details="true"/>
                <table:data-pilot-member table:name="34,4243" table:display="true" table:show-details="true"/>
                <table:data-pilot-member table:name="34,5154" table:display="true" table:show-details="true"/>
                <table:data-pilot-member table:name="34,715" table:display="true" table:show-details="true"/>
                <table:data-pilot-member table:name="34,7347" table:display="true" table:show-details="true"/>
                <table:data-pilot-member table:name="34,8939" table:display="true" table:show-details="true"/>
                <table:data-pilot-member table:name="34,9147" table:display="true" table:show-details="true"/>
                <table:data-pilot-member table:name="34,9936" table:display="true" table:show-details="true"/>
                <table:data-pilot-member table:name="35,2036" table:display="true" table:show-details="true"/>
                <table:data-pilot-member table:name="35,482" table:display="true" table:show-details="true"/>
                <table:data-pilot-member table:name="35,928" table:display="true" table:show-details="true"/>
                <table:data-pilot-member table:name="35,9828" table:display="true" table:show-details="true"/>
                <table:data-pilot-member table:name="36,1318" table:display="true" table:show-details="true"/>
                <table:data-pilot-member table:name="37,5497" table:display="true" table:show-details="true"/>
                <table:data-pilot-member table:name="37,5822" table:display="true" table:show-details="true"/>
                <table:data-pilot-member table:name="37,5871" table:display="true" table:show-details="true"/>
                <table:data-pilot-member table:name="37,6069" table:display="true" table:show-details="true"/>
                <table:data-pilot-member table:name="37,6618" table:display="true" table:show-details="true"/>
                <table:data-pilot-member table:name="37,7476" table:display="true" table:show-details="true"/>
                <table:data-pilot-member table:name="37,7502" table:display="true" table:show-details="true"/>
                <table:data-pilot-member table:name="37,7812" table:display="true" table:show-details="true"/>
                <table:data-pilot-member table:name="37,8363" table:display="true" table:show-details="true"/>
                <table:data-pilot-member table:name="37,9051" table:display="true" table:show-details="true"/>
                <table:data-pilot-member table:name="37,9885" table:display="true" table:show-details="true"/>
                <table:data-pilot-member table:name="37,9956" table:display="true" table:show-details="true"/>
                <table:data-pilot-member table:name="38,0041" table:display="true" table:show-details="true"/>
                <table:data-pilot-member table:name="38,0067" table:display="true" table:show-details="true"/>
                <table:data-pilot-member table:name="38,0436" table:display="true" table:show-details="true"/>
                <table:data-pilot-member table:name="38,2296" table:display="true" table:show-details="true"/>
                <table:data-pilot-member table:name="38,2537" table:display="true" table:show-details="true"/>
                <table:data-pilot-member table:name="38,2608" table:display="true" table:show-details="true"/>
                <table:data-pilot-member table:name="38,3033" table:display="true" table:show-details="true"/>
                <table:data-pilot-member table:name="38,3232" table:display="true" table:show-details="true"/>
                <table:data-pilot-member table:name="38,3259" table:display="true" table:show-details="true"/>
                <table:data-pilot-member table:name="38,3333" table:display="true" table:show-details="true"/>
                <table:data-pilot-member table:name="38,3483" table:display="true" table:show-details="true"/>
                <table:data-pilot-member table:name="38,3545" table:display="true" table:show-details="true"/>
                <table:data-pilot-member table:name="38,3548" table:display="true" table:show-details="true"/>
                <table:data-pilot-member table:name="38,3564" table:display="true" table:show-details="true"/>
                <table:data-pilot-member table:name="38,3567" table:display="true" table:show-details="true"/>
                <table:data-pilot-member table:name="38,3671" table:display="true" table:show-details="true"/>
                <table:data-pilot-member table:name="38,3772" table:display="true" table:show-details="true"/>
                <table:data-pilot-member table:name="38,3834" table:display="true" table:show-details="true"/>
                <table:data-pilot-member table:name="38,3853" table:display="true" table:show-details="true"/>
                <table:data-pilot-member table:name="38,3877" table:display="true" table:show-details="true"/>
                <table:data-pilot-member table:name="38,3901" table:display="true" table:show-details="true"/>
                <table:data-pilot-member table:name="38,391" table:display="true" table:show-details="true"/>
                <table:data-pilot-member table:name="38,4004" table:display="true" table:show-details="true"/>
                <table:data-pilot-member table:name="38,4018" table:display="true" table:show-details="true"/>
                <table:data-pilot-member table:name="38,4029" table:display="true" table:show-details="true"/>
                <table:data-pilot-member table:name="38,41" table:display="true" table:show-details="true"/>
                <table:data-pilot-member table:name="38,4137" table:display="true" table:show-details="true"/>
                <table:data-pilot-member table:name="38,4233" table:display="true" table:show-details="true"/>
                <table:data-pilot-member table:name="38,4296" table:display="true" table:show-details="true"/>
                <table:data-pilot-member table:name="38,446" table:display="true" table:show-details="true"/>
                <table:data-pilot-member table:name="38,448" table:display="true" table:show-details="true"/>
                <table:data-pilot-member table:name="38,4508" table:display="true" table:show-details="true"/>
                <table:data-pilot-member table:name="38,451" table:display="true" table:show-details="true"/>
                <table:data-pilot-member table:name="38,454" table:display="true" table:show-details="true"/>
                <table:data-pilot-member table:name="38,465" table:display="true" table:show-details="true"/>
                <table:data-pilot-member table:name="38,476" table:display="true" table:show-details="true"/>
                <table:data-pilot-member table:name="38,4858" table:display="true" table:show-details="true"/>
                <table:data-pilot-member table:name="38,4866" table:display="true" table:show-details="true"/>
                <table:data-pilot-member table:name="38,4917" table:display="true" table:show-details="true"/>
                <table:data-pilot-member table:name="38,4947" table:display="true" table:show-details="true"/>
                <table:data-pilot-member table:name="38,4971" table:display="true" table:show-details="true"/>
                <table:data-pilot-member table:name="38,4979" table:display="true" table:show-details="true"/>
                <table:data-pilot-member table:name="38,5003" table:display="true" table:show-details="true"/>
                <table:data-pilot-member table:name="38,5053" table:display="true" table:show-details="true"/>
                <table:data-pilot-member table:name="38,5269" table:display="true" table:show-details="true"/>
                <table:data-pilot-member table:name="38,5271" table:display="true" table:show-details="true"/>
                <table:data-pilot-member table:name="38,529" table:display="true" table:show-details="true"/>
                <table:data-pilot-member table:name="38,5299" table:display="true" table:show-details="true"/>
                <table:data-pilot-member table:name="38,5312" table:display="true" table:show-details="true"/>
                <table:data-pilot-member table:name="38,5386" table:display="true" table:show-details="true"/>
                <table:data-pilot-member table:name="38,5427" table:display="true" table:show-details="true"/>
                <table:data-pilot-member table:name="38,5428" table:display="true" table:show-details="true"/>
                <table:data-pilot-member table:name="38,5444" table:display="true" table:show-details="true"/>
                <table:data-pilot-member table:name="38,5515" table:display="true" table:show-details="true"/>
                <table:data-pilot-member table:name="38,5552" table:display="true" table:show-details="true"/>
                <table:data-pilot-member table:name="38,5596" table:display="true" table:show-details="true"/>
                <table:data-pilot-member table:name="38,5648" table:display="true" table:show-details="true"/>
                <table:data-pilot-member table:name="38,5688" table:display="true" table:show-details="true"/>
                <table:data-pilot-member table:name="38,5732" table:display="true" table:show-details="true"/>
                <table:data-pilot-member table:name="38,5802" table:display="true" table:show-details="true"/>
                <table:data-pilot-member table:name="38,5813" table:display="true" table:show-details="true"/>
                <table:data-pilot-member table:name="38,5952" table:display="true" table:show-details="true"/>
                <table:data-pilot-member table:name="38,6202" table:display="true" table:show-details="true"/>
                <table:data-pilot-member table:name="38,6226" table:display="true" table:show-details="true"/>
                <table:data-pilot-member table:name="38,6468" table:display="true" table:show-details="true"/>
                <table:data-pilot-member table:name="38,6681" table:display="true" table:show-details="true"/>
                <table:data-pilot-member table:name="38,6777" table:display="true" table:show-details="true"/>
                <table:data-pilot-member table:name="38,6857" table:display="true" table:show-details="true"/>
                <table:data-pilot-member table:name="38,691" table:display="true" table:show-details="true"/>
                <table:data-pilot-member table:name="38,707" table:display="true" table:show-details="true"/>
                <table:data-pilot-member table:name="38,7176" table:display="true" table:show-details="true"/>
                <table:data-pilot-member table:name="38,7664" table:display="true" table:show-details="true"/>
                <table:data-pilot-member table:name="38,776" table:display="true" table:show-details="true"/>
                <table:data-pilot-member table:name="38,8006" table:display="true" table:show-details="true"/>
                <table:data-pilot-member table:name="38,8625" table:display="true" table:show-details="true"/>
                <table:data-pilot-member table:name="39,1309" table:display="true" table:show-details="true"/>
                <table:data-pilot-member table:name="39,2108" table:display="true" table:show-details="true"/>
                <table:data-pilot-member table:name="39,221" table:display="true" table:show-details="true"/>
                <table:data-pilot-member table:name="39,2323" table:display="true" table:show-details="true"/>
                <table:data-pilot-member table:name="39,4311" table:display="true" table:show-details="true"/>
                <table:data-pilot-member table:name="39,4555" table:display="true" table:show-details="true"/>
                <table:data-pilot-member table:name="39,7144" table:display="true" table:show-details="true"/>
                <table:data-pilot-member table:name="39,7901" table:display="true" table:show-details="true"/>
                <table:data-pilot-member table:name="40,1455" table:display="true" table:show-details="true"/>
                <table:data-pilot-member table:name="40,9447" table:display="true" table:show-details="true"/>
                <table:data-pilot-member table:name="41,1367" table:display="true" table:show-details="true"/>
                <table:data-pilot-member table:name="41,4878" table:display="true" table:show-details="true"/>
                <table:data-pilot-member table:name="42,32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dinámica_search_by_username_fakeusers_2'.A1:'Tabla dinámica_search_by_username_fakeusers_2'.G11" table:buttons="'Tabla dinámica_search_by_username_fakeusers_2'.A2 'Tabla dinámica_search_by_username_fakeusers_2'.B1" table:show-filter-button="false" table:drill-down-on-double-click="false">
          <table:source-cell-range table:cell-range-address="search_by_username_fakeusers.A1:search_by_username_fakeusers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busqueda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ms)" table:orientation="data" table:used-hierarchy="0" table:function="stdev">
            <table:data-pilot-level table:show-empty="false" calcext:repeat-item-labels="false">
              <table:data-pilot-members>
                <table:data-pilot-member table:name="0,000012" table:display="true" table:show-details="true"/>
                <table:data-pilot-member table:name="0,000013" table:display="true" table:show-details="true"/>
                <table:data-pilot-member table:name="0,000014" table:display="true" table:show-details="true"/>
                <table:data-pilot-member table:name="0,000015" table:display="true" table:show-details="true"/>
                <table:data-pilot-member table:name="0,000016" table:display="true" table:show-details="true"/>
                <table:data-pilot-member table:name="0,000017" table:display="true" table:show-details="true"/>
                <table:data-pilot-member table:name="0,000018" table:display="true" table:show-details="true"/>
                <table:data-pilot-member table:name="0,000019" table:display="true" table:show-details="true"/>
                <table:data-pilot-member table:name="0,00002" table:display="true" table:show-details="true"/>
                <table:data-pilot-member table:name="0,000021" table:display="true" table:show-details="true"/>
                <table:data-pilot-member table:name="0,000022" table:display="true" table:show-details="true"/>
                <table:data-pilot-member table:name="0,000023" table:display="true" table:show-details="true"/>
                <table:data-pilot-member table:name="0,000024" table:display="true" table:show-details="true"/>
                <table:data-pilot-member table:name="0,000025" table:display="true" table:show-details="true"/>
                <table:data-pilot-member table:name="0,000026" table:display="true" table:show-details="true"/>
                <table:data-pilot-member table:name="0,000027" table:display="true" table:show-details="true"/>
                <table:data-pilot-member table:name="0,000028" table:display="true" table:show-details="true"/>
                <table:data-pilot-member table:name="0,000029" table:display="true" table:show-details="true"/>
                <table:data-pilot-member table:name="0,00003" table:display="true" table:show-details="true"/>
                <table:data-pilot-member table:name="0,000031" table:display="true" table:show-details="true"/>
                <table:data-pilot-member table:name="0,000032" table:display="true" table:show-details="true"/>
                <table:data-pilot-member table:name="0,000033" table:display="true" table:show-details="true"/>
                <table:data-pilot-member table:name="0,000042" table:display="true" table:show-details="true"/>
                <table:data-pilot-member table:name="0,000049" table:display="true" table:show-details="true"/>
                <table:data-pilot-member table:name="0,000054" table:display="true" table:show-details="true"/>
                <table:data-pilot-member table:name="0,000059" table:display="true" table:show-details="true"/>
                <table:data-pilot-member table:name="0,000061" table:display="true" table:show-details="true"/>
                <table:data-pilot-member table:name="0,000065" table:display="true" table:show-details="true"/>
                <table:data-pilot-member table:name="0,000069" table:display="true" table:show-details="true"/>
                <table:data-pilot-member table:name="0,000073" table:display="true" table:show-details="true"/>
                <table:data-pilot-member table:name="0,000083" table:display="true" table:show-details="true"/>
                <table:data-pilot-member table:name="0,000084" table:display="true" table:show-details="true"/>
                <table:data-pilot-member table:name="0,009173" table:display="true" table:show-details="true"/>
                <table:data-pilot-member table:name="0,009192" table:display="true" table:show-details="true"/>
                <table:data-pilot-member table:name="0,009251" table:display="true" table:show-details="true"/>
                <table:data-pilot-member table:name="0,009253" table:display="true" table:show-details="true"/>
                <table:data-pilot-member table:name="0,009288" table:display="true" table:show-details="true"/>
                <table:data-pilot-member table:name="0,009297" table:display="true" table:show-details="true"/>
                <table:data-pilot-member table:name="0,009308" table:display="true" table:show-details="true"/>
                <table:data-pilot-member table:name="0,009397" table:display="true" table:show-details="true"/>
                <table:data-pilot-member table:name="0,0094" table:display="true" table:show-details="true"/>
                <table:data-pilot-member table:name="0,009443" table:display="true" table:show-details="true"/>
                <table:data-pilot-member table:name="0,009454" table:display="true" table:show-details="true"/>
                <table:data-pilot-member table:name="0,009463" table:display="true" table:show-details="true"/>
                <table:data-pilot-member table:name="0,00948" table:display="true" table:show-details="true"/>
                <table:data-pilot-member table:name="0,009486" table:display="true" table:show-details="true"/>
                <table:data-pilot-member table:name="0,009503" table:display="true" table:show-details="true"/>
                <table:data-pilot-member table:name="0,009568" table:display="true" table:show-details="true"/>
                <table:data-pilot-member table:name="0,009569" table:display="true" table:show-details="true"/>
                <table:data-pilot-member table:name="0,00957" table:display="true" table:show-details="true"/>
                <table:data-pilot-member table:name="0,009571" table:display="true" table:show-details="true"/>
                <table:data-pilot-member table:name="0,009588" table:display="true" table:show-details="true"/>
                <table:data-pilot-member table:name="0,009598" table:display="true" table:show-details="true"/>
                <table:data-pilot-member table:name="0,009613" table:display="true" table:show-details="true"/>
                <table:data-pilot-member table:name="0,009621" table:display="true" table:show-details="true"/>
                <table:data-pilot-member table:name="0,00963" table:display="true" table:show-details="true"/>
                <table:data-pilot-member table:name="0,009637" table:display="true" table:show-details="true"/>
                <table:data-pilot-member table:name="0,009647" table:display="true" table:show-details="true"/>
                <table:data-pilot-member table:name="0,009648" table:display="true" table:show-details="true"/>
                <table:data-pilot-member table:name="0,009662" table:display="true" table:show-details="true"/>
                <table:data-pilot-member table:name="0,009664" table:display="true" table:show-details="true"/>
                <table:data-pilot-member table:name="0,009705" table:display="true" table:show-details="true"/>
                <table:data-pilot-member table:name="0,009721" table:display="true" table:show-details="true"/>
                <table:data-pilot-member table:name="0,009733" table:display="true" table:show-details="true"/>
                <table:data-pilot-member table:name="0,009738" table:display="true" table:show-details="true"/>
                <table:data-pilot-member table:name="0,009744" table:display="true" table:show-details="true"/>
                <table:data-pilot-member table:name="0,009751" table:display="true" table:show-details="true"/>
                <table:data-pilot-member table:name="0,009757" table:display="true" table:show-details="true"/>
                <table:data-pilot-member table:name="0,00978" table:display="true" table:show-details="true"/>
                <table:data-pilot-member table:name="0,009801" table:display="true" table:show-details="true"/>
                <table:data-pilot-member table:name="0,00981" table:display="true" table:show-details="true"/>
                <table:data-pilot-member table:name="0,009812" table:display="true" table:show-details="true"/>
                <table:data-pilot-member table:name="0,009813" table:display="true" table:show-details="true"/>
                <table:data-pilot-member table:name="0,00982" table:display="true" table:show-details="true"/>
                <table:data-pilot-member table:name="0,009833" table:display="true" table:show-details="true"/>
                <table:data-pilot-member table:name="0,009837" table:display="true" table:show-details="true"/>
                <table:data-pilot-member table:name="0,009845" table:display="true" table:show-details="true"/>
                <table:data-pilot-member table:name="0,009853" table:display="true" table:show-details="true"/>
                <table:data-pilot-member table:name="0,009856" table:display="true" table:show-details="true"/>
                <table:data-pilot-member table:name="0,009878" table:display="true" table:show-details="true"/>
                <table:data-pilot-member table:name="0,009887" table:display="true" table:show-details="true"/>
                <table:data-pilot-member table:name="0,00989" table:display="true" table:show-details="true"/>
                <table:data-pilot-member table:name="0,009891" table:display="true" table:show-details="true"/>
                <table:data-pilot-member table:name="0,009932" table:display="true" table:show-details="true"/>
                <table:data-pilot-member table:name="0,009933" table:display="true" table:show-details="true"/>
                <table:data-pilot-member table:name="0,009977" table:display="true" table:show-details="true"/>
                <table:data-pilot-member table:name="0,010025" table:display="true" table:show-details="true"/>
                <table:data-pilot-member table:name="0,010028" table:display="true" table:show-details="true"/>
                <table:data-pilot-member table:name="0,010031" table:display="true" table:show-details="true"/>
                <table:data-pilot-member table:name="0,010036" table:display="true" table:show-details="true"/>
                <table:data-pilot-member table:name="0,010037" table:display="true" table:show-details="true"/>
                <table:data-pilot-member table:name="0,010049" table:display="true" table:show-details="true"/>
                <table:data-pilot-member table:name="0,010052" table:display="true" table:show-details="true"/>
                <table:data-pilot-member table:name="0,010065" table:display="true" table:show-details="true"/>
                <table:data-pilot-member table:name="0,010068" table:display="true" table:show-details="true"/>
                <table:data-pilot-member table:name="0,010072" table:display="true" table:show-details="true"/>
                <table:data-pilot-member table:name="0,010073" table:display="true" table:show-details="true"/>
                <table:data-pilot-member table:name="0,010088" table:display="true" table:show-details="true"/>
                <table:data-pilot-member table:name="0,010107" table:display="true" table:show-details="true"/>
                <table:data-pilot-member table:name="0,010134" table:display="true" table:show-details="true"/>
                <table:data-pilot-member table:name="0,01014" table:display="true" table:show-details="true"/>
                <table:data-pilot-member table:name="0,010166" table:display="true" table:show-details="true"/>
                <table:data-pilot-member table:name="0,010175" table:display="true" table:show-details="true"/>
                <table:data-pilot-member table:name="0,010209" table:display="true" table:show-details="true"/>
                <table:data-pilot-member table:name="0,010274" table:display="true" table:show-details="true"/>
                <table:data-pilot-member table:name="0,010374" table:display="true" table:show-details="true"/>
                <table:data-pilot-member table:name="0,010408" table:display="true" table:show-details="true"/>
                <table:data-pilot-member table:name="0,01041" table:display="true" table:show-details="true"/>
                <table:data-pilot-member table:name="0,01046" table:display="true" table:show-details="true"/>
                <table:data-pilot-member table:name="0,010466" table:display="true" table:show-details="true"/>
                <table:data-pilot-member table:name="0,01057" table:display="true" table:show-details="true"/>
                <table:data-pilot-member table:name="0,010667" table:display="true" table:show-details="true"/>
                <table:data-pilot-member table:name="0,010668" table:display="true" table:show-details="true"/>
                <table:data-pilot-member table:name="0,010787" table:display="true" table:show-details="true"/>
                <table:data-pilot-member table:name="0,010803" table:display="true" table:show-details="true"/>
                <table:data-pilot-member table:name="0,011095" table:display="true" table:show-details="true"/>
                <table:data-pilot-member table:name="0,011396" table:display="true" table:show-details="true"/>
                <table:data-pilot-member table:name="0,011556" table:display="true" table:show-details="true"/>
                <table:data-pilot-member table:name="0,011572" table:display="true" table:show-details="true"/>
                <table:data-pilot-member table:name="0,012181" table:display="true" table:show-details="true"/>
                <table:data-pilot-member table:name="0,012235" table:display="true" table:show-details="true"/>
                <table:data-pilot-member table:name="0,012329" table:display="true" table:show-details="true"/>
                <table:data-pilot-member table:name="0,012398" table:display="true" table:show-details="true"/>
                <table:data-pilot-member table:name="0,012622" table:display="true" table:show-details="true"/>
                <table:data-pilot-member table:name="0,012807" table:display="true" table:show-details="true"/>
                <table:data-pilot-member table:name="0,012858" table:display="true" table:show-details="true"/>
                <table:data-pilot-member table:name="0,01431" table:display="true" table:show-details="true"/>
                <table:data-pilot-member table:name="0,014342" table:display="true" table:show-details="true"/>
                <table:data-pilot-member table:name="0,027117" table:display="true" table:show-details="true"/>
                <table:data-pilot-member table:name="0,027404" table:display="true" table:show-details="true"/>
                <table:data-pilot-member table:name="0,027693" table:display="true" table:show-details="true"/>
                <table:data-pilot-member table:name="0,02771" table:display="true" table:show-details="true"/>
                <table:data-pilot-member table:name="0,027825" table:display="true" table:show-details="true"/>
                <table:data-pilot-member table:name="0,02783" table:display="true" table:show-details="true"/>
                <table:data-pilot-member table:name="0,027865" table:display="true" table:show-details="true"/>
                <table:data-pilot-member table:name="0,027867" table:display="true" table:show-details="true"/>
                <table:data-pilot-member table:name="0,027936" table:display="true" table:show-details="true"/>
                <table:data-pilot-member table:name="0,027979" table:display="true" table:show-details="true"/>
                <table:data-pilot-member table:name="0,027994" table:display="true" table:show-details="true"/>
                <table:data-pilot-member table:name="0,028009" table:display="true" table:show-details="true"/>
                <table:data-pilot-member table:name="0,028017" table:display="true" table:show-details="true"/>
                <table:data-pilot-member table:name="0,028019" table:display="true" table:show-details="true"/>
                <table:data-pilot-member table:name="0,028054" table:display="true" table:show-details="true"/>
                <table:data-pilot-member table:name="0,028081" table:display="true" table:show-details="true"/>
                <table:data-pilot-member table:name="0,028084" table:display="true" table:show-details="true"/>
                <table:data-pilot-member table:name="0,028114" table:display="true" table:show-details="true"/>
                <table:data-pilot-member table:name="0,028115" table:display="true" table:show-details="true"/>
                <table:data-pilot-member table:name="0,028165" table:display="true" table:show-details="true"/>
                <table:data-pilot-member table:name="0,028184" table:display="true" table:show-details="true"/>
                <table:data-pilot-member table:name="0,028188" table:display="true" table:show-details="true"/>
                <table:data-pilot-member table:name="0,028215" table:display="true" table:show-details="true"/>
                <table:data-pilot-member table:name="0,028227" table:display="true" table:show-details="true"/>
                <table:data-pilot-member table:name="0,028229" table:display="true" table:show-details="true"/>
                <table:data-pilot-member table:name="0,028242" table:display="true" table:show-details="true"/>
                <table:data-pilot-member table:name="0,028245" table:display="true" table:show-details="true"/>
                <table:data-pilot-member table:name="0,028255" table:display="true" table:show-details="true"/>
                <table:data-pilot-member table:name="0,028262" table:display="true" table:show-details="true"/>
                <table:data-pilot-member table:name="0,028271" table:display="true" table:show-details="true"/>
                <table:data-pilot-member table:name="0,028295" table:display="true" table:show-details="true"/>
                <table:data-pilot-member table:name="0,028326" table:display="true" table:show-details="true"/>
                <table:data-pilot-member table:name="0,02833" table:display="true" table:show-details="true"/>
                <table:data-pilot-member table:name="0,028341" table:display="true" table:show-details="true"/>
                <table:data-pilot-member table:name="0,028343" table:display="true" table:show-details="true"/>
                <table:data-pilot-member table:name="0,028354" table:display="true" table:show-details="true"/>
                <table:data-pilot-member table:name="0,028402" table:display="true" table:show-details="true"/>
                <table:data-pilot-member table:name="0,028425" table:display="true" table:show-details="true"/>
                <table:data-pilot-member table:name="0,028439" table:display="true" table:show-details="true"/>
                <table:data-pilot-member table:name="0,028479" table:display="true" table:show-details="true"/>
                <table:data-pilot-member table:name="0,02849" table:display="true" table:show-details="true"/>
                <table:data-pilot-member table:name="0,028513" table:display="true" table:show-details="true"/>
                <table:data-pilot-member table:name="0,028516" table:display="true" table:show-details="true"/>
                <table:data-pilot-member table:name="0,028534" table:display="true" table:show-details="true"/>
                <table:data-pilot-member table:name="0,028537" table:display="true" table:show-details="true"/>
                <table:data-pilot-member table:name="0,028572" table:display="true" table:show-details="true"/>
                <table:data-pilot-member table:name="0,028579" table:display="true" table:show-details="true"/>
                <table:data-pilot-member table:name="0,028583" table:display="true" table:show-details="true"/>
                <table:data-pilot-member table:name="0,028587" table:display="true" table:show-details="true"/>
                <table:data-pilot-member table:name="0,02859" table:display="true" table:show-details="true"/>
                <table:data-pilot-member table:name="0,028595" table:display="true" table:show-details="true"/>
                <table:data-pilot-member table:name="0,028596" table:display="true" table:show-details="true"/>
                <table:data-pilot-member table:name="0,028604" table:display="true" table:show-details="true"/>
                <table:data-pilot-member table:name="0,028614" table:display="true" table:show-details="true"/>
                <table:data-pilot-member table:name="0,028621" table:display="true" table:show-details="true"/>
                <table:data-pilot-member table:name="0,028643" table:display="true" table:show-details="true"/>
                <table:data-pilot-member table:name="0,028664" table:display="true" table:show-details="true"/>
                <table:data-pilot-member table:name="0,02873" table:display="true" table:show-details="true"/>
                <table:data-pilot-member table:name="0,028743" table:display="true" table:show-details="true"/>
                <table:data-pilot-member table:name="0,028765" table:display="true" table:show-details="true"/>
                <table:data-pilot-member table:name="0,028771" table:display="true" table:show-details="true"/>
                <table:data-pilot-member table:name="0,028791" table:display="true" table:show-details="true"/>
                <table:data-pilot-member table:name="0,028796" table:display="true" table:show-details="true"/>
                <table:data-pilot-member table:name="0,0288" table:display="true" table:show-details="true"/>
                <table:data-pilot-member table:name="0,028849" table:display="true" table:show-details="true"/>
                <table:data-pilot-member table:name="0,028855" table:display="true" table:show-details="true"/>
                <table:data-pilot-member table:name="0,028856" table:display="true" table:show-details="true"/>
                <table:data-pilot-member table:name="0,028867" table:display="true" table:show-details="true"/>
                <table:data-pilot-member table:name="0,0289" table:display="true" table:show-details="true"/>
                <table:data-pilot-member table:name="0,028952" table:display="true" table:show-details="true"/>
                <table:data-pilot-member table:name="0,028958" table:display="true" table:show-details="true"/>
                <table:data-pilot-member table:name="0,028975" table:display="true" table:show-details="true"/>
                <table:data-pilot-member table:name="0,028985" table:display="true" table:show-details="true"/>
                <table:data-pilot-member table:name="0,029008" table:display="true" table:show-details="true"/>
                <table:data-pilot-member table:name="0,029013" table:display="true" table:show-details="true"/>
                <table:data-pilot-member table:name="0,029057" table:display="true" table:show-details="true"/>
                <table:data-pilot-member table:name="0,029066" table:display="true" table:show-details="true"/>
                <table:data-pilot-member table:name="0,029157" table:display="true" table:show-details="true"/>
                <table:data-pilot-member table:name="0,029158" table:display="true" table:show-details="true"/>
                <table:data-pilot-member table:name="0,02919" table:display="true" table:show-details="true"/>
                <table:data-pilot-member table:name="0,029212" table:display="true" table:show-details="true"/>
                <table:data-pilot-member table:name="0,029234" table:display="true" table:show-details="true"/>
                <table:data-pilot-member table:name="0,02927" table:display="true" table:show-details="true"/>
                <table:data-pilot-member table:name="0,029342" table:display="true" table:show-details="true"/>
                <table:data-pilot-member table:name="0,029355" table:display="true" table:show-details="true"/>
                <table:data-pilot-member table:name="0,029356" table:display="true" table:show-details="true"/>
                <table:data-pilot-member table:name="0,029551" table:display="true" table:show-details="true"/>
                <table:data-pilot-member table:name="0,029595" table:display="true" table:show-details="true"/>
                <table:data-pilot-member table:name="0,029616" table:display="true" table:show-details="true"/>
                <table:data-pilot-member table:name="0,029657" table:display="true" table:show-details="true"/>
                <table:data-pilot-member table:name="0,029693" table:display="true" table:show-details="true"/>
                <table:data-pilot-member table:name="0,029876" table:display="true" table:show-details="true"/>
                <table:data-pilot-member table:name="0,029931" table:display="true" table:show-details="true"/>
                <table:data-pilot-member table:name="0,030304" table:display="true" table:show-details="true"/>
                <table:data-pilot-member table:name="0,033026" table:display="true" table:show-details="true"/>
                <table:data-pilot-member table:name="0,033516" table:display="true" table:show-details="true"/>
                <table:data-pilot-member table:name="0,039951" table:display="true" table:show-details="true"/>
                <table:data-pilot-member table:name="0,058376" table:display="true" table:show-details="true"/>
                <table:data-pilot-member table:name="0,058536" table:display="true" table:show-details="true"/>
                <table:data-pilot-member table:name="0,058629" table:display="true" table:show-details="true"/>
                <table:data-pilot-member table:name="0,058658" table:display="true" table:show-details="true"/>
                <table:data-pilot-member table:name="0,058756" table:display="true" table:show-details="true"/>
                <table:data-pilot-member table:name="0,05877" table:display="true" table:show-details="true"/>
                <table:data-pilot-member table:name="0,058797" table:display="true" table:show-details="true"/>
                <table:data-pilot-member table:name="0,058903" table:display="true" table:show-details="true"/>
                <table:data-pilot-member table:name="0,058913" table:display="true" table:show-details="true"/>
                <table:data-pilot-member table:name="0,058972" table:display="true" table:show-details="true"/>
                <table:data-pilot-member table:name="0,059121" table:display="true" table:show-details="true"/>
                <table:data-pilot-member table:name="0,059122" table:display="true" table:show-details="true"/>
                <table:data-pilot-member table:name="0,059123" table:display="true" table:show-details="true"/>
                <table:data-pilot-member table:name="0,059147" table:display="true" table:show-details="true"/>
                <table:data-pilot-member table:name="0,059208" table:display="true" table:show-details="true"/>
                <table:data-pilot-member table:name="0,059226" table:display="true" table:show-details="true"/>
                <table:data-pilot-member table:name="0,059238" table:display="true" table:show-details="true"/>
                <table:data-pilot-member table:name="0,059312" table:display="true" table:show-details="true"/>
                <table:data-pilot-member table:name="0,059329" table:display="true" table:show-details="true"/>
                <table:data-pilot-member table:name="0,059348" table:display="true" table:show-details="true"/>
                <table:data-pilot-member table:name="0,059351" table:display="true" table:show-details="true"/>
                <table:data-pilot-member table:name="0,059395" table:display="true" table:show-details="true"/>
                <table:data-pilot-member table:name="0,059433" table:display="true" table:show-details="true"/>
                <table:data-pilot-member table:name="0,059442" table:display="true" table:show-details="true"/>
                <table:data-pilot-member table:name="0,059477" table:display="true" table:show-details="true"/>
                <table:data-pilot-member table:name="0,059493" table:display="true" table:show-details="true"/>
                <table:data-pilot-member table:name="0,059512" table:display="true" table:show-details="true"/>
                <table:data-pilot-member table:name="0,059541" table:display="true" table:show-details="true"/>
                <table:data-pilot-member table:name="0,059572" table:display="true" table:show-details="true"/>
                <table:data-pilot-member table:name="0,05966" table:display="true" table:show-details="true"/>
                <table:data-pilot-member table:name="0,059664" table:display="true" table:show-details="true"/>
                <table:data-pilot-member table:name="0,059696" table:display="true" table:show-details="true"/>
                <table:data-pilot-member table:name="0,059706" table:display="true" table:show-details="true"/>
                <table:data-pilot-member table:name="0,059735" table:display="true" table:show-details="true"/>
                <table:data-pilot-member table:name="0,059766" table:display="true" table:show-details="true"/>
                <table:data-pilot-member table:name="0,059767" table:display="true" table:show-details="true"/>
                <table:data-pilot-member table:name="0,059813" table:display="true" table:show-details="true"/>
                <table:data-pilot-member table:name="0,059872" table:display="true" table:show-details="true"/>
                <table:data-pilot-member table:name="0,059874" table:display="true" table:show-details="true"/>
                <table:data-pilot-member table:name="0,059876" table:display="true" table:show-details="true"/>
                <table:data-pilot-member table:name="0,059886" table:display="true" table:show-details="true"/>
                <table:data-pilot-member table:name="0,059891" table:display="true" table:show-details="true"/>
                <table:data-pilot-member table:name="0,059902" table:display="true" table:show-details="true"/>
                <table:data-pilot-member table:name="0,05991" table:display="true" table:show-details="true"/>
                <table:data-pilot-member table:name="0,059987" table:display="true" table:show-details="true"/>
                <table:data-pilot-member table:name="0,05999" table:display="true" table:show-details="true"/>
                <table:data-pilot-member table:name="0,060029" table:display="true" table:show-details="true"/>
                <table:data-pilot-member table:name="0,060132" table:display="true" table:show-details="true"/>
                <table:data-pilot-member table:name="0,060162" table:display="true" table:show-details="true"/>
                <table:data-pilot-member table:name="0,060215" table:display="true" table:show-details="true"/>
                <table:data-pilot-member table:name="0,060226" table:display="true" table:show-details="true"/>
                <table:data-pilot-member table:name="0,060238" table:display="true" table:show-details="true"/>
                <table:data-pilot-member table:name="0,060247" table:display="true" table:show-details="true"/>
                <table:data-pilot-member table:name="0,060307" table:display="true" table:show-details="true"/>
                <table:data-pilot-member table:name="0,060308" table:display="true" table:show-details="true"/>
                <table:data-pilot-member table:name="0,060327" table:display="true" table:show-details="true"/>
                <table:data-pilot-member table:name="0,060352" table:display="true" table:show-details="true"/>
                <table:data-pilot-member table:name="0,060444" table:display="true" table:show-details="true"/>
                <table:data-pilot-member table:name="0,060468" table:display="true" table:show-details="true"/>
                <table:data-pilot-member table:name="0,060528" table:display="true" table:show-details="true"/>
                <table:data-pilot-member table:name="0,060552" table:display="true" table:show-details="true"/>
                <table:data-pilot-member table:name="0,060553" table:display="true" table:show-details="true"/>
                <table:data-pilot-member table:name="0,060642" table:display="true" table:show-details="true"/>
                <table:data-pilot-member table:name="0,060723" table:display="true" table:show-details="true"/>
                <table:data-pilot-member table:name="0,060729" table:display="true" table:show-details="true"/>
                <table:data-pilot-member table:name="0,06075" table:display="true" table:show-details="true"/>
                <table:data-pilot-member table:name="0,060808" table:display="true" table:show-details="true"/>
                <table:data-pilot-member table:name="0,060949" table:display="true" table:show-details="true"/>
                <table:data-pilot-member table:name="0,060988" table:display="true" table:show-details="true"/>
                <table:data-pilot-member table:name="0,061072" table:display="true" table:show-details="true"/>
                <table:data-pilot-member table:name="0,061149" table:display="true" table:show-details="true"/>
                <table:data-pilot-member table:name="0,061169" table:display="true" table:show-details="true"/>
                <table:data-pilot-member table:name="0,063938" table:display="true" table:show-details="true"/>
                <table:data-pilot-member table:name="0,06458" table:display="true" table:show-details="true"/>
                <table:data-pilot-member table:name="0,064627" table:display="true" table:show-details="true"/>
                <table:data-pilot-member table:name="0,065399" table:display="true" table:show-details="true"/>
                <table:data-pilot-member table:name="0,065464" table:display="true" table:show-details="true"/>
                <table:data-pilot-member table:name="0,065642" table:display="true" table:show-details="true"/>
                <table:data-pilot-member table:name="0,065752" table:display="true" table:show-details="true"/>
                <table:data-pilot-member table:name="0,066418" table:display="true" table:show-details="true"/>
                <table:data-pilot-member table:name="0,066419" table:display="true" table:show-details="true"/>
                <table:data-pilot-member table:name="0,066598" table:display="true" table:show-details="true"/>
                <table:data-pilot-member table:name="0,066624" table:display="true" table:show-details="true"/>
                <table:data-pilot-member table:name="0,066726" table:display="true" table:show-details="true"/>
                <table:data-pilot-member table:name="0,066826" table:display="true" table:show-details="true"/>
                <table:data-pilot-member table:name="0,066997" table:display="true" table:show-details="true"/>
                <table:data-pilot-member table:name="0,0675" table:display="true" table:show-details="true"/>
                <table:data-pilot-member table:name="0,067595" table:display="true" table:show-details="true"/>
                <table:data-pilot-member table:name="0,067604" table:display="true" table:show-details="true"/>
                <table:data-pilot-member table:name="0,067938" table:display="true" table:show-details="true"/>
                <table:data-pilot-member table:name="0,068102" table:display="true" table:show-details="true"/>
                <table:data-pilot-member table:name="0,068117" table:display="true" table:show-details="true"/>
                <table:data-pilot-member table:name="0,07094" table:display="true" table:show-details="true"/>
                <table:data-pilot-member table:name="0,071477" table:display="true" table:show-details="true"/>
                <table:data-pilot-member table:name="0,072257" table:display="true" table:show-details="true"/>
                <table:data-pilot-member table:name="0,072836" table:display="true" table:show-details="true"/>
                <table:data-pilot-member table:name="0,073984" table:display="true" table:show-details="true"/>
                <table:data-pilot-member table:name="0,074521" table:display="true" table:show-details="true"/>
                <table:data-pilot-member table:name="0,087413" table:display="true" table:show-details="true"/>
                <table:data-pilot-member table:name="0,117176" table:display="true" table:show-details="true"/>
                <table:data-pilot-member table:name="0,117451" table:display="true" table:show-details="true"/>
                <table:data-pilot-member table:name="0,117721" table:display="true" table:show-details="true"/>
                <table:data-pilot-member table:name="0,117898" table:display="true" table:show-details="true"/>
                <table:data-pilot-member table:name="0,117979" table:display="true" table:show-details="true"/>
                <table:data-pilot-member table:name="0,118043" table:display="true" table:show-details="true"/>
                <table:data-pilot-member table:name="0,118122" table:display="true" table:show-details="true"/>
                <table:data-pilot-member table:name="0,118192" table:display="true" table:show-details="true"/>
                <table:data-pilot-member table:name="0,118329" table:display="true" table:show-details="true"/>
                <table:data-pilot-member table:name="0,118338" table:display="true" table:show-details="true"/>
                <table:data-pilot-member table:name="0,118488" table:display="true" table:show-details="true"/>
                <table:data-pilot-member table:name="0,118556" table:display="true" table:show-details="true"/>
                <table:data-pilot-member table:name="0,11856" table:display="true" table:show-details="true"/>
                <table:data-pilot-member table:name="0,118597" table:display="true" table:show-details="true"/>
                <table:data-pilot-member table:name="0,118639" table:display="true" table:show-details="true"/>
                <table:data-pilot-member table:name="0,118737" table:display="true" table:show-details="true"/>
                <table:data-pilot-member table:name="0,118756" table:display="true" table:show-details="true"/>
                <table:data-pilot-member table:name="0,118772" table:display="true" table:show-details="true"/>
                <table:data-pilot-member table:name="0,118821" table:display="true" table:show-details="true"/>
                <table:data-pilot-member table:name="0,118822" table:display="true" table:show-details="true"/>
                <table:data-pilot-member table:name="0,118886" table:display="true" table:show-details="true"/>
                <table:data-pilot-member table:name="0,119021" table:display="true" table:show-details="true"/>
                <table:data-pilot-member table:name="0,119136" table:display="true" table:show-details="true"/>
                <table:data-pilot-member table:name="0,119156" table:display="true" table:show-details="true"/>
                <table:data-pilot-member table:name="0,119227" table:display="true" table:show-details="true"/>
                <table:data-pilot-member table:name="0,119257" table:display="true" table:show-details="true"/>
                <table:data-pilot-member table:name="0,119279" table:display="true" table:show-details="true"/>
                <table:data-pilot-member table:name="0,119311" table:display="true" table:show-details="true"/>
                <table:data-pilot-member table:name="0,11938" table:display="true" table:show-details="true"/>
                <table:data-pilot-member table:name="0,119533" table:display="true" table:show-details="true"/>
                <table:data-pilot-member table:name="0,119569" table:display="true" table:show-details="true"/>
                <table:data-pilot-member table:name="0,119597" table:display="true" table:show-details="true"/>
                <table:data-pilot-member table:name="0,119615" table:display="true" table:show-details="true"/>
                <table:data-pilot-member table:name="0,119725" table:display="true" table:show-details="true"/>
                <table:data-pilot-member table:name="0,119766" table:display="true" table:show-details="true"/>
                <table:data-pilot-member table:name="0,119819" table:display="true" table:show-details="true"/>
                <table:data-pilot-member table:name="0,119842" table:display="true" table:show-details="true"/>
                <table:data-pilot-member table:name="0,119879" table:display="true" table:show-details="true"/>
                <table:data-pilot-member table:name="0,1199" table:display="true" table:show-details="true"/>
                <table:data-pilot-member table:name="0,119909" table:display="true" table:show-details="true"/>
                <table:data-pilot-member table:name="0,119937" table:display="true" table:show-details="true"/>
                <table:data-pilot-member table:name="0,119943" table:display="true" table:show-details="true"/>
                <table:data-pilot-member table:name="0,119967" table:display="true" table:show-details="true"/>
                <table:data-pilot-member table:name="0,12002" table:display="true" table:show-details="true"/>
                <table:data-pilot-member table:name="0,120033" table:display="true" table:show-details="true"/>
                <table:data-pilot-member table:name="0,120094" table:display="true" table:show-details="true"/>
                <table:data-pilot-member table:name="0,120137" table:display="true" table:show-details="true"/>
                <table:data-pilot-member table:name="0,120237" table:display="true" table:show-details="true"/>
                <table:data-pilot-member table:name="0,120315" table:display="true" table:show-details="true"/>
                <table:data-pilot-member table:name="0,120333" table:display="true" table:show-details="true"/>
                <table:data-pilot-member table:name="0,120413" table:display="true" table:show-details="true"/>
                <table:data-pilot-member table:name="0,120447" table:display="true" table:show-details="true"/>
                <table:data-pilot-member table:name="0,120452" table:display="true" table:show-details="true"/>
                <table:data-pilot-member table:name="0,120491" table:display="true" table:show-details="true"/>
                <table:data-pilot-member table:name="0,120547" table:display="true" table:show-details="true"/>
                <table:data-pilot-member table:name="0,120562" table:display="true" table:show-details="true"/>
                <table:data-pilot-member table:name="0,120571" table:display="true" table:show-details="true"/>
                <table:data-pilot-member table:name="0,120581" table:display="true" table:show-details="true"/>
                <table:data-pilot-member table:name="0,120626" table:display="true" table:show-details="true"/>
                <table:data-pilot-member table:name="0,120672" table:display="true" table:show-details="true"/>
                <table:data-pilot-member table:name="0,120729" table:display="true" table:show-details="true"/>
                <table:data-pilot-member table:name="0,120775" table:display="true" table:show-details="true"/>
                <table:data-pilot-member table:name="0,1208" table:display="true" table:show-details="true"/>
                <table:data-pilot-member table:name="0,120982" table:display="true" table:show-details="true"/>
                <table:data-pilot-member table:name="0,121034" table:display="true" table:show-details="true"/>
                <table:data-pilot-member table:name="0,121043" table:display="true" table:show-details="true"/>
                <table:data-pilot-member table:name="0,121061" table:display="true" table:show-details="true"/>
                <table:data-pilot-member table:name="0,121084" table:display="true" table:show-details="true"/>
                <table:data-pilot-member table:name="0,121176" table:display="true" table:show-details="true"/>
                <table:data-pilot-member table:name="0,12118" table:display="true" table:show-details="true"/>
                <table:data-pilot-member table:name="0,121197" table:display="true" table:show-details="true"/>
                <table:data-pilot-member table:name="0,121551" table:display="true" table:show-details="true"/>
                <table:data-pilot-member table:name="0,121592" table:display="true" table:show-details="true"/>
                <table:data-pilot-member table:name="0,121846" table:display="true" table:show-details="true"/>
                <table:data-pilot-member table:name="0,121877" table:display="true" table:show-details="true"/>
                <table:data-pilot-member table:name="0,122138" table:display="true" table:show-details="true"/>
                <table:data-pilot-member table:name="0,122257" table:display="true" table:show-details="true"/>
                <table:data-pilot-member table:name="0,122351" table:display="true" table:show-details="true"/>
                <table:data-pilot-member table:name="0,123946" table:display="true" table:show-details="true"/>
                <table:data-pilot-member table:name="0,124486" table:display="true" table:show-details="true"/>
                <table:data-pilot-member table:name="0,125429" table:display="true" table:show-details="true"/>
                <table:data-pilot-member table:name="0,125577" table:display="true" table:show-details="true"/>
                <table:data-pilot-member table:name="0,131227" table:display="true" table:show-details="true"/>
                <table:data-pilot-member table:name="0,134555" table:display="true" table:show-details="true"/>
                <table:data-pilot-member table:name="0,134745" table:display="true" table:show-details="true"/>
                <table:data-pilot-member table:name="0,135316" table:display="true" table:show-details="true"/>
                <table:data-pilot-member table:name="0,137553" table:display="true" table:show-details="true"/>
                <table:data-pilot-member table:name="0,137945" table:display="true" table:show-details="true"/>
                <table:data-pilot-member table:name="0,139467" table:display="true" table:show-details="true"/>
                <table:data-pilot-member table:name="0,140818" table:display="true" table:show-details="true"/>
                <table:data-pilot-member table:name="0,142264" table:display="true" table:show-details="true"/>
                <table:data-pilot-member table:name="0,144175" table:display="true" table:show-details="true"/>
                <table:data-pilot-member table:name="0,144708" table:display="true" table:show-details="true"/>
                <table:data-pilot-member table:name="0,144848" table:display="true" table:show-details="true"/>
                <table:data-pilot-member table:name="0,145333" table:display="true" table:show-details="true"/>
                <table:data-pilot-member table:name="0,145569" table:display="true" table:show-details="true"/>
                <table:data-pilot-member table:name="0,146247" table:display="true" table:show-details="true"/>
                <table:data-pilot-member table:name="0,14696" table:display="true" table:show-details="true"/>
                <table:data-pilot-member table:name="0,147566" table:display="true" table:show-details="true"/>
                <table:data-pilot-member table:name="0,147712" table:display="true" table:show-details="true"/>
                <table:data-pilot-member table:name="0,148086" table:display="true" table:show-details="true"/>
                <table:data-pilot-member table:name="0,148151" table:display="true" table:show-details="true"/>
                <table:data-pilot-member table:name="0,148182" table:display="true" table:show-details="true"/>
                <table:data-pilot-member table:name="0,148198" table:display="true" table:show-details="true"/>
                <table:data-pilot-member table:name="0,148203" table:display="true" table:show-details="true"/>
                <table:data-pilot-member table:name="0,148217" table:display="true" table:show-details="true"/>
                <table:data-pilot-member table:name="0,148416" table:display="true" table:show-details="true"/>
                <table:data-pilot-member table:name="0,148438" table:display="true" table:show-details="true"/>
                <table:data-pilot-member table:name="0,14845" table:display="true" table:show-details="true"/>
                <table:data-pilot-member table:name="0,148454" table:display="true" table:show-details="true"/>
                <table:data-pilot-member table:name="0,148499" table:display="true" table:show-details="true"/>
                <table:data-pilot-member table:name="0,148616" table:display="true" table:show-details="true"/>
                <table:data-pilot-member table:name="0,148646" table:display="true" table:show-details="true"/>
                <table:data-pilot-member table:name="0,148683" table:display="true" table:show-details="true"/>
                <table:data-pilot-member table:name="0,148738" table:display="true" table:show-details="true"/>
                <table:data-pilot-member table:name="0,148741" table:display="true" table:show-details="true"/>
                <table:data-pilot-member table:name="0,148754" table:display="true" table:show-details="true"/>
                <table:data-pilot-member table:name="0,148797" table:display="true" table:show-details="true"/>
                <table:data-pilot-member table:name="0,148876" table:display="true" table:show-details="true"/>
                <table:data-pilot-member table:name="0,148914" table:display="true" table:show-details="true"/>
                <table:data-pilot-member table:name="0,148983" table:display="true" table:show-details="true"/>
                <table:data-pilot-member table:name="0,149015" table:display="true" table:show-details="true"/>
                <table:data-pilot-member table:name="0,149031" table:display="true" table:show-details="true"/>
                <table:data-pilot-member table:name="0,149088" table:display="true" table:show-details="true"/>
                <table:data-pilot-member table:name="0,149106" table:display="true" table:show-details="true"/>
                <table:data-pilot-member table:name="0,149153" table:display="true" table:show-details="true"/>
                <table:data-pilot-member table:name="0,149224" table:display="true" table:show-details="true"/>
                <table:data-pilot-member table:name="0,149315" table:display="true" table:show-details="true"/>
                <table:data-pilot-member table:name="0,149347" table:display="true" table:show-details="true"/>
                <table:data-pilot-member table:name="0,149383" table:display="true" table:show-details="true"/>
                <table:data-pilot-member table:name="0,149455" table:display="true" table:show-details="true"/>
                <table:data-pilot-member table:name="0,149478" table:display="true" table:show-details="true"/>
                <table:data-pilot-member table:name="0,149522" table:display="true" table:show-details="true"/>
                <table:data-pilot-member table:name="0,149538" table:display="true" table:show-details="true"/>
                <table:data-pilot-member table:name="0,149542" table:display="true" table:show-details="true"/>
                <table:data-pilot-member table:name="0,149545" table:display="true" table:show-details="true"/>
                <table:data-pilot-member table:name="0,149606" table:display="true" table:show-details="true"/>
                <table:data-pilot-member table:name="0,149616" table:display="true" table:show-details="true"/>
                <table:data-pilot-member table:name="0,149648" table:display="true" table:show-details="true"/>
                <table:data-pilot-member table:name="0,149767" table:display="true" table:show-details="true"/>
                <table:data-pilot-member table:name="0,149884" table:display="true" table:show-details="true"/>
                <table:data-pilot-member table:name="0,149916" table:display="true" table:show-details="true"/>
                <table:data-pilot-member table:name="0,150102" table:display="true" table:show-details="true"/>
                <table:data-pilot-member table:name="0,15012" table:display="true" table:show-details="true"/>
                <table:data-pilot-member table:name="0,150168" table:display="true" table:show-details="true"/>
                <table:data-pilot-member table:name="0,150208" table:display="true" table:show-details="true"/>
                <table:data-pilot-member table:name="0,150216" table:display="true" table:show-details="true"/>
                <table:data-pilot-member table:name="0,150337" table:display="true" table:show-details="true"/>
                <table:data-pilot-member table:name="0,150426" table:display="true" table:show-details="true"/>
                <table:data-pilot-member table:name="0,150544" table:display="true" table:show-details="true"/>
                <table:data-pilot-member table:name="0,150613" table:display="true" table:show-details="true"/>
                <table:data-pilot-member table:name="0,150804" table:display="true" table:show-details="true"/>
                <table:data-pilot-member table:name="0,150822" table:display="true" table:show-details="true"/>
                <table:data-pilot-member table:name="0,150836" table:display="true" table:show-details="true"/>
                <table:data-pilot-member table:name="0,150873" table:display="true" table:show-details="true"/>
                <table:data-pilot-member table:name="0,150939" table:display="true" table:show-details="true"/>
                <table:data-pilot-member table:name="0,150983" table:display="true" table:show-details="true"/>
                <table:data-pilot-member table:name="0,151001" table:display="true" table:show-details="true"/>
                <table:data-pilot-member table:name="0,151335" table:display="true" table:show-details="true"/>
                <table:data-pilot-member table:name="0,151344" table:display="true" table:show-details="true"/>
                <table:data-pilot-member table:name="0,151382" table:display="true" table:show-details="true"/>
                <table:data-pilot-member table:name="0,151413" table:display="true" table:show-details="true"/>
                <table:data-pilot-member table:name="0,151457" table:display="true" table:show-details="true"/>
                <table:data-pilot-member table:name="0,151579" table:display="true" table:show-details="true"/>
                <table:data-pilot-member table:name="0,151619" table:display="true" table:show-details="true"/>
                <table:data-pilot-member table:name="0,151696" table:display="true" table:show-details="true"/>
                <table:data-pilot-member table:name="0,151759" table:display="true" table:show-details="true"/>
                <table:data-pilot-member table:name="0,151764" table:display="true" table:show-details="true"/>
                <table:data-pilot-member table:name="0,152064" table:display="true" table:show-details="true"/>
                <table:data-pilot-member table:name="0,15235" table:display="true" table:show-details="true"/>
                <table:data-pilot-member table:name="0,15247" table:display="true" table:show-details="true"/>
                <table:data-pilot-member table:name="0,152555" table:display="true" table:show-details="true"/>
                <table:data-pilot-member table:name="0,152755" table:display="true" table:show-details="true"/>
                <table:data-pilot-member table:name="0,152909" table:display="true" table:show-details="true"/>
                <table:data-pilot-member table:name="0,153091" table:display="true" table:show-details="true"/>
                <table:data-pilot-member table:name="0,153533" table:display="true" table:show-details="true"/>
                <table:data-pilot-member table:name="0,153773" table:display="true" table:show-details="true"/>
                <table:data-pilot-member table:name="0,154443" table:display="true" table:show-details="true"/>
                <table:data-pilot-member table:name="0,154627" table:display="true" table:show-details="true"/>
                <table:data-pilot-member table:name="0,154823" table:display="true" table:show-details="true"/>
                <table:data-pilot-member table:name="0,155632" table:display="true" table:show-details="true"/>
                <table:data-pilot-member table:name="0,155912" table:display="true" table:show-details="true"/>
                <table:data-pilot-member table:name="0,156112" table:display="true" table:show-details="true"/>
                <table:data-pilot-member table:name="0,157084" table:display="true" table:show-details="true"/>
                <table:data-pilot-member table:name="0,157507" table:display="true" table:show-details="true"/>
                <table:data-pilot-member table:name="0,160535" table:display="true" table:show-details="true"/>
                <table:data-pilot-member table:name="0,163496" table:display="true" table:show-details="true"/>
                <table:data-pilot-member table:name="0,163892" table:display="true" table:show-details="true"/>
                <table:data-pilot-member table:name="0,165542" table:display="true" table:show-details="true"/>
                <table:data-pilot-member table:name="0,166079" table:display="true" table:show-details="true"/>
                <table:data-pilot-member table:name="0,167204" table:display="true" table:show-details="true"/>
                <table:data-pilot-member table:name="0,167971" table:display="true" table:show-details="true"/>
                <table:data-pilot-member table:name="0,16969" table:display="true" table:show-details="true"/>
                <table:data-pilot-member table:name="0,171932" table:display="true" table:show-details="true"/>
                <table:data-pilot-member table:name="0,172526" table:display="true" table:show-details="true"/>
                <table:data-pilot-member table:name="0,174853" table:display="true" table:show-details="true"/>
                <table:data-pilot-member table:name="0,175897" table:display="true" table:show-details="true"/>
                <table:data-pilot-member table:name="0,176048" table:display="true" table:show-details="true"/>
                <table:data-pilot-member table:name="0,176264" table:display="true" table:show-details="true"/>
                <table:data-pilot-member table:name="0,177013" table:display="true" table:show-details="true"/>
                <table:data-pilot-member table:name="0,177062" table:display="true" table:show-details="true"/>
                <table:data-pilot-member table:name="0,177112" table:display="true" table:show-details="true"/>
                <table:data-pilot-member table:name="0,177119" table:display="true" table:show-details="true"/>
                <table:data-pilot-member table:name="0,177158" table:display="true" table:show-details="true"/>
                <table:data-pilot-member table:name="0,177296" table:display="true" table:show-details="true"/>
                <table:data-pilot-member table:name="0,177301" table:display="true" table:show-details="true"/>
                <table:data-pilot-member table:name="0,177495" table:display="true" table:show-details="true"/>
                <table:data-pilot-member table:name="0,177542" table:display="true" table:show-details="true"/>
                <table:data-pilot-member table:name="0,177657" table:display="true" table:show-details="true"/>
                <table:data-pilot-member table:name="0,177828" table:display="true" table:show-details="true"/>
                <table:data-pilot-member table:name="0,177836" table:display="true" table:show-details="true"/>
                <table:data-pilot-member table:name="0,177844" table:display="true" table:show-details="true"/>
                <table:data-pilot-member table:name="0,1781" table:display="true" table:show-details="true"/>
                <table:data-pilot-member table:name="0,17812" table:display="true" table:show-details="true"/>
                <table:data-pilot-member table:name="0,178161" table:display="true" table:show-details="true"/>
                <table:data-pilot-member table:name="0,178239" table:display="true" table:show-details="true"/>
                <table:data-pilot-member table:name="0,178279" table:display="true" table:show-details="true"/>
                <table:data-pilot-member table:name="0,178293" table:display="true" table:show-details="true"/>
                <table:data-pilot-member table:name="0,178376" table:display="true" table:show-details="true"/>
                <table:data-pilot-member table:name="0,178409" table:display="true" table:show-details="true"/>
                <table:data-pilot-member table:name="0,17853" table:display="true" table:show-details="true"/>
                <table:data-pilot-member table:name="0,178557" table:display="true" table:show-details="true"/>
                <table:data-pilot-member table:name="0,178568" table:display="true" table:show-details="true"/>
                <table:data-pilot-member table:name="0,178581" table:display="true" table:show-details="true"/>
                <table:data-pilot-member table:name="0,178731" table:display="true" table:show-details="true"/>
                <table:data-pilot-member table:name="0,178745" table:display="true" table:show-details="true"/>
                <table:data-pilot-member table:name="0,178762" table:display="true" table:show-details="true"/>
                <table:data-pilot-member table:name="0,178799" table:display="true" table:show-details="true"/>
                <table:data-pilot-member table:name="0,178924" table:display="true" table:show-details="true"/>
                <table:data-pilot-member table:name="0,178939" table:display="true" table:show-details="true"/>
                <table:data-pilot-member table:name="0,178957" table:display="true" table:show-details="true"/>
                <table:data-pilot-member table:name="0,179052" table:display="true" table:show-details="true"/>
                <table:data-pilot-member table:name="0,179102" table:display="true" table:show-details="true"/>
                <table:data-pilot-member table:name="0,179115" table:display="true" table:show-details="true"/>
                <table:data-pilot-member table:name="0,179177" table:display="true" table:show-details="true"/>
                <table:data-pilot-member table:name="0,179271" table:display="true" table:show-details="true"/>
                <table:data-pilot-member table:name="0,179282" table:display="true" table:show-details="true"/>
                <table:data-pilot-member table:name="0,179399" table:display="true" table:show-details="true"/>
                <table:data-pilot-member table:name="0,17945" table:display="true" table:show-details="true"/>
                <table:data-pilot-member table:name="0,179562" table:display="true" table:show-details="true"/>
                <table:data-pilot-member table:name="0,179599" table:display="true" table:show-details="true"/>
                <table:data-pilot-member table:name="0,179604" table:display="true" table:show-details="true"/>
                <table:data-pilot-member table:name="0,179622" table:display="true" table:show-details="true"/>
                <table:data-pilot-member table:name="0,179628" table:display="true" table:show-details="true"/>
                <table:data-pilot-member table:name="0,179677" table:display="true" table:show-details="true"/>
                <table:data-pilot-member table:name="0,180076" table:display="true" table:show-details="true"/>
                <table:data-pilot-member table:name="0,180112" table:display="true" table:show-details="true"/>
                <table:data-pilot-member table:name="0,180228" table:display="true" table:show-details="true"/>
                <table:data-pilot-member table:name="0,180262" table:display="true" table:show-details="true"/>
                <table:data-pilot-member table:name="0,180343" table:display="true" table:show-details="true"/>
                <table:data-pilot-member table:name="0,180358" table:display="true" table:show-details="true"/>
                <table:data-pilot-member table:name="0,180371" table:display="true" table:show-details="true"/>
                <table:data-pilot-member table:name="0,180798" table:display="true" table:show-details="true"/>
                <table:data-pilot-member table:name="0,180876" table:display="true" table:show-details="true"/>
                <table:data-pilot-member table:name="0,181125" table:display="true" table:show-details="true"/>
                <table:data-pilot-member table:name="0,181534" table:display="true" table:show-details="true"/>
                <table:data-pilot-member table:name="0,181654" table:display="true" table:show-details="true"/>
                <table:data-pilot-member table:name="0,181782" table:display="true" table:show-details="true"/>
                <table:data-pilot-member table:name="0,181812" table:display="true" table:show-details="true"/>
                <table:data-pilot-member table:name="0,181925" table:display="true" table:show-details="true"/>
                <table:data-pilot-member table:name="0,181954" table:display="true" table:show-details="true"/>
                <table:data-pilot-member table:name="0,182079" table:display="true" table:show-details="true"/>
                <table:data-pilot-member table:name="0,182165" table:display="true" table:show-details="true"/>
                <table:data-pilot-member table:name="0,182214" table:display="true" table:show-details="true"/>
                <table:data-pilot-member table:name="0,18235" table:display="true" table:show-details="true"/>
                <table:data-pilot-member table:name="0,182525" table:display="true" table:show-details="true"/>
                <table:data-pilot-member table:name="0,183276" table:display="true" table:show-details="true"/>
                <table:data-pilot-member table:name="0,183841" table:display="true" table:show-details="true"/>
                <table:data-pilot-member table:name="0,183894" table:display="true" table:show-details="true"/>
                <table:data-pilot-member table:name="0,18424" table:display="true" table:show-details="true"/>
                <table:data-pilot-member table:name="0,184377" table:display="true" table:show-details="true"/>
                <table:data-pilot-member table:name="0,185574" table:display="true" table:show-details="true"/>
                <table:data-pilot-member table:name="0,185583" table:display="true" table:show-details="true"/>
                <table:data-pilot-member table:name="0,186722" table:display="true" table:show-details="true"/>
                <table:data-pilot-member table:name="0,189635" table:display="true" table:show-details="true"/>
                <table:data-pilot-member table:name="0,190073" table:display="true" table:show-details="true"/>
                <table:data-pilot-member table:name="0,190366" table:display="true" table:show-details="true"/>
                <table:data-pilot-member table:name="0,191229" table:display="true" table:show-details="true"/>
                <table:data-pilot-member table:name="0,193205" table:display="true" table:show-details="true"/>
                <table:data-pilot-member table:name="0,193282" table:display="true" table:show-details="true"/>
                <table:data-pilot-member table:name="0,194137" table:display="true" table:show-details="true"/>
                <table:data-pilot-member table:name="0,196152" table:display="true" table:show-details="true"/>
                <table:data-pilot-member table:name="0,196493" table:display="true" table:show-details="true"/>
                <table:data-pilot-member table:name="0,19684" table:display="true" table:show-details="true"/>
                <table:data-pilot-member table:name="0,197296" table:display="true" table:show-details="true"/>
                <table:data-pilot-member table:name="0,197674" table:display="true" table:show-details="true"/>
                <table:data-pilot-member table:name="0,197691" table:display="true" table:show-details="true"/>
                <table:data-pilot-member table:name="0,198786" table:display="true" table:show-details="true"/>
                <table:data-pilot-member table:name="0,198839" table:display="true" table:show-details="true"/>
                <table:data-pilot-member table:name="0,199122" table:display="true" table:show-details="true"/>
                <table:data-pilot-member table:name="0,199975" table:display="true" table:show-details="true"/>
                <table:data-pilot-member table:name="0,200817" table:display="true" table:show-details="true"/>
                <table:data-pilot-member table:name="0,201582" table:display="true" table:show-details="true"/>
                <table:data-pilot-member table:name="0,203088" table:display="true" table:show-details="true"/>
                <table:data-pilot-member table:name="0,206222" table:display="true" table:show-details="true"/>
                <table:data-pilot-member table:name="0,206265" table:display="true" table:show-details="true"/>
                <table:data-pilot-member table:name="0,206484" table:display="true" table:show-details="true"/>
                <table:data-pilot-member table:name="0,206685" table:display="true" table:show-details="true"/>
                <table:data-pilot-member table:name="0,206781" table:display="true" table:show-details="true"/>
                <table:data-pilot-member table:name="0,206918" table:display="true" table:show-details="true"/>
                <table:data-pilot-member table:name="0,207196" table:display="true" table:show-details="true"/>
                <table:data-pilot-member table:name="0,207239" table:display="true" table:show-details="true"/>
                <table:data-pilot-member table:name="0,207359" table:display="true" table:show-details="true"/>
                <table:data-pilot-member table:name="0,20737" table:display="true" table:show-details="true"/>
                <table:data-pilot-member table:name="0,207564" table:display="true" table:show-details="true"/>
                <table:data-pilot-member table:name="0,208037" table:display="true" table:show-details="true"/>
                <table:data-pilot-member table:name="0,208159" table:display="true" table:show-details="true"/>
                <table:data-pilot-member table:name="0,208174" table:display="true" table:show-details="true"/>
                <table:data-pilot-member table:name="0,208618" table:display="true" table:show-details="true"/>
                <table:data-pilot-member table:name="0,20874" table:display="true" table:show-details="true"/>
                <table:data-pilot-member table:name="0,208829" table:display="true" table:show-details="true"/>
                <table:data-pilot-member table:name="0,208846" table:display="true" table:show-details="true"/>
                <table:data-pilot-member table:name="0,208905" table:display="true" table:show-details="true"/>
                <table:data-pilot-member table:name="0,208979" table:display="true" table:show-details="true"/>
                <table:data-pilot-member table:name="0,208996" table:display="true" table:show-details="true"/>
                <table:data-pilot-member table:name="0,209404" table:display="true" table:show-details="true"/>
                <table:data-pilot-member table:name="0,209412" table:display="true" table:show-details="true"/>
                <table:data-pilot-member table:name="0,209528" table:display="true" table:show-details="true"/>
                <table:data-pilot-member table:name="0,209632" table:display="true" table:show-details="true"/>
                <table:data-pilot-member table:name="0,209825" table:display="true" table:show-details="true"/>
                <table:data-pilot-member table:name="0,210368" table:display="true" table:show-details="true"/>
                <table:data-pilot-member table:name="0,210727" table:display="true" table:show-details="true"/>
                <table:data-pilot-member table:name="0,210777" table:display="true" table:show-details="true"/>
                <table:data-pilot-member table:name="0,210813" table:display="true" table:show-details="true"/>
                <table:data-pilot-member table:name="0,210849" table:display="true" table:show-details="true"/>
                <table:data-pilot-member table:name="0,210959" table:display="true" table:show-details="true"/>
                <table:data-pilot-member table:name="0,210966" table:display="true" table:show-details="true"/>
                <table:data-pilot-member table:name="0,211156" table:display="true" table:show-details="true"/>
                <table:data-pilot-member table:name="0,211237" table:display="true" table:show-details="true"/>
                <table:data-pilot-member table:name="0,211318" table:display="true" table:show-details="true"/>
                <table:data-pilot-member table:name="0,211336" table:display="true" table:show-details="true"/>
                <table:data-pilot-member table:name="0,211463" table:display="true" table:show-details="true"/>
                <table:data-pilot-member table:name="0,211485" table:display="true" table:show-details="true"/>
                <table:data-pilot-member table:name="0,211578" table:display="true" table:show-details="true"/>
                <table:data-pilot-member table:name="0,211601" table:display="true" table:show-details="true"/>
                <table:data-pilot-member table:name="0,211963" table:display="true" table:show-details="true"/>
                <table:data-pilot-member table:name="0,212083" table:display="true" table:show-details="true"/>
                <table:data-pilot-member table:name="0,212152" table:display="true" table:show-details="true"/>
                <table:data-pilot-member table:name="0,212335" table:display="true" table:show-details="true"/>
                <table:data-pilot-member table:name="0,212471" table:display="true" table:show-details="true"/>
                <table:data-pilot-member table:name="0,212677" table:display="true" table:show-details="true"/>
                <table:data-pilot-member table:name="0,212861" table:display="true" table:show-details="true"/>
                <table:data-pilot-member table:name="0,212888" table:display="true" table:show-details="true"/>
                <table:data-pilot-member table:name="0,212976" table:display="true" table:show-details="true"/>
                <table:data-pilot-member table:name="0,212977" table:display="true" table:show-details="true"/>
                <table:data-pilot-member table:name="0,213517" table:display="true" table:show-details="true"/>
                <table:data-pilot-member table:name="0,214092" table:display="true" table:show-details="true"/>
                <table:data-pilot-member table:name="0,214163" table:display="true" table:show-details="true"/>
                <table:data-pilot-member table:name="0,214205" table:display="true" table:show-details="true"/>
                <table:data-pilot-member table:name="0,214499" table:display="true" table:show-details="true"/>
                <table:data-pilot-member table:name="0,214744" table:display="true" table:show-details="true"/>
                <table:data-pilot-member table:name="0,214776" table:display="true" table:show-details="true"/>
                <table:data-pilot-member table:name="0,215159" table:display="true" table:show-details="true"/>
                <table:data-pilot-member table:name="0,215209" table:display="true" table:show-details="true"/>
                <table:data-pilot-member table:name="0,215287" table:display="true" table:show-details="true"/>
                <table:data-pilot-member table:name="0,215445" table:display="true" table:show-details="true"/>
                <table:data-pilot-member table:name="0,216264" table:display="true" table:show-details="true"/>
                <table:data-pilot-member table:name="0,216351" table:display="true" table:show-details="true"/>
                <table:data-pilot-member table:name="0,216518" table:display="true" table:show-details="true"/>
                <table:data-pilot-member table:name="0,217727" table:display="true" table:show-details="true"/>
                <table:data-pilot-member table:name="0,217747" table:display="true" table:show-details="true"/>
                <table:data-pilot-member table:name="0,21787" table:display="true" table:show-details="true"/>
                <table:data-pilot-member table:name="0,219248" table:display="true" table:show-details="true"/>
                <table:data-pilot-member table:name="0,21927" table:display="true" table:show-details="true"/>
                <table:data-pilot-member table:name="0,220326" table:display="true" table:show-details="true"/>
                <table:data-pilot-member table:name="0,220954" table:display="true" table:show-details="true"/>
                <table:data-pilot-member table:name="0,221563" table:display="true" table:show-details="true"/>
                <table:data-pilot-member table:name="0,226487" table:display="true" table:show-details="true"/>
                <table:data-pilot-member table:name="0,226918" table:display="true" table:show-details="true"/>
                <table:data-pilot-member table:name="0,227432" table:display="true" table:show-details="true"/>
                <table:data-pilot-member table:name="0,2279" table:display="true" table:show-details="true"/>
                <table:data-pilot-member table:name="0,228229" table:display="true" table:show-details="true"/>
                <table:data-pilot-member table:name="0,228653" table:display="true" table:show-details="true"/>
                <table:data-pilot-member table:name="0,229479" table:display="true" table:show-details="true"/>
                <table:data-pilot-member table:name="0,230689" table:display="true" table:show-details="true"/>
                <table:data-pilot-member table:name="0,23139" table:display="true" table:show-details="true"/>
                <table:data-pilot-member table:name="0,231993" table:display="true" table:show-details="true"/>
                <table:data-pilot-member table:name="0,232467" table:display="true" table:show-details="true"/>
                <table:data-pilot-member table:name="0,233161" table:display="true" table:show-details="true"/>
                <table:data-pilot-member table:name="0,234024" table:display="true" table:show-details="true"/>
                <table:data-pilot-member table:name="0,235374" table:display="true" table:show-details="true"/>
                <table:data-pilot-member table:name="0,235835" table:display="true" table:show-details="true"/>
                <table:data-pilot-member table:name="0,23626" table:display="true" table:show-details="true"/>
                <table:data-pilot-member table:name="0,237546" table:display="true" table:show-details="true"/>
                <table:data-pilot-member table:name="0,237602" table:display="true" table:show-details="true"/>
                <table:data-pilot-member table:name="0,237698" table:display="true" table:show-details="true"/>
                <table:data-pilot-member table:name="0,238594" table:display="true" table:show-details="true"/>
                <table:data-pilot-member table:name="0,238663" table:display="true" table:show-details="true"/>
                <table:data-pilot-member table:name="0,238977" table:display="true" table:show-details="true"/>
                <table:data-pilot-member table:name="0,23918" table:display="true" table:show-details="true"/>
                <table:data-pilot-member table:name="0,239453" table:display="true" table:show-details="true"/>
                <table:data-pilot-member table:name="0,239648" table:display="true" table:show-details="true"/>
                <table:data-pilot-member table:name="0,239662" table:display="true" table:show-details="true"/>
                <table:data-pilot-member table:name="0,239897" table:display="true" table:show-details="true"/>
                <table:data-pilot-member table:name="0,239925" table:display="true" table:show-details="true"/>
                <table:data-pilot-member table:name="0,239967" table:display="true" table:show-details="true"/>
                <table:data-pilot-member table:name="0,239988" table:display="true" table:show-details="true"/>
                <table:data-pilot-member table:name="0,240078" table:display="true" table:show-details="true"/>
                <table:data-pilot-member table:name="0,240126" table:display="true" table:show-details="true"/>
                <table:data-pilot-member table:name="0,24037" table:display="true" table:show-details="true"/>
                <table:data-pilot-member table:name="0,240427" table:display="true" table:show-details="true"/>
                <table:data-pilot-member table:name="0,240611" table:display="true" table:show-details="true"/>
                <table:data-pilot-member table:name="0,240643" table:display="true" table:show-details="true"/>
                <table:data-pilot-member table:name="0,240703" table:display="true" table:show-details="true"/>
                <table:data-pilot-member table:name="0,240793" table:display="true" table:show-details="true"/>
                <table:data-pilot-member table:name="0,240827" table:display="true" table:show-details="true"/>
                <table:data-pilot-member table:name="0,240856" table:display="true" table:show-details="true"/>
                <table:data-pilot-member table:name="0,241022" table:display="true" table:show-details="true"/>
                <table:data-pilot-member table:name="0,241035" table:display="true" table:show-details="true"/>
                <table:data-pilot-member table:name="0,241362" table:display="true" table:show-details="true"/>
                <table:data-pilot-member table:name="0,241364" table:display="true" table:show-details="true"/>
                <table:data-pilot-member table:name="0,241565" table:display="true" table:show-details="true"/>
                <table:data-pilot-member table:name="0,241628" table:display="true" table:show-details="true"/>
                <table:data-pilot-member table:name="0,241726" table:display="true" table:show-details="true"/>
                <table:data-pilot-member table:name="0,241991" table:display="true" table:show-details="true"/>
                <table:data-pilot-member table:name="0,242208" table:display="true" table:show-details="true"/>
                <table:data-pilot-member table:name="0,242252" table:display="true" table:show-details="true"/>
                <table:data-pilot-member table:name="0,242268" table:display="true" table:show-details="true"/>
                <table:data-pilot-member table:name="0,242288" table:display="true" table:show-details="true"/>
                <table:data-pilot-member table:name="0,242294" table:display="true" table:show-details="true"/>
                <table:data-pilot-member table:name="0,242476" table:display="true" table:show-details="true"/>
                <table:data-pilot-member table:name="0,242636" table:display="true" table:show-details="true"/>
                <table:data-pilot-member table:name="0,24304" table:display="true" table:show-details="true"/>
                <table:data-pilot-member table:name="0,24309" table:display="true" table:show-details="true"/>
                <table:data-pilot-member table:name="0,243305" table:display="true" table:show-details="true"/>
                <table:data-pilot-member table:name="0,243326" table:display="true" table:show-details="true"/>
                <table:data-pilot-member table:name="0,243423" table:display="true" table:show-details="true"/>
                <table:data-pilot-member table:name="0,24358" table:display="true" table:show-details="true"/>
                <table:data-pilot-member table:name="0,243587" table:display="true" table:show-details="true"/>
                <table:data-pilot-member table:name="0,24369" table:display="true" table:show-details="true"/>
                <table:data-pilot-member table:name="0,24394" table:display="true" table:show-details="true"/>
                <table:data-pilot-member table:name="0,244031" table:display="true" table:show-details="true"/>
                <table:data-pilot-member table:name="0,244046" table:display="true" table:show-details="true"/>
                <table:data-pilot-member table:name="0,244078" table:display="true" table:show-details="true"/>
                <table:data-pilot-member table:name="0,244094" table:display="true" table:show-details="true"/>
                <table:data-pilot-member table:name="0,24423" table:display="true" table:show-details="true"/>
                <table:data-pilot-member table:name="0,244268" table:display="true" table:show-details="true"/>
                <table:data-pilot-member table:name="0,244311" table:display="true" table:show-details="true"/>
                <table:data-pilot-member table:name="0,244582" table:display="true" table:show-details="true"/>
                <table:data-pilot-member table:name="0,24462" table:display="true" table:show-details="true"/>
                <table:data-pilot-member table:name="0,244759" table:display="true" table:show-details="true"/>
                <table:data-pilot-member table:name="0,244826" table:display="true" table:show-details="true"/>
                <table:data-pilot-member table:name="0,244833" table:display="true" table:show-details="true"/>
                <table:data-pilot-member table:name="0,244909" table:display="true" table:show-details="true"/>
                <table:data-pilot-member table:name="0,245055" table:display="true" table:show-details="true"/>
                <table:data-pilot-member table:name="0,245088" table:display="true" table:show-details="true"/>
                <table:data-pilot-member table:name="0,245196" table:display="true" table:show-details="true"/>
                <table:data-pilot-member table:name="0,245197" table:display="true" table:show-details="true"/>
                <table:data-pilot-member table:name="0,245285" table:display="true" table:show-details="true"/>
                <table:data-pilot-member table:name="0,245391" table:display="true" table:show-details="true"/>
                <table:data-pilot-member table:name="0,245935" table:display="true" table:show-details="true"/>
                <table:data-pilot-member table:name="0,246026" table:display="true" table:show-details="true"/>
                <table:data-pilot-member table:name="0,246178" table:display="true" table:show-details="true"/>
                <table:data-pilot-member table:name="0,246223" table:display="true" table:show-details="true"/>
                <table:data-pilot-member table:name="0,246322" table:display="true" table:show-details="true"/>
                <table:data-pilot-member table:name="0,246361" table:display="true" table:show-details="true"/>
                <table:data-pilot-member table:name="0,24779" table:display="true" table:show-details="true"/>
                <table:data-pilot-member table:name="0,24943" table:display="true" table:show-details="true"/>
                <table:data-pilot-member table:name="0,251202" table:display="true" table:show-details="true"/>
                <table:data-pilot-member table:name="0,251723" table:display="true" table:show-details="true"/>
                <table:data-pilot-member table:name="0,251793" table:display="true" table:show-details="true"/>
                <table:data-pilot-member table:name="0,252062" table:display="true" table:show-details="true"/>
                <table:data-pilot-member table:name="0,252254" table:display="true" table:show-details="true"/>
                <table:data-pilot-member table:name="0,252548" table:display="true" table:show-details="true"/>
                <table:data-pilot-member table:name="0,252609" table:display="true" table:show-details="true"/>
                <table:data-pilot-member table:name="0,253059" table:display="true" table:show-details="true"/>
                <table:data-pilot-member table:name="0,253309" table:display="true" table:show-details="true"/>
                <table:data-pilot-member table:name="0,254792" table:display="true" table:show-details="true"/>
                <table:data-pilot-member table:name="0,255652" table:display="true" table:show-details="true"/>
                <table:data-pilot-member table:name="0,255945" table:display="true" table:show-details="true"/>
                <table:data-pilot-member table:name="0,258852" table:display="true" table:show-details="true"/>
                <table:data-pilot-member table:name="0,259621" table:display="true" table:show-details="true"/>
                <table:data-pilot-member table:name="0,26024" table:display="true" table:show-details="true"/>
                <table:data-pilot-member table:name="0,260535" table:display="true" table:show-details="true"/>
                <table:data-pilot-member table:name="0,26088" table:display="true" table:show-details="true"/>
                <table:data-pilot-member table:name="0,261523" table:display="true" table:show-details="true"/>
                <table:data-pilot-member table:name="0,262691" table:display="true" table:show-details="true"/>
                <table:data-pilot-member table:name="0,262789" table:display="true" table:show-details="true"/>
                <table:data-pilot-member table:name="0,262984" table:display="true" table:show-details="true"/>
                <table:data-pilot-member table:name="0,264563" table:display="true" table:show-details="true"/>
                <table:data-pilot-member table:name="0,26786" table:display="true" table:show-details="true"/>
                <table:data-pilot-member table:name="0,268212" table:display="true" table:show-details="true"/>
                <table:data-pilot-member table:name="0,268427" table:display="true" table:show-details="true"/>
                <table:data-pilot-member table:name="0,268452" table:display="true" table:show-details="true"/>
                <table:data-pilot-member table:name="0,271164" table:display="true" table:show-details="true"/>
                <table:data-pilot-member table:name="0,27158" table:display="true" table:show-details="true"/>
                <table:data-pilot-member table:name="0,272286" table:display="true" table:show-details="true"/>
                <table:data-pilot-member table:name="0,273344" table:display="true" table:show-details="true"/>
                <table:data-pilot-member table:name="0,273876" table:display="true" table:show-details="true"/>
                <table:data-pilot-member table:name="0,274166" table:display="true" table:show-details="true"/>
                <table:data-pilot-member table:name="0,274635" table:display="true" table:show-details="true"/>
                <table:data-pilot-member table:name="0,275379" table:display="true" table:show-details="true"/>
                <table:data-pilot-member table:name="0,276648" table:display="true" table:show-details="true"/>
                <table:data-pilot-member table:name="0,276709" table:display="true" table:show-details="true"/>
                <table:data-pilot-member table:name="0,278864" table:display="true" table:show-details="true"/>
                <table:data-pilot-member table:name="0,281464" table:display="true" table:show-details="true"/>
                <table:data-pilot-member table:name="0,291631" table:display="true" table:show-details="true"/>
                <table:data-pilot-member table:name="0,296513" table:display="true" table:show-details="true"/>
                <table:data-pilot-member table:name="0,779241" table:display="true" table:show-details="true"/>
                <table:data-pilot-member table:name="0,78771" table:display="true" table:show-details="true"/>
                <table:data-pilot-member table:name="0,788605" table:display="true" table:show-details="true"/>
                <table:data-pilot-member table:name="0,791225" table:display="true" table:show-details="true"/>
                <table:data-pilot-member table:name="0,795403" table:display="true" table:show-details="true"/>
                <table:data-pilot-member table:name="0,796002" table:display="true" table:show-details="true"/>
                <table:data-pilot-member table:name="0,796092" table:display="true" table:show-details="true"/>
                <table:data-pilot-member table:name="0,79833" table:display="true" table:show-details="true"/>
                <table:data-pilot-member table:name="0,798379" table:display="true" table:show-details="true"/>
                <table:data-pilot-member table:name="0,798487" table:display="true" table:show-details="true"/>
                <table:data-pilot-member table:name="0,799516" table:display="true" table:show-details="true"/>
                <table:data-pilot-member table:name="0,800578" table:display="true" table:show-details="true"/>
                <table:data-pilot-member table:name="0,801538" table:display="true" table:show-details="true"/>
                <table:data-pilot-member table:name="0,803477" table:display="true" table:show-details="true"/>
                <table:data-pilot-member table:name="0,803635" table:display="true" table:show-details="true"/>
                <table:data-pilot-member table:name="0,804306" table:display="true" table:show-details="true"/>
                <table:data-pilot-member table:name="0,804365" table:display="true" table:show-details="true"/>
                <table:data-pilot-member table:name="0,804661" table:display="true" table:show-details="true"/>
                <table:data-pilot-member table:name="0,805237" table:display="true" table:show-details="true"/>
                <table:data-pilot-member table:name="0,805537" table:display="true" table:show-details="true"/>
                <table:data-pilot-member table:name="0,806192" table:display="true" table:show-details="true"/>
                <table:data-pilot-member table:name="0,808254" table:display="true" table:show-details="true"/>
                <table:data-pilot-member table:name="0,808767" table:display="true" table:show-details="true"/>
                <table:data-pilot-member table:name="0,81021" table:display="true" table:show-details="true"/>
                <table:data-pilot-member table:name="0,810523" table:display="true" table:show-details="true"/>
                <table:data-pilot-member table:name="0,811394" table:display="true" table:show-details="true"/>
                <table:data-pilot-member table:name="0,811465" table:display="true" table:show-details="true"/>
                <table:data-pilot-member table:name="0,814291" table:display="true" table:show-details="true"/>
                <table:data-pilot-member table:name="0,814302" table:display="true" table:show-details="true"/>
                <table:data-pilot-member table:name="0,816096" table:display="true" table:show-details="true"/>
                <table:data-pilot-member table:name="0,816716" table:display="true" table:show-details="true"/>
                <table:data-pilot-member table:name="0,822339" table:display="true" table:show-details="true"/>
                <table:data-pilot-member table:name="0,822484" table:display="true" table:show-details="true"/>
                <table:data-pilot-member table:name="0,823044" table:display="true" table:show-details="true"/>
                <table:data-pilot-member table:name="0,824964" table:display="true" table:show-details="true"/>
                <table:data-pilot-member table:name="0,828436" table:display="true" table:show-details="true"/>
                <table:data-pilot-member table:name="0,829488" table:display="true" table:show-details="true"/>
                <table:data-pilot-member table:name="0,830241" table:display="true" table:show-details="true"/>
                <table:data-pilot-member table:name="0,830668" table:display="true" table:show-details="true"/>
                <table:data-pilot-member table:name="0,831565" table:display="true" table:show-details="true"/>
                <table:data-pilot-member table:name="0,831575" table:display="true" table:show-details="true"/>
                <table:data-pilot-member table:name="0,832969" table:display="true" table:show-details="true"/>
                <table:data-pilot-member table:name="0,83352" table:display="true" table:show-details="true"/>
                <table:data-pilot-member table:name="0,833772" table:display="true" table:show-details="true"/>
                <table:data-pilot-member table:name="0,83535" table:display="true" table:show-details="true"/>
                <table:data-pilot-member table:name="0,835389" table:display="true" table:show-details="true"/>
                <table:data-pilot-member table:name="0,835747" table:display="true" table:show-details="true"/>
                <table:data-pilot-member table:name="0,835922" table:display="true" table:show-details="true"/>
                <table:data-pilot-member table:name="0,837884" table:display="true" table:show-details="true"/>
                <table:data-pilot-member table:name="0,837991" table:display="true" table:show-details="true"/>
                <table:data-pilot-member table:name="0,839395" table:display="true" table:show-details="true"/>
                <table:data-pilot-member table:name="0,840456" table:display="true" table:show-details="true"/>
                <table:data-pilot-member table:name="0,840832" table:display="true" table:show-details="true"/>
                <table:data-pilot-member table:name="0,841084" table:display="true" table:show-details="true"/>
                <table:data-pilot-member table:name="0,841702" table:display="true" table:show-details="true"/>
                <table:data-pilot-member table:name="0,841862" table:display="true" table:show-details="true"/>
                <table:data-pilot-member table:name="0,84202" table:display="true" table:show-details="true"/>
                <table:data-pilot-member table:name="0,84207" table:display="true" table:show-details="true"/>
                <table:data-pilot-member table:name="0,843015" table:display="true" table:show-details="true"/>
                <table:data-pilot-member table:name="0,843272" table:display="true" table:show-details="true"/>
                <table:data-pilot-member table:name="0,843489" table:display="true" table:show-details="true"/>
                <table:data-pilot-member table:name="0,844332" table:display="true" table:show-details="true"/>
                <table:data-pilot-member table:name="0,845325" table:display="true" table:show-details="true"/>
                <table:data-pilot-member table:name="0,845564" table:display="true" table:show-details="true"/>
                <table:data-pilot-member table:name="0,847125" table:display="true" table:show-details="true"/>
                <table:data-pilot-member table:name="0,847538" table:display="true" table:show-details="true"/>
                <table:data-pilot-member table:name="0,848797" table:display="true" table:show-details="true"/>
                <table:data-pilot-member table:name="0,852888" table:display="true" table:show-details="true"/>
                <table:data-pilot-member table:name="0,853793" table:display="true" table:show-details="true"/>
                <table:data-pilot-member table:name="0,855781" table:display="true" table:show-details="true"/>
                <table:data-pilot-member table:name="0,857529" table:display="true" table:show-details="true"/>
                <table:data-pilot-member table:name="0,859725" table:display="true" table:show-details="true"/>
                <table:data-pilot-member table:name="0,862329" table:display="true" table:show-details="true"/>
                <table:data-pilot-member table:name="0,862455" table:display="true" table:show-details="true"/>
                <table:data-pilot-member table:name="0,862801" table:display="true" table:show-details="true"/>
                <table:data-pilot-member table:name="0,863798" table:display="true" table:show-details="true"/>
                <table:data-pilot-member table:name="0,863835" table:display="true" table:show-details="true"/>
                <table:data-pilot-member table:name="0,863969" table:display="true" table:show-details="true"/>
                <table:data-pilot-member table:name="0,864478" table:display="true" table:show-details="true"/>
                <table:data-pilot-member table:name="0,865938" table:display="true" table:show-details="true"/>
                <table:data-pilot-member table:name="0,866619" table:display="true" table:show-details="true"/>
                <table:data-pilot-member table:name="0,867374" table:display="true" table:show-details="true"/>
                <table:data-pilot-member table:name="0,868444" table:display="true" table:show-details="true"/>
                <table:data-pilot-member table:name="0,870241" table:display="true" table:show-details="true"/>
                <table:data-pilot-member table:name="0,871185" table:display="true" table:show-details="true"/>
                <table:data-pilot-member table:name="0,871237" table:display="true" table:show-details="true"/>
                <table:data-pilot-member table:name="0,871536" table:display="true" table:show-details="true"/>
                <table:data-pilot-member table:name="0,871723" table:display="true" table:show-details="true"/>
                <table:data-pilot-member table:name="0,871736" table:display="true" table:show-details="true"/>
                <table:data-pilot-member table:name="0,873697" table:display="true" table:show-details="true"/>
                <table:data-pilot-member table:name="0,875909" table:display="true" table:show-details="true"/>
                <table:data-pilot-member table:name="0,876044" table:display="true" table:show-details="true"/>
                <table:data-pilot-member table:name="0,877335" table:display="true" table:show-details="true"/>
                <table:data-pilot-member table:name="0,877679" table:display="true" table:show-details="true"/>
                <table:data-pilot-member table:name="0,878292" table:display="true" table:show-details="true"/>
                <table:data-pilot-member table:name="0,880959" table:display="true" table:show-details="true"/>
                <table:data-pilot-member table:name="0,88731" table:display="true" table:show-details="true"/>
                <table:data-pilot-member table:name="0,889916" table:display="true" table:show-details="true"/>
                <table:data-pilot-member table:name="0,890976" table:display="true" table:show-details="true"/>
                <table:data-pilot-member table:name="0,891981" table:display="true" table:show-details="true"/>
                <table:data-pilot-member table:name="0,893279" table:display="true" table:show-details="true"/>
                <table:data-pilot-member table:name="0,89546" table:display="true" table:show-details="true"/>
                <table:data-pilot-member table:name="0,895514" table:display="true" table:show-details="true"/>
                <table:data-pilot-member table:name="0,895619" table:display="true" table:show-details="true"/>
                <table:data-pilot-member table:name="0,898114" table:display="true" table:show-details="true"/>
                <table:data-pilot-member table:name="0,899472" table:display="true" table:show-details="true"/>
                <table:data-pilot-member table:name="0,900852" table:display="true" table:show-details="true"/>
                <table:data-pilot-member table:name="0,900881" table:display="true" table:show-details="true"/>
                <table:data-pilot-member table:name="0,90166" table:display="true" table:show-details="true"/>
                <table:data-pilot-member table:name="0,903362" table:display="true" table:show-details="true"/>
                <table:data-pilot-member table:name="0,905516" table:display="true" table:show-details="true"/>
                <table:data-pilot-member table:name="0,90592" table:display="true" table:show-details="true"/>
                <table:data-pilot-member table:name="0,905924" table:display="true" table:show-details="true"/>
                <table:data-pilot-member table:name="0,90617" table:display="true" table:show-details="true"/>
                <table:data-pilot-member table:name="0,906412" table:display="true" table:show-details="true"/>
                <table:data-pilot-member table:name="0,907452" table:display="true" table:show-details="true"/>
                <table:data-pilot-member table:name="0,907609" table:display="true" table:show-details="true"/>
                <table:data-pilot-member table:name="0,908443" table:display="true" table:show-details="true"/>
                <table:data-pilot-member table:name="0,910866" table:display="true" table:show-details="true"/>
                <table:data-pilot-member table:name="0,914866" table:display="true" table:show-details="true"/>
                <table:data-pilot-member table:name="0,91539" table:display="true" table:show-details="true"/>
                <table:data-pilot-member table:name="0,915655" table:display="true" table:show-details="true"/>
                <table:data-pilot-member table:name="0,919043" table:display="true" table:show-details="true"/>
                <table:data-pilot-member table:name="0,919045" table:display="true" table:show-details="true"/>
                <table:data-pilot-member table:name="0,919743" table:display="true" table:show-details="true"/>
                <table:data-pilot-member table:name="0,920056" table:display="true" table:show-details="true"/>
                <table:data-pilot-member table:name="0,9207" table:display="true" table:show-details="true"/>
                <table:data-pilot-member table:name="0,92245" table:display="true" table:show-details="true"/>
                <table:data-pilot-member table:name="0,923772" table:display="true" table:show-details="true"/>
                <table:data-pilot-member table:name="0,92379" table:display="true" table:show-details="true"/>
                <table:data-pilot-member table:name="0,924073" table:display="true" table:show-details="true"/>
                <table:data-pilot-member table:name="0,924538" table:display="true" table:show-details="true"/>
                <table:data-pilot-member table:name="0,92523" table:display="true" table:show-details="true"/>
                <table:data-pilot-member table:name="0,925397" table:display="true" table:show-details="true"/>
                <table:data-pilot-member table:name="0,925581" table:display="true" table:show-details="true"/>
                <table:data-pilot-member table:name="0,926974" table:display="true" table:show-details="true"/>
                <table:data-pilot-member table:name="0,92724" table:display="true" table:show-details="true"/>
                <table:data-pilot-member table:name="0,927768" table:display="true" table:show-details="true"/>
                <table:data-pilot-member table:name="0,928938" table:display="true" table:show-details="true"/>
                <table:data-pilot-member table:name="0,929214" table:display="true" table:show-details="true"/>
                <table:data-pilot-member table:name="0,929327" table:display="true" table:show-details="true"/>
                <table:data-pilot-member table:name="0,930029" table:display="true" table:show-details="true"/>
                <table:data-pilot-member table:name="0,930195" table:display="true" table:show-details="true"/>
                <table:data-pilot-member table:name="0,930495" table:display="true" table:show-details="true"/>
                <table:data-pilot-member table:name="0,931219" table:display="true" table:show-details="true"/>
                <table:data-pilot-member table:name="0,9323" table:display="true" table:show-details="true"/>
                <table:data-pilot-member table:name="0,933385" table:display="true" table:show-details="true"/>
                <table:data-pilot-member table:name="0,935401" table:display="true" table:show-details="true"/>
                <table:data-pilot-member table:name="0,936024" table:display="true" table:show-details="true"/>
                <table:data-pilot-member table:name="0,937797" table:display="true" table:show-details="true"/>
                <table:data-pilot-member table:name="0,941823" table:display="true" table:show-details="true"/>
                <table:data-pilot-member table:name="0,941827" table:display="true" table:show-details="true"/>
                <table:data-pilot-member table:name="0,941855" table:display="true" table:show-details="true"/>
                <table:data-pilot-member table:name="0,942825" table:display="true" table:show-details="true"/>
                <table:data-pilot-member table:name="0,94313" table:display="true" table:show-details="true"/>
                <table:data-pilot-member table:name="0,943801" table:display="true" table:show-details="true"/>
                <table:data-pilot-member table:name="0,946091" table:display="true" table:show-details="true"/>
                <table:data-pilot-member table:name="0,946886" table:display="true" table:show-details="true"/>
                <table:data-pilot-member table:name="0,946983" table:display="true" table:show-details="true"/>
                <table:data-pilot-member table:name="0,947681" table:display="true" table:show-details="true"/>
                <table:data-pilot-member table:name="0,949111" table:display="true" table:show-details="true"/>
                <table:data-pilot-member table:name="0,949284" table:display="true" table:show-details="true"/>
                <table:data-pilot-member table:name="0,949504" table:display="true" table:show-details="true"/>
                <table:data-pilot-member table:name="0,949682" table:display="true" table:show-details="true"/>
                <table:data-pilot-member table:name="0,949911" table:display="true" table:show-details="true"/>
                <table:data-pilot-member table:name="0,950253" table:display="true" table:show-details="true"/>
                <table:data-pilot-member table:name="0,950927" table:display="true" table:show-details="true"/>
                <table:data-pilot-member table:name="0,95134" table:display="true" table:show-details="true"/>
                <table:data-pilot-member table:name="0,954429" table:display="true" table:show-details="true"/>
                <table:data-pilot-member table:name="0,954711" table:display="true" table:show-details="true"/>
                <table:data-pilot-member table:name="0,956859" table:display="true" table:show-details="true"/>
                <table:data-pilot-member table:name="0,957111" table:display="true" table:show-details="true"/>
                <table:data-pilot-member table:name="0,958299" table:display="true" table:show-details="true"/>
                <table:data-pilot-member table:name="0,960332" table:display="true" table:show-details="true"/>
                <table:data-pilot-member table:name="0,960438" table:display="true" table:show-details="true"/>
                <table:data-pilot-member table:name="0,963493" table:display="true" table:show-details="true"/>
                <table:data-pilot-member table:name="0,964322" table:display="true" table:show-details="true"/>
                <table:data-pilot-member table:name="0,967364" table:display="true" table:show-details="true"/>
                <table:data-pilot-member table:name="0,96872" table:display="true" table:show-details="true"/>
                <table:data-pilot-member table:name="0,969977" table:display="true" table:show-details="true"/>
                <table:data-pilot-member table:name="0,970876" table:display="true" table:show-details="true"/>
                <table:data-pilot-member table:name="0,970886" table:display="true" table:show-details="true"/>
                <table:data-pilot-member table:name="0,970899" table:display="true" table:show-details="true"/>
                <table:data-pilot-member table:name="0,971496" table:display="true" table:show-details="true"/>
                <table:data-pilot-member table:name="0,972399" table:display="true" table:show-details="true"/>
                <table:data-pilot-member table:name="0,973045" table:display="true" table:show-details="true"/>
                <table:data-pilot-member table:name="0,973054" table:display="true" table:show-details="true"/>
                <table:data-pilot-member table:name="0,974019" table:display="true" table:show-details="true"/>
                <table:data-pilot-member table:name="0,974916" table:display="true" table:show-details="true"/>
                <table:data-pilot-member table:name="0,97546" table:display="true" table:show-details="true"/>
                <table:data-pilot-member table:name="0,976762" table:display="true" table:show-details="true"/>
                <table:data-pilot-member table:name="0,978351" table:display="true" table:show-details="true"/>
                <table:data-pilot-member table:name="0,978593" table:display="true" table:show-details="true"/>
                <table:data-pilot-member table:name="0,98093" table:display="true" table:show-details="true"/>
                <table:data-pilot-member table:name="0,981303" table:display="true" table:show-details="true"/>
                <table:data-pilot-member table:name="0,981604" table:display="true" table:show-details="true"/>
                <table:data-pilot-member table:name="0,993533" table:display="true" table:show-details="true"/>
                <table:data-pilot-member table:name="0,996871" table:display="true" table:show-details="true"/>
                <table:data-pilot-member table:name="1,0235" table:display="true" table:show-details="true"/>
                <table:data-pilot-member table:name="1,08835" table:display="true" table:show-details="true"/>
                <table:data-pilot-member table:name="1,64351" table:display="true" table:show-details="true"/>
                <table:data-pilot-member table:name="1,64795" table:display="true" table:show-details="true"/>
                <table:data-pilot-member table:name="1,64969" table:display="true" table:show-details="true"/>
                <table:data-pilot-member table:name="1,65183" table:display="true" table:show-details="true"/>
                <table:data-pilot-member table:name="1,65265" table:display="true" table:show-details="true"/>
                <table:data-pilot-member table:name="1,65504" table:display="true" table:show-details="true"/>
                <table:data-pilot-member table:name="1,6563" table:display="true" table:show-details="true"/>
                <table:data-pilot-member table:name="1,65646" table:display="true" table:show-details="true"/>
                <table:data-pilot-member table:name="1,65662" table:display="true" table:show-details="true"/>
                <table:data-pilot-member table:name="1,65679" table:display="true" table:show-details="true"/>
                <table:data-pilot-member table:name="1,65837" table:display="true" table:show-details="true"/>
                <table:data-pilot-member table:name="1,65864" table:display="true" table:show-details="true"/>
                <table:data-pilot-member table:name="1,66061" table:display="true" table:show-details="true"/>
                <table:data-pilot-member table:name="1,66319" table:display="true" table:show-details="true"/>
                <table:data-pilot-member table:name="1,6641" table:display="true" table:show-details="true"/>
                <table:data-pilot-member table:name="1,66502" table:display="true" table:show-details="true"/>
                <table:data-pilot-member table:name="1,66509" table:display="true" table:show-details="true"/>
                <table:data-pilot-member table:name="1,66708" table:display="true" table:show-details="true"/>
                <table:data-pilot-member table:name="1,66736" table:display="true" table:show-details="true"/>
                <table:data-pilot-member table:name="1,66819" table:display="true" table:show-details="true"/>
                <table:data-pilot-member table:name="1,66899" table:display="true" table:show-details="true"/>
                <table:data-pilot-member table:name="1,67376" table:display="true" table:show-details="true"/>
                <table:data-pilot-member table:name="1,67425" table:display="true" table:show-details="true"/>
                <table:data-pilot-member table:name="1,67465" table:display="true" table:show-details="true"/>
                <table:data-pilot-member table:name="1,68145" table:display="true" table:show-details="true"/>
                <table:data-pilot-member table:name="1,68201" table:display="true" table:show-details="true"/>
                <table:data-pilot-member table:name="1,69211" table:display="true" table:show-details="true"/>
                <table:data-pilot-member table:name="1,69233" table:display="true" table:show-details="true"/>
                <table:data-pilot-member table:name="1,69392" table:display="true" table:show-details="true"/>
                <table:data-pilot-member table:name="1,69435" table:display="true" table:show-details="true"/>
                <table:data-pilot-member table:name="1,69554" table:display="true" table:show-details="true"/>
                <table:data-pilot-member table:name="1,69878" table:display="true" table:show-details="true"/>
                <table:data-pilot-member table:name="1,69937" table:display="true" table:show-details="true"/>
                <table:data-pilot-member table:name="1,70139" table:display="true" table:show-details="true"/>
                <table:data-pilot-member table:name="1,70144" table:display="true" table:show-details="true"/>
                <table:data-pilot-member table:name="1,70388" table:display="true" table:show-details="true"/>
                <table:data-pilot-member table:name="1,70572" table:display="true" table:show-details="true"/>
                <table:data-pilot-member table:name="1,70964" table:display="true" table:show-details="true"/>
                <table:data-pilot-member table:name="1,71214" table:display="true" table:show-details="true"/>
                <table:data-pilot-member table:name="1,71553" table:display="true" table:show-details="true"/>
                <table:data-pilot-member table:name="1,71573" table:display="true" table:show-details="true"/>
                <table:data-pilot-member table:name="1,71709" table:display="true" table:show-details="true"/>
                <table:data-pilot-member table:name="1,71964" table:display="true" table:show-details="true"/>
                <table:data-pilot-member table:name="1,71981" table:display="true" table:show-details="true"/>
                <table:data-pilot-member table:name="1,71995" table:display="true" table:show-details="true"/>
                <table:data-pilot-member table:name="1,72026" table:display="true" table:show-details="true"/>
                <table:data-pilot-member table:name="1,72032" table:display="true" table:show-details="true"/>
                <table:data-pilot-member table:name="1,72401" table:display="true" table:show-details="true"/>
                <table:data-pilot-member table:name="1,72434" table:display="true" table:show-details="true"/>
                <table:data-pilot-member table:name="1,72449" table:display="true" table:show-details="true"/>
                <table:data-pilot-member table:name="1,72594" table:display="true" table:show-details="true"/>
                <table:data-pilot-member table:name="1,72639" table:display="true" table:show-details="true"/>
                <table:data-pilot-member table:name="1,73154" table:display="true" table:show-details="true"/>
                <table:data-pilot-member table:name="1,73267" table:display="true" table:show-details="true"/>
                <table:data-pilot-member table:name="1,73279" table:display="true" table:show-details="true"/>
                <table:data-pilot-member table:name="1,73437" table:display="true" table:show-details="true"/>
                <table:data-pilot-member table:name="1,73479" table:display="true" table:show-details="true"/>
                <table:data-pilot-member table:name="1,73487" table:display="true" table:show-details="true"/>
                <table:data-pilot-member table:name="1,73605" table:display="true" table:show-details="true"/>
                <table:data-pilot-member table:name="1,73612" table:display="true" table:show-details="true"/>
                <table:data-pilot-member table:name="1,73734" table:display="true" table:show-details="true"/>
                <table:data-pilot-member table:name="1,73826" table:display="true" table:show-details="true"/>
                <table:data-pilot-member table:name="1,73831" table:display="true" table:show-details="true"/>
                <table:data-pilot-member table:name="1,73892" table:display="true" table:show-details="true"/>
                <table:data-pilot-member table:name="1,7405" table:display="true" table:show-details="true"/>
                <table:data-pilot-member table:name="1,74359" table:display="true" table:show-details="true"/>
                <table:data-pilot-member table:name="1,74439" table:display="true" table:show-details="true"/>
                <table:data-pilot-member table:name="1,75243" table:display="true" table:show-details="true"/>
                <table:data-pilot-member table:name="1,75552" table:display="true" table:show-details="true"/>
                <table:data-pilot-member table:name="1,75763" table:display="true" table:show-details="true"/>
                <table:data-pilot-member table:name="1,75874" table:display="true" table:show-details="true"/>
                <table:data-pilot-member table:name="1,76124" table:display="true" table:show-details="true"/>
                <table:data-pilot-member table:name="1,76649" table:display="true" table:show-details="true"/>
                <table:data-pilot-member table:name="1,77384" table:display="true" table:show-details="true"/>
                <table:data-pilot-member table:name="1,77397" table:display="true" table:show-details="true"/>
                <table:data-pilot-member table:name="1,78635" table:display="true" table:show-details="true"/>
                <table:data-pilot-member table:name="1,78868" table:display="true" table:show-details="true"/>
                <table:data-pilot-member table:name="1,79359" table:display="true" table:show-details="true"/>
                <table:data-pilot-member table:name="1,79478" table:display="true" table:show-details="true"/>
                <table:data-pilot-member table:name="1,79495" table:display="true" table:show-details="true"/>
                <table:data-pilot-member table:name="1,79543" table:display="true" table:show-details="true"/>
                <table:data-pilot-member table:name="1,79859" table:display="true" table:show-details="true"/>
                <table:data-pilot-member table:name="1,81124" table:display="true" table:show-details="true"/>
                <table:data-pilot-member table:name="1,82262" table:display="true" table:show-details="true"/>
                <table:data-pilot-member table:name="1,82281" table:display="true" table:show-details="true"/>
                <table:data-pilot-member table:name="1,82994" table:display="true" table:show-details="true"/>
                <table:data-pilot-member table:name="1,83271" table:display="true" table:show-details="true"/>
                <table:data-pilot-member table:name="1,83464" table:display="true" table:show-details="true"/>
                <table:data-pilot-member table:name="1,83615" table:display="true" table:show-details="true"/>
                <table:data-pilot-member table:name="1,83678" table:display="true" table:show-details="true"/>
                <table:data-pilot-member table:name="1,8385" table:display="true" table:show-details="true"/>
                <table:data-pilot-member table:name="1,84079" table:display="true" table:show-details="true"/>
                <table:data-pilot-member table:name="1,84314" table:display="true" table:show-details="true"/>
                <table:data-pilot-member table:name="1,84605" table:display="true" table:show-details="true"/>
                <table:data-pilot-member table:name="1,84704" table:display="true" table:show-details="true"/>
                <table:data-pilot-member table:name="1,84776" table:display="true" table:show-details="true"/>
                <table:data-pilot-member table:name="1,84805" table:display="true" table:show-details="true"/>
                <table:data-pilot-member table:name="1,85027" table:display="true" table:show-details="true"/>
                <table:data-pilot-member table:name="1,85402" table:display="true" table:show-details="true"/>
                <table:data-pilot-member table:name="1,85628" table:display="true" table:show-details="true"/>
                <table:data-pilot-member table:name="1,85639" table:display="true" table:show-details="true"/>
                <table:data-pilot-member table:name="1,85658" table:display="true" table:show-details="true"/>
                <table:data-pilot-member table:name="1,85781" table:display="true" table:show-details="true"/>
                <table:data-pilot-member table:name="1,85861" table:display="true" table:show-details="true"/>
                <table:data-pilot-member table:name="1,85896" table:display="true" table:show-details="true"/>
                <table:data-pilot-member table:name="1,85915" table:display="true" table:show-details="true"/>
                <table:data-pilot-member table:name="1,85982" table:display="true" table:show-details="true"/>
                <table:data-pilot-member table:name="1,86037" table:display="true" table:show-details="true"/>
                <table:data-pilot-member table:name="1,86044" table:display="true" table:show-details="true"/>
                <table:data-pilot-member table:name="1,86078" table:display="true" table:show-details="true"/>
                <table:data-pilot-member table:name="1,86085" table:display="true" table:show-details="true"/>
                <table:data-pilot-member table:name="1,86093" table:display="true" table:show-details="true"/>
                <table:data-pilot-member table:name="1,862" table:display="true" table:show-details="true"/>
                <table:data-pilot-member table:name="1,86207" table:display="true" table:show-details="true"/>
                <table:data-pilot-member table:name="1,86254" table:display="true" table:show-details="true"/>
                <table:data-pilot-member table:name="1,86295" table:display="true" table:show-details="true"/>
                <table:data-pilot-member table:name="1,86345" table:display="true" table:show-details="true"/>
                <table:data-pilot-member table:name="1,86384" table:display="true" table:show-details="true"/>
                <table:data-pilot-member table:name="1,8646" table:display="true" table:show-details="true"/>
                <table:data-pilot-member table:name="1,86623" table:display="true" table:show-details="true"/>
                <table:data-pilot-member table:name="1,86633" table:display="true" table:show-details="true"/>
                <table:data-pilot-member table:name="1,86665" table:display="true" table:show-details="true"/>
                <table:data-pilot-member table:name="1,86668" table:display="true" table:show-details="true"/>
                <table:data-pilot-member table:name="1,86719" table:display="true" table:show-details="true"/>
                <table:data-pilot-member table:name="1,86762" table:display="true" table:show-details="true"/>
                <table:data-pilot-member table:name="1,8691" table:display="true" table:show-details="true"/>
                <table:data-pilot-member table:name="1,86922" table:display="true" table:show-details="true"/>
                <table:data-pilot-member table:name="1,86941" table:display="true" table:show-details="true"/>
                <table:data-pilot-member table:name="1,87197" table:display="true" table:show-details="true"/>
                <table:data-pilot-member table:name="1,87904" table:display="true" table:show-details="true"/>
                <table:data-pilot-member table:name="1,87999" table:display="true" table:show-details="true"/>
                <table:data-pilot-member table:name="1,88014" table:display="true" table:show-details="true"/>
                <table:data-pilot-member table:name="1,88571" table:display="true" table:show-details="true"/>
                <table:data-pilot-member table:name="1,88748" table:display="true" table:show-details="true"/>
                <table:data-pilot-member table:name="1,89177" table:display="true" table:show-details="true"/>
                <table:data-pilot-member table:name="1,89298" table:display="true" table:show-details="true"/>
                <table:data-pilot-member table:name="1,89482" table:display="true" table:show-details="true"/>
                <table:data-pilot-member table:name="1,89695" table:display="true" table:show-details="true"/>
                <table:data-pilot-member table:name="1,89721" table:display="true" table:show-details="true"/>
                <table:data-pilot-member table:name="1,9001" table:display="true" table:show-details="true"/>
                <table:data-pilot-member table:name="1,90086" table:display="true" table:show-details="true"/>
                <table:data-pilot-member table:name="1,90202" table:display="true" table:show-details="true"/>
                <table:data-pilot-member table:name="1,90251" table:display="true" table:show-details="true"/>
                <table:data-pilot-member table:name="1,90369" table:display="true" table:show-details="true"/>
                <table:data-pilot-member table:name="1,90376" table:display="true" table:show-details="true"/>
                <table:data-pilot-member table:name="1,90397" table:display="true" table:show-details="true"/>
                <table:data-pilot-member table:name="1,90504" table:display="true" table:show-details="true"/>
                <table:data-pilot-member table:name="1,90587" table:display="true" table:show-details="true"/>
                <table:data-pilot-member table:name="1,90591" table:display="true" table:show-details="true"/>
                <table:data-pilot-member table:name="1,90599" table:display="true" table:show-details="true"/>
                <table:data-pilot-member table:name="1,90736" table:display="true" table:show-details="true"/>
                <table:data-pilot-member table:name="1,90881" table:display="true" table:show-details="true"/>
                <table:data-pilot-member table:name="1,9103" table:display="true" table:show-details="true"/>
                <table:data-pilot-member table:name="1,91078" table:display="true" table:show-details="true"/>
                <table:data-pilot-member table:name="1,91118" table:display="true" table:show-details="true"/>
                <table:data-pilot-member table:name="1,91338" table:display="true" table:show-details="true"/>
                <table:data-pilot-member table:name="1,91376" table:display="true" table:show-details="true"/>
                <table:data-pilot-member table:name="1,91377" table:display="true" table:show-details="true"/>
                <table:data-pilot-member table:name="1,9141" table:display="true" table:show-details="true"/>
                <table:data-pilot-member table:name="1,91425" table:display="true" table:show-details="true"/>
                <table:data-pilot-member table:name="1,91505" table:display="true" table:show-details="true"/>
                <table:data-pilot-member table:name="1,91552" table:display="true" table:show-details="true"/>
                <table:data-pilot-member table:name="1,91611" table:display="true" table:show-details="true"/>
                <table:data-pilot-member table:name="1,91636" table:display="true" table:show-details="true"/>
                <table:data-pilot-member table:name="1,91769" table:display="true" table:show-details="true"/>
                <table:data-pilot-member table:name="1,91855" table:display="true" table:show-details="true"/>
                <table:data-pilot-member table:name="1,9198" table:display="true" table:show-details="true"/>
                <table:data-pilot-member table:name="1,91993" table:display="true" table:show-details="true"/>
                <table:data-pilot-member table:name="1,92002" table:display="true" table:show-details="true"/>
                <table:data-pilot-member table:name="1,92146" table:display="true" table:show-details="true"/>
                <table:data-pilot-member table:name="1,92172" table:display="true" table:show-details="true"/>
                <table:data-pilot-member table:name="1,92173" table:display="true" table:show-details="true"/>
                <table:data-pilot-member table:name="1,92338" table:display="true" table:show-details="true"/>
                <table:data-pilot-member table:name="1,92496" table:display="true" table:show-details="true"/>
                <table:data-pilot-member table:name="1,92502" table:display="true" table:show-details="true"/>
                <table:data-pilot-member table:name="1,92645" table:display="true" table:show-details="true"/>
                <table:data-pilot-member table:name="1,92791" table:display="true" table:show-details="true"/>
                <table:data-pilot-member table:name="1,92843" table:display="true" table:show-details="true"/>
                <table:data-pilot-member table:name="1,92901" table:display="true" table:show-details="true"/>
                <table:data-pilot-member table:name="1,93083" table:display="true" table:show-details="true"/>
                <table:data-pilot-member table:name="1,93134" table:display="true" table:show-details="true"/>
                <table:data-pilot-member table:name="1,93316" table:display="true" table:show-details="true"/>
                <table:data-pilot-member table:name="1,9361" table:display="true" table:show-details="true"/>
                <table:data-pilot-member table:name="1,93678" table:display="true" table:show-details="true"/>
                <table:data-pilot-member table:name="1,93964" table:display="true" table:show-details="true"/>
                <table:data-pilot-member table:name="1,93966" table:display="true" table:show-details="true"/>
                <table:data-pilot-member table:name="1,94297" table:display="true" table:show-details="true"/>
                <table:data-pilot-member table:name="1,94552" table:display="true" table:show-details="true"/>
                <table:data-pilot-member table:name="1,94874" table:display="true" table:show-details="true"/>
                <table:data-pilot-member table:name="1,95156" table:display="true" table:show-details="true"/>
                <table:data-pilot-member table:name="1,95433" table:display="true" table:show-details="true"/>
                <table:data-pilot-member table:name="1,95476" table:display="true" table:show-details="true"/>
                <table:data-pilot-member table:name="1,9619" table:display="true" table:show-details="true"/>
                <table:data-pilot-member table:name="1,97873" table:display="true" table:show-details="true"/>
                <table:data-pilot-member table:name="1,9819" table:display="true" table:show-details="true"/>
                <table:data-pilot-member table:name="1,99443" table:display="true" table:show-details="true"/>
                <table:data-pilot-member table:name="1,99931" table:display="true" table:show-details="true"/>
                <table:data-pilot-member table:name="2,00999" table:display="true" table:show-details="true"/>
                <table:data-pilot-member table:name="2,36549" table:display="true" table:show-details="true"/>
                <table:data-pilot-member table:name="2,36578" table:display="true" table:show-details="true"/>
                <table:data-pilot-member table:name="2,36609" table:display="true" table:show-details="true"/>
                <table:data-pilot-member table:name="2,3686" table:display="true" table:show-details="true"/>
                <table:data-pilot-member table:name="2,37488" table:display="true" table:show-details="true"/>
                <table:data-pilot-member table:name="2,37566" table:display="true" table:show-details="true"/>
                <table:data-pilot-member table:name="2,37692" table:display="true" table:show-details="true"/>
                <table:data-pilot-member table:name="2,37751" table:display="true" table:show-details="true"/>
                <table:data-pilot-member table:name="2,37788" table:display="true" table:show-details="true"/>
                <table:data-pilot-member table:name="2,37916" table:display="true" table:show-details="true"/>
                <table:data-pilot-member table:name="2,3835" table:display="true" table:show-details="true"/>
                <table:data-pilot-member table:name="2,38473" table:display="true" table:show-details="true"/>
                <table:data-pilot-member table:name="2,38714" table:display="true" table:show-details="true"/>
                <table:data-pilot-member table:name="2,40135" table:display="true" table:show-details="true"/>
                <table:data-pilot-member table:name="2,40354" table:display="true" table:show-details="true"/>
                <table:data-pilot-member table:name="2,40363" table:display="true" table:show-details="true"/>
                <table:data-pilot-member table:name="2,40519" table:display="true" table:show-details="true"/>
                <table:data-pilot-member table:name="2,41281" table:display="true" table:show-details="true"/>
                <table:data-pilot-member table:name="2,41583" table:display="true" table:show-details="true"/>
                <table:data-pilot-member table:name="2,41941" table:display="true" table:show-details="true"/>
                <table:data-pilot-member table:name="2,42232" table:display="true" table:show-details="true"/>
                <table:data-pilot-member table:name="2,42447" table:display="true" table:show-details="true"/>
                <table:data-pilot-member table:name="2,42749" table:display="true" table:show-details="true"/>
                <table:data-pilot-member table:name="2,43131" table:display="true" table:show-details="true"/>
                <table:data-pilot-member table:name="2,43513" table:display="true" table:show-details="true"/>
                <table:data-pilot-member table:name="2,44005" table:display="true" table:show-details="true"/>
                <table:data-pilot-member table:name="2,44133" table:display="true" table:show-details="true"/>
                <table:data-pilot-member table:name="2,44154" table:display="true" table:show-details="true"/>
                <table:data-pilot-member table:name="2,44377" table:display="true" table:show-details="true"/>
                <table:data-pilot-member table:name="2,44909" table:display="true" table:show-details="true"/>
                <table:data-pilot-member table:name="2,45009" table:display="true" table:show-details="true"/>
                <table:data-pilot-member table:name="2,45141" table:display="true" table:show-details="true"/>
                <table:data-pilot-member table:name="2,45437" table:display="true" table:show-details="true"/>
                <table:data-pilot-member table:name="2,45504" table:display="true" table:show-details="true"/>
                <table:data-pilot-member table:name="2,45558" table:display="true" table:show-details="true"/>
                <table:data-pilot-member table:name="2,46267" table:display="true" table:show-details="true"/>
                <table:data-pilot-member table:name="2,46745" table:display="true" table:show-details="true"/>
                <table:data-pilot-member table:name="2,46806" table:display="true" table:show-details="true"/>
                <table:data-pilot-member table:name="2,47762" table:display="true" table:show-details="true"/>
                <table:data-pilot-member table:name="2,47775" table:display="true" table:show-details="true"/>
                <table:data-pilot-member table:name="2,47947" table:display="true" table:show-details="true"/>
                <table:data-pilot-member table:name="2,47988" table:display="true" table:show-details="true"/>
                <table:data-pilot-member table:name="2,4807" table:display="true" table:show-details="true"/>
                <table:data-pilot-member table:name="2,48285" table:display="true" table:show-details="true"/>
                <table:data-pilot-member table:name="2,48444" table:display="true" table:show-details="true"/>
                <table:data-pilot-member table:name="2,48593" table:display="true" table:show-details="true"/>
                <table:data-pilot-member table:name="2,49305" table:display="true" table:show-details="true"/>
                <table:data-pilot-member table:name="2,49531" table:display="true" table:show-details="true"/>
                <table:data-pilot-member table:name="2,49626" table:display="true" table:show-details="true"/>
                <table:data-pilot-member table:name="2,50066" table:display="true" table:show-details="true"/>
                <table:data-pilot-member table:name="2,50329" table:display="true" table:show-details="true"/>
                <table:data-pilot-member table:name="2,50896" table:display="true" table:show-details="true"/>
                <table:data-pilot-member table:name="2,51153" table:display="true" table:show-details="true"/>
                <table:data-pilot-member table:name="2,51228" table:display="true" table:show-details="true"/>
                <table:data-pilot-member table:name="2,51345" table:display="true" table:show-details="true"/>
                <table:data-pilot-member table:name="2,51625" table:display="true" table:show-details="true"/>
                <table:data-pilot-member table:name="2,52022" table:display="true" table:show-details="true"/>
                <table:data-pilot-member table:name="2,52597" table:display="true" table:show-details="true"/>
                <table:data-pilot-member table:name="2,52906" table:display="true" table:show-details="true"/>
                <table:data-pilot-member table:name="2,52998" table:display="true" table:show-details="true"/>
                <table:data-pilot-member table:name="2,53066" table:display="true" table:show-details="true"/>
                <table:data-pilot-member table:name="2,53167" table:display="true" table:show-details="true"/>
                <table:data-pilot-member table:name="2,53248" table:display="true" table:show-details="true"/>
                <table:data-pilot-member table:name="2,53836" table:display="true" table:show-details="true"/>
                <table:data-pilot-member table:name="2,54031" table:display="true" table:show-details="true"/>
                <table:data-pilot-member table:name="2,54112" table:display="true" table:show-details="true"/>
                <table:data-pilot-member table:name="2,54252" table:display="true" table:show-details="true"/>
                <table:data-pilot-member table:name="2,54399" table:display="true" table:show-details="true"/>
                <table:data-pilot-member table:name="2,54718" table:display="true" table:show-details="true"/>
                <table:data-pilot-member table:name="2,55092" table:display="true" table:show-details="true"/>
                <table:data-pilot-member table:name="2,55102" table:display="true" table:show-details="true"/>
                <table:data-pilot-member table:name="2,55131" table:display="true" table:show-details="true"/>
                <table:data-pilot-member table:name="2,55251" table:display="true" table:show-details="true"/>
                <table:data-pilot-member table:name="2,55678" table:display="true" table:show-details="true"/>
                <table:data-pilot-member table:name="2,55751" table:display="true" table:show-details="true"/>
                <table:data-pilot-member table:name="2,56193" table:display="true" table:show-details="true"/>
                <table:data-pilot-member table:name="2,56233" table:display="true" table:show-details="true"/>
                <table:data-pilot-member table:name="2,56287" table:display="true" table:show-details="true"/>
                <table:data-pilot-member table:name="2,56541" table:display="true" table:show-details="true"/>
                <table:data-pilot-member table:name="2,5661" table:display="true" table:show-details="true"/>
                <table:data-pilot-member table:name="2,57005" table:display="true" table:show-details="true"/>
                <table:data-pilot-member table:name="2,57182" table:display="true" table:show-details="true"/>
                <table:data-pilot-member table:name="2,57607" table:display="true" table:show-details="true"/>
                <table:data-pilot-member table:name="2,57817" table:display="true" table:show-details="true"/>
                <table:data-pilot-member table:name="2,57976" table:display="true" table:show-details="true"/>
                <table:data-pilot-member table:name="2,58041" table:display="true" table:show-details="true"/>
                <table:data-pilot-member table:name="2,58232" table:display="true" table:show-details="true"/>
                <table:data-pilot-member table:name="2,58307" table:display="true" table:show-details="true"/>
                <table:data-pilot-member table:name="2,5869" table:display="true" table:show-details="true"/>
                <table:data-pilot-member table:name="2,58712" table:display="true" table:show-details="true"/>
                <table:data-pilot-member table:name="2,58795" table:display="true" table:show-details="true"/>
                <table:data-pilot-member table:name="2,5884" table:display="true" table:show-details="true"/>
                <table:data-pilot-member table:name="2,59431" table:display="true" table:show-details="true"/>
                <table:data-pilot-member table:name="2,59434" table:display="true" table:show-details="true"/>
                <table:data-pilot-member table:name="2,59553" table:display="true" table:show-details="true"/>
                <table:data-pilot-member table:name="2,60697" table:display="true" table:show-details="true"/>
                <table:data-pilot-member table:name="2,60746" table:display="true" table:show-details="true"/>
                <table:data-pilot-member table:name="2,60768" table:display="true" table:show-details="true"/>
                <table:data-pilot-member table:name="2,60926" table:display="true" table:show-details="true"/>
                <table:data-pilot-member table:name="2,60992" table:display="true" table:show-details="true"/>
                <table:data-pilot-member table:name="2,61491" table:display="true" table:show-details="true"/>
                <table:data-pilot-member table:name="2,61581" table:display="true" table:show-details="true"/>
                <table:data-pilot-member table:name="2,61897" table:display="true" table:show-details="true"/>
                <table:data-pilot-member table:name="2,6205" table:display="true" table:show-details="true"/>
                <table:data-pilot-member table:name="2,6225" table:display="true" table:show-details="true"/>
                <table:data-pilot-member table:name="2,62799" table:display="true" table:show-details="true"/>
                <table:data-pilot-member table:name="2,62993" table:display="true" table:show-details="true"/>
                <table:data-pilot-member table:name="2,63325" table:display="true" table:show-details="true"/>
                <table:data-pilot-member table:name="2,63687" table:display="true" table:show-details="true"/>
                <table:data-pilot-member table:name="2,63755" table:display="true" table:show-details="true"/>
                <table:data-pilot-member table:name="2,63857" table:display="true" table:show-details="true"/>
                <table:data-pilot-member table:name="2,6395" table:display="true" table:show-details="true"/>
                <table:data-pilot-member table:name="2,63969" table:display="true" table:show-details="true"/>
                <table:data-pilot-member table:name="2,64122" table:display="true" table:show-details="true"/>
                <table:data-pilot-member table:name="2,64368" table:display="true" table:show-details="true"/>
                <table:data-pilot-member table:name="2,64721" table:display="true" table:show-details="true"/>
                <table:data-pilot-member table:name="2,64774" table:display="true" table:show-details="true"/>
                <table:data-pilot-member table:name="2,64793" table:display="true" table:show-details="true"/>
                <table:data-pilot-member table:name="2,64805" table:display="true" table:show-details="true"/>
                <table:data-pilot-member table:name="2,64928" table:display="true" table:show-details="true"/>
                <table:data-pilot-member table:name="2,64942" table:display="true" table:show-details="true"/>
                <table:data-pilot-member table:name="2,65039" table:display="true" table:show-details="true"/>
                <table:data-pilot-member table:name="2,65237" table:display="true" table:show-details="true"/>
                <table:data-pilot-member table:name="2,6549" table:display="true" table:show-details="true"/>
                <table:data-pilot-member table:name="2,6631" table:display="true" table:show-details="true"/>
                <table:data-pilot-member table:name="2,66511" table:display="true" table:show-details="true"/>
                <table:data-pilot-member table:name="2,66762" table:display="true" table:show-details="true"/>
                <table:data-pilot-member table:name="2,66907" table:display="true" table:show-details="true"/>
                <table:data-pilot-member table:name="2,66973" table:display="true" table:show-details="true"/>
                <table:data-pilot-member table:name="2,66999" table:display="true" table:show-details="true"/>
                <table:data-pilot-member table:name="2,67087" table:display="true" table:show-details="true"/>
                <table:data-pilot-member table:name="2,67175" table:display="true" table:show-details="true"/>
                <table:data-pilot-member table:name="2,67251" table:display="true" table:show-details="true"/>
                <table:data-pilot-member table:name="2,67399" table:display="true" table:show-details="true"/>
                <table:data-pilot-member table:name="2,6747" table:display="true" table:show-details="true"/>
                <table:data-pilot-member table:name="2,67631" table:display="true" table:show-details="true"/>
                <table:data-pilot-member table:name="2,67758" table:display="true" table:show-details="true"/>
                <table:data-pilot-member table:name="2,67901" table:display="true" table:show-details="true"/>
                <table:data-pilot-member table:name="2,68053" table:display="true" table:show-details="true"/>
                <table:data-pilot-member table:name="2,68118" table:display="true" table:show-details="true"/>
                <table:data-pilot-member table:name="2,68263" table:display="true" table:show-details="true"/>
                <table:data-pilot-member table:name="2,68318" table:display="true" table:show-details="true"/>
                <table:data-pilot-member table:name="2,68659" table:display="true" table:show-details="true"/>
                <table:data-pilot-member table:name="2,68683" table:display="true" table:show-details="true"/>
                <table:data-pilot-member table:name="2,68718" table:display="true" table:show-details="true"/>
                <table:data-pilot-member table:name="2,68812" table:display="true" table:show-details="true"/>
                <table:data-pilot-member table:name="2,69142" table:display="true" table:show-details="true"/>
                <table:data-pilot-member table:name="2,69153" table:display="true" table:show-details="true"/>
                <table:data-pilot-member table:name="2,69215" table:display="true" table:show-details="true"/>
                <table:data-pilot-member table:name="2,69377" table:display="true" table:show-details="true"/>
                <table:data-pilot-member table:name="2,69546" table:display="true" table:show-details="true"/>
                <table:data-pilot-member table:name="2,69804" table:display="true" table:show-details="true"/>
                <table:data-pilot-member table:name="2,70018" table:display="true" table:show-details="true"/>
                <table:data-pilot-member table:name="2,7006" table:display="true" table:show-details="true"/>
                <table:data-pilot-member table:name="2,70222" table:display="true" table:show-details="true"/>
                <table:data-pilot-member table:name="2,7026" table:display="true" table:show-details="true"/>
                <table:data-pilot-member table:name="2,70421" table:display="true" table:show-details="true"/>
                <table:data-pilot-member table:name="2,70605" table:display="true" table:show-details="true"/>
                <table:data-pilot-member table:name="2,70652" table:display="true" table:show-details="true"/>
                <table:data-pilot-member table:name="2,70708" table:display="true" table:show-details="true"/>
                <table:data-pilot-member table:name="2,70816" table:display="true" table:show-details="true"/>
                <table:data-pilot-member table:name="2,70841" table:display="true" table:show-details="true"/>
                <table:data-pilot-member table:name="2,7102" table:display="true" table:show-details="true"/>
                <table:data-pilot-member table:name="2,71034" table:display="true" table:show-details="true"/>
                <table:data-pilot-member table:name="2,71177" table:display="true" table:show-details="true"/>
                <table:data-pilot-member table:name="2,71388" table:display="true" table:show-details="true"/>
                <table:data-pilot-member table:name="2,71475" table:display="true" table:show-details="true"/>
                <table:data-pilot-member table:name="2,72187" table:display="true" table:show-details="true"/>
                <table:data-pilot-member table:name="2,72241" table:display="true" table:show-details="true"/>
                <table:data-pilot-member table:name="2,72713" table:display="true" table:show-details="true"/>
                <table:data-pilot-member table:name="2,72789" table:display="true" table:show-details="true"/>
                <table:data-pilot-member table:name="2,72809" table:display="true" table:show-details="true"/>
                <table:data-pilot-member table:name="2,72847" table:display="true" table:show-details="true"/>
                <table:data-pilot-member table:name="2,72868" table:display="true" table:show-details="true"/>
                <table:data-pilot-member table:name="2,73005" table:display="true" table:show-details="true"/>
                <table:data-pilot-member table:name="2,73206" table:display="true" table:show-details="true"/>
                <table:data-pilot-member table:name="2,73484" table:display="true" table:show-details="true"/>
                <table:data-pilot-member table:name="2,74291" table:display="true" table:show-details="true"/>
                <table:data-pilot-member table:name="2,7449" table:display="true" table:show-details="true"/>
                <table:data-pilot-member table:name="2,7502" table:display="true" table:show-details="true"/>
                <table:data-pilot-member table:name="2,75366" table:display="true" table:show-details="true"/>
                <table:data-pilot-member table:name="2,75402" table:display="true" table:show-details="true"/>
                <table:data-pilot-member table:name="2,75673" table:display="true" table:show-details="true"/>
                <table:data-pilot-member table:name="2,7594" table:display="true" table:show-details="true"/>
                <table:data-pilot-member table:name="2,75969" table:display="true" table:show-details="true"/>
                <table:data-pilot-member table:name="2,76419" table:display="true" table:show-details="true"/>
                <table:data-pilot-member table:name="2,76575" table:display="true" table:show-details="true"/>
                <table:data-pilot-member table:name="2,76667" table:display="true" table:show-details="true"/>
                <table:data-pilot-member table:name="2,76801" table:display="true" table:show-details="true"/>
                <table:data-pilot-member table:name="2,7713" table:display="true" table:show-details="true"/>
                <table:data-pilot-member table:name="2,77961" table:display="true" table:show-details="true"/>
                <table:data-pilot-member table:name="2,77998" table:display="true" table:show-details="true"/>
                <table:data-pilot-member table:name="2,78298" table:display="true" table:show-details="true"/>
                <table:data-pilot-member table:name="2,79122" table:display="true" table:show-details="true"/>
                <table:data-pilot-member table:name="2,79544" table:display="true" table:show-details="true"/>
                <table:data-pilot-member table:name="2,79904" table:display="true" table:show-details="true"/>
                <table:data-pilot-member table:name="2,80431" table:display="true" table:show-details="true"/>
                <table:data-pilot-member table:name="2,80786" table:display="true" table:show-details="true"/>
                <table:data-pilot-member table:name="2,8123" table:display="true" table:show-details="true"/>
                <table:data-pilot-member table:name="2,81246" table:display="true" table:show-details="true"/>
                <table:data-pilot-member table:name="2,81359" table:display="true" table:show-details="true"/>
                <table:data-pilot-member table:name="2,81413" table:display="true" table:show-details="true"/>
                <table:data-pilot-member table:name="2,81965" table:display="true" table:show-details="true"/>
                <table:data-pilot-member table:name="2,8216" table:display="true" table:show-details="true"/>
                <table:data-pilot-member table:name="2,83236" table:display="true" table:show-details="true"/>
                <table:data-pilot-member table:name="2,83826" table:display="true" table:show-details="true"/>
                <table:data-pilot-member table:name="2,84264" table:display="true" table:show-details="true"/>
                <table:data-pilot-member table:name="2,85037" table:display="true" table:show-details="true"/>
                <table:data-pilot-member table:name="2,85963" table:display="true" table:show-details="true"/>
                <table:data-pilot-member table:name="2,86283" table:display="true" table:show-details="true"/>
                <table:data-pilot-member table:name="2,86591" table:display="true" table:show-details="true"/>
                <table:data-pilot-member table:name="2,86699" table:display="true" table:show-details="true"/>
                <table:data-pilot-member table:name="2,87178" table:display="true" table:show-details="true"/>
                <table:data-pilot-member table:name="2,87566" table:display="true" table:show-details="true"/>
                <table:data-pilot-member table:name="2,87668" table:display="true" table:show-details="true"/>
                <table:data-pilot-member table:name="2,87733" table:display="true" table:show-details="true"/>
                <table:data-pilot-member table:name="2,87794" table:display="true" table:show-details="true"/>
                <table:data-pilot-member table:name="2,87949" table:display="true" table:show-details="true"/>
                <table:data-pilot-member table:name="2,88071" table:display="true" table:show-details="true"/>
                <table:data-pilot-member table:name="2,88146" table:display="true" table:show-details="true"/>
                <table:data-pilot-member table:name="2,88171" table:display="true" table:show-details="true"/>
                <table:data-pilot-member table:name="2,88324" table:display="true" table:show-details="true"/>
                <table:data-pilot-member table:name="2,88558" table:display="true" table:show-details="true"/>
                <table:data-pilot-member table:name="2,8859" table:display="true" table:show-details="true"/>
                <table:data-pilot-member table:name="2,88876" table:display="true" table:show-details="true"/>
                <table:data-pilot-member table:name="2,89317" table:display="true" table:show-details="true"/>
                <table:data-pilot-member table:name="2,89669" table:display="true" table:show-details="true"/>
                <table:data-pilot-member table:name="2,89952" table:display="true" table:show-details="true"/>
                <table:data-pilot-member table:name="2,90158" table:display="true" table:show-details="true"/>
                <table:data-pilot-member table:name="2,90839" table:display="true" table:show-details="true"/>
                <table:data-pilot-member table:name="2,9101" table:display="true" table:show-details="true"/>
                <table:data-pilot-member table:name="2,91053" table:display="true" table:show-details="true"/>
                <table:data-pilot-member table:name="2,91065" table:display="true" table:show-details="true"/>
                <table:data-pilot-member table:name="2,91245" table:display="true" table:show-details="true"/>
                <table:data-pilot-member table:name="2,91478" table:display="true" table:show-details="true"/>
                <table:data-pilot-member table:name="2,91546" table:display="true" table:show-details="true"/>
                <table:data-pilot-member table:name="2,91681" table:display="true" table:show-details="true"/>
                <table:data-pilot-member table:name="2,91732" table:display="true" table:show-details="true"/>
                <table:data-pilot-member table:name="2,91894" table:display="true" table:show-details="true"/>
                <table:data-pilot-member table:name="2,91909" table:display="true" table:show-details="true"/>
                <table:data-pilot-member table:name="2,92074" table:display="true" table:show-details="true"/>
                <table:data-pilot-member table:name="2,9224" table:display="true" table:show-details="true"/>
                <table:data-pilot-member table:name="2,92433" table:display="true" table:show-details="true"/>
                <table:data-pilot-member table:name="2,92453" table:display="true" table:show-details="true"/>
                <table:data-pilot-member table:name="2,92608" table:display="true" table:show-details="true"/>
                <table:data-pilot-member table:name="2,92614" table:display="true" table:show-details="true"/>
                <table:data-pilot-member table:name="2,92628" table:display="true" table:show-details="true"/>
                <table:data-pilot-member table:name="2,92663" table:display="true" table:show-details="true"/>
                <table:data-pilot-member table:name="2,92967" table:display="true" table:show-details="true"/>
                <table:data-pilot-member table:name="2,93" table:display="true" table:show-details="true"/>
                <table:data-pilot-member table:name="2,93037" table:display="true" table:show-details="true"/>
                <table:data-pilot-member table:name="2,93244" table:display="true" table:show-details="true"/>
                <table:data-pilot-member table:name="2,93356" table:display="true" table:show-details="true"/>
                <table:data-pilot-member table:name="2,93794" table:display="true" table:show-details="true"/>
                <table:data-pilot-member table:name="2,94299" table:display="true" table:show-details="true"/>
                <table:data-pilot-member table:name="2,94356" table:display="true" table:show-details="true"/>
                <table:data-pilot-member table:name="2,94764" table:display="true" table:show-details="true"/>
                <table:data-pilot-member table:name="2,94915" table:display="true" table:show-details="true"/>
                <table:data-pilot-member table:name="2,95059" table:display="true" table:show-details="true"/>
                <table:data-pilot-member table:name="2,95887" table:display="true" table:show-details="true"/>
                <table:data-pilot-member table:name="2,96221" table:display="true" table:show-details="true"/>
                <table:data-pilot-member table:name="2,96231" table:display="true" table:show-details="true"/>
                <table:data-pilot-member table:name="2,96594" table:display="true" table:show-details="true"/>
                <table:data-pilot-member table:name="2,96638" table:display="true" table:show-details="true"/>
                <table:data-pilot-member table:name="2,96889" table:display="true" table:show-details="true"/>
                <table:data-pilot-member table:name="2,97136" table:display="true" table:show-details="true"/>
                <table:data-pilot-member table:name="2,97377" table:display="true" table:show-details="true"/>
                <table:data-pilot-member table:name="2,97688" table:display="true" table:show-details="true"/>
                <table:data-pilot-member table:name="2,97749" table:display="true" table:show-details="true"/>
                <table:data-pilot-member table:name="2,97789" table:display="true" table:show-details="true"/>
                <table:data-pilot-member table:name="2,97809" table:display="true" table:show-details="true"/>
                <table:data-pilot-member table:name="2,9833" table:display="true" table:show-details="true"/>
                <table:data-pilot-member table:name="2,98347" table:display="true" table:show-details="true"/>
                <table:data-pilot-member table:name="2,98387" table:display="true" table:show-details="true"/>
                <table:data-pilot-member table:name="2,99382" table:display="true" table:show-details="true"/>
                <table:data-pilot-member table:name="2,99515" table:display="true" table:show-details="true"/>
                <table:data-pilot-member table:name="2,99656" table:display="true" table:show-details="true"/>
                <table:data-pilot-member table:name="2,99795" table:display="true" table:show-details="true"/>
                <table:data-pilot-member table:name="3,00427" table:display="true" table:show-details="true"/>
                <table:data-pilot-member table:name="3,00679" table:display="true" table:show-details="true"/>
                <table:data-pilot-member table:name="3,01036" table:display="true" table:show-details="true"/>
                <table:data-pilot-member table:name="3,01129" table:display="true" table:show-details="true"/>
                <table:data-pilot-member table:name="3,01891" table:display="true" table:show-details="true"/>
                <table:data-pilot-member table:name="3,02149" table:display="true" table:show-details="true"/>
                <table:data-pilot-member table:name="3,024" table:display="true" table:show-details="true"/>
                <table:data-pilot-member table:name="3,03736" table:display="true" table:show-details="true"/>
                <table:data-pilot-member table:name="3,03987" table:display="true" table:show-details="true"/>
                <table:data-pilot-member table:name="3,04232" table:display="true" table:show-details="true"/>
                <table:data-pilot-member table:name="3,05404" table:display="true" table:show-details="true"/>
                <table:data-pilot-member table:name="3,06673" table:display="true" table:show-details="true"/>
                <table:data-pilot-member table:name="3,06847" table:display="true" table:show-details="true"/>
                <table:data-pilot-member table:name="3,08776" table:display="true" table:show-details="true"/>
                <table:data-pilot-member table:name="3,09182" table:display="true" table:show-details="true"/>
                <table:data-pilot-member table:name="3,10688" table:display="true" table:show-details="true"/>
                <table:data-pilot-member table:name="3,12319" table:display="true" table:show-details="true"/>
                <table:data-pilot-member table:name="3,14272" table:display="true" table:show-details="true"/>
                <table:data-pilot-member table:name="3,25335" table:display="true" table:show-details="true"/>
                <table:data-pilot-member table:name="3,33137" table:display="true" table:show-details="true"/>
                <table:data-pilot-member table:name="3,50813" table:display="true" table:show-details="true"/>
                <table:data-pilot-member table:name="4,12784" table:display="true" table:show-details="true"/>
                <table:data-pilot-member table:name="4,13117" table:display="true" table:show-details="true"/>
                <table:data-pilot-member table:name="4,13913" table:display="true" table:show-details="true"/>
                <table:data-pilot-member table:name="4,14787" table:display="true" table:show-details="true"/>
                <table:data-pilot-member table:name="4,14946" table:display="true" table:show-details="true"/>
                <table:data-pilot-member table:name="4,15124" table:display="true" table:show-details="true"/>
                <table:data-pilot-member table:name="4,15435" table:display="true" table:show-details="true"/>
                <table:data-pilot-member table:name="4,16724" table:display="true" table:show-details="true"/>
                <table:data-pilot-member table:name="4,17771" table:display="true" table:show-details="true"/>
                <table:data-pilot-member table:name="4,18207" table:display="true" table:show-details="true"/>
                <table:data-pilot-member table:name="4,18252" table:display="true" table:show-details="true"/>
                <table:data-pilot-member table:name="4,18257" table:display="true" table:show-details="true"/>
                <table:data-pilot-member table:name="4,18366" table:display="true" table:show-details="true"/>
                <table:data-pilot-member table:name="4,18944" table:display="true" table:show-details="true"/>
                <table:data-pilot-member table:name="4,18962" table:display="true" table:show-details="true"/>
                <table:data-pilot-member table:name="4,19206" table:display="true" table:show-details="true"/>
                <table:data-pilot-member table:name="4,19609" table:display="true" table:show-details="true"/>
                <table:data-pilot-member table:name="4,22718" table:display="true" table:show-details="true"/>
                <table:data-pilot-member table:name="4,22738" table:display="true" table:show-details="true"/>
                <table:data-pilot-member table:name="4,2322" table:display="true" table:show-details="true"/>
                <table:data-pilot-member table:name="4,24412" table:display="true" table:show-details="true"/>
                <table:data-pilot-member table:name="4,24514" table:display="true" table:show-details="true"/>
                <table:data-pilot-member table:name="4,24515" table:display="true" table:show-details="true"/>
                <table:data-pilot-member table:name="4,24604" table:display="true" table:show-details="true"/>
                <table:data-pilot-member table:name="4,25416" table:display="true" table:show-details="true"/>
                <table:data-pilot-member table:name="4,25547" table:display="true" table:show-details="true"/>
                <table:data-pilot-member table:name="4,25581" table:display="true" table:show-details="true"/>
                <table:data-pilot-member table:name="4,25598" table:display="true" table:show-details="true"/>
                <table:data-pilot-member table:name="4,26613" table:display="true" table:show-details="true"/>
                <table:data-pilot-member table:name="4,26833" table:display="true" table:show-details="true"/>
                <table:data-pilot-member table:name="4,26984" table:display="true" table:show-details="true"/>
                <table:data-pilot-member table:name="4,27705" table:display="true" table:show-details="true"/>
                <table:data-pilot-member table:name="4,27918" table:display="true" table:show-details="true"/>
                <table:data-pilot-member table:name="4,28285" table:display="true" table:show-details="true"/>
                <table:data-pilot-member table:name="4,28524" table:display="true" table:show-details="true"/>
                <table:data-pilot-member table:name="4,28698" table:display="true" table:show-details="true"/>
                <table:data-pilot-member table:name="4,28743" table:display="true" table:show-details="true"/>
                <table:data-pilot-member table:name="4,28782" table:display="true" table:show-details="true"/>
                <table:data-pilot-member table:name="4,28994" table:display="true" table:show-details="true"/>
                <table:data-pilot-member table:name="4,29004" table:display="true" table:show-details="true"/>
                <table:data-pilot-member table:name="4,29013" table:display="true" table:show-details="true"/>
                <table:data-pilot-member table:name="4,2912" table:display="true" table:show-details="true"/>
                <table:data-pilot-member table:name="4,2922" table:display="true" table:show-details="true"/>
                <table:data-pilot-member table:name="4,29451" table:display="true" table:show-details="true"/>
                <table:data-pilot-member table:name="4,29702" table:display="true" table:show-details="true"/>
                <table:data-pilot-member table:name="4,30042" table:display="true" table:show-details="true"/>
                <table:data-pilot-member table:name="4,30648" table:display="true" table:show-details="true"/>
                <table:data-pilot-member table:name="4,30849" table:display="true" table:show-details="true"/>
                <table:data-pilot-member table:name="4,30925" table:display="true" table:show-details="true"/>
                <table:data-pilot-member table:name="4,3093" table:display="true" table:show-details="true"/>
                <table:data-pilot-member table:name="4,31006" table:display="true" table:show-details="true"/>
                <table:data-pilot-member table:name="4,31017" table:display="true" table:show-details="true"/>
                <table:data-pilot-member table:name="4,31021" table:display="true" table:show-details="true"/>
                <table:data-pilot-member table:name="4,31217" table:display="true" table:show-details="true"/>
                <table:data-pilot-member table:name="4,31597" table:display="true" table:show-details="true"/>
                <table:data-pilot-member table:name="4,31626" table:display="true" table:show-details="true"/>
                <table:data-pilot-member table:name="4,31685" table:display="true" table:show-details="true"/>
                <table:data-pilot-member table:name="4,31883" table:display="true" table:show-details="true"/>
                <table:data-pilot-member table:name="4,31948" table:display="true" table:show-details="true"/>
                <table:data-pilot-member table:name="4,3212" table:display="true" table:show-details="true"/>
                <table:data-pilot-member table:name="4,32137" table:display="true" table:show-details="true"/>
                <table:data-pilot-member table:name="4,32458" table:display="true" table:show-details="true"/>
                <table:data-pilot-member table:name="4,32473" table:display="true" table:show-details="true"/>
                <table:data-pilot-member table:name="4,32785" table:display="true" table:show-details="true"/>
                <table:data-pilot-member table:name="4,3301" table:display="true" table:show-details="true"/>
                <table:data-pilot-member table:name="4,33105" table:display="true" table:show-details="true"/>
                <table:data-pilot-member table:name="4,33226" table:display="true" table:show-details="true"/>
                <table:data-pilot-member table:name="4,33401" table:display="true" table:show-details="true"/>
                <table:data-pilot-member table:name="4,33501" table:display="true" table:show-details="true"/>
                <table:data-pilot-member table:name="4,33631" table:display="true" table:show-details="true"/>
                <table:data-pilot-member table:name="4,33839" table:display="true" table:show-details="true"/>
                <table:data-pilot-member table:name="4,33975" table:display="true" table:show-details="true"/>
                <table:data-pilot-member table:name="4,34008" table:display="true" table:show-details="true"/>
                <table:data-pilot-member table:name="4,34112" table:display="true" table:show-details="true"/>
                <table:data-pilot-member table:name="4,34454" table:display="true" table:show-details="true"/>
                <table:data-pilot-member table:name="4,34587" table:display="true" table:show-details="true"/>
                <table:data-pilot-member table:name="4,34878" table:display="true" table:show-details="true"/>
                <table:data-pilot-member table:name="4,34954" table:display="true" table:show-details="true"/>
                <table:data-pilot-member table:name="4,36144" table:display="true" table:show-details="true"/>
                <table:data-pilot-member table:name="4,36561" table:display="true" table:show-details="true"/>
                <table:data-pilot-member table:name="4,36605" table:display="true" table:show-details="true"/>
                <table:data-pilot-member table:name="4,36679" table:display="true" table:show-details="true"/>
                <table:data-pilot-member table:name="4,36902" table:display="true" table:show-details="true"/>
                <table:data-pilot-member table:name="4,37733" table:display="true" table:show-details="true"/>
                <table:data-pilot-member table:name="4,37881" table:display="true" table:show-details="true"/>
                <table:data-pilot-member table:name="4,39382" table:display="true" table:show-details="true"/>
                <table:data-pilot-member table:name="4,39562" table:display="true" table:show-details="true"/>
                <table:data-pilot-member table:name="4,39612" table:display="true" table:show-details="true"/>
                <table:data-pilot-member table:name="4,39683" table:display="true" table:show-details="true"/>
                <table:data-pilot-member table:name="4,40066" table:display="true" table:show-details="true"/>
                <table:data-pilot-member table:name="4,40363" table:display="true" table:show-details="true"/>
                <table:data-pilot-member table:name="4,40548" table:display="true" table:show-details="true"/>
                <table:data-pilot-member table:name="4,40831" table:display="true" table:show-details="true"/>
                <table:data-pilot-member table:name="4,41476" table:display="true" table:show-details="true"/>
                <table:data-pilot-member table:name="4,41749" table:display="true" table:show-details="true"/>
                <table:data-pilot-member table:name="4,41998" table:display="true" table:show-details="true"/>
                <table:data-pilot-member table:name="4,4249" table:display="true" table:show-details="true"/>
                <table:data-pilot-member table:name="4,42697" table:display="true" table:show-details="true"/>
                <table:data-pilot-member table:name="4,43184" table:display="true" table:show-details="true"/>
                <table:data-pilot-member table:name="4,44225" table:display="true" table:show-details="true"/>
                <table:data-pilot-member table:name="4,44527" table:display="true" table:show-details="true"/>
                <table:data-pilot-member table:name="4,44611" table:display="true" table:show-details="true"/>
                <table:data-pilot-member table:name="4,45039" table:display="true" table:show-details="true"/>
                <table:data-pilot-member table:name="4,45327" table:display="true" table:show-details="true"/>
                <table:data-pilot-member table:name="4,46116" table:display="true" table:show-details="true"/>
                <table:data-pilot-member table:name="4,46428" table:display="true" table:show-details="true"/>
                <table:data-pilot-member table:name="4,46694" table:display="true" table:show-details="true"/>
                <table:data-pilot-member table:name="4,46725" table:display="true" table:show-details="true"/>
                <table:data-pilot-member table:name="4,46813" table:display="true" table:show-details="true"/>
                <table:data-pilot-member table:name="4,46823" table:display="true" table:show-details="true"/>
                <table:data-pilot-member table:name="4,46945" table:display="true" table:show-details="true"/>
                <table:data-pilot-member table:name="4,47093" table:display="true" table:show-details="true"/>
                <table:data-pilot-member table:name="4,48181" table:display="true" table:show-details="true"/>
                <table:data-pilot-member table:name="4,48835" table:display="true" table:show-details="true"/>
                <table:data-pilot-member table:name="4,48886" table:display="true" table:show-details="true"/>
                <table:data-pilot-member table:name="4,4919" table:display="true" table:show-details="true"/>
                <table:data-pilot-member table:name="4,49912" table:display="true" table:show-details="true"/>
                <table:data-pilot-member table:name="4,50219" table:display="true" table:show-details="true"/>
                <table:data-pilot-member table:name="4,50423" table:display="true" table:show-details="true"/>
                <table:data-pilot-member table:name="4,50534" table:display="true" table:show-details="true"/>
                <table:data-pilot-member table:name="4,50641" table:display="true" table:show-details="true"/>
                <table:data-pilot-member table:name="4,50863" table:display="true" table:show-details="true"/>
                <table:data-pilot-member table:name="4,51957" table:display="true" table:show-details="true"/>
                <table:data-pilot-member table:name="4,52135" table:display="true" table:show-details="true"/>
                <table:data-pilot-member table:name="4,52243" table:display="true" table:show-details="true"/>
                <table:data-pilot-member table:name="4,5227" table:display="true" table:show-details="true"/>
                <table:data-pilot-member table:name="4,53277" table:display="true" table:show-details="true"/>
                <table:data-pilot-member table:name="4,53801" table:display="true" table:show-details="true"/>
                <table:data-pilot-member table:name="4,53909" table:display="true" table:show-details="true"/>
                <table:data-pilot-member table:name="4,54832" table:display="true" table:show-details="true"/>
                <table:data-pilot-member table:name="4,5502" table:display="true" table:show-details="true"/>
                <table:data-pilot-member table:name="4,55159" table:display="true" table:show-details="true"/>
                <table:data-pilot-member table:name="4,55397" table:display="true" table:show-details="true"/>
                <table:data-pilot-member table:name="4,55468" table:display="true" table:show-details="true"/>
                <table:data-pilot-member table:name="4,55716" table:display="true" table:show-details="true"/>
                <table:data-pilot-member table:name="4,55769" table:display="true" table:show-details="true"/>
                <table:data-pilot-member table:name="4,55778" table:display="true" table:show-details="true"/>
                <table:data-pilot-member table:name="4,56166" table:display="true" table:show-details="true"/>
                <table:data-pilot-member table:name="4,56239" table:display="true" table:show-details="true"/>
                <table:data-pilot-member table:name="4,56723" table:display="true" table:show-details="true"/>
                <table:data-pilot-member table:name="4,57259" table:display="true" table:show-details="true"/>
                <table:data-pilot-member table:name="4,57314" table:display="true" table:show-details="true"/>
                <table:data-pilot-member table:name="4,58182" table:display="true" table:show-details="true"/>
                <table:data-pilot-member table:name="4,5963" table:display="true" table:show-details="true"/>
                <table:data-pilot-member table:name="4,60544" table:display="true" table:show-details="true"/>
                <table:data-pilot-member table:name="4,61347" table:display="true" table:show-details="true"/>
                <table:data-pilot-member table:name="4,61517" table:display="true" table:show-details="true"/>
                <table:data-pilot-member table:name="4,61684" table:display="true" table:show-details="true"/>
                <table:data-pilot-member table:name="4,61982" table:display="true" table:show-details="true"/>
                <table:data-pilot-member table:name="4,61983" table:display="true" table:show-details="true"/>
                <table:data-pilot-member table:name="4,6257" table:display="true" table:show-details="true"/>
                <table:data-pilot-member table:name="4,6263" table:display="true" table:show-details="true"/>
                <table:data-pilot-member table:name="4,6272" table:display="true" table:show-details="true"/>
                <table:data-pilot-member table:name="4,6274" table:display="true" table:show-details="true"/>
                <table:data-pilot-member table:name="4,62964" table:display="true" table:show-details="true"/>
                <table:data-pilot-member table:name="4,6377" table:display="true" table:show-details="true"/>
                <table:data-pilot-member table:name="4,642" table:display="true" table:show-details="true"/>
                <table:data-pilot-member table:name="4,64436" table:display="true" table:show-details="true"/>
                <table:data-pilot-member table:name="4,65032" table:display="true" table:show-details="true"/>
                <table:data-pilot-member table:name="4,66984" table:display="true" table:show-details="true"/>
                <table:data-pilot-member table:name="4,67338" table:display="true" table:show-details="true"/>
                <table:data-pilot-member table:name="4,6825" table:display="true" table:show-details="true"/>
                <table:data-pilot-member table:name="4,68569" table:display="true" table:show-details="true"/>
                <table:data-pilot-member table:name="4,68672" table:display="true" table:show-details="true"/>
                <table:data-pilot-member table:name="4,69058" table:display="true" table:show-details="true"/>
                <table:data-pilot-member table:name="4,69272" table:display="true" table:show-details="true"/>
                <table:data-pilot-member table:name="4,69706" table:display="true" table:show-details="true"/>
                <table:data-pilot-member table:name="4,70006" table:display="true" table:show-details="true"/>
                <table:data-pilot-member table:name="4,7118" table:display="true" table:show-details="true"/>
                <table:data-pilot-member table:name="4,71212" table:display="true" table:show-details="true"/>
                <table:data-pilot-member table:name="4,71291" table:display="true" table:show-details="true"/>
                <table:data-pilot-member table:name="4,7133" table:display="true" table:show-details="true"/>
                <table:data-pilot-member table:name="4,71469" table:display="true" table:show-details="true"/>
                <table:data-pilot-member table:name="4,71941" table:display="true" table:show-details="true"/>
                <table:data-pilot-member table:name="4,72096" table:display="true" table:show-details="true"/>
                <table:data-pilot-member table:name="4,72345" table:display="true" table:show-details="true"/>
                <table:data-pilot-member table:name="4,72426" table:display="true" table:show-details="true"/>
                <table:data-pilot-member table:name="4,73221" table:display="true" table:show-details="true"/>
                <table:data-pilot-member table:name="4,73315" table:display="true" table:show-details="true"/>
                <table:data-pilot-member table:name="4,7418" table:display="true" table:show-details="true"/>
                <table:data-pilot-member table:name="4,74639" table:display="true" table:show-details="true"/>
                <table:data-pilot-member table:name="4,75242" table:display="true" table:show-details="true"/>
                <table:data-pilot-member table:name="4,7736" table:display="true" table:show-details="true"/>
                <table:data-pilot-member table:name="4,79386" table:display="true" table:show-details="true"/>
                <table:data-pilot-member table:name="4,80003" table:display="true" table:show-details="true"/>
                <table:data-pilot-member table:name="4,80841" table:display="true" table:show-details="true"/>
                <table:data-pilot-member table:name="4,81075" table:display="true" table:show-details="true"/>
                <table:data-pilot-member table:name="4,81419" table:display="true" table:show-details="true"/>
                <table:data-pilot-member table:name="4,81801" table:display="true" table:show-details="true"/>
                <table:data-pilot-member table:name="4,82963" table:display="true" table:show-details="true"/>
                <table:data-pilot-member table:name="4,83685" table:display="true" table:show-details="true"/>
                <table:data-pilot-member table:name="4,83747" table:display="true" table:show-details="true"/>
                <table:data-pilot-member table:name="4,86099" table:display="true" table:show-details="true"/>
                <table:data-pilot-member table:name="4,88916" table:display="true" table:show-details="true"/>
                <table:data-pilot-member table:name="4,89177" table:display="true" table:show-details="true"/>
                <table:data-pilot-member table:name="4,89625" table:display="true" table:show-details="true"/>
                <table:data-pilot-member table:name="4,91688" table:display="true" table:show-details="true"/>
                <table:data-pilot-member table:name="4,91821" table:display="true" table:show-details="true"/>
                <table:data-pilot-member table:name="4,91932" table:display="true" table:show-details="true"/>
                <table:data-pilot-member table:name="4,92374" table:display="true" table:show-details="true"/>
                <table:data-pilot-member table:name="4,93165" table:display="true" table:show-details="true"/>
                <table:data-pilot-member table:name="4,94031" table:display="true" table:show-details="true"/>
                <table:data-pilot-member table:name="4,94102" table:display="true" table:show-details="true"/>
                <table:data-pilot-member table:name="4,94199" table:display="true" table:show-details="true"/>
                <table:data-pilot-member table:name="4,94745" table:display="true" table:show-details="true"/>
                <table:data-pilot-member table:name="4,9485" table:display="true" table:show-details="true"/>
                <table:data-pilot-member table:name="4,95289" table:display="true" table:show-details="true"/>
                <table:data-pilot-member table:name="4,95412" table:display="true" table:show-details="true"/>
                <table:data-pilot-member table:name="4,95571" table:display="true" table:show-details="true"/>
                <table:data-pilot-member table:name="4,95815" table:display="true" table:show-details="true"/>
                <table:data-pilot-member table:name="4,9588" table:display="true" table:show-details="true"/>
                <table:data-pilot-member table:name="4,976" table:display="true" table:show-details="true"/>
                <table:data-pilot-member table:name="4,98176" table:display="true" table:show-details="true"/>
                <table:data-pilot-member table:name="4,98736" table:display="true" table:show-details="true"/>
                <table:data-pilot-member table:name="4,99457" table:display="true" table:show-details="true"/>
                <table:data-pilot-member table:name="5,00124" table:display="true" table:show-details="true"/>
                <table:data-pilot-member table:name="5,00386" table:display="true" table:show-details="true"/>
                <table:data-pilot-member table:name="5,01748" table:display="true" table:show-details="true"/>
                <table:data-pilot-member table:name="5,02918" table:display="true" table:show-details="true"/>
                <table:data-pilot-member table:name="5,03109" table:display="true" table:show-details="true"/>
                <table:data-pilot-member table:name="5,03992" table:display="true" table:show-details="true"/>
                <table:data-pilot-member table:name="5,06066" table:display="true" table:show-details="true"/>
                <table:data-pilot-member table:name="5,06683" table:display="true" table:show-details="true"/>
                <table:data-pilot-member table:name="5,07626" table:display="true" table:show-details="true"/>
                <table:data-pilot-member table:name="5,07803" table:display="true" table:show-details="true"/>
                <table:data-pilot-member table:name="5,07812" table:display="true" table:show-details="true"/>
                <table:data-pilot-member table:name="5,07815" table:display="true" table:show-details="true"/>
                <table:data-pilot-member table:name="5,08026" table:display="true" table:show-details="true"/>
                <table:data-pilot-member table:name="5,08252" table:display="true" table:show-details="true"/>
                <table:data-pilot-member table:name="5,08717" table:display="true" table:show-details="true"/>
                <table:data-pilot-member table:name="5,08945" table:display="true" table:show-details="true"/>
                <table:data-pilot-member table:name="5,09047" table:display="true" table:show-details="true"/>
                <table:data-pilot-member table:name="5,09423" table:display="true" table:show-details="true"/>
                <table:data-pilot-member table:name="5,09619" table:display="true" table:show-details="true"/>
                <table:data-pilot-member table:name="5,09821" table:display="true" table:show-details="true"/>
                <table:data-pilot-member table:name="5,0991" table:display="true" table:show-details="true"/>
                <table:data-pilot-member table:name="5,10044" table:display="true" table:show-details="true"/>
                <table:data-pilot-member table:name="5,10458" table:display="true" table:show-details="true"/>
                <table:data-pilot-member table:name="5,10584" table:display="true" table:show-details="true"/>
                <table:data-pilot-member table:name="5,1062" table:display="true" table:show-details="true"/>
                <table:data-pilot-member table:name="5,10811" table:display="true" table:show-details="true"/>
                <table:data-pilot-member table:name="5,109" table:display="true" table:show-details="true"/>
                <table:data-pilot-member table:name="5,11261" table:display="true" table:show-details="true"/>
                <table:data-pilot-member table:name="5,11396" table:display="true" table:show-details="true"/>
                <table:data-pilot-member table:name="5,11463" table:display="true" table:show-details="true"/>
                <table:data-pilot-member table:name="5,11468" table:display="true" table:show-details="true"/>
                <table:data-pilot-member table:name="5,11563" table:display="true" table:show-details="true"/>
                <table:data-pilot-member table:name="5,11691" table:display="true" table:show-details="true"/>
                <table:data-pilot-member table:name="5,11814" table:display="true" table:show-details="true"/>
                <table:data-pilot-member table:name="5,12206" table:display="true" table:show-details="true"/>
                <table:data-pilot-member table:name="5,12297" table:display="true" table:show-details="true"/>
                <table:data-pilot-member table:name="5,1247" table:display="true" table:show-details="true"/>
                <table:data-pilot-member table:name="5,12757" table:display="true" table:show-details="true"/>
                <table:data-pilot-member table:name="5,13013" table:display="true" table:show-details="true"/>
                <table:data-pilot-member table:name="5,13326" table:display="true" table:show-details="true"/>
                <table:data-pilot-member table:name="5,13394" table:display="true" table:show-details="true"/>
                <table:data-pilot-member table:name="5,13456" table:display="true" table:show-details="true"/>
                <table:data-pilot-member table:name="5,1353" table:display="true" table:show-details="true"/>
                <table:data-pilot-member table:name="5,13544" table:display="true" table:show-details="true"/>
                <table:data-pilot-member table:name="5,13644" table:display="true" table:show-details="true"/>
                <table:data-pilot-member table:name="5,13811" table:display="true" table:show-details="true"/>
                <table:data-pilot-member table:name="5,13905" table:display="true" table:show-details="true"/>
                <table:data-pilot-member table:name="5,14031" table:display="true" table:show-details="true"/>
                <table:data-pilot-member table:name="5,14482" table:display="true" table:show-details="true"/>
                <table:data-pilot-member table:name="5,1466" table:display="true" table:show-details="true"/>
                <table:data-pilot-member table:name="5,15395" table:display="true" table:show-details="true"/>
                <table:data-pilot-member table:name="5,15675" table:display="true" table:show-details="true"/>
                <table:data-pilot-member table:name="5,15867" table:display="true" table:show-details="true"/>
                <table:data-pilot-member table:name="5,16045" table:display="true" table:show-details="true"/>
                <table:data-pilot-member table:name="5,16047" table:display="true" table:show-details="true"/>
                <table:data-pilot-member table:name="5,162" table:display="true" table:show-details="true"/>
                <table:data-pilot-member table:name="5,16228" table:display="true" table:show-details="true"/>
                <table:data-pilot-member table:name="5,16498" table:display="true" table:show-details="true"/>
                <table:data-pilot-member table:name="5,1717" table:display="true" table:show-details="true"/>
                <table:data-pilot-member table:name="5,17817" table:display="true" table:show-details="true"/>
                <table:data-pilot-member table:name="5,17826" table:display="true" table:show-details="true"/>
                <table:data-pilot-member table:name="5,18293" table:display="true" table:show-details="true"/>
                <table:data-pilot-member table:name="5,18823" table:display="true" table:show-details="true"/>
                <table:data-pilot-member table:name="5,18995" table:display="true" table:show-details="true"/>
                <table:data-pilot-member table:name="5,19271" table:display="true" table:show-details="true"/>
                <table:data-pilot-member table:name="5,19448" table:display="true" table:show-details="true"/>
                <table:data-pilot-member table:name="5,20223" table:display="true" table:show-details="true"/>
                <table:data-pilot-member table:name="5,20421" table:display="true" table:show-details="true"/>
                <table:data-pilot-member table:name="5,20425" table:display="true" table:show-details="true"/>
                <table:data-pilot-member table:name="5,20509" table:display="true" table:show-details="true"/>
                <table:data-pilot-member table:name="5,20976" table:display="true" table:show-details="true"/>
                <table:data-pilot-member table:name="5,21202" table:display="true" table:show-details="true"/>
                <table:data-pilot-member table:name="5,21215" table:display="true" table:show-details="true"/>
                <table:data-pilot-member table:name="5,21349" table:display="true" table:show-details="true"/>
                <table:data-pilot-member table:name="5,21457" table:display="true" table:show-details="true"/>
                <table:data-pilot-member table:name="5,22207" table:display="true" table:show-details="true"/>
                <table:data-pilot-member table:name="5,22421" table:display="true" table:show-details="true"/>
                <table:data-pilot-member table:name="5,22859" table:display="true" table:show-details="true"/>
                <table:data-pilot-member table:name="5,22894" table:display="true" table:show-details="true"/>
                <table:data-pilot-member table:name="5,23091" table:display="true" table:show-details="true"/>
                <table:data-pilot-member table:name="5,23221" table:display="true" table:show-details="true"/>
                <table:data-pilot-member table:name="5,2365" table:display="true" table:show-details="true"/>
                <table:data-pilot-member table:name="5,23881" table:display="true" table:show-details="true"/>
                <table:data-pilot-member table:name="5,23901" table:display="true" table:show-details="true"/>
                <table:data-pilot-member table:name="5,24048" table:display="true" table:show-details="true"/>
                <table:data-pilot-member table:name="5,24294" table:display="true" table:show-details="true"/>
                <table:data-pilot-member table:name="5,24633" table:display="true" table:show-details="true"/>
                <table:data-pilot-member table:name="5,24789" table:display="true" table:show-details="true"/>
                <table:data-pilot-member table:name="5,24894" table:display="true" table:show-details="true"/>
                <table:data-pilot-member table:name="5,24937" table:display="true" table:show-details="true"/>
                <table:data-pilot-member table:name="5,25097" table:display="true" table:show-details="true"/>
                <table:data-pilot-member table:name="5,25334" table:display="true" table:show-details="true"/>
                <table:data-pilot-member table:name="5,25523" table:display="true" table:show-details="true"/>
                <table:data-pilot-member table:name="5,25535" table:display="true" table:show-details="true"/>
                <table:data-pilot-member table:name="5,2564" table:display="true" table:show-details="true"/>
                <table:data-pilot-member table:name="5,2566" table:display="true" table:show-details="true"/>
                <table:data-pilot-member table:name="5,26108" table:display="true" table:show-details="true"/>
                <table:data-pilot-member table:name="5,26191" table:display="true" table:show-details="true"/>
                <table:data-pilot-member table:name="5,26248" table:display="true" table:show-details="true"/>
                <table:data-pilot-member table:name="5,26317" table:display="true" table:show-details="true"/>
                <table:data-pilot-member table:name="5,26823" table:display="true" table:show-details="true"/>
                <table:data-pilot-member table:name="5,26881" table:display="true" table:show-details="true"/>
                <table:data-pilot-member table:name="5,27232" table:display="true" table:show-details="true"/>
                <table:data-pilot-member table:name="5,27268" table:display="true" table:show-details="true"/>
                <table:data-pilot-member table:name="5,27392" table:display="true" table:show-details="true"/>
                <table:data-pilot-member table:name="5,27629" table:display="true" table:show-details="true"/>
                <table:data-pilot-member table:name="5,27838" table:display="true" table:show-details="true"/>
                <table:data-pilot-member table:name="5,27955" table:display="true" table:show-details="true"/>
                <table:data-pilot-member table:name="5,28175" table:display="true" table:show-details="true"/>
                <table:data-pilot-member table:name="5,283" table:display="true" table:show-details="true"/>
                <table:data-pilot-member table:name="5,28351" table:display="true" table:show-details="true"/>
                <table:data-pilot-member table:name="5,28392" table:display="true" table:show-details="true"/>
                <table:data-pilot-member table:name="5,28538" table:display="true" table:show-details="true"/>
                <table:data-pilot-member table:name="5,2859" table:display="true" table:show-details="true"/>
                <table:data-pilot-member table:name="5,28669" table:display="true" table:show-details="true"/>
                <table:data-pilot-member table:name="5,28852" table:display="true" table:show-details="true"/>
                <table:data-pilot-member table:name="5,28873" table:display="true" table:show-details="true"/>
                <table:data-pilot-member table:name="5,2922" table:display="true" table:show-details="true"/>
                <table:data-pilot-member table:name="5,29322" table:display="true" table:show-details="true"/>
                <table:data-pilot-member table:name="5,29335" table:display="true" table:show-details="true"/>
                <table:data-pilot-member table:name="5,2958" table:display="true" table:show-details="true"/>
                <table:data-pilot-member table:name="5,2981" table:display="true" table:show-details="true"/>
                <table:data-pilot-member table:name="5,30009" table:display="true" table:show-details="true"/>
                <table:data-pilot-member table:name="5,30472" table:display="true" table:show-details="true"/>
                <table:data-pilot-member table:name="5,30572" table:display="true" table:show-details="true"/>
                <table:data-pilot-member table:name="5,30604" table:display="true" table:show-details="true"/>
                <table:data-pilot-member table:name="5,30738" table:display="true" table:show-details="true"/>
                <table:data-pilot-member table:name="5,30749" table:display="true" table:show-details="true"/>
                <table:data-pilot-member table:name="5,30768" table:display="true" table:show-details="true"/>
                <table:data-pilot-member table:name="5,30844" table:display="true" table:show-details="true"/>
                <table:data-pilot-member table:name="5,30931" table:display="true" table:show-details="true"/>
                <table:data-pilot-member table:name="5,31227" table:display="true" table:show-details="true"/>
                <table:data-pilot-member table:name="5,31248" table:display="true" table:show-details="true"/>
                <table:data-pilot-member table:name="5,31327" table:display="true" table:show-details="true"/>
                <table:data-pilot-member table:name="5,31711" table:display="true" table:show-details="true"/>
                <table:data-pilot-member table:name="5,31715" table:display="true" table:show-details="true"/>
                <table:data-pilot-member table:name="5,31847" table:display="true" table:show-details="true"/>
                <table:data-pilot-member table:name="5,31897" table:display="true" table:show-details="true"/>
                <table:data-pilot-member table:name="5,3196" table:display="true" table:show-details="true"/>
                <table:data-pilot-member table:name="5,32163" table:display="true" table:show-details="true"/>
                <table:data-pilot-member table:name="5,32242" table:display="true" table:show-details="true"/>
                <table:data-pilot-member table:name="5,32255" table:display="true" table:show-details="true"/>
                <table:data-pilot-member table:name="5,32334" table:display="true" table:show-details="true"/>
                <table:data-pilot-member table:name="5,33039" table:display="true" table:show-details="true"/>
                <table:data-pilot-member table:name="5,33089" table:display="true" table:show-details="true"/>
                <table:data-pilot-member table:name="5,33164" table:display="true" table:show-details="true"/>
                <table:data-pilot-member table:name="5,335" table:display="true" table:show-details="true"/>
                <table:data-pilot-member table:name="5,33623" table:display="true" table:show-details="true"/>
                <table:data-pilot-member table:name="5,33974" table:display="true" table:show-details="true"/>
                <table:data-pilot-member table:name="5,3446" table:display="true" table:show-details="true"/>
                <table:data-pilot-member table:name="5,34485" table:display="true" table:show-details="true"/>
                <table:data-pilot-member table:name="5,34643" table:display="true" table:show-details="true"/>
                <table:data-pilot-member table:name="5,34736" table:display="true" table:show-details="true"/>
                <table:data-pilot-member table:name="5,3481" table:display="true" table:show-details="true"/>
                <table:data-pilot-member table:name="5,34813" table:display="true" table:show-details="true"/>
                <table:data-pilot-member table:name="5,34912" table:display="true" table:show-details="true"/>
                <table:data-pilot-member table:name="5,35589" table:display="true" table:show-details="true"/>
                <table:data-pilot-member table:name="5,36071" table:display="true" table:show-details="true"/>
                <table:data-pilot-member table:name="5,36582" table:display="true" table:show-details="true"/>
                <table:data-pilot-member table:name="5,3675" table:display="true" table:show-details="true"/>
                <table:data-pilot-member table:name="5,36763" table:display="true" table:show-details="true"/>
                <table:data-pilot-member table:name="5,36854" table:display="true" table:show-details="true"/>
                <table:data-pilot-member table:name="5,36875" table:display="true" table:show-details="true"/>
                <table:data-pilot-member table:name="5,36878" table:display="true" table:show-details="true"/>
                <table:data-pilot-member table:name="5,37225" table:display="true" table:show-details="true"/>
                <table:data-pilot-member table:name="5,37301" table:display="true" table:show-details="true"/>
                <table:data-pilot-member table:name="5,37318" table:display="true" table:show-details="true"/>
                <table:data-pilot-member table:name="5,37445" table:display="true" table:show-details="true"/>
                <table:data-pilot-member table:name="5,37909" table:display="true" table:show-details="true"/>
                <table:data-pilot-member table:name="5,38302" table:display="true" table:show-details="true"/>
                <table:data-pilot-member table:name="5,38318" table:display="true" table:show-details="true"/>
                <table:data-pilot-member table:name="5,38371" table:display="true" table:show-details="true"/>
                <table:data-pilot-member table:name="5,38396" table:display="true" table:show-details="true"/>
                <table:data-pilot-member table:name="5,38819" table:display="true" table:show-details="true"/>
                <table:data-pilot-member table:name="5,38832" table:display="true" table:show-details="true"/>
                <table:data-pilot-member table:name="5,3885" table:display="true" table:show-details="true"/>
                <table:data-pilot-member table:name="5,39007" table:display="true" table:show-details="true"/>
                <table:data-pilot-member table:name="5,39092" table:display="true" table:show-details="true"/>
                <table:data-pilot-member table:name="5,39265" table:display="true" table:show-details="true"/>
                <table:data-pilot-member table:name="5,39327" table:display="true" table:show-details="true"/>
                <table:data-pilot-member table:name="5,39425" table:display="true" table:show-details="true"/>
                <table:data-pilot-member table:name="5,39608" table:display="true" table:show-details="true"/>
                <table:data-pilot-member table:name="5,39866" table:display="true" table:show-details="true"/>
                <table:data-pilot-member table:name="5,40016" table:display="true" table:show-details="true"/>
                <table:data-pilot-member table:name="5,40396" table:display="true" table:show-details="true"/>
                <table:data-pilot-member table:name="5,40464" table:display="true" table:show-details="true"/>
                <table:data-pilot-member table:name="5,40488" table:display="true" table:show-details="true"/>
                <table:data-pilot-member table:name="5,40664" table:display="true" table:show-details="true"/>
                <table:data-pilot-member table:name="5,40979" table:display="true" table:show-details="true"/>
                <table:data-pilot-member table:name="5,41193" table:display="true" table:show-details="true"/>
                <table:data-pilot-member table:name="5,41308" table:display="true" table:show-details="true"/>
                <table:data-pilot-member table:name="5,41446" table:display="true" table:show-details="true"/>
                <table:data-pilot-member table:name="5,4158" table:display="true" table:show-details="true"/>
                <table:data-pilot-member table:name="5,41589" table:display="true" table:show-details="true"/>
                <table:data-pilot-member table:name="5,4195" table:display="true" table:show-details="true"/>
                <table:data-pilot-member table:name="5,41981" table:display="true" table:show-details="true"/>
                <table:data-pilot-member table:name="5,42009" table:display="true" table:show-details="true"/>
                <table:data-pilot-member table:name="5,42086" table:display="true" table:show-details="true"/>
                <table:data-pilot-member table:name="5,42238" table:display="true" table:show-details="true"/>
                <table:data-pilot-member table:name="5,42445" table:display="true" table:show-details="true"/>
                <table:data-pilot-member table:name="5,42562" table:display="true" table:show-details="true"/>
                <table:data-pilot-member table:name="5,42611" table:display="true" table:show-details="true"/>
                <table:data-pilot-member table:name="5,42714" table:display="true" table:show-details="true"/>
                <table:data-pilot-member table:name="5,42845" table:display="true" table:show-details="true"/>
                <table:data-pilot-member table:name="5,42902" table:display="true" table:show-details="true"/>
                <table:data-pilot-member table:name="5,42923" table:display="true" table:show-details="true"/>
                <table:data-pilot-member table:name="5,42953" table:display="true" table:show-details="true"/>
                <table:data-pilot-member table:name="5,42974" table:display="true" table:show-details="true"/>
                <table:data-pilot-member table:name="5,4299" table:display="true" table:show-details="true"/>
                <table:data-pilot-member table:name="5,43011" table:display="true" table:show-details="true"/>
                <table:data-pilot-member table:name="5,43233" table:display="true" table:show-details="true"/>
                <table:data-pilot-member table:name="5,43328" table:display="true" table:show-details="true"/>
                <table:data-pilot-member table:name="5,43341" table:display="true" table:show-details="true"/>
                <table:data-pilot-member table:name="5,43383" table:display="true" table:show-details="true"/>
                <table:data-pilot-member table:name="5,4362" table:display="true" table:show-details="true"/>
                <table:data-pilot-member table:name="5,43796" table:display="true" table:show-details="true"/>
                <table:data-pilot-member table:name="5,43849" table:display="true" table:show-details="true"/>
                <table:data-pilot-member table:name="5,4391" table:display="true" table:show-details="true"/>
                <table:data-pilot-member table:name="5,44028" table:display="true" table:show-details="true"/>
                <table:data-pilot-member table:name="5,44112" table:display="true" table:show-details="true"/>
                <table:data-pilot-member table:name="5,44187" table:display="true" table:show-details="true"/>
                <table:data-pilot-member table:name="5,44232" table:display="true" table:show-details="true"/>
                <table:data-pilot-member table:name="5,44373" table:display="true" table:show-details="true"/>
                <table:data-pilot-member table:name="5,44812" table:display="true" table:show-details="true"/>
                <table:data-pilot-member table:name="5,45006" table:display="true" table:show-details="true"/>
                <table:data-pilot-member table:name="5,45198" table:display="true" table:show-details="true"/>
                <table:data-pilot-member table:name="5,45206" table:display="true" table:show-details="true"/>
                <table:data-pilot-member table:name="5,45387" table:display="true" table:show-details="true"/>
                <table:data-pilot-member table:name="5,45526" table:display="true" table:show-details="true"/>
                <table:data-pilot-member table:name="5,45851" table:display="true" table:show-details="true"/>
                <table:data-pilot-member table:name="5,46045" table:display="true" table:show-details="true"/>
                <table:data-pilot-member table:name="5,46186" table:display="true" table:show-details="true"/>
                <table:data-pilot-member table:name="5,46385" table:display="true" table:show-details="true"/>
                <table:data-pilot-member table:name="5,46504" table:display="true" table:show-details="true"/>
                <table:data-pilot-member table:name="5,46852" table:display="true" table:show-details="true"/>
                <table:data-pilot-member table:name="5,46946" table:display="true" table:show-details="true"/>
                <table:data-pilot-member table:name="5,47552" table:display="true" table:show-details="true"/>
                <table:data-pilot-member table:name="5,47827" table:display="true" table:show-details="true"/>
                <table:data-pilot-member table:name="5,47853" table:display="true" table:show-details="true"/>
                <table:data-pilot-member table:name="5,47931" table:display="true" table:show-details="true"/>
                <table:data-pilot-member table:name="5,48117" table:display="true" table:show-details="true"/>
                <table:data-pilot-member table:name="5,48657" table:display="true" table:show-details="true"/>
                <table:data-pilot-member table:name="5,49084" table:display="true" table:show-details="true"/>
                <table:data-pilot-member table:name="5,4909" table:display="true" table:show-details="true"/>
                <table:data-pilot-member table:name="5,4946" table:display="true" table:show-details="true"/>
                <table:data-pilot-member table:name="5,50008" table:display="true" table:show-details="true"/>
                <table:data-pilot-member table:name="5,50314" table:display="true" table:show-details="true"/>
                <table:data-pilot-member table:name="5,50865" table:display="true" table:show-details="true"/>
                <table:data-pilot-member table:name="5,51739" table:display="true" table:show-details="true"/>
                <table:data-pilot-member table:name="5,51915" table:display="true" table:show-details="true"/>
                <table:data-pilot-member table:name="5,51963" table:display="true" table:show-details="true"/>
                <table:data-pilot-member table:name="5,52" table:display="true" table:show-details="true"/>
                <table:data-pilot-member table:name="5,52397" table:display="true" table:show-details="true"/>
                <table:data-pilot-member table:name="5,54279" table:display="true" table:show-details="true"/>
                <table:data-pilot-member table:name="5,54372" table:display="true" table:show-details="true"/>
                <table:data-pilot-member table:name="5,54448" table:display="true" table:show-details="true"/>
                <table:data-pilot-member table:name="5,54563" table:display="true" table:show-details="true"/>
                <table:data-pilot-member table:name="5,54619" table:display="true" table:show-details="true"/>
                <table:data-pilot-member table:name="5,54723" table:display="true" table:show-details="true"/>
                <table:data-pilot-member table:name="5,54859" table:display="true" table:show-details="true"/>
                <table:data-pilot-member table:name="5,56166" table:display="true" table:show-details="true"/>
                <table:data-pilot-member table:name="5,56527" table:display="true" table:show-details="true"/>
                <table:data-pilot-member table:name="5,56812" table:display="true" table:show-details="true"/>
                <table:data-pilot-member table:name="5,58081" table:display="true" table:show-details="true"/>
                <table:data-pilot-member table:name="5,58606" table:display="true" table:show-details="true"/>
                <table:data-pilot-member table:name="5,59207" table:display="true" table:show-details="true"/>
                <table:data-pilot-member table:name="5,59294" table:display="true" table:show-details="true"/>
                <table:data-pilot-member table:name="5,6085" table:display="true" table:show-details="true"/>
                <table:data-pilot-member table:name="5,61692" table:display="true" table:show-details="true"/>
                <table:data-pilot-member table:name="5,6191" table:display="true" table:show-details="true"/>
                <table:data-pilot-member table:name="5,62682" table:display="true" table:show-details="true"/>
                <table:data-pilot-member table:name="5,63462" table:display="true" table:show-details="true"/>
                <table:data-pilot-member table:name="5,63569" table:display="true" table:show-details="true"/>
                <table:data-pilot-member table:name="5,65467" table:display="true" table:show-details="true"/>
                <table:data-pilot-member table:name="5,65566" table:display="true" table:show-details="true"/>
                <table:data-pilot-member table:name="5,6559" table:display="true" table:show-details="true"/>
                <table:data-pilot-member table:name="5,66169" table:display="true" table:show-details="true"/>
                <table:data-pilot-member table:name="5,66414" table:display="true" table:show-details="true"/>
                <table:data-pilot-member table:name="5,66514" table:display="true" table:show-details="true"/>
                <table:data-pilot-member table:name="5,66562" table:display="true" table:show-details="true"/>
                <table:data-pilot-member table:name="5,67638" table:display="true" table:show-details="true"/>
                <table:data-pilot-member table:name="5,67917" table:display="true" table:show-details="true"/>
                <table:data-pilot-member table:name="5,68208" table:display="true" table:show-details="true"/>
                <table:data-pilot-member table:name="5,68316" table:display="true" table:show-details="true"/>
                <table:data-pilot-member table:name="5,68533" table:display="true" table:show-details="true"/>
                <table:data-pilot-member table:name="5,68761" table:display="true" table:show-details="true"/>
                <table:data-pilot-member table:name="5,68839" table:display="true" table:show-details="true"/>
                <table:data-pilot-member table:name="5,68947" table:display="true" table:show-details="true"/>
                <table:data-pilot-member table:name="5,69273" table:display="true" table:show-details="true"/>
                <table:data-pilot-member table:name="5,69865" table:display="true" table:show-details="true"/>
                <table:data-pilot-member table:name="5,69995" table:display="true" table:show-details="true"/>
                <table:data-pilot-member table:name="5,70446" table:display="true" table:show-details="true"/>
                <table:data-pilot-member table:name="5,70531" table:display="true" table:show-details="true"/>
                <table:data-pilot-member table:name="5,7054" table:display="true" table:show-details="true"/>
                <table:data-pilot-member table:name="5,70566" table:display="true" table:show-details="true"/>
                <table:data-pilot-member table:name="5,70607" table:display="true" table:show-details="true"/>
                <table:data-pilot-member table:name="5,70942" table:display="true" table:show-details="true"/>
                <table:data-pilot-member table:name="5,71009" table:display="true" table:show-details="true"/>
                <table:data-pilot-member table:name="5,71126" table:display="true" table:show-details="true"/>
                <table:data-pilot-member table:name="5,71333" table:display="true" table:show-details="true"/>
                <table:data-pilot-member table:name="5,71585" table:display="true" table:show-details="true"/>
                <table:data-pilot-member table:name="5,71595" table:display="true" table:show-details="true"/>
                <table:data-pilot-member table:name="5,71663" table:display="true" table:show-details="true"/>
                <table:data-pilot-member table:name="5,72426" table:display="true" table:show-details="true"/>
                <table:data-pilot-member table:name="5,7267" table:display="true" table:show-details="true"/>
                <table:data-pilot-member table:name="5,72704" table:display="true" table:show-details="true"/>
                <table:data-pilot-member table:name="5,73231" table:display="true" table:show-details="true"/>
                <table:data-pilot-member table:name="5,73256" table:display="true" table:show-details="true"/>
                <table:data-pilot-member table:name="5,73482" table:display="true" table:show-details="true"/>
                <table:data-pilot-member table:name="5,73488" table:display="true" table:show-details="true"/>
                <table:data-pilot-member table:name="5,73518" table:display="true" table:show-details="true"/>
                <table:data-pilot-member table:name="5,73631" table:display="true" table:show-details="true"/>
                <table:data-pilot-member table:name="5,73775" table:display="true" table:show-details="true"/>
                <table:data-pilot-member table:name="5,73804" table:display="true" table:show-details="true"/>
                <table:data-pilot-member table:name="5,73871" table:display="true" table:show-details="true"/>
                <table:data-pilot-member table:name="5,73872" table:display="true" table:show-details="true"/>
                <table:data-pilot-member table:name="5,73912" table:display="true" table:show-details="true"/>
                <table:data-pilot-member table:name="5,73959" table:display="true" table:show-details="true"/>
                <table:data-pilot-member table:name="5,74657" table:display="true" table:show-details="true"/>
                <table:data-pilot-member table:name="5,74808" table:display="true" table:show-details="true"/>
                <table:data-pilot-member table:name="5,74973" table:display="true" table:show-details="true"/>
                <table:data-pilot-member table:name="5,75856" table:display="true" table:show-details="true"/>
                <table:data-pilot-member table:name="5,76076" table:display="true" table:show-details="true"/>
                <table:data-pilot-member table:name="5,76319" table:display="true" table:show-details="true"/>
                <table:data-pilot-member table:name="5,76703" table:display="true" table:show-details="true"/>
                <table:data-pilot-member table:name="5,76974" table:display="true" table:show-details="true"/>
                <table:data-pilot-member table:name="5,7757" table:display="true" table:show-details="true"/>
                <table:data-pilot-member table:name="5,77747" table:display="true" table:show-details="true"/>
                <table:data-pilot-member table:name="5,77858" table:display="true" table:show-details="true"/>
                <table:data-pilot-member table:name="5,78991" table:display="true" table:show-details="true"/>
                <table:data-pilot-member table:name="5,79825" table:display="true" table:show-details="true"/>
                <table:data-pilot-member table:name="5,79886" table:display="true" table:show-details="true"/>
                <table:data-pilot-member table:name="5,80041" table:display="true" table:show-details="true"/>
                <table:data-pilot-member table:name="5,81273" table:display="true" table:show-details="true"/>
                <table:data-pilot-member table:name="5,81327" table:display="true" table:show-details="true"/>
                <table:data-pilot-member table:name="5,82379" table:display="true" table:show-details="true"/>
                <table:data-pilot-member table:name="5,84346" table:display="true" table:show-details="true"/>
                <table:data-pilot-member table:name="5,86094" table:display="true" table:show-details="true"/>
                <table:data-pilot-member table:name="5,86356" table:display="true" table:show-details="true"/>
                <table:data-pilot-member table:name="5,86377" table:display="true" table:show-details="true"/>
                <table:data-pilot-member table:name="5,86624" table:display="true" table:show-details="true"/>
                <table:data-pilot-member table:name="5,86967" table:display="true" table:show-details="true"/>
                <table:data-pilot-member table:name="5,86972" table:display="true" table:show-details="true"/>
                <table:data-pilot-member table:name="5,87091" table:display="true" table:show-details="true"/>
                <table:data-pilot-member table:name="5,87351" table:display="true" table:show-details="true"/>
                <table:data-pilot-member table:name="5,87828" table:display="true" table:show-details="true"/>
                <table:data-pilot-member table:name="5,88255" table:display="true" table:show-details="true"/>
                <table:data-pilot-member table:name="5,88954" table:display="true" table:show-details="true"/>
                <table:data-pilot-member table:name="5,89776" table:display="true" table:show-details="true"/>
                <table:data-pilot-member table:name="5,89843" table:display="true" table:show-details="true"/>
                <table:data-pilot-member table:name="5,90146" table:display="true" table:show-details="true"/>
                <table:data-pilot-member table:name="5,90148" table:display="true" table:show-details="true"/>
                <table:data-pilot-member table:name="5,90151" table:display="true" table:show-details="true"/>
                <table:data-pilot-member table:name="5,90165" table:display="true" table:show-details="true"/>
                <table:data-pilot-member table:name="5,90494" table:display="true" table:show-details="true"/>
                <table:data-pilot-member table:name="5,90607" table:display="true" table:show-details="true"/>
                <table:data-pilot-member table:name="5,90794" table:display="true" table:show-details="true"/>
                <table:data-pilot-member table:name="5,90955" table:display="true" table:show-details="true"/>
                <table:data-pilot-member table:name="5,91256" table:display="true" table:show-details="true"/>
                <table:data-pilot-member table:name="5,9158" table:display="true" table:show-details="true"/>
                <table:data-pilot-member table:name="5,92013" table:display="true" table:show-details="true"/>
                <table:data-pilot-member table:name="5,92571" table:display="true" table:show-details="true"/>
                <table:data-pilot-member table:name="5,92582" table:display="true" table:show-details="true"/>
                <table:data-pilot-member table:name="5,93043" table:display="true" table:show-details="true"/>
                <table:data-pilot-member table:name="5,93048" table:display="true" table:show-details="true"/>
                <table:data-pilot-member table:name="5,94037" table:display="true" table:show-details="true"/>
                <table:data-pilot-member table:name="5,9415" table:display="true" table:show-details="true"/>
                <table:data-pilot-member table:name="5,94415" table:display="true" table:show-details="true"/>
                <table:data-pilot-member table:name="5,94483" table:display="true" table:show-details="true"/>
                <table:data-pilot-member table:name="5,9453" table:display="true" table:show-details="true"/>
                <table:data-pilot-member table:name="5,94588" table:display="true" table:show-details="true"/>
                <table:data-pilot-member table:name="5,95057" table:display="true" table:show-details="true"/>
                <table:data-pilot-member table:name="5,95729" table:display="true" table:show-details="true"/>
                <table:data-pilot-member table:name="5,95834" table:display="true" table:show-details="true"/>
                <table:data-pilot-member table:name="5,95863" table:display="true" table:show-details="true"/>
                <table:data-pilot-member table:name="5,96887" table:display="true" table:show-details="true"/>
                <table:data-pilot-member table:name="5,97041" table:display="true" table:show-details="true"/>
                <table:data-pilot-member table:name="5,97549" table:display="true" table:show-details="true"/>
                <table:data-pilot-member table:name="5,97605" table:display="true" table:show-details="true"/>
                <table:data-pilot-member table:name="5,98149" table:display="true" table:show-details="true"/>
                <table:data-pilot-member table:name="5,99021" table:display="true" table:show-details="true"/>
                <table:data-pilot-member table:name="5,99488" table:display="true" table:show-details="true"/>
                <table:data-pilot-member table:name="5,99722" table:display="true" table:show-details="true"/>
                <table:data-pilot-member table:name="6,00406" table:display="true" table:show-details="true"/>
                <table:data-pilot-member table:name="6,00677" table:display="true" table:show-details="true"/>
                <table:data-pilot-member table:name="6,00865" table:display="true" table:show-details="true"/>
                <table:data-pilot-member table:name="6,00941" table:display="true" table:show-details="true"/>
                <table:data-pilot-member table:name="6,01181" table:display="true" table:show-details="true"/>
                <table:data-pilot-member table:name="6,02487" table:display="true" table:show-details="true"/>
                <table:data-pilot-member table:name="6,02584" table:display="true" table:show-details="true"/>
                <table:data-pilot-member table:name="6,02887" table:display="true" table:show-details="true"/>
                <table:data-pilot-member table:name="6,03372" table:display="true" table:show-details="true"/>
                <table:data-pilot-member table:name="6,03468" table:display="true" table:show-details="true"/>
                <table:data-pilot-member table:name="6,03819" table:display="true" table:show-details="true"/>
                <table:data-pilot-member table:name="6,04114" table:display="true" table:show-details="true"/>
                <table:data-pilot-member table:name="6,04348" table:display="true" table:show-details="true"/>
                <table:data-pilot-member table:name="6,04592" table:display="true" table:show-details="true"/>
                <table:data-pilot-member table:name="6,05006" table:display="true" table:show-details="true"/>
                <table:data-pilot-member table:name="6,0599" table:display="true" table:show-details="true"/>
                <table:data-pilot-member table:name="6,06279" table:display="true" table:show-details="true"/>
                <table:data-pilot-member table:name="6,07051" table:display="true" table:show-details="true"/>
                <table:data-pilot-member table:name="6,07172" table:display="true" table:show-details="true"/>
                <table:data-pilot-member table:name="6,07597" table:display="true" table:show-details="true"/>
                <table:data-pilot-member table:name="6,08" table:display="true" table:show-details="true"/>
                <table:data-pilot-member table:name="6,08063" table:display="true" table:show-details="true"/>
                <table:data-pilot-member table:name="6,08528" table:display="true" table:show-details="true"/>
                <table:data-pilot-member table:name="6,08707" table:display="true" table:show-details="true"/>
                <table:data-pilot-member table:name="6,09397" table:display="true" table:show-details="true"/>
                <table:data-pilot-member table:name="6,09585" table:display="true" table:show-details="true"/>
                <table:data-pilot-member table:name="6,09637" table:display="true" table:show-details="true"/>
                <table:data-pilot-member table:name="6,10713" table:display="true" table:show-details="true"/>
                <table:data-pilot-member table:name="6,11111" table:display="true" table:show-details="true"/>
                <table:data-pilot-member table:name="6,11153" table:display="true" table:show-details="true"/>
                <table:data-pilot-member table:name="6,11489" table:display="true" table:show-details="true"/>
                <table:data-pilot-member table:name="6,11696" table:display="true" table:show-details="true"/>
                <table:data-pilot-member table:name="6,11816" table:display="true" table:show-details="true"/>
                <table:data-pilot-member table:name="6,1254" table:display="true" table:show-details="true"/>
                <table:data-pilot-member table:name="6,12639" table:display="true" table:show-details="true"/>
                <table:data-pilot-member table:name="6,14075" table:display="true" table:show-details="true"/>
                <table:data-pilot-member table:name="6,14133" table:display="true" table:show-details="true"/>
                <table:data-pilot-member table:name="6,15919" table:display="true" table:show-details="true"/>
                <table:data-pilot-member table:name="6,15932" table:display="true" table:show-details="true"/>
                <table:data-pilot-member table:name="6,15943" table:display="true" table:show-details="true"/>
                <table:data-pilot-member table:name="6,16233" table:display="true" table:show-details="true"/>
                <table:data-pilot-member table:name="6,16694" table:display="true" table:show-details="true"/>
                <table:data-pilot-member table:name="6,16722" table:display="true" table:show-details="true"/>
                <table:data-pilot-member table:name="6,16877" table:display="true" table:show-details="true"/>
                <table:data-pilot-member table:name="6,17022" table:display="true" table:show-details="true"/>
                <table:data-pilot-member table:name="6,17165" table:display="true" table:show-details="true"/>
                <table:data-pilot-member table:name="6,17434" table:display="true" table:show-details="true"/>
                <table:data-pilot-member table:name="6,17708" table:display="true" table:show-details="true"/>
                <table:data-pilot-member table:name="6,1781" table:display="true" table:show-details="true"/>
                <table:data-pilot-member table:name="6,18006" table:display="true" table:show-details="true"/>
                <table:data-pilot-member table:name="6,185" table:display="true" table:show-details="true"/>
                <table:data-pilot-member table:name="6,18992" table:display="true" table:show-details="true"/>
                <table:data-pilot-member table:name="6,1901" table:display="true" table:show-details="true"/>
                <table:data-pilot-member table:name="6,19486" table:display="true" table:show-details="true"/>
                <table:data-pilot-member table:name="6,19585" table:display="true" table:show-details="true"/>
                <table:data-pilot-member table:name="6,19639" table:display="true" table:show-details="true"/>
                <table:data-pilot-member table:name="6,19737" table:display="true" table:show-details="true"/>
                <table:data-pilot-member table:name="6,21104" table:display="true" table:show-details="true"/>
                <table:data-pilot-member table:name="6,21429" table:display="true" table:show-details="true"/>
                <table:data-pilot-member table:name="6,21688" table:display="true" table:show-details="true"/>
                <table:data-pilot-member table:name="6,21889" table:display="true" table:show-details="true"/>
                <table:data-pilot-member table:name="6,22583" table:display="true" table:show-details="true"/>
                <table:data-pilot-member table:name="6,22884" table:display="true" table:show-details="true"/>
                <table:data-pilot-member table:name="6,23347" table:display="true" table:show-details="true"/>
                <table:data-pilot-member table:name="6,23546" table:display="true" table:show-details="true"/>
                <table:data-pilot-member table:name="6,2362" table:display="true" table:show-details="true"/>
                <table:data-pilot-member table:name="6,23654" table:display="true" table:show-details="true"/>
                <table:data-pilot-member table:name="6,23946" table:display="true" table:show-details="true"/>
                <table:data-pilot-member table:name="6,2411" table:display="true" table:show-details="true"/>
                <table:data-pilot-member table:name="6,24926" table:display="true" table:show-details="true"/>
                <table:data-pilot-member table:name="6,271" table:display="true" table:show-details="true"/>
                <table:data-pilot-member table:name="6,27467" table:display="true" table:show-details="true"/>
                <table:data-pilot-member table:name="6,28752" table:display="true" table:show-details="true"/>
                <table:data-pilot-member table:name="6,28829" table:display="true" table:show-details="true"/>
                <table:data-pilot-member table:name="6,28836" table:display="true" table:show-details="true"/>
                <table:data-pilot-member table:name="6,29923" table:display="true" table:show-details="true"/>
                <table:data-pilot-member table:name="6,30352" table:display="true" table:show-details="true"/>
                <table:data-pilot-member table:name="6,31569" table:display="true" table:show-details="true"/>
                <table:data-pilot-member table:name="6,33214" table:display="true" table:show-details="true"/>
                <table:data-pilot-member table:name="6,33284" table:display="true" table:show-details="true"/>
                <table:data-pilot-member table:name="6,3381" table:display="true" table:show-details="true"/>
                <table:data-pilot-member table:name="6,34834" table:display="true" table:show-details="true"/>
                <table:data-pilot-member table:name="6,35542" table:display="true" table:show-details="true"/>
                <table:data-pilot-member table:name="6,35577" table:display="true" table:show-details="true"/>
                <table:data-pilot-member table:name="6,35606" table:display="true" table:show-details="true"/>
                <table:data-pilot-member table:name="6,36183" table:display="true" table:show-details="true"/>
                <table:data-pilot-member table:name="6,37268" table:display="true" table:show-details="true"/>
                <table:data-pilot-member table:name="6,37598" table:display="true" table:show-details="true"/>
                <table:data-pilot-member table:name="6,40924" table:display="true" table:show-details="true"/>
                <table:data-pilot-member table:name="6,42916" table:display="true" table:show-details="true"/>
                <table:data-pilot-member table:name="6,43475" table:display="true" table:show-details="true"/>
                <table:data-pilot-member table:name="6,43827" table:display="true" table:show-details="true"/>
                <table:data-pilot-member table:name="6,44292" table:display="true" table:show-details="true"/>
                <table:data-pilot-member table:name="6,4472" table:display="true" table:show-details="true"/>
                <table:data-pilot-member table:name="6,44963" table:display="true" table:show-details="true"/>
                <table:data-pilot-member table:name="6,45652" table:display="true" table:show-details="true"/>
                <table:data-pilot-member table:name="6,45936" table:display="true" table:show-details="true"/>
                <table:data-pilot-member table:name="6,47488" table:display="true" table:show-details="true"/>
                <table:data-pilot-member table:name="6,47548" table:display="true" table:show-details="true"/>
                <table:data-pilot-member table:name="6,48002" table:display="true" table:show-details="true"/>
                <table:data-pilot-member table:name="6,4846" table:display="true" table:show-details="true"/>
                <table:data-pilot-member table:name="6,49799" table:display="true" table:show-details="true"/>
                <table:data-pilot-member table:name="6,50347" table:display="true" table:show-details="true"/>
                <table:data-pilot-member table:name="6,50602" table:display="true" table:show-details="true"/>
                <table:data-pilot-member table:name="6,50624" table:display="true" table:show-details="true"/>
                <table:data-pilot-member table:name="6,51386" table:display="true" table:show-details="true"/>
                <table:data-pilot-member table:name="6,51562" table:display="true" table:show-details="true"/>
                <table:data-pilot-member table:name="6,52503" table:display="true" table:show-details="true"/>
                <table:data-pilot-member table:name="6,52706" table:display="true" table:show-details="true"/>
                <table:data-pilot-member table:name="6,5274" table:display="true" table:show-details="true"/>
                <table:data-pilot-member table:name="6,53112" table:display="true" table:show-details="true"/>
                <table:data-pilot-member table:name="6,54453" table:display="true" table:show-details="true"/>
                <table:data-pilot-member table:name="6,55686" table:display="true" table:show-details="true"/>
                <table:data-pilot-member table:name="6,56141" table:display="true" table:show-details="true"/>
                <table:data-pilot-member table:name="6,57158" table:display="true" table:show-details="true"/>
                <table:data-pilot-member table:name="6,58404" table:display="true" table:show-details="true"/>
                <table:data-pilot-member table:name="6,62379" table:display="true" table:show-details="true"/>
                <table:data-pilot-member table:name="6,62488" table:display="true" table:show-details="true"/>
                <table:data-pilot-member table:name="6,63383" table:display="true" table:show-details="true"/>
                <table:data-pilot-member table:name="6,63415" table:display="true" table:show-details="true"/>
                <table:data-pilot-member table:name="6,63776" table:display="true" table:show-details="true"/>
                <table:data-pilot-member table:name="6,64023" table:display="true" table:show-details="true"/>
                <table:data-pilot-member table:name="6,64117" table:display="true" table:show-details="true"/>
                <table:data-pilot-member table:name="6,64269" table:display="true" table:show-details="true"/>
                <table:data-pilot-member table:name="6,64566" table:display="true" table:show-details="true"/>
                <table:data-pilot-member table:name="6,64637" table:display="true" table:show-details="true"/>
                <table:data-pilot-member table:name="6,65075" table:display="true" table:show-details="true"/>
                <table:data-pilot-member table:name="6,65372" table:display="true" table:show-details="true"/>
                <table:data-pilot-member table:name="6,65579" table:display="true" table:show-details="true"/>
                <table:data-pilot-member table:name="6,65904" table:display="true" table:show-details="true"/>
                <table:data-pilot-member table:name="6,66079" table:display="true" table:show-details="true"/>
                <table:data-pilot-member table:name="6,66229" table:display="true" table:show-details="true"/>
                <table:data-pilot-member table:name="6,66293" table:display="true" table:show-details="true"/>
                <table:data-pilot-member table:name="6,66547" table:display="true" table:show-details="true"/>
                <table:data-pilot-member table:name="6,66557" table:display="true" table:show-details="true"/>
                <table:data-pilot-member table:name="6,6661" table:display="true" table:show-details="true"/>
                <table:data-pilot-member table:name="6,6686" table:display="true" table:show-details="true"/>
                <table:data-pilot-member table:name="6,66918" table:display="true" table:show-details="true"/>
                <table:data-pilot-member table:name="6,67587" table:display="true" table:show-details="true"/>
                <table:data-pilot-member table:name="6,67735" table:display="true" table:show-details="true"/>
                <table:data-pilot-member table:name="6,6795" table:display="true" table:show-details="true"/>
                <table:data-pilot-member table:name="6,67967" table:display="true" table:show-details="true"/>
                <table:data-pilot-member table:name="6,683" table:display="true" table:show-details="true"/>
                <table:data-pilot-member table:name="6,68517" table:display="true" table:show-details="true"/>
                <table:data-pilot-member table:name="6,68698" table:display="true" table:show-details="true"/>
                <table:data-pilot-member table:name="6,68929" table:display="true" table:show-details="true"/>
                <table:data-pilot-member table:name="6,68983" table:display="true" table:show-details="true"/>
                <table:data-pilot-member table:name="6,69133" table:display="true" table:show-details="true"/>
                <table:data-pilot-member table:name="6,6932" table:display="true" table:show-details="true"/>
                <table:data-pilot-member table:name="6,69395" table:display="true" table:show-details="true"/>
                <table:data-pilot-member table:name="6,69731" table:display="true" table:show-details="true"/>
                <table:data-pilot-member table:name="6,70242" table:display="true" table:show-details="true"/>
                <table:data-pilot-member table:name="6,70304" table:display="true" table:show-details="true"/>
                <table:data-pilot-member table:name="6,70417" table:display="true" table:show-details="true"/>
                <table:data-pilot-member table:name="6,70739" table:display="true" table:show-details="true"/>
                <table:data-pilot-member table:name="6,70793" table:display="true" table:show-details="true"/>
                <table:data-pilot-member table:name="6,70855" table:display="true" table:show-details="true"/>
                <table:data-pilot-member table:name="6,71007" table:display="true" table:show-details="true"/>
                <table:data-pilot-member table:name="6,71459" table:display="true" table:show-details="true"/>
                <table:data-pilot-member table:name="6,71577" table:display="true" table:show-details="true"/>
                <table:data-pilot-member table:name="6,71611" table:display="true" table:show-details="true"/>
                <table:data-pilot-member table:name="6,71759" table:display="true" table:show-details="true"/>
                <table:data-pilot-member table:name="6,71967" table:display="true" table:show-details="true"/>
                <table:data-pilot-member table:name="6,72121" table:display="true" table:show-details="true"/>
                <table:data-pilot-member table:name="6,72473" table:display="true" table:show-details="true"/>
                <table:data-pilot-member table:name="6,73045" table:display="true" table:show-details="true"/>
                <table:data-pilot-member table:name="6,73098" table:display="true" table:show-details="true"/>
                <table:data-pilot-member table:name="6,73109" table:display="true" table:show-details="true"/>
                <table:data-pilot-member table:name="6,73346" table:display="true" table:show-details="true"/>
                <table:data-pilot-member table:name="6,73497" table:display="true" table:show-details="true"/>
                <table:data-pilot-member table:name="6,73577" table:display="true" table:show-details="true"/>
                <table:data-pilot-member table:name="6,74003" table:display="true" table:show-details="true"/>
                <table:data-pilot-member table:name="6,74018" table:display="true" table:show-details="true"/>
                <table:data-pilot-member table:name="6,74205" table:display="true" table:show-details="true"/>
                <table:data-pilot-member table:name="6,75107" table:display="true" table:show-details="true"/>
                <table:data-pilot-member table:name="6,75545" table:display="true" table:show-details="true"/>
                <table:data-pilot-member table:name="6,7576" table:display="true" table:show-details="true"/>
                <table:data-pilot-member table:name="6,76786" table:display="true" table:show-details="true"/>
                <table:data-pilot-member table:name="6,77131" table:display="true" table:show-details="true"/>
                <table:data-pilot-member table:name="6,77187" table:display="true" table:show-details="true"/>
                <table:data-pilot-member table:name="6,77348" table:display="true" table:show-details="true"/>
                <table:data-pilot-member table:name="6,77835" table:display="true" table:show-details="true"/>
                <table:data-pilot-member table:name="6,77877" table:display="true" table:show-details="true"/>
                <table:data-pilot-member table:name="6,78295" table:display="true" table:show-details="true"/>
                <table:data-pilot-member table:name="6,79548" table:display="true" table:show-details="true"/>
                <table:data-pilot-member table:name="6,79807" table:display="true" table:show-details="true"/>
                <table:data-pilot-member table:name="6,79873" table:display="true" table:show-details="true"/>
                <table:data-pilot-member table:name="6,80251" table:display="true" table:show-details="true"/>
                <table:data-pilot-member table:name="6,8026" table:display="true" table:show-details="true"/>
                <table:data-pilot-member table:name="6,81231" table:display="true" table:show-details="true"/>
                <table:data-pilot-member table:name="6,81766" table:display="true" table:show-details="true"/>
                <table:data-pilot-member table:name="6,81999" table:display="true" table:show-details="true"/>
                <table:data-pilot-member table:name="6,82336" table:display="true" table:show-details="true"/>
                <table:data-pilot-member table:name="6,83024" table:display="true" table:show-details="true"/>
                <table:data-pilot-member table:name="6,83671" table:display="true" table:show-details="true"/>
                <table:data-pilot-member table:name="6,85003" table:display="true" table:show-details="true"/>
                <table:data-pilot-member table:name="6,85206" table:display="true" table:show-details="true"/>
                <table:data-pilot-member table:name="6,8542" table:display="true" table:show-details="true"/>
                <table:data-pilot-member table:name="6,86349" table:display="true" table:show-details="true"/>
                <table:data-pilot-member table:name="6,86364" table:display="true" table:show-details="true"/>
                <table:data-pilot-member table:name="6,86443" table:display="true" table:show-details="true"/>
                <table:data-pilot-member table:name="6,86974" table:display="true" table:show-details="true"/>
                <table:data-pilot-member table:name="6,87022" table:display="true" table:show-details="true"/>
                <table:data-pilot-member table:name="6,87199" table:display="true" table:show-details="true"/>
                <table:data-pilot-member table:name="6,87791" table:display="true" table:show-details="true"/>
                <table:data-pilot-member table:name="6,878" table:display="true" table:show-details="true"/>
                <table:data-pilot-member table:name="6,87806" table:display="true" table:show-details="true"/>
                <table:data-pilot-member table:name="6,88353" table:display="true" table:show-details="true"/>
                <table:data-pilot-member table:name="6,88395" table:display="true" table:show-details="true"/>
                <table:data-pilot-member table:name="6,88587" table:display="true" table:show-details="true"/>
                <table:data-pilot-member table:name="6,89256" table:display="true" table:show-details="true"/>
                <table:data-pilot-member table:name="6,89267" table:display="true" table:show-details="true"/>
                <table:data-pilot-member table:name="6,89512" table:display="true" table:show-details="true"/>
                <table:data-pilot-member table:name="6,9035" table:display="true" table:show-details="true"/>
                <table:data-pilot-member table:name="6,9103" table:display="true" table:show-details="true"/>
                <table:data-pilot-member table:name="6,91233" table:display="true" table:show-details="true"/>
                <table:data-pilot-member table:name="6,91277" table:display="true" table:show-details="true"/>
                <table:data-pilot-member table:name="6,91537" table:display="true" table:show-details="true"/>
                <table:data-pilot-member table:name="6,9203" table:display="true" table:show-details="true"/>
                <table:data-pilot-member table:name="6,92084" table:display="true" table:show-details="true"/>
                <table:data-pilot-member table:name="6,92166" table:display="true" table:show-details="true"/>
                <table:data-pilot-member table:name="6,92941" table:display="true" table:show-details="true"/>
                <table:data-pilot-member table:name="6,93281" table:display="true" table:show-details="true"/>
                <table:data-pilot-member table:name="6,93457" table:display="true" table:show-details="true"/>
                <table:data-pilot-member table:name="6,93672" table:display="true" table:show-details="true"/>
                <table:data-pilot-member table:name="6,93825" table:display="true" table:show-details="true"/>
                <table:data-pilot-member table:name="6,94092" table:display="true" table:show-details="true"/>
                <table:data-pilot-member table:name="6,94245" table:display="true" table:show-details="true"/>
                <table:data-pilot-member table:name="6,94692" table:display="true" table:show-details="true"/>
                <table:data-pilot-member table:name="6,95023" table:display="true" table:show-details="true"/>
                <table:data-pilot-member table:name="6,95602" table:display="true" table:show-details="true"/>
                <table:data-pilot-member table:name="6,95619" table:display="true" table:show-details="true"/>
                <table:data-pilot-member table:name="6,96403" table:display="true" table:show-details="true"/>
                <table:data-pilot-member table:name="6,96435" table:display="true" table:show-details="true"/>
                <table:data-pilot-member table:name="6,96942" table:display="true" table:show-details="true"/>
                <table:data-pilot-member table:name="6,97206" table:display="true" table:show-details="true"/>
                <table:data-pilot-member table:name="6,97401" table:display="true" table:show-details="true"/>
                <table:data-pilot-member table:name="6,97965" table:display="true" table:show-details="true"/>
                <table:data-pilot-member table:name="6,98095" table:display="true" table:show-details="true"/>
                <table:data-pilot-member table:name="6,98968" table:display="true" table:show-details="true"/>
                <table:data-pilot-member table:name="6,99071" table:display="true" table:show-details="true"/>
                <table:data-pilot-member table:name="6,99331" table:display="true" table:show-details="true"/>
                <table:data-pilot-member table:name="7,0016" table:display="true" table:show-details="true"/>
                <table:data-pilot-member table:name="7,00662" table:display="true" table:show-details="true"/>
                <table:data-pilot-member table:name="7,00677" table:display="true" table:show-details="true"/>
                <table:data-pilot-member table:name="7,00853" table:display="true" table:show-details="true"/>
                <table:data-pilot-member table:name="7,01162" table:display="true" table:show-details="true"/>
                <table:data-pilot-member table:name="7,01265" table:display="true" table:show-details="true"/>
                <table:data-pilot-member table:name="7,02002" table:display="true" table:show-details="true"/>
                <table:data-pilot-member table:name="7,02804" table:display="true" table:show-details="true"/>
                <table:data-pilot-member table:name="7,03017" table:display="true" table:show-details="true"/>
                <table:data-pilot-member table:name="7,03258" table:display="true" table:show-details="true"/>
                <table:data-pilot-member table:name="7,03405" table:display="true" table:show-details="true"/>
                <table:data-pilot-member table:name="7,04811" table:display="true" table:show-details="true"/>
                <table:data-pilot-member table:name="7,04984" table:display="true" table:show-details="true"/>
                <table:data-pilot-member table:name="7,05085" table:display="true" table:show-details="true"/>
                <table:data-pilot-member table:name="7,05447" table:display="true" table:show-details="true"/>
                <table:data-pilot-member table:name="7,05515" table:display="true" table:show-details="true"/>
                <table:data-pilot-member table:name="7,06703" table:display="true" table:show-details="true"/>
                <table:data-pilot-member table:name="7,07196" table:display="true" table:show-details="true"/>
                <table:data-pilot-member table:name="7,07605" table:display="true" table:show-details="true"/>
                <table:data-pilot-member table:name="7,07816" table:display="true" table:show-details="true"/>
                <table:data-pilot-member table:name="7,07979" table:display="true" table:show-details="true"/>
                <table:data-pilot-member table:name="7,08428" table:display="true" table:show-details="true"/>
                <table:data-pilot-member table:name="7,08433" table:display="true" table:show-details="true"/>
                <table:data-pilot-member table:name="7,08486" table:display="true" table:show-details="true"/>
                <table:data-pilot-member table:name="7,08594" table:display="true" table:show-details="true"/>
                <table:data-pilot-member table:name="7,09141" table:display="true" table:show-details="true"/>
                <table:data-pilot-member table:name="7,0919" table:display="true" table:show-details="true"/>
                <table:data-pilot-member table:name="7,09193" table:display="true" table:show-details="true"/>
                <table:data-pilot-member table:name="7,09734" table:display="true" table:show-details="true"/>
                <table:data-pilot-member table:name="7,1138" table:display="true" table:show-details="true"/>
                <table:data-pilot-member table:name="7,11654" table:display="true" table:show-details="true"/>
                <table:data-pilot-member table:name="7,11959" table:display="true" table:show-details="true"/>
                <table:data-pilot-member table:name="7,12085" table:display="true" table:show-details="true"/>
                <table:data-pilot-member table:name="7,12342" table:display="true" table:show-details="true"/>
                <table:data-pilot-member table:name="7,12582" table:display="true" table:show-details="true"/>
                <table:data-pilot-member table:name="7,1288" table:display="true" table:show-details="true"/>
                <table:data-pilot-member table:name="7,13508" table:display="true" table:show-details="true"/>
                <table:data-pilot-member table:name="7,14432" table:display="true" table:show-details="true"/>
                <table:data-pilot-member table:name="7,14548" table:display="true" table:show-details="true"/>
                <table:data-pilot-member table:name="7,15012" table:display="true" table:show-details="true"/>
                <table:data-pilot-member table:name="7,15022" table:display="true" table:show-details="true"/>
                <table:data-pilot-member table:name="7,16266" table:display="true" table:show-details="true"/>
                <table:data-pilot-member table:name="7,16381" table:display="true" table:show-details="true"/>
                <table:data-pilot-member table:name="7,16762" table:display="true" table:show-details="true"/>
                <table:data-pilot-member table:name="7,17047" table:display="true" table:show-details="true"/>
                <table:data-pilot-member table:name="7,17744" table:display="true" table:show-details="true"/>
                <table:data-pilot-member table:name="7,18843" table:display="true" table:show-details="true"/>
                <table:data-pilot-member table:name="7,18975" table:display="true" table:show-details="true"/>
                <table:data-pilot-member table:name="7,19244" table:display="true" table:show-details="true"/>
                <table:data-pilot-member table:name="7,19391" table:display="true" table:show-details="true"/>
                <table:data-pilot-member table:name="7,20355" table:display="true" table:show-details="true"/>
                <table:data-pilot-member table:name="7,20502" table:display="true" table:show-details="true"/>
                <table:data-pilot-member table:name="7,20675" table:display="true" table:show-details="true"/>
                <table:data-pilot-member table:name="7,20772" table:display="true" table:show-details="true"/>
                <table:data-pilot-member table:name="7,21131" table:display="true" table:show-details="true"/>
                <table:data-pilot-member table:name="7,21927" table:display="true" table:show-details="true"/>
                <table:data-pilot-member table:name="7,22138" table:display="true" table:show-details="true"/>
                <table:data-pilot-member table:name="7,2415" table:display="true" table:show-details="true"/>
                <table:data-pilot-member table:name="7,25033" table:display="true" table:show-details="true"/>
                <table:data-pilot-member table:name="7,26318" table:display="true" table:show-details="true"/>
                <table:data-pilot-member table:name="7,27615" table:display="true" table:show-details="true"/>
                <table:data-pilot-member table:name="7,28842" table:display="true" table:show-details="true"/>
                <table:data-pilot-member table:name="7,2941" table:display="true" table:show-details="true"/>
                <table:data-pilot-member table:name="7,29748" table:display="true" table:show-details="true"/>
                <table:data-pilot-member table:name="7,31432" table:display="true" table:show-details="true"/>
                <table:data-pilot-member table:name="7,32472" table:display="true" table:show-details="true"/>
                <table:data-pilot-member table:name="7,32687" table:display="true" table:show-details="true"/>
                <table:data-pilot-member table:name="7,32763" table:display="true" table:show-details="true"/>
                <table:data-pilot-member table:name="7,33645" table:display="true" table:show-details="true"/>
                <table:data-pilot-member table:name="7,34057" table:display="true" table:show-details="true"/>
                <table:data-pilot-member table:name="7,35121" table:display="true" table:show-details="true"/>
                <table:data-pilot-member table:name="7,35385" table:display="true" table:show-details="true"/>
                <table:data-pilot-member table:name="7,35454" table:display="true" table:show-details="true"/>
                <table:data-pilot-member table:name="7,37289" table:display="true" table:show-details="true"/>
                <table:data-pilot-member table:name="7,37535" table:display="true" table:show-details="true"/>
                <table:data-pilot-member table:name="7,37622" table:display="true" table:show-details="true"/>
                <table:data-pilot-member table:name="7,37856" table:display="true" table:show-details="true"/>
                <table:data-pilot-member table:name="7,37908" table:display="true" table:show-details="true"/>
                <table:data-pilot-member table:name="7,3807" table:display="true" table:show-details="true"/>
                <table:data-pilot-member table:name="7,38239" table:display="true" table:show-details="true"/>
                <table:data-pilot-member table:name="7,38321" table:display="true" table:show-details="true"/>
                <table:data-pilot-member table:name="7,3842" table:display="true" table:show-details="true"/>
                <table:data-pilot-member table:name="7,38543" table:display="true" table:show-details="true"/>
                <table:data-pilot-member table:name="7,39142" table:display="true" table:show-details="true"/>
                <table:data-pilot-member table:name="7,39336" table:display="true" table:show-details="true"/>
                <table:data-pilot-member table:name="7,39548" table:display="true" table:show-details="true"/>
                <table:data-pilot-member table:name="7,39569" table:display="true" table:show-details="true"/>
                <table:data-pilot-member table:name="7,39604" table:display="true" table:show-details="true"/>
                <table:data-pilot-member table:name="7,39836" table:display="true" table:show-details="true"/>
                <table:data-pilot-member table:name="7,39966" table:display="true" table:show-details="true"/>
                <table:data-pilot-member table:name="7,40224" table:display="true" table:show-details="true"/>
                <table:data-pilot-member table:name="7,40375" table:display="true" table:show-details="true"/>
                <table:data-pilot-member table:name="7,40433" table:display="true" table:show-details="true"/>
                <table:data-pilot-member table:name="7,40553" table:display="true" table:show-details="true"/>
                <table:data-pilot-member table:name="7,40622" table:display="true" table:show-details="true"/>
                <table:data-pilot-member table:name="7,40887" table:display="true" table:show-details="true"/>
                <table:data-pilot-member table:name="7,41104" table:display="true" table:show-details="true"/>
                <table:data-pilot-member table:name="7,41209" table:display="true" table:show-details="true"/>
                <table:data-pilot-member table:name="7,41262" table:display="true" table:show-details="true"/>
                <table:data-pilot-member table:name="7,41361" table:display="true" table:show-details="true"/>
                <table:data-pilot-member table:name="7,41398" table:display="true" table:show-details="true"/>
                <table:data-pilot-member table:name="7,41802" table:display="true" table:show-details="true"/>
                <table:data-pilot-member table:name="7,42032" table:display="true" table:show-details="true"/>
                <table:data-pilot-member table:name="7,42678" table:display="true" table:show-details="true"/>
                <table:data-pilot-member table:name="7,44095" table:display="true" table:show-details="true"/>
                <table:data-pilot-member table:name="7,44123" table:display="true" table:show-details="true"/>
                <table:data-pilot-member table:name="7,44315" table:display="true" table:show-details="true"/>
                <table:data-pilot-member table:name="7,44451" table:display="true" table:show-details="true"/>
                <table:data-pilot-member table:name="7,44886" table:display="true" table:show-details="true"/>
                <table:data-pilot-member table:name="7,44945" table:display="true" table:show-details="true"/>
                <table:data-pilot-member table:name="7,45677" table:display="true" table:show-details="true"/>
                <table:data-pilot-member table:name="7,45814" table:display="true" table:show-details="true"/>
                <table:data-pilot-member table:name="7,46224" table:display="true" table:show-details="true"/>
                <table:data-pilot-member table:name="7,46681" table:display="true" table:show-details="true"/>
                <table:data-pilot-member table:name="7,47674" table:display="true" table:show-details="true"/>
                <table:data-pilot-member table:name="7,48409" table:display="true" table:show-details="true"/>
                <table:data-pilot-member table:name="7,493" table:display="true" table:show-details="true"/>
                <table:data-pilot-member table:name="7,49643" table:display="true" table:show-details="true"/>
                <table:data-pilot-member table:name="7,49863" table:display="true" table:show-details="true"/>
                <table:data-pilot-member table:name="7,50076" table:display="true" table:show-details="true"/>
                <table:data-pilot-member table:name="7,50101" table:display="true" table:show-details="true"/>
                <table:data-pilot-member table:name="7,50155" table:display="true" table:show-details="true"/>
                <table:data-pilot-member table:name="7,50326" table:display="true" table:show-details="true"/>
                <table:data-pilot-member table:name="7,50531" table:display="true" table:show-details="true"/>
                <table:data-pilot-member table:name="7,50621" table:display="true" table:show-details="true"/>
                <table:data-pilot-member table:name="7,50629" table:display="true" table:show-details="true"/>
                <table:data-pilot-member table:name="7,50662" table:display="true" table:show-details="true"/>
                <table:data-pilot-member table:name="7,51354" table:display="true" table:show-details="true"/>
                <table:data-pilot-member table:name="7,52366" table:display="true" table:show-details="true"/>
                <table:data-pilot-member table:name="7,52536" table:display="true" table:show-details="true"/>
                <table:data-pilot-member table:name="7,52665" table:display="true" table:show-details="true"/>
                <table:data-pilot-member table:name="7,52977" table:display="true" table:show-details="true"/>
                <table:data-pilot-member table:name="7,5334" table:display="true" table:show-details="true"/>
                <table:data-pilot-member table:name="7,53361" table:display="true" table:show-details="true"/>
                <table:data-pilot-member table:name="7,53428" table:display="true" table:show-details="true"/>
                <table:data-pilot-member table:name="7,53541" table:display="true" table:show-details="true"/>
                <table:data-pilot-member table:name="7,5366" table:display="true" table:show-details="true"/>
                <table:data-pilot-member table:name="7,53802" table:display="true" table:show-details="true"/>
                <table:data-pilot-member table:name="7,5391" table:display="true" table:show-details="true"/>
                <table:data-pilot-member table:name="7,54124" table:display="true" table:show-details="true"/>
                <table:data-pilot-member table:name="7,54208" table:display="true" table:show-details="true"/>
                <table:data-pilot-member table:name="7,54227" table:display="true" table:show-details="true"/>
                <table:data-pilot-member table:name="7,54247" table:display="true" table:show-details="true"/>
                <table:data-pilot-member table:name="7,54279" table:display="true" table:show-details="true"/>
                <table:data-pilot-member table:name="7,5442" table:display="true" table:show-details="true"/>
                <table:data-pilot-member table:name="7,54614" table:display="true" table:show-details="true"/>
                <table:data-pilot-member table:name="7,54907" table:display="true" table:show-details="true"/>
                <table:data-pilot-member table:name="7,55276" table:display="true" table:show-details="true"/>
                <table:data-pilot-member table:name="7,55326" table:display="true" table:show-details="true"/>
                <table:data-pilot-member table:name="7,55347" table:display="true" table:show-details="true"/>
                <table:data-pilot-member table:name="7,55762" table:display="true" table:show-details="true"/>
                <table:data-pilot-member table:name="7,55802" table:display="true" table:show-details="true"/>
                <table:data-pilot-member table:name="7,56157" table:display="true" table:show-details="true"/>
                <table:data-pilot-member table:name="7,56679" table:display="true" table:show-details="true"/>
                <table:data-pilot-member table:name="7,5692" table:display="true" table:show-details="true"/>
                <table:data-pilot-member table:name="7,5713" table:display="true" table:show-details="true"/>
                <table:data-pilot-member table:name="7,5746" table:display="true" table:show-details="true"/>
                <table:data-pilot-member table:name="7,57474" table:display="true" table:show-details="true"/>
                <table:data-pilot-member table:name="7,57763" table:display="true" table:show-details="true"/>
                <table:data-pilot-member table:name="7,58139" table:display="true" table:show-details="true"/>
                <table:data-pilot-member table:name="7,58192" table:display="true" table:show-details="true"/>
                <table:data-pilot-member table:name="7,58329" table:display="true" table:show-details="true"/>
                <table:data-pilot-member table:name="7,58367" table:display="true" table:show-details="true"/>
                <table:data-pilot-member table:name="7,58394" table:display="true" table:show-details="true"/>
                <table:data-pilot-member table:name="7,58588" table:display="true" table:show-details="true"/>
                <table:data-pilot-member table:name="7,58617" table:display="true" table:show-details="true"/>
                <table:data-pilot-member table:name="7,58847" table:display="true" table:show-details="true"/>
                <table:data-pilot-member table:name="7,59019" table:display="true" table:show-details="true"/>
                <table:data-pilot-member table:name="7,59342" table:display="true" table:show-details="true"/>
                <table:data-pilot-member table:name="7,59463" table:display="true" table:show-details="true"/>
                <table:data-pilot-member table:name="7,59468" table:display="true" table:show-details="true"/>
                <table:data-pilot-member table:name="7,59479" table:display="true" table:show-details="true"/>
                <table:data-pilot-member table:name="7,59664" table:display="true" table:show-details="true"/>
                <table:data-pilot-member table:name="7,59844" table:display="true" table:show-details="true"/>
                <table:data-pilot-member table:name="7,59871" table:display="true" table:show-details="true"/>
                <table:data-pilot-member table:name="7,6017" table:display="true" table:show-details="true"/>
                <table:data-pilot-member table:name="7,60552" table:display="true" table:show-details="true"/>
                <table:data-pilot-member table:name="7,60603" table:display="true" table:show-details="true"/>
                <table:data-pilot-member table:name="7,60738" table:display="true" table:show-details="true"/>
                <table:data-pilot-member table:name="7,60742" table:display="true" table:show-details="true"/>
                <table:data-pilot-member table:name="7,60988" table:display="true" table:show-details="true"/>
                <table:data-pilot-member table:name="7,61264" table:display="true" table:show-details="true"/>
                <table:data-pilot-member table:name="7,6166" table:display="true" table:show-details="true"/>
                <table:data-pilot-member table:name="7,61743" table:display="true" table:show-details="true"/>
                <table:data-pilot-member table:name="7,62112" table:display="true" table:show-details="true"/>
                <table:data-pilot-member table:name="7,62373" table:display="true" table:show-details="true"/>
                <table:data-pilot-member table:name="7,62653" table:display="true" table:show-details="true"/>
                <table:data-pilot-member table:name="7,62867" table:display="true" table:show-details="true"/>
                <table:data-pilot-member table:name="7,62918" table:display="true" table:show-details="true"/>
                <table:data-pilot-member table:name="7,63042" table:display="true" table:show-details="true"/>
                <table:data-pilot-member table:name="7,63104" table:display="true" table:show-details="true"/>
                <table:data-pilot-member table:name="7,63644" table:display="true" table:show-details="true"/>
                <table:data-pilot-member table:name="7,63654" table:display="true" table:show-details="true"/>
                <table:data-pilot-member table:name="7,63727" table:display="true" table:show-details="true"/>
                <table:data-pilot-member table:name="7,63745" table:display="true" table:show-details="true"/>
                <table:data-pilot-member table:name="7,64951" table:display="true" table:show-details="true"/>
                <table:data-pilot-member table:name="7,6505" table:display="true" table:show-details="true"/>
                <table:data-pilot-member table:name="7,6508" table:display="true" table:show-details="true"/>
                <table:data-pilot-member table:name="7,65091" table:display="true" table:show-details="true"/>
                <table:data-pilot-member table:name="7,65384" table:display="true" table:show-details="true"/>
                <table:data-pilot-member table:name="7,65499" table:display="true" table:show-details="true"/>
                <table:data-pilot-member table:name="7,65655" table:display="true" table:show-details="true"/>
                <table:data-pilot-member table:name="7,65679" table:display="true" table:show-details="true"/>
                <table:data-pilot-member table:name="7,66286" table:display="true" table:show-details="true"/>
                <table:data-pilot-member table:name="7,66445" table:display="true" table:show-details="true"/>
                <table:data-pilot-member table:name="7,66492" table:display="true" table:show-details="true"/>
                <table:data-pilot-member table:name="7,66519" table:display="true" table:show-details="true"/>
                <table:data-pilot-member table:name="7,67176" table:display="true" table:show-details="true"/>
                <table:data-pilot-member table:name="7,6719" table:display="true" table:show-details="true"/>
                <table:data-pilot-member table:name="7,68021" table:display="true" table:show-details="true"/>
                <table:data-pilot-member table:name="7,683" table:display="true" table:show-details="true"/>
                <table:data-pilot-member table:name="7,68806" table:display="true" table:show-details="true"/>
                <table:data-pilot-member table:name="7,69031" table:display="true" table:show-details="true"/>
                <table:data-pilot-member table:name="7,69937" table:display="true" table:show-details="true"/>
                <table:data-pilot-member table:name="7,70495" table:display="true" table:show-details="true"/>
                <table:data-pilot-member table:name="7,70534" table:display="true" table:show-details="true"/>
                <table:data-pilot-member table:name="7,70745" table:display="true" table:show-details="true"/>
                <table:data-pilot-member table:name="7,71005" table:display="true" table:show-details="true"/>
                <table:data-pilot-member table:name="7,71054" table:display="true" table:show-details="true"/>
                <table:data-pilot-member table:name="7,71135" table:display="true" table:show-details="true"/>
                <table:data-pilot-member table:name="7,72498" table:display="true" table:show-details="true"/>
                <table:data-pilot-member table:name="7,73032" table:display="true" table:show-details="true"/>
                <table:data-pilot-member table:name="7,73118" table:display="true" table:show-details="true"/>
                <table:data-pilot-member table:name="7,74067" table:display="true" table:show-details="true"/>
                <table:data-pilot-member table:name="7,74213" table:display="true" table:show-details="true"/>
                <table:data-pilot-member table:name="7,74793" table:display="true" table:show-details="true"/>
                <table:data-pilot-member table:name="7,74917" table:display="true" table:show-details="true"/>
                <table:data-pilot-member table:name="7,75409" table:display="true" table:show-details="true"/>
                <table:data-pilot-member table:name="7,75878" table:display="true" table:show-details="true"/>
                <table:data-pilot-member table:name="7,76116" table:display="true" table:show-details="true"/>
                <table:data-pilot-member table:name="7,76354" table:display="true" table:show-details="true"/>
                <table:data-pilot-member table:name="7,77435" table:display="true" table:show-details="true"/>
                <table:data-pilot-member table:name="7,78424" table:display="true" table:show-details="true"/>
                <table:data-pilot-member table:name="7,79122" table:display="true" table:show-details="true"/>
                <table:data-pilot-member table:name="7,80353" table:display="true" table:show-details="true"/>
                <table:data-pilot-member table:name="7,81051" table:display="true" table:show-details="true"/>
                <table:data-pilot-member table:name="7,81084" table:display="true" table:show-details="true"/>
                <table:data-pilot-member table:name="7,81321" table:display="true" table:show-details="true"/>
                <table:data-pilot-member table:name="7,82902" table:display="true" table:show-details="true"/>
                <table:data-pilot-member table:name="7,83359" table:display="true" table:show-details="true"/>
                <table:data-pilot-member table:name="7,83421" table:display="true" table:show-details="true"/>
                <table:data-pilot-member table:name="7,83827" table:display="true" table:show-details="true"/>
                <table:data-pilot-member table:name="7,855" table:display="true" table:show-details="true"/>
                <table:data-pilot-member table:name="7,8704" table:display="true" table:show-details="true"/>
                <table:data-pilot-member table:name="7,87053" table:display="true" table:show-details="true"/>
                <table:data-pilot-member table:name="7,90241" table:display="true" table:show-details="true"/>
                <table:data-pilot-member table:name="7,92572" table:display="true" table:show-details="true"/>
                <table:data-pilot-member table:name="7,93366" table:display="true" table:show-details="true"/>
                <table:data-pilot-member table:name="7,94806" table:display="true" table:show-details="true"/>
                <table:data-pilot-member table:name="7,94811" table:display="true" table:show-details="true"/>
                <table:data-pilot-member table:name="7,969" table:display="true" table:show-details="true"/>
                <table:data-pilot-member table:name="7,98565" table:display="true" table:show-details="true"/>
                <table:data-pilot-member table:name="7,9917" table:display="true" table:show-details="true"/>
                <table:data-pilot-member table:name="7,9935" table:display="true" table:show-details="true"/>
                <table:data-pilot-member table:name="8,03415" table:display="true" table:show-details="true"/>
                <table:data-pilot-member table:name="8,1297" table:display="true" table:show-details="true"/>
                <table:data-pilot-member table:name="8,13979" table:display="true" table:show-details="true"/>
                <table:data-pilot-member table:name="8,16276" table:display="true" table:show-details="true"/>
                <table:data-pilot-member table:name="8,33725" table:display="true" table:show-details="true"/>
                <table:data-pilot-member table:name="8,56756" table:display="true" table:show-details="true"/>
                <table:data-pilot-member table:name="8,6511" table:display="true" table:show-details="true"/>
                <table:data-pilot-member table:name="9,79011" table:display="true" table:show-details="true"/>
                <table:data-pilot-member table:name="9,80392" table:display="true" table:show-details="true"/>
                <table:data-pilot-member table:name="9,80934" table:display="true" table:show-details="true"/>
                <table:data-pilot-member table:name="9,80997" table:display="true" table:show-details="true"/>
                <table:data-pilot-member table:name="9,81895" table:display="true" table:show-details="true"/>
                <table:data-pilot-member table:name="9,82077" table:display="true" table:show-details="true"/>
                <table:data-pilot-member table:name="9,8269" table:display="true" table:show-details="true"/>
                <table:data-pilot-member table:name="9,82988" table:display="true" table:show-details="true"/>
                <table:data-pilot-member table:name="9,83641" table:display="true" table:show-details="true"/>
                <table:data-pilot-member table:name="9,83915" table:display="true" table:show-details="true"/>
                <table:data-pilot-member table:name="9,85374" table:display="true" table:show-details="true"/>
                <table:data-pilot-member table:name="9,85456" table:display="true" table:show-details="true"/>
                <table:data-pilot-member table:name="9,85537" table:display="true" table:show-details="true"/>
                <table:data-pilot-member table:name="9,87626" table:display="true" table:show-details="true"/>
                <table:data-pilot-member table:name="9,88717" table:display="true" table:show-details="true"/>
                <table:data-pilot-member table:name="9,89183" table:display="true" table:show-details="true"/>
                <table:data-pilot-member table:name="9,89566" table:display="true" table:show-details="true"/>
                <table:data-pilot-member table:name="9,90463" table:display="true" table:show-details="true"/>
                <table:data-pilot-member table:name="9,90483" table:display="true" table:show-details="true"/>
                <table:data-pilot-member table:name="9,91744" table:display="true" table:show-details="true"/>
                <table:data-pilot-member table:name="9,91774" table:display="true" table:show-details="true"/>
                <table:data-pilot-member table:name="9,92321" table:display="true" table:show-details="true"/>
                <table:data-pilot-member table:name="9,94098" table:display="true" table:show-details="true"/>
                <table:data-pilot-member table:name="9,94422" table:display="true" table:show-details="true"/>
                <table:data-pilot-member table:name="9,94932" table:display="true" table:show-details="true"/>
                <table:data-pilot-member table:name="9,95413" table:display="true" table:show-details="true"/>
                <table:data-pilot-member table:name="9,96087" table:display="true" table:show-details="true"/>
                <table:data-pilot-member table:name="9,97236" table:display="true" table:show-details="true"/>
                <table:data-pilot-member table:name="9,97351" table:display="true" table:show-details="true"/>
                <table:data-pilot-member table:name="9,97526" table:display="true" table:show-details="true"/>
                <table:data-pilot-member table:name="9,97837" table:display="true" table:show-details="true"/>
                <table:data-pilot-member table:name="9,9785" table:display="true" table:show-details="true"/>
                <table:data-pilot-member table:name="9,98386" table:display="true" table:show-details="true"/>
                <table:data-pilot-member table:name="9,98944" table:display="true" table:show-details="true"/>
                <table:data-pilot-member table:name="9,99204" table:display="true" table:show-details="true"/>
                <table:data-pilot-member table:name="9,99444" table:display="true" table:show-details="true"/>
                <table:data-pilot-member table:name="10,0166" table:display="true" table:show-details="true"/>
                <table:data-pilot-member table:name="10,019" table:display="true" table:show-details="true"/>
                <table:data-pilot-member table:name="10,0215" table:display="true" table:show-details="true"/>
                <table:data-pilot-member table:name="10,0241" table:display="true" table:show-details="true"/>
                <table:data-pilot-member table:name="10,0258" table:display="true" table:show-details="true"/>
                <table:data-pilot-member table:name="10,0297" table:display="true" table:show-details="true"/>
                <table:data-pilot-member table:name="10,0303" table:display="true" table:show-details="true"/>
                <table:data-pilot-member table:name="10,0342" table:display="true" table:show-details="true"/>
                <table:data-pilot-member table:name="10,0423" table:display="true" table:show-details="true"/>
                <table:data-pilot-member table:name="10,0453" table:display="true" table:show-details="true"/>
                <table:data-pilot-member table:name="10,0475" table:display="true" table:show-details="true"/>
                <table:data-pilot-member table:name="10,0513" table:display="true" table:show-details="true"/>
                <table:data-pilot-member table:name="10,0515" table:display="true" table:show-details="true"/>
                <table:data-pilot-member table:name="10,056" table:display="true" table:show-details="true"/>
                <table:data-pilot-member table:name="10,0671" table:display="true" table:show-details="true"/>
                <table:data-pilot-member table:name="10,0689" table:display="true" table:show-details="true"/>
                <table:data-pilot-member table:name="10,0691" table:display="true" table:show-details="true"/>
                <table:data-pilot-member table:name="10,0696" table:display="true" table:show-details="true"/>
                <table:data-pilot-member table:name="10,072" table:display="true" table:show-details="true"/>
                <table:data-pilot-member table:name="10,0731" table:display="true" table:show-details="true"/>
                <table:data-pilot-member table:name="10,0793" table:display="true" table:show-details="true"/>
                <table:data-pilot-member table:name="10,0853" table:display="true" table:show-details="true"/>
                <table:data-pilot-member table:name="10,0858" table:display="true" table:show-details="true"/>
                <table:data-pilot-member table:name="10,0949" table:display="true" table:show-details="true"/>
                <table:data-pilot-member table:name="10,0971" table:display="true" table:show-details="true"/>
                <table:data-pilot-member table:name="10,1074" table:display="true" table:show-details="true"/>
                <table:data-pilot-member table:name="10,1094" table:display="true" table:show-details="true"/>
                <table:data-pilot-member table:name="10,1157" table:display="true" table:show-details="true"/>
                <table:data-pilot-member table:name="10,1235" table:display="true" table:show-details="true"/>
                <table:data-pilot-member table:name="10,1346" table:display="true" table:show-details="true"/>
                <table:data-pilot-member table:name="10,1367" table:display="true" table:show-details="true"/>
                <table:data-pilot-member table:name="10,1486" table:display="true" table:show-details="true"/>
                <table:data-pilot-member table:name="10,1496" table:display="true" table:show-details="true"/>
                <table:data-pilot-member table:name="10,1514" table:display="true" table:show-details="true"/>
                <table:data-pilot-member table:name="10,1537" table:display="true" table:show-details="true"/>
                <table:data-pilot-member table:name="10,1592" table:display="true" table:show-details="true"/>
                <table:data-pilot-member table:name="10,1612" table:display="true" table:show-details="true"/>
                <table:data-pilot-member table:name="10,1665" table:display="true" table:show-details="true"/>
                <table:data-pilot-member table:name="10,1684" table:display="true" table:show-details="true"/>
                <table:data-pilot-member table:name="10,1686" table:display="true" table:show-details="true"/>
                <table:data-pilot-member table:name="10,1745" table:display="true" table:show-details="true"/>
                <table:data-pilot-member table:name="10,1897" table:display="true" table:show-details="true"/>
                <table:data-pilot-member table:name="10,2019" table:display="true" table:show-details="true"/>
                <table:data-pilot-member table:name="10,2038" table:display="true" table:show-details="true"/>
                <table:data-pilot-member table:name="10,2265" table:display="true" table:show-details="true"/>
                <table:data-pilot-member table:name="10,2433" table:display="true" table:show-details="true"/>
                <table:data-pilot-member table:name="10,2437" table:display="true" table:show-details="true"/>
                <table:data-pilot-member table:name="10,256" table:display="true" table:show-details="true"/>
                <table:data-pilot-member table:name="10,2613" table:display="true" table:show-details="true"/>
                <table:data-pilot-member table:name="10,3034" table:display="true" table:show-details="true"/>
                <table:data-pilot-member table:name="10,3097" table:display="true" table:show-details="true"/>
                <table:data-pilot-member table:name="10,3463" table:display="true" table:show-details="true"/>
                <table:data-pilot-member table:name="10,3605" table:display="true" table:show-details="true"/>
                <table:data-pilot-member table:name="10,3943" table:display="true" table:show-details="true"/>
                <table:data-pilot-member table:name="10,4309" table:display="true" table:show-details="true"/>
                <table:data-pilot-member table:name="10,4413" table:display="true" table:show-details="true"/>
                <table:data-pilot-member table:name="10,4645" table:display="true" table:show-details="true"/>
                <table:data-pilot-member table:name="10,4799" table:display="true" table:show-details="true"/>
                <table:data-pilot-member table:name="10,5212" table:display="true" table:show-details="true"/>
                <table:data-pilot-member table:name="10,5305" table:display="true" table:show-details="true"/>
                <table:data-pilot-member table:name="11,0386" table:display="true" table:show-details="true"/>
                <table:data-pilot-member table:name="11,0914" table:display="true" table:show-details="true"/>
                <table:data-pilot-member table:name="11,2188" table:display="true" table:show-details="true"/>
                <table:data-pilot-member table:name="13,1862" table:display="true" table:show-details="true"/>
                <table:data-pilot-member table:name="19,1336" table:display="true" table:show-details="true"/>
                <table:data-pilot-member table:name="19,1403" table:display="true" table:show-details="true"/>
                <table:data-pilot-member table:name="19,1467" table:display="true" table:show-details="true"/>
                <table:data-pilot-member table:name="19,1729" table:display="true" table:show-details="true"/>
                <table:data-pilot-member table:name="19,2247" table:display="true" table:show-details="true"/>
                <table:data-pilot-member table:name="19,262" table:display="true" table:show-details="true"/>
                <table:data-pilot-member table:name="19,2638" table:display="true" table:show-details="true"/>
                <table:data-pilot-member table:name="19,3017" table:display="true" table:show-details="true"/>
                <table:data-pilot-member table:name="19,3031" table:display="true" table:show-details="true"/>
                <table:data-pilot-member table:name="19,3128" table:display="true" table:show-details="true"/>
                <table:data-pilot-member table:name="19,3153" table:display="true" table:show-details="true"/>
                <table:data-pilot-member table:name="19,319" table:display="true" table:show-details="true"/>
                <table:data-pilot-member table:name="19,3393" table:display="true" table:show-details="true"/>
                <table:data-pilot-member table:name="19,3482" table:display="true" table:show-details="true"/>
                <table:data-pilot-member table:name="19,3506" table:display="true" table:show-details="true"/>
                <table:data-pilot-member table:name="19,3634" table:display="true" table:show-details="true"/>
                <table:data-pilot-member table:name="19,364" table:display="true" table:show-details="true"/>
                <table:data-pilot-member table:name="19,3788" table:display="true" table:show-details="true"/>
                <table:data-pilot-member table:name="19,406" table:display="true" table:show-details="true"/>
                <table:data-pilot-member table:name="19,4535" table:display="true" table:show-details="true"/>
                <table:data-pilot-member table:name="19,4758" table:display="true" table:show-details="true"/>
                <table:data-pilot-member table:name="19,4779" table:display="true" table:show-details="true"/>
                <table:data-pilot-member table:name="19,4938" table:display="true" table:show-details="true"/>
                <table:data-pilot-member table:name="19,5312" table:display="true" table:show-details="true"/>
                <table:data-pilot-member table:name="19,5444" table:display="true" table:show-details="true"/>
                <table:data-pilot-member table:name="19,6544" table:display="true" table:show-details="true"/>
                <table:data-pilot-member table:name="19,6582" table:display="true" table:show-details="true"/>
                <table:data-pilot-member table:name="19,6665" table:display="true" table:show-details="true"/>
                <table:data-pilot-member table:name="19,6666" table:display="true" table:show-details="true"/>
                <table:data-pilot-member table:name="19,6796" table:display="true" table:show-details="true"/>
                <table:data-pilot-member table:name="19,6814" table:display="true" table:show-details="true"/>
                <table:data-pilot-member table:name="19,6882" table:display="true" table:show-details="true"/>
                <table:data-pilot-member table:name="19,6922" table:display="true" table:show-details="true"/>
                <table:data-pilot-member table:name="19,6969" table:display="true" table:show-details="true"/>
                <table:data-pilot-member table:name="19,6976" table:display="true" table:show-details="true"/>
                <table:data-pilot-member table:name="19,7019" table:display="true" table:show-details="true"/>
                <table:data-pilot-member table:name="19,7195" table:display="true" table:show-details="true"/>
                <table:data-pilot-member table:name="19,7247" table:display="true" table:show-details="true"/>
                <table:data-pilot-member table:name="19,7391" table:display="true" table:show-details="true"/>
                <table:data-pilot-member table:name="19,7499" table:display="true" table:show-details="true"/>
                <table:data-pilot-member table:name="19,7531" table:display="true" table:show-details="true"/>
                <table:data-pilot-member table:name="19,7533" table:display="true" table:show-details="true"/>
                <table:data-pilot-member table:name="19,7634" table:display="true" table:show-details="true"/>
                <table:data-pilot-member table:name="19,7676" table:display="true" table:show-details="true"/>
                <table:data-pilot-member table:name="19,7774" table:display="true" table:show-details="true"/>
                <table:data-pilot-member table:name="19,7811" table:display="true" table:show-details="true"/>
                <table:data-pilot-member table:name="19,7865" table:display="true" table:show-details="true"/>
                <table:data-pilot-member table:name="19,7893" table:display="true" table:show-details="true"/>
                <table:data-pilot-member table:name="19,7927" table:display="true" table:show-details="true"/>
                <table:data-pilot-member table:name="19,7976" table:display="true" table:show-details="true"/>
                <table:data-pilot-member table:name="19,8012" table:display="true" table:show-details="true"/>
                <table:data-pilot-member table:name="19,802" table:display="true" table:show-details="true"/>
                <table:data-pilot-member table:name="19,8369" table:display="true" table:show-details="true"/>
                <table:data-pilot-member table:name="19,8433" table:display="true" table:show-details="true"/>
                <table:data-pilot-member table:name="19,8489" table:display="true" table:show-details="true"/>
                <table:data-pilot-member table:name="19,8505" table:display="true" table:show-details="true"/>
                <table:data-pilot-member table:name="19,8567" table:display="true" table:show-details="true"/>
                <table:data-pilot-member table:name="19,8587" table:display="true" table:show-details="true"/>
                <table:data-pilot-member table:name="19,8613" table:display="true" table:show-details="true"/>
                <table:data-pilot-member table:name="19,8623" table:display="true" table:show-details="true"/>
                <table:data-pilot-member table:name="19,8702" table:display="true" table:show-details="true"/>
                <table:data-pilot-member table:name="19,8769" table:display="true" table:show-details="true"/>
                <table:data-pilot-member table:name="19,8817" table:display="true" table:show-details="true"/>
                <table:data-pilot-member table:name="19,883" table:display="true" table:show-details="true"/>
                <table:data-pilot-member table:name="19,8844" table:display="true" table:show-details="true"/>
                <table:data-pilot-member table:name="19,8879" table:display="true" table:show-details="true"/>
                <table:data-pilot-member table:name="19,8889" table:display="true" table:show-details="true"/>
                <table:data-pilot-member table:name="19,8917" table:display="true" table:show-details="true"/>
                <table:data-pilot-member table:name="19,8943" table:display="true" table:show-details="true"/>
                <table:data-pilot-member table:name="19,9085" table:display="true" table:show-details="true"/>
                <table:data-pilot-member table:name="19,9129" table:display="true" table:show-details="true"/>
                <table:data-pilot-member table:name="19,9181" table:display="true" table:show-details="true"/>
                <table:data-pilot-member table:name="19,9186" table:display="true" table:show-details="true"/>
                <table:data-pilot-member table:name="19,9194" table:display="true" table:show-details="true"/>
                <table:data-pilot-member table:name="19,9268" table:display="true" table:show-details="true"/>
                <table:data-pilot-member table:name="19,9311" table:display="true" table:show-details="true"/>
                <table:data-pilot-member table:name="19,9437" table:display="true" table:show-details="true"/>
                <table:data-pilot-member table:name="19,9505" table:display="true" table:show-details="true"/>
                <table:data-pilot-member table:name="19,9506" table:display="true" table:show-details="true"/>
                <table:data-pilot-member table:name="19,9581" table:display="true" table:show-details="true"/>
                <table:data-pilot-member table:name="19,9652" table:display="true" table:show-details="true"/>
                <table:data-pilot-member table:name="19,9789" table:display="true" table:show-details="true"/>
                <table:data-pilot-member table:name="20,0027" table:display="true" table:show-details="true"/>
                <table:data-pilot-member table:name="20,0137" table:display="true" table:show-details="true"/>
                <table:data-pilot-member table:name="20,0638" table:display="true" table:show-details="true"/>
                <table:data-pilot-member table:name="20,0911" table:display="true" table:show-details="true"/>
                <table:data-pilot-member table:name="20,0986" table:display="true" table:show-details="true"/>
                <table:data-pilot-member table:name="20,0991" table:display="true" table:show-details="true"/>
                <table:data-pilot-member table:name="20,1028" table:display="true" table:show-details="true"/>
                <table:data-pilot-member table:name="20,1087" table:display="true" table:show-details="true"/>
                <table:data-pilot-member table:name="20,2676" table:display="true" table:show-details="true"/>
                <table:data-pilot-member table:name="20,6443" table:display="true" table:show-details="true"/>
                <table:data-pilot-member table:name="20,9346" table:display="true" table:show-details="true"/>
                <table:data-pilot-member table:name="21,0068" table:display="true" table:show-details="true"/>
                <table:data-pilot-member table:name="21,0477" table:display="true" table:show-details="true"/>
                <table:data-pilot-member table:name="21,6792" table:display="true" table:show-details="true"/>
                <table:data-pilot-member table:name="22,1965" table:display="true" table:show-details="true"/>
                <table:data-pilot-member table:name="22,5176" table:display="true" table:show-details="true"/>
                <table:data-pilot-member table:name="23,4966" table:display="true" table:show-details="true"/>
                <table:data-pilot-member table:name="23,5318" table:display="true" table:show-details="true"/>
                <table:data-pilot-member table:name="23,5333" table:display="true" table:show-details="true"/>
                <table:data-pilot-member table:name="23,6373" table:display="true" table:show-details="true"/>
                <table:data-pilot-member table:name="23,6548" table:display="true" table:show-details="true"/>
                <table:data-pilot-member table:name="23,6577" table:display="true" table:show-details="true"/>
                <table:data-pilot-member table:name="23,6588" table:display="true" table:show-details="true"/>
                <table:data-pilot-member table:name="23,7068" table:display="true" table:show-details="true"/>
                <table:data-pilot-member table:name="23,7269" table:display="true" table:show-details="true"/>
                <table:data-pilot-member table:name="23,7314" table:display="true" table:show-details="true"/>
                <table:data-pilot-member table:name="23,7384" table:display="true" table:show-details="true"/>
                <table:data-pilot-member table:name="23,7479" table:display="true" table:show-details="true"/>
                <table:data-pilot-member table:name="23,7517" table:display="true" table:show-details="true"/>
                <table:data-pilot-member table:name="23,7538" table:display="true" table:show-details="true"/>
                <table:data-pilot-member table:name="23,7937" table:display="true" table:show-details="true"/>
                <table:data-pilot-member table:name="23,7984" table:display="true" table:show-details="true"/>
                <table:data-pilot-member table:name="23,8092" table:display="true" table:show-details="true"/>
                <table:data-pilot-member table:name="23,8095" table:display="true" table:show-details="true"/>
                <table:data-pilot-member table:name="23,8243" table:display="true" table:show-details="true"/>
                <table:data-pilot-member table:name="23,8555" table:display="true" table:show-details="true"/>
                <table:data-pilot-member table:name="23,8944" table:display="true" table:show-details="true"/>
                <table:data-pilot-member table:name="23,8988" table:display="true" table:show-details="true"/>
                <table:data-pilot-member table:name="23,9151" table:display="true" table:show-details="true"/>
                <table:data-pilot-member table:name="23,9421" table:display="true" table:show-details="true"/>
                <table:data-pilot-member table:name="23,9998" table:display="true" table:show-details="true"/>
                <table:data-pilot-member table:name="24,0387" table:display="true" table:show-details="true"/>
                <table:data-pilot-member table:name="24,0444" table:display="true" table:show-details="true"/>
                <table:data-pilot-member table:name="24,0546" table:display="true" table:show-details="true"/>
                <table:data-pilot-member table:name="24,1533" table:display="true" table:show-details="true"/>
                <table:data-pilot-member table:name="24,181" table:display="true" table:show-details="true"/>
                <table:data-pilot-member table:name="24,1957" table:display="true" table:show-details="true"/>
                <table:data-pilot-member table:name="24,196" table:display="true" table:show-details="true"/>
                <table:data-pilot-member table:name="24,2039" table:display="true" table:show-details="true"/>
                <table:data-pilot-member table:name="24,2098" table:display="true" table:show-details="true"/>
                <table:data-pilot-member table:name="24,2119" table:display="true" table:show-details="true"/>
                <table:data-pilot-member table:name="24,2331" table:display="true" table:show-details="true"/>
                <table:data-pilot-member table:name="24,2352" table:display="true" table:show-details="true"/>
                <table:data-pilot-member table:name="24,2366" table:display="true" table:show-details="true"/>
                <table:data-pilot-member table:name="24,2705" table:display="true" table:show-details="true"/>
                <table:data-pilot-member table:name="24,2728" table:display="true" table:show-details="true"/>
                <table:data-pilot-member table:name="24,2792" table:display="true" table:show-details="true"/>
                <table:data-pilot-member table:name="24,2864" table:display="true" table:show-details="true"/>
                <table:data-pilot-member table:name="24,2869" table:display="true" table:show-details="true"/>
                <table:data-pilot-member table:name="24,2872" table:display="true" table:show-details="true"/>
                <table:data-pilot-member table:name="24,2949" table:display="true" table:show-details="true"/>
                <table:data-pilot-member table:name="24,3179" table:display="true" table:show-details="true"/>
                <table:data-pilot-member table:name="24,3221" table:display="true" table:show-details="true"/>
                <table:data-pilot-member table:name="24,3311" table:display="true" table:show-details="true"/>
                <table:data-pilot-member table:name="24,332" table:display="true" table:show-details="true"/>
                <table:data-pilot-member table:name="24,349" table:display="true" table:show-details="true"/>
                <table:data-pilot-member table:name="24,3546" table:display="true" table:show-details="true"/>
                <table:data-pilot-member table:name="24,3556" table:display="true" table:show-details="true"/>
                <table:data-pilot-member table:name="24,3614" table:display="true" table:show-details="true"/>
                <table:data-pilot-member table:name="24,3635" table:display="true" table:show-details="true"/>
                <table:data-pilot-member table:name="24,3656" table:display="true" table:show-details="true"/>
                <table:data-pilot-member table:name="24,3698" table:display="true" table:show-details="true"/>
                <table:data-pilot-member table:name="24,3715" table:display="true" table:show-details="true"/>
                <table:data-pilot-member table:name="24,3968" table:display="true" table:show-details="true"/>
                <table:data-pilot-member table:name="24,3984" table:display="true" table:show-details="true"/>
                <table:data-pilot-member table:name="24,4092" table:display="true" table:show-details="true"/>
                <table:data-pilot-member table:name="24,4153" table:display="true" table:show-details="true"/>
                <table:data-pilot-member table:name="24,4199" table:display="true" table:show-details="true"/>
                <table:data-pilot-member table:name="24,4265" table:display="true" table:show-details="true"/>
                <table:data-pilot-member table:name="24,4332" table:display="true" table:show-details="true"/>
                <table:data-pilot-member table:name="24,4408" table:display="true" table:show-details="true"/>
                <table:data-pilot-member table:name="24,4411" table:display="true" table:show-details="true"/>
                <table:data-pilot-member table:name="24,447" table:display="true" table:show-details="true"/>
                <table:data-pilot-member table:name="24,4542" table:display="true" table:show-details="true"/>
                <table:data-pilot-member table:name="24,4602" table:display="true" table:show-details="true"/>
                <table:data-pilot-member table:name="24,4723" table:display="true" table:show-details="true"/>
                <table:data-pilot-member table:name="24,4858" table:display="true" table:show-details="true"/>
                <table:data-pilot-member table:name="24,4943" table:display="true" table:show-details="true"/>
                <table:data-pilot-member table:name="24,5035" table:display="true" table:show-details="true"/>
                <table:data-pilot-member table:name="24,5046" table:display="true" table:show-details="true"/>
                <table:data-pilot-member table:name="24,5157" table:display="true" table:show-details="true"/>
                <table:data-pilot-member table:name="24,5279" table:display="true" table:show-details="true"/>
                <table:data-pilot-member table:name="24,5291" table:display="true" table:show-details="true"/>
                <table:data-pilot-member table:name="24,5339" table:display="true" table:show-details="true"/>
                <table:data-pilot-member table:name="24,5341" table:display="true" table:show-details="true"/>
                <table:data-pilot-member table:name="24,5508" table:display="true" table:show-details="true"/>
                <table:data-pilot-member table:name="24,5603" table:display="true" table:show-details="true"/>
                <table:data-pilot-member table:name="24,571" table:display="true" table:show-details="true"/>
                <table:data-pilot-member table:name="24,5748" table:display="true" table:show-details="true"/>
                <table:data-pilot-member table:name="24,5826" table:display="true" table:show-details="true"/>
                <table:data-pilot-member table:name="24,5854" table:display="true" table:show-details="true"/>
                <table:data-pilot-member table:name="24,6467" table:display="true" table:show-details="true"/>
                <table:data-pilot-member table:name="24,6818" table:display="true" table:show-details="true"/>
                <table:data-pilot-member table:name="24,6863" table:display="true" table:show-details="true"/>
                <table:data-pilot-member table:name="24,7126" table:display="true" table:show-details="true"/>
                <table:data-pilot-member table:name="24,8514" table:display="true" table:show-details="true"/>
                <table:data-pilot-member table:name="24,9367" table:display="true" table:show-details="true"/>
                <table:data-pilot-member table:name="24,937" table:display="true" table:show-details="true"/>
                <table:data-pilot-member table:name="24,9441" table:display="true" table:show-details="true"/>
                <table:data-pilot-member table:name="24,9762" table:display="true" table:show-details="true"/>
                <table:data-pilot-member table:name="24,9808" table:display="true" table:show-details="true"/>
                <table:data-pilot-member table:name="25,0419" table:display="true" table:show-details="true"/>
                <table:data-pilot-member table:name="26,7375" table:display="true" table:show-details="true"/>
                <table:data-pilot-member table:name="27,602" table:display="true" table:show-details="true"/>
                <table:data-pilot-member table:name="27,603" table:display="true" table:show-details="true"/>
                <table:data-pilot-member table:name="28,2602" table:display="true" table:show-details="true"/>
                <table:data-pilot-member table:name="28,2802" table:display="true" table:show-details="true"/>
                <table:data-pilot-member table:name="28,2934" table:display="true" table:show-details="true"/>
                <table:data-pilot-member table:name="28,2979" table:display="true" table:show-details="true"/>
                <table:data-pilot-member table:name="28,3132" table:display="true" table:show-details="true"/>
                <table:data-pilot-member table:name="28,3159" table:display="true" table:show-details="true"/>
                <table:data-pilot-member table:name="28,3421" table:display="true" table:show-details="true"/>
                <table:data-pilot-member table:name="28,3536" table:display="true" table:show-details="true"/>
                <table:data-pilot-member table:name="28,3564" table:display="true" table:show-details="true"/>
                <table:data-pilot-member table:name="28,3631" table:display="true" table:show-details="true"/>
                <table:data-pilot-member table:name="28,3705" table:display="true" table:show-details="true"/>
                <table:data-pilot-member table:name="28,3741" table:display="true" table:show-details="true"/>
                <table:data-pilot-member table:name="28,3901" table:display="true" table:show-details="true"/>
                <table:data-pilot-member table:name="28,393" table:display="true" table:show-details="true"/>
                <table:data-pilot-member table:name="28,3968" table:display="true" table:show-details="true"/>
                <table:data-pilot-member table:name="28,4094" table:display="true" table:show-details="true"/>
                <table:data-pilot-member table:name="28,4168" table:display="true" table:show-details="true"/>
                <table:data-pilot-member table:name="28,4435" table:display="true" table:show-details="true"/>
                <table:data-pilot-member table:name="28,4509" table:display="true" table:show-details="true"/>
                <table:data-pilot-member table:name="28,4553" table:display="true" table:show-details="true"/>
                <table:data-pilot-member table:name="28,4562" table:display="true" table:show-details="true"/>
                <table:data-pilot-member table:name="28,4586" table:display="true" table:show-details="true"/>
                <table:data-pilot-member table:name="28,4721" table:display="true" table:show-details="true"/>
                <table:data-pilot-member table:name="28,4732" table:display="true" table:show-details="true"/>
                <table:data-pilot-member table:name="28,4809" table:display="true" table:show-details="true"/>
                <table:data-pilot-member table:name="28,4893" table:display="true" table:show-details="true"/>
                <table:data-pilot-member table:name="28,493" table:display="true" table:show-details="true"/>
                <table:data-pilot-member table:name="28,499" table:display="true" table:show-details="true"/>
                <table:data-pilot-member table:name="28,505" table:display="true" table:show-details="true"/>
                <table:data-pilot-member table:name="28,5161" table:display="true" table:show-details="true"/>
                <table:data-pilot-member table:name="28,5211" table:display="true" table:show-details="true"/>
                <table:data-pilot-member table:name="28,5292" table:display="true" table:show-details="true"/>
                <table:data-pilot-member table:name="28,5309" table:display="true" table:show-details="true"/>
                <table:data-pilot-member table:name="28,5353" table:display="true" table:show-details="true"/>
                <table:data-pilot-member table:name="28,538" table:display="true" table:show-details="true"/>
                <table:data-pilot-member table:name="28,5619" table:display="true" table:show-details="true"/>
                <table:data-pilot-member table:name="28,5633" table:display="true" table:show-details="true"/>
                <table:data-pilot-member table:name="28,5706" table:display="true" table:show-details="true"/>
                <table:data-pilot-member table:name="28,571" table:display="true" table:show-details="true"/>
                <table:data-pilot-member table:name="28,5715" table:display="true" table:show-details="true"/>
                <table:data-pilot-member table:name="28,5765" table:display="true" table:show-details="true"/>
                <table:data-pilot-member table:name="28,5775" table:display="true" table:show-details="true"/>
                <table:data-pilot-member table:name="28,6016" table:display="true" table:show-details="true"/>
                <table:data-pilot-member table:name="28,6125" table:display="true" table:show-details="true"/>
                <table:data-pilot-member table:name="28,619" table:display="true" table:show-details="true"/>
                <table:data-pilot-member table:name="28,6896" table:display="true" table:show-details="true"/>
                <table:data-pilot-member table:name="28,6904" table:display="true" table:show-details="true"/>
                <table:data-pilot-member table:name="28,6941" table:display="true" table:show-details="true"/>
                <table:data-pilot-member table:name="28,7177" table:display="true" table:show-details="true"/>
                <table:data-pilot-member table:name="28,7338" table:display="true" table:show-details="true"/>
                <table:data-pilot-member table:name="28,7433" table:display="true" table:show-details="true"/>
                <table:data-pilot-member table:name="28,7461" table:display="true" table:show-details="true"/>
                <table:data-pilot-member table:name="28,7485" table:display="true" table:show-details="true"/>
                <table:data-pilot-member table:name="28,8613" table:display="true" table:show-details="true"/>
                <table:data-pilot-member table:name="28,8714" table:display="true" table:show-details="true"/>
                <table:data-pilot-member table:name="28,8997" table:display="true" table:show-details="true"/>
                <table:data-pilot-member table:name="28,9122" table:display="true" table:show-details="true"/>
                <table:data-pilot-member table:name="28,9256" table:display="true" table:show-details="true"/>
                <table:data-pilot-member table:name="28,9952" table:display="true" table:show-details="true"/>
                <table:data-pilot-member table:name="29,0225" table:display="true" table:show-details="true"/>
                <table:data-pilot-member table:name="29,0338" table:display="true" table:show-details="true"/>
                <table:data-pilot-member table:name="29,0379" table:display="true" table:show-details="true"/>
                <table:data-pilot-member table:name="29,0536" table:display="true" table:show-details="true"/>
                <table:data-pilot-member table:name="29,0936" table:display="true" table:show-details="true"/>
                <table:data-pilot-member table:name="29,1132" table:display="true" table:show-details="true"/>
                <table:data-pilot-member table:name="29,1211" table:display="true" table:show-details="true"/>
                <table:data-pilot-member table:name="29,1333" table:display="true" table:show-details="true"/>
                <table:data-pilot-member table:name="29,1351" table:display="true" table:show-details="true"/>
                <table:data-pilot-member table:name="29,1412" table:display="true" table:show-details="true"/>
                <table:data-pilot-member table:name="29,1506" table:display="true" table:show-details="true"/>
                <table:data-pilot-member table:name="29,1558" table:display="true" table:show-details="true"/>
                <table:data-pilot-member table:name="29,1593" table:display="true" table:show-details="true"/>
                <table:data-pilot-member table:name="29,1762" table:display="true" table:show-details="true"/>
                <table:data-pilot-member table:name="29,1997" table:display="true" table:show-details="true"/>
                <table:data-pilot-member table:name="29,2001" table:display="true" table:show-details="true"/>
                <table:data-pilot-member table:name="29,2007" table:display="true" table:show-details="true"/>
                <table:data-pilot-member table:name="29,211" table:display="true" table:show-details="true"/>
                <table:data-pilot-member table:name="29,2138" table:display="true" table:show-details="true"/>
                <table:data-pilot-member table:name="29,2173" table:display="true" table:show-details="true"/>
                <table:data-pilot-member table:name="29,2333" table:display="true" table:show-details="true"/>
                <table:data-pilot-member table:name="29,2507" table:display="true" table:show-details="true"/>
                <table:data-pilot-member table:name="29,2597" table:display="true" table:show-details="true"/>
                <table:data-pilot-member table:name="29,2711" table:display="true" table:show-details="true"/>
                <table:data-pilot-member table:name="29,2744" table:display="true" table:show-details="true"/>
                <table:data-pilot-member table:name="29,2816" table:display="true" table:show-details="true"/>
                <table:data-pilot-member table:name="29,3156" table:display="true" table:show-details="true"/>
                <table:data-pilot-member table:name="29,3282" table:display="true" table:show-details="true"/>
                <table:data-pilot-member table:name="29,3904" table:display="true" table:show-details="true"/>
                <table:data-pilot-member table:name="29,4522" table:display="true" table:show-details="true"/>
                <table:data-pilot-member table:name="29,4734" table:display="true" table:show-details="true"/>
                <table:data-pilot-member table:name="29,5539" table:display="true" table:show-details="true"/>
                <table:data-pilot-member table:name="29,7137" table:display="true" table:show-details="true"/>
                <table:data-pilot-member table:name="29,7346" table:display="true" table:show-details="true"/>
                <table:data-pilot-member table:name="29,7374" table:display="true" table:show-details="true"/>
                <table:data-pilot-member table:name="29,7625" table:display="true" table:show-details="true"/>
                <table:data-pilot-member table:name="30,6695" table:display="true" table:show-details="true"/>
                <table:data-pilot-member table:name="30,7381" table:display="true" table:show-details="true"/>
                <table:data-pilot-member table:name="30,8078" table:display="true" table:show-details="true"/>
                <table:data-pilot-member table:name="32,6435" table:display="true" table:show-details="true"/>
                <table:data-pilot-member table:name="32,8916" table:display="true" table:show-details="true"/>
                <table:data-pilot-member table:name="33,0396" table:display="true" table:show-details="true"/>
                <table:data-pilot-member table:name="33,0824" table:display="true" table:show-details="true"/>
                <table:data-pilot-member table:name="33,0871" table:display="true" table:show-details="true"/>
                <table:data-pilot-member table:name="33,1499" table:display="true" table:show-details="true"/>
                <table:data-pilot-member table:name="33,1765" table:display="true" table:show-details="true"/>
                <table:data-pilot-member table:name="33,1778" table:display="true" table:show-details="true"/>
                <table:data-pilot-member table:name="33,2019" table:display="true" table:show-details="true"/>
                <table:data-pilot-member table:name="33,2072" table:display="true" table:show-details="true"/>
                <table:data-pilot-member table:name="33,2724" table:display="true" table:show-details="true"/>
                <table:data-pilot-member table:name="33,2803" table:display="true" table:show-details="true"/>
                <table:data-pilot-member table:name="33,3229" table:display="true" table:show-details="true"/>
                <table:data-pilot-member table:name="33,3246" table:display="true" table:show-details="true"/>
                <table:data-pilot-member table:name="33,3442" table:display="true" table:show-details="true"/>
                <table:data-pilot-member table:name="33,3471" table:display="true" table:show-details="true"/>
                <table:data-pilot-member table:name="33,3521" table:display="true" table:show-details="true"/>
                <table:data-pilot-member table:name="33,3985" table:display="true" table:show-details="true"/>
                <table:data-pilot-member table:name="33,4718" table:display="true" table:show-details="true"/>
                <table:data-pilot-member table:name="33,5327" table:display="true" table:show-details="true"/>
                <table:data-pilot-member table:name="33,5592" table:display="true" table:show-details="true"/>
                <table:data-pilot-member table:name="33,631" table:display="true" table:show-details="true"/>
                <table:data-pilot-member table:name="33,6915" table:display="true" table:show-details="true"/>
                <table:data-pilot-member table:name="33,7103" table:display="true" table:show-details="true"/>
                <table:data-pilot-member table:name="33,7224" table:display="true" table:show-details="true"/>
                <table:data-pilot-member table:name="33,7649" table:display="true" table:show-details="true"/>
                <table:data-pilot-member table:name="33,7982" table:display="true" table:show-details="true"/>
                <table:data-pilot-member table:name="33,8083" table:display="true" table:show-details="true"/>
                <table:data-pilot-member table:name="33,8164" table:display="true" table:show-details="true"/>
                <table:data-pilot-member table:name="33,8189" table:display="true" table:show-details="true"/>
                <table:data-pilot-member table:name="33,8215" table:display="true" table:show-details="true"/>
                <table:data-pilot-member table:name="33,8293" table:display="true" table:show-details="true"/>
                <table:data-pilot-member table:name="33,8375" table:display="true" table:show-details="true"/>
                <table:data-pilot-member table:name="33,8414" table:display="true" table:show-details="true"/>
                <table:data-pilot-member table:name="33,8447" table:display="true" table:show-details="true"/>
                <table:data-pilot-member table:name="33,846" table:display="true" table:show-details="true"/>
                <table:data-pilot-member table:name="33,8463" table:display="true" table:show-details="true"/>
                <table:data-pilot-member table:name="33,8523" table:display="true" table:show-details="true"/>
                <table:data-pilot-member table:name="33,8562" table:display="true" table:show-details="true"/>
                <table:data-pilot-member table:name="33,8696" table:display="true" table:show-details="true"/>
                <table:data-pilot-member table:name="33,8697" table:display="true" table:show-details="true"/>
                <table:data-pilot-member table:name="33,8737" table:display="true" table:show-details="true"/>
                <table:data-pilot-member table:name="33,8983" table:display="true" table:show-details="true"/>
                <table:data-pilot-member table:name="33,9057" table:display="true" table:show-details="true"/>
                <table:data-pilot-member table:name="33,9076" table:display="true" table:show-details="true"/>
                <table:data-pilot-member table:name="33,9134" table:display="true" table:show-details="true"/>
                <table:data-pilot-member table:name="33,9229" table:display="true" table:show-details="true"/>
                <table:data-pilot-member table:name="33,9242" table:display="true" table:show-details="true"/>
                <table:data-pilot-member table:name="33,9274" table:display="true" table:show-details="true"/>
                <table:data-pilot-member table:name="33,9281" table:display="true" table:show-details="true"/>
                <table:data-pilot-member table:name="33,947" table:display="true" table:show-details="true"/>
                <table:data-pilot-member table:name="33,9479" table:display="true" table:show-details="true"/>
                <table:data-pilot-member table:name="33,9497" table:display="true" table:show-details="true"/>
                <table:data-pilot-member table:name="33,9642" table:display="true" table:show-details="true"/>
                <table:data-pilot-member table:name="33,9659" table:display="true" table:show-details="true"/>
                <table:data-pilot-member table:name="33,966" table:display="true" table:show-details="true"/>
                <table:data-pilot-member table:name="33,9679" table:display="true" table:show-details="true"/>
                <table:data-pilot-member table:name="33,9761" table:display="true" table:show-details="true"/>
                <table:data-pilot-member table:name="33,995" table:display="true" table:show-details="true"/>
                <table:data-pilot-member table:name="34,0146" table:display="true" table:show-details="true"/>
                <table:data-pilot-member table:name="34,0151" table:display="true" table:show-details="true"/>
                <table:data-pilot-member table:name="34,0196" table:display="true" table:show-details="true"/>
                <table:data-pilot-member table:name="34,054" table:display="true" table:show-details="true"/>
                <table:data-pilot-member table:name="34,0584" table:display="true" table:show-details="true"/>
                <table:data-pilot-member table:name="34,0586" table:display="true" table:show-details="true"/>
                <table:data-pilot-member table:name="34,0672" table:display="true" table:show-details="true"/>
                <table:data-pilot-member table:name="34,0736" table:display="true" table:show-details="true"/>
                <table:data-pilot-member table:name="34,0888" table:display="true" table:show-details="true"/>
                <table:data-pilot-member table:name="34,1032" table:display="true" table:show-details="true"/>
                <table:data-pilot-member table:name="34,1075" table:display="true" table:show-details="true"/>
                <table:data-pilot-member table:name="34,1394" table:display="true" table:show-details="true"/>
                <table:data-pilot-member table:name="34,1765" table:display="true" table:show-details="true"/>
                <table:data-pilot-member table:name="34,1918" table:display="true" table:show-details="true"/>
                <table:data-pilot-member table:name="34,2042" table:display="true" table:show-details="true"/>
                <table:data-pilot-member table:name="34,2057" table:display="true" table:show-details="true"/>
                <table:data-pilot-member table:name="34,2072" table:display="true" table:show-details="true"/>
                <table:data-pilot-member table:name="34,2309" table:display="true" table:show-details="true"/>
                <table:data-pilot-member table:name="34,2391" table:display="true" table:show-details="true"/>
                <table:data-pilot-member table:name="34,2448" table:display="true" table:show-details="true"/>
                <table:data-pilot-member table:name="34,2526" table:display="true" table:show-details="true"/>
                <table:data-pilot-member table:name="34,2598" table:display="true" table:show-details="true"/>
                <table:data-pilot-member table:name="34,2871" table:display="true" table:show-details="true"/>
                <table:data-pilot-member table:name="34,2887" table:display="true" table:show-details="true"/>
                <table:data-pilot-member table:name="34,2974" table:display="true" table:show-details="true"/>
                <table:data-pilot-member table:name="34,301" table:display="true" table:show-details="true"/>
                <table:data-pilot-member table:name="34,3055" table:display="true" table:show-details="true"/>
                <table:data-pilot-member table:name="34,3342" table:display="true" table:show-details="true"/>
                <table:data-pilot-member table:name="34,3762" table:display="true" table:show-details="true"/>
                <table:data-pilot-member table:name="34,4243" table:display="true" table:show-details="true"/>
                <table:data-pilot-member table:name="34,5154" table:display="true" table:show-details="true"/>
                <table:data-pilot-member table:name="34,715" table:display="true" table:show-details="true"/>
                <table:data-pilot-member table:name="34,7347" table:display="true" table:show-details="true"/>
                <table:data-pilot-member table:name="34,8939" table:display="true" table:show-details="true"/>
                <table:data-pilot-member table:name="34,9147" table:display="true" table:show-details="true"/>
                <table:data-pilot-member table:name="34,9936" table:display="true" table:show-details="true"/>
                <table:data-pilot-member table:name="35,2036" table:display="true" table:show-details="true"/>
                <table:data-pilot-member table:name="35,482" table:display="true" table:show-details="true"/>
                <table:data-pilot-member table:name="35,928" table:display="true" table:show-details="true"/>
                <table:data-pilot-member table:name="35,9828" table:display="true" table:show-details="true"/>
                <table:data-pilot-member table:name="36,1318" table:display="true" table:show-details="true"/>
                <table:data-pilot-member table:name="37,5497" table:display="true" table:show-details="true"/>
                <table:data-pilot-member table:name="37,5822" table:display="true" table:show-details="true"/>
                <table:data-pilot-member table:name="37,5871" table:display="true" table:show-details="true"/>
                <table:data-pilot-member table:name="37,6069" table:display="true" table:show-details="true"/>
                <table:data-pilot-member table:name="37,6618" table:display="true" table:show-details="true"/>
                <table:data-pilot-member table:name="37,7476" table:display="true" table:show-details="true"/>
                <table:data-pilot-member table:name="37,7502" table:display="true" table:show-details="true"/>
                <table:data-pilot-member table:name="37,7812" table:display="true" table:show-details="true"/>
                <table:data-pilot-member table:name="37,8363" table:display="true" table:show-details="true"/>
                <table:data-pilot-member table:name="37,9051" table:display="true" table:show-details="true"/>
                <table:data-pilot-member table:name="37,9885" table:display="true" table:show-details="true"/>
                <table:data-pilot-member table:name="37,9956" table:display="true" table:show-details="true"/>
                <table:data-pilot-member table:name="38,0041" table:display="true" table:show-details="true"/>
                <table:data-pilot-member table:name="38,0067" table:display="true" table:show-details="true"/>
                <table:data-pilot-member table:name="38,0436" table:display="true" table:show-details="true"/>
                <table:data-pilot-member table:name="38,2296" table:display="true" table:show-details="true"/>
                <table:data-pilot-member table:name="38,2537" table:display="true" table:show-details="true"/>
                <table:data-pilot-member table:name="38,2608" table:display="true" table:show-details="true"/>
                <table:data-pilot-member table:name="38,3033" table:display="true" table:show-details="true"/>
                <table:data-pilot-member table:name="38,3232" table:display="true" table:show-details="true"/>
                <table:data-pilot-member table:name="38,3259" table:display="true" table:show-details="true"/>
                <table:data-pilot-member table:name="38,3333" table:display="true" table:show-details="true"/>
                <table:data-pilot-member table:name="38,3483" table:display="true" table:show-details="true"/>
                <table:data-pilot-member table:name="38,3545" table:display="true" table:show-details="true"/>
                <table:data-pilot-member table:name="38,3548" table:display="true" table:show-details="true"/>
                <table:data-pilot-member table:name="38,3564" table:display="true" table:show-details="true"/>
                <table:data-pilot-member table:name="38,3567" table:display="true" table:show-details="true"/>
                <table:data-pilot-member table:name="38,3671" table:display="true" table:show-details="true"/>
                <table:data-pilot-member table:name="38,3772" table:display="true" table:show-details="true"/>
                <table:data-pilot-member table:name="38,3834" table:display="true" table:show-details="true"/>
                <table:data-pilot-member table:name="38,3853" table:display="true" table:show-details="true"/>
                <table:data-pilot-member table:name="38,3877" table:display="true" table:show-details="true"/>
                <table:data-pilot-member table:name="38,3901" table:display="true" table:show-details="true"/>
                <table:data-pilot-member table:name="38,391" table:display="true" table:show-details="true"/>
                <table:data-pilot-member table:name="38,4004" table:display="true" table:show-details="true"/>
                <table:data-pilot-member table:name="38,4018" table:display="true" table:show-details="true"/>
                <table:data-pilot-member table:name="38,4029" table:display="true" table:show-details="true"/>
                <table:data-pilot-member table:name="38,41" table:display="true" table:show-details="true"/>
                <table:data-pilot-member table:name="38,4137" table:display="true" table:show-details="true"/>
                <table:data-pilot-member table:name="38,4233" table:display="true" table:show-details="true"/>
                <table:data-pilot-member table:name="38,4296" table:display="true" table:show-details="true"/>
                <table:data-pilot-member table:name="38,446" table:display="true" table:show-details="true"/>
                <table:data-pilot-member table:name="38,448" table:display="true" table:show-details="true"/>
                <table:data-pilot-member table:name="38,4508" table:display="true" table:show-details="true"/>
                <table:data-pilot-member table:name="38,451" table:display="true" table:show-details="true"/>
                <table:data-pilot-member table:name="38,454" table:display="true" table:show-details="true"/>
                <table:data-pilot-member table:name="38,465" table:display="true" table:show-details="true"/>
                <table:data-pilot-member table:name="38,476" table:display="true" table:show-details="true"/>
                <table:data-pilot-member table:name="38,4858" table:display="true" table:show-details="true"/>
                <table:data-pilot-member table:name="38,4866" table:display="true" table:show-details="true"/>
                <table:data-pilot-member table:name="38,4917" table:display="true" table:show-details="true"/>
                <table:data-pilot-member table:name="38,4947" table:display="true" table:show-details="true"/>
                <table:data-pilot-member table:name="38,4971" table:display="true" table:show-details="true"/>
                <table:data-pilot-member table:name="38,4979" table:display="true" table:show-details="true"/>
                <table:data-pilot-member table:name="38,5003" table:display="true" table:show-details="true"/>
                <table:data-pilot-member table:name="38,5053" table:display="true" table:show-details="true"/>
                <table:data-pilot-member table:name="38,5269" table:display="true" table:show-details="true"/>
                <table:data-pilot-member table:name="38,5271" table:display="true" table:show-details="true"/>
                <table:data-pilot-member table:name="38,529" table:display="true" table:show-details="true"/>
                <table:data-pilot-member table:name="38,5299" table:display="true" table:show-details="true"/>
                <table:data-pilot-member table:name="38,5312" table:display="true" table:show-details="true"/>
                <table:data-pilot-member table:name="38,5386" table:display="true" table:show-details="true"/>
                <table:data-pilot-member table:name="38,5427" table:display="true" table:show-details="true"/>
                <table:data-pilot-member table:name="38,5428" table:display="true" table:show-details="true"/>
                <table:data-pilot-member table:name="38,5444" table:display="true" table:show-details="true"/>
                <table:data-pilot-member table:name="38,5515" table:display="true" table:show-details="true"/>
                <table:data-pilot-member table:name="38,5552" table:display="true" table:show-details="true"/>
                <table:data-pilot-member table:name="38,5596" table:display="true" table:show-details="true"/>
                <table:data-pilot-member table:name="38,5648" table:display="true" table:show-details="true"/>
                <table:data-pilot-member table:name="38,5688" table:display="true" table:show-details="true"/>
                <table:data-pilot-member table:name="38,5732" table:display="true" table:show-details="true"/>
                <table:data-pilot-member table:name="38,5802" table:display="true" table:show-details="true"/>
                <table:data-pilot-member table:name="38,5813" table:display="true" table:show-details="true"/>
                <table:data-pilot-member table:name="38,5952" table:display="true" table:show-details="true"/>
                <table:data-pilot-member table:name="38,6202" table:display="true" table:show-details="true"/>
                <table:data-pilot-member table:name="38,6226" table:display="true" table:show-details="true"/>
                <table:data-pilot-member table:name="38,6468" table:display="true" table:show-details="true"/>
                <table:data-pilot-member table:name="38,6681" table:display="true" table:show-details="true"/>
                <table:data-pilot-member table:name="38,6777" table:display="true" table:show-details="true"/>
                <table:data-pilot-member table:name="38,6857" table:display="true" table:show-details="true"/>
                <table:data-pilot-member table:name="38,691" table:display="true" table:show-details="true"/>
                <table:data-pilot-member table:name="38,707" table:display="true" table:show-details="true"/>
                <table:data-pilot-member table:name="38,7176" table:display="true" table:show-details="true"/>
                <table:data-pilot-member table:name="38,7664" table:display="true" table:show-details="true"/>
                <table:data-pilot-member table:name="38,776" table:display="true" table:show-details="true"/>
                <table:data-pilot-member table:name="38,8006" table:display="true" table:show-details="true"/>
                <table:data-pilot-member table:name="38,8625" table:display="true" table:show-details="true"/>
                <table:data-pilot-member table:name="39,1309" table:display="true" table:show-details="true"/>
                <table:data-pilot-member table:name="39,2108" table:display="true" table:show-details="true"/>
                <table:data-pilot-member table:name="39,221" table:display="true" table:show-details="true"/>
                <table:data-pilot-member table:name="39,2323" table:display="true" table:show-details="true"/>
                <table:data-pilot-member table:name="39,4311" table:display="true" table:show-details="true"/>
                <table:data-pilot-member table:name="39,4555" table:display="true" table:show-details="true"/>
                <table:data-pilot-member table:name="39,7144" table:display="true" table:show-details="true"/>
                <table:data-pilot-member table:name="39,7901" table:display="true" table:show-details="true"/>
                <table:data-pilot-member table:name="40,1455" table:display="true" table:show-details="true"/>
                <table:data-pilot-member table:name="40,9447" table:display="true" table:show-details="true"/>
                <table:data-pilot-member table:name="41,1367" table:display="true" table:show-details="true"/>
                <table:data-pilot-member table:name="41,4878" table:display="true" table:show-details="true"/>
                <table:data-pilot-member table:name="42,32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41:33.003424033</dc:date>
    <meta:editing-duration>PT1M39S</meta:editing-duration>
    <meta:editing-cycles>1</meta:editing-cycles>
    <meta:document-statistic meta:table-count="3" meta:cell-count="12147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title svg:x="2.879cm" svg:y="0.316cm" chart:style-name="ch2">
          <text:p>Búsqueda de usuario por nombre (no existentes)</text:p>
        </chart:title>
        <chart:legend chart:legend-position="end" svg:x="11.46cm" svg:y="2.29cm" style:legend-expansion="high" chart:style-name="ch3"/>
        <chart:plot-area chart:style-name="ch4" table:cell-range-address="PivotChart" chart:data-source-has-labels="column" svg:x="1.321cm" svg:y="1.301cm" svg:width="9.819cm" svg:height="5.648cm">
          <chart:coordinate-region svg:x="1.953cm" svg:y="1.503cm" svg:width="8.688cm" svg:height="4.793cm"/>
          <chart:axis chart:dimension="x" chart:name="primary-x" chart:style-name="ch5" chartooo:axis-type="auto">
            <chartooo:date-scale/>
            <chart:title svg:x="4.501cm" svg:y="7.129cm" chart:style-name="ch6">
              <text:p>Cantidad de búsquedas</text:p>
            </chart:title>
            <chart:categories table:cell-range-address="PT@categories"/>
          </chart:axis>
          <chart:axis chart:dimension="y" chart:name="primary-y" chart:style-name="ch5">
            <chart:title svg:x="0.451cm" svg:y="5.071cm" chart:style-name="ch7">
              <text:p>Tiempo (ms)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8"/>
          </chart:series>
          <chart:series chart:style-name="ch10" chart:values-cell-range-address="PT@data 1" chart:label-cell-address="PT@label 1" chart:class="chart:line">
            <chart:data-point chart:repeated="8"/>
          </chart:series>
          <chart:series chart:style-name="ch11" chart:values-cell-range-address="PT@data 2" chart:label-cell-address="PT@label 2" chart:class="chart:line">
            <chart:data-point chart:repeated="8"/>
          </chart:series>
          <chart:series chart:style-name="ch12" chart:values-cell-range-address="PT@data 3" chart:label-cell-address="PT@label 3" chart:class="chart:line">
            <chart:data-point chart:repeated="8"/>
          </chart:series>
          <chart:series chart:style-name="ch13" chart:values-cell-range-address="PT@data 4" chart:label-cell-address="PT@label 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01656">
                <text:p>0.00001656</text:p>
                <draw:g>
                  <svg:desc>PT@data 0</svg:desc>
                </draw:g>
              </table:table-cell>
              <table:table-cell office:value-type="float" office:value="0.86625578">
                <text:p>0.86625578</text:p>
                <draw:g>
                  <svg:desc>PT@data 1</svg:desc>
                </draw:g>
              </table:table-cell>
              <table:table-cell office:value-type="float" office:value="2.5009813">
                <text:p>2.5009813</text:p>
                <draw:g>
                  <svg:desc>PT@data 2</svg:desc>
                </draw:g>
              </table:table-cell>
              <table:table-cell office:value-type="float" office:value="0.9125567">
                <text:p>0.9125567</text:p>
                <draw:g>
                  <svg:desc>PT@data 3</svg:desc>
                </draw:g>
              </table:table-cell>
              <table:table-cell office:value-type="float" office:value="0.0101964">
                <text:p>0.0101964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0158">
                <text:p>0.0000158</text:p>
              </table:table-cell>
              <table:table-cell office:value-type="float" office:value="1.7980549">
                <text:p>1.7980549</text:p>
              </table:table-cell>
              <table:table-cell office:value-type="float" office:value="5.4259407">
                <text:p>5.4259407</text:p>
              </table:table-cell>
              <table:table-cell office:value-type="float" office:value="1.868715">
                <text:p>1.868715</text:p>
              </table:table-cell>
              <table:table-cell office:value-type="float" office:value="0.02881538">
                <text:p>0.02881538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01958">
                <text:p>0.00001958</text:p>
              </table:table-cell>
              <table:table-cell office:value-type="float" office:value="2.778875">
                <text:p>2.778875</text:p>
              </table:table-cell>
              <table:table-cell office:value-type="float" office:value="10.1308514">
                <text:p>10.1308514</text:p>
              </table:table-cell>
              <table:table-cell office:value-type="float" office:value="2.889335">
                <text:p>2.889335</text:p>
              </table:table-cell>
              <table:table-cell office:value-type="float" office:value="0.06324135">
                <text:p>0.0632413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01693">
                <text:p>0.00001693</text:p>
              </table:table-cell>
              <table:table-cell office:value-type="float" office:value="4.3567912">
                <text:p>4.3567912</text:p>
              </table:table-cell>
              <table:table-cell office:value-type="float" office:value="19.837817">
                <text:p>19.837817</text:p>
              </table:table-cell>
              <table:table-cell office:value-type="float" office:value="4.599456">
                <text:p>4.599456</text:p>
              </table:table-cell>
              <table:table-cell office:value-type="float" office:value="0.12373526">
                <text:p>0.12373526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01662">
                <text:p>0.00001662</text:p>
              </table:table-cell>
              <table:table-cell office:value-type="float" office:value="5.1531205">
                <text:p>5.1531205</text:p>
              </table:table-cell>
              <table:table-cell office:value-type="float" office:value="24.355281">
                <text:p>24.355281</text:p>
              </table:table-cell>
              <table:table-cell office:value-type="float" office:value="5.4199071">
                <text:p>5.4199071</text:p>
              </table:table-cell>
              <table:table-cell office:value-type="float" office:value="0.15361734">
                <text:p>0.15361734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01649">
                <text:p>0.00001649</text:p>
              </table:table-cell>
              <table:table-cell office:value-type="float" office:value="5.8962412">
                <text:p>5.8962412</text:p>
              </table:table-cell>
              <table:table-cell office:value-type="float" office:value="28.916251">
                <text:p>28.916251</text:p>
              </table:table-cell>
              <table:table-cell office:value-type="float" office:value="6.1512499">
                <text:p>6.1512499</text:p>
              </table:table-cell>
              <table:table-cell office:value-type="float" office:value="0.18474839">
                <text:p>0.18474839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001687">
                <text:p>0.00001687</text:p>
              </table:table-cell>
              <table:table-cell office:value-type="float" office:value="6.7511834">
                <text:p>6.7511834</text:p>
              </table:table-cell>
              <table:table-cell office:value-type="float" office:value="34.036769">
                <text:p>34.036769</text:p>
              </table:table-cell>
              <table:table-cell office:value-type="float" office:value="6.9869186">
                <text:p>6.9869186</text:p>
              </table:table-cell>
              <table:table-cell office:value-type="float" office:value="0.22050953">
                <text:p>0.22050953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001575">
                <text:p>0.00001575</text:p>
              </table:table-cell>
              <table:table-cell office:value-type="float" office:value="7.5036164">
                <text:p>7.5036164</text:p>
              </table:table-cell>
              <table:table-cell office:value-type="float" office:value="38.600419">
                <text:p>38.600419</text:p>
              </table:table-cell>
              <table:table-cell office:value-type="float" office:value="7.6752692">
                <text:p>7.6752692</text:p>
              </table:table-cell>
              <table:table-cell office:value-type="float" office:value="0.2504329">
                <text:p>0.25043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